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 style:font-family-generic="swiss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228in"/>
    </style:style>
    <style:style style:name="co2" style:family="table-column">
      <style:table-column-properties fo:break-before="auto" style:column-width="0.7453in"/>
    </style:style>
    <style:style style:name="co3" style:family="table-column">
      <style:table-column-properties fo:break-before="auto" style:column-width="1.3244in"/>
    </style:style>
    <style:style style:name="co4" style:family="table-column">
      <style:table-column-properties fo:break-before="auto" style:column-width="0.820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169"/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2" table:number-columns-repeated="10" table:default-cell-style-name="Default"/>
        <table:table-column table:style-name="co4" table:default-cell-style-name="Default"/>
        <table:table-column table:style-name="co2" table:number-columns-repeated="1010" table:default-cell-style-name="Default"/>
        <table:table-row table:style-name="ro1">
          <table:table-cell office:value-type="string" calcext:value-type="string">
            <text:p>ToTemp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FromTemp</text:p>
          </table:table-cell>
          <table:table-cell office:value-type="string" calcext:value-type="string">
            <text:p>RateGated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FromTemp</text:p>
          </table:table-cell>
          <table:table-cell office:value-type="float" office:value="20" calcext:value-type="float">
            <text:p>20</text:p>
          </table:table-cell>
          <table:table-cell table:formula="of:=[.O1]+[.O6]" office:value-type="float" office:value="43.5" calcext:value-type="float">
            <text:p>43.5</text:p>
          </table:table-cell>
          <table:table-cell table:formula="of:=[.P1]+[.P6]" office:value-type="float" office:value="66.1607142857143" calcext:value-type="float">
            <text:p>66.1607142857143</text:p>
          </table:table-cell>
          <table:table-cell table:formula="of:=[.Q1]+[.Q6]" office:value-type="float" office:value="88.0121173469388" calcext:value-type="float">
            <text:p>88.0121173469388</text:p>
          </table:table-cell>
          <table:table-cell table:formula="of:=[.R1]+[.R6]" office:value-type="float" office:value="109.083113155977" calcext:value-type="float">
            <text:p>109.083113155977</text:p>
          </table:table-cell>
          <table:table-cell table:formula="of:=[.S1]+[.S6]" office:value-type="float" office:value="129.401573400406" calcext:value-type="float">
            <text:p>129.401573400406</text:p>
          </table:table-cell>
          <table:table-cell table:formula="of:=[.T1]+[.T6]" office:value-type="float" office:value="148.994374350392" calcext:value-type="float">
            <text:p>148.994374350392</text:p>
          </table:table-cell>
          <table:table-cell table:formula="of:=[.U1]+[.U6]" office:value-type="float" office:value="167.887432409306" calcext:value-type="float">
            <text:p>167.887432409306</text:p>
          </table:table-cell>
          <table:table-cell table:formula="of:=[.V1]+[.V6]" office:value-type="float" office:value="186.105738394688" calcext:value-type="float">
            <text:p>186.105738394688</text:p>
          </table:table-cell>
          <table:table-cell table:formula="of:=[.W1]+[.W6]" office:value-type="float" office:value="203.673390594878" calcext:value-type="float">
            <text:p>203.673390594878</text:p>
          </table:table-cell>
          <table:table-cell table:number-columns-repeated="100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]-[.A2])/Divider)" office:value-type="float" office:value="27.8333333333333" calcext:value-type="float">
            <text:p>27.8333333333333</text:p>
          </table:table-cell>
          <table:table-cell office:value-type="float" office:value="20" calcext:value-type="float">
            <text:p>20.0</text:p>
          </table:table-cell>
          <table:table-cell table:formula="of:=IF([.C2]&lt;tempgate;heatpersecond;[.B2])" office:value-type="float" office:value="50" calcext:value-type="float">
            <text:p>5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ToTemp</text:p>
          </table:table-cell>
          <table:table-cell table:number-columns-repeated="10" office:value-type="float" office:value="650" calcext:value-type="float">
            <text:p>650</text:p>
          </table:table-cell>
          <table:table-cell table:number-columns-repeated="100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]-[.A3])/Divider)" office:value-type="float" office:value="26.1666666666667" calcext:value-type="float">
            <text:p>26.1666666666667</text:p>
          </table:table-cell>
          <table:table-cell table:formula="of:=MIN([.C2]+[.D2];[.A3])" office:value-type="float" office:value="70" calcext:value-type="float">
            <text:p>70.0</text:p>
          </table:table-cell>
          <table:table-cell table:formula="of:=IF([.C3]&lt;tempgate;heatpersecond;[.B3])" office:value-type="float" office:value="50" calcext:value-type="float">
            <text:p>50</text:p>
          </table:table-cell>
          <table:table-cell table:number-columns-repeated="9"/>
          <table:table-cell office:value-type="string" calcext:value-type="string">
            <text:p>Deltatime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]-[.A4])/Divider)" office:value-type="float" office:value="24.5" calcext:value-type="float">
            <text:p>24.5</text:p>
          </table:table-cell>
          <table:table-cell table:formula="of:=MIN([.C3]+[.D3];[.A4])" office:value-type="float" office:value="120" calcext:value-type="float">
            <text:p>120.0</text:p>
          </table:table-cell>
          <table:table-cell table:formula="of:=IF([.C4]&lt;tempgate;heatpersecond;[.B4])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]-[.A5])/Divider)" office:value-type="float" office:value="22.8333333333333" calcext:value-type="float">
            <text:p>22.8333333333333</text:p>
          </table:table-cell>
          <table:table-cell table:formula="of:=MIN([.C4]+[.D4];[.A5])" office:value-type="float" office:value="170" calcext:value-type="float">
            <text:p>170.0</text:p>
          </table:table-cell>
          <table:table-cell table:formula="of:=IF([.C5]&lt;tempgate;heatpersecond;[.B5])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]-[.A6])/Divider)" office:value-type="float" office:value="21.1666666666667" calcext:value-type="float">
            <text:p>21.1666666666667</text:p>
          </table:table-cell>
          <table:table-cell table:formula="of:=MIN([.C5]+[.D5];[.A6])" office:value-type="float" office:value="220" calcext:value-type="float">
            <text:p>220.0</text:p>
          </table:table-cell>
          <table:table-cell table:formula="of:=IF([.C6]&lt;tempgate;heatpersecond;[.B6])" office:value-type="float" office:value="50" calcext:value-type="float">
            <text:p>50</text:p>
          </table:table-cell>
          <table:table-cell table:formula="of:=(1/([.E1]-[.E1]/10))*10000" office:value-type="float" office:value="158.730158730159" calcext:value-type="float">
            <text:p>158.730158730159</text:p>
          </table:table-cell>
          <table:table-cell table:formula="of:=(1/([.F1]-[.F1]/10))*10000" office:value-type="float" office:value="138.888888888889" calcext:value-type="float">
            <text:p>138.888888888889</text:p>
          </table:table-cell>
          <table:table-cell table:formula="of:=(1/([.G1]-[.G1]/10))*10000" office:value-type="float" office:value="123.456790123457" calcext:value-type="float">
            <text:p>123.456790123457</text:p>
          </table:table-cell>
          <table:table-cell table:formula="of:=(1/([.H1]-[.H1]/10))*10000" office:value-type="float" office:value="111.111111111111" calcext:value-type="float">
            <text:p>111.111111111111</text:p>
          </table:table-cell>
          <table:table-cell table:formula="of:=(1/([.I1]-[.I1]/10))*10000" office:value-type="float" office:value="55.5555555555556" calcext:value-type="float">
            <text:p>55.5555555555556</text:p>
          </table:table-cell>
          <table:table-cell table:formula="of:=(1/([.J1]-[.J1]/10))*10000" office:value-type="float" office:value="37.037037037037" calcext:value-type="float">
            <text:p>37.037037037037</text:p>
          </table:table-cell>
          <table:table-cell table:formula="of:=(1/([.K1]-[.K1]/10))*10000" office:value-type="float" office:value="27.7777777777778" calcext:value-type="float">
            <text:p>27.7777777777778</text:p>
          </table:table-cell>
          <table:table-cell table:formula="of:=(1/([.L1]-[.L1]/10))*10000" office:value-type="float" office:value="22.2222222222222" calcext:value-type="float">
            <text:p>22.2222222222222</text:p>
          </table:table-cell>
          <table:table-cell table:number-columns-repeated="2"/>
          <table:table-cell table:formula="of:=[.O3]+[.O3]*ABS([.O1]-[.O2])/28" office:value-type="float" office:value="23.5" calcext:value-type="float">
            <text:p>23.5</text:p>
          </table:table-cell>
          <table:table-cell table:formula="of:=[.P3]+[.P3]*ABS([.P1]-[.P2])/28" office:value-type="float" office:value="22.6607142857143" calcext:value-type="float">
            <text:p>22.6607142857143</text:p>
          </table:table-cell>
          <table:table-cell table:formula="of:=[.Q3]+[.Q3]*ABS([.Q1]-[.Q2])/28" office:value-type="float" office:value="21.8514030612245" calcext:value-type="float">
            <text:p>21.8514030612245</text:p>
          </table:table-cell>
          <table:table-cell table:formula="of:=[.R3]+[.R3]*ABS([.R1]-[.R2])/28" office:value-type="float" office:value="21.0709958090379" calcext:value-type="float">
            <text:p>21.0709958090379</text:p>
          </table:table-cell>
          <table:table-cell table:formula="of:=[.S3]+[.S3]*ABS([.S1]-[.S2])/28" office:value-type="float" office:value="20.3184602444294" calcext:value-type="float">
            <text:p>20.3184602444294</text:p>
          </table:table-cell>
          <table:table-cell table:formula="of:=[.T3]+[.T3]*ABS([.T1]-[.T2])/28" office:value-type="float" office:value="19.5928009499855" calcext:value-type="float">
            <text:p>19.5928009499855</text:p>
          </table:table-cell>
          <table:table-cell table:formula="of:=[.U3]+[.U3]*ABS([.U1]-[.U2])/28" office:value-type="float" office:value="18.8930580589146" calcext:value-type="float">
            <text:p>18.8930580589146</text:p>
          </table:table-cell>
          <table:table-cell table:formula="of:=[.V3]+[.V3]*ABS([.V1]-[.V2])/28" office:value-type="float" office:value="18.2183059853819" calcext:value-type="float">
            <text:p>18.2183059853819</text:p>
          </table:table-cell>
          <table:table-cell table:formula="of:=[.W3]+[.W3]*ABS([.W1]-[.W2])/28" office:value-type="float" office:value="17.5676522001897" calcext:value-type="float">
            <text:p>17.5676522001897</text:p>
          </table:table-cell>
          <table:table-cell table:formula="of:=[.X3]+[.X3]*ABS([.X1]-[.X2])/28" office:value-type="float" office:value="16.9402360501829" calcext:value-type="float">
            <text:p>16.9402360501829</text:p>
          </table:table-cell>
          <table:table-cell table:number-columns-repeated="100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]-[.A7])/Divider)" office:value-type="float" office:value="19.5" calcext:value-type="float">
            <text:p>19.5</text:p>
          </table:table-cell>
          <table:table-cell table:formula="of:=MIN([.C6]+[.D6];[.A7])" office:value-type="float" office:value="270" calcext:value-type="float">
            <text:p>270.0</text:p>
          </table:table-cell>
          <table:table-cell table:formula="of:=IF([.C7]&lt;tempgate;heatpersecond;[.B7])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]-[.A8])/Divider)" office:value-type="float" office:value="17.8333333333333" calcext:value-type="float">
            <text:p>17.8333333333333</text:p>
          </table:table-cell>
          <table:table-cell table:formula="of:=MIN([.C7]+[.D7];[.A8])" office:value-type="float" office:value="320" calcext:value-type="float">
            <text:p>320.0</text:p>
          </table:table-cell>
          <table:table-cell table:formula="of:=IF([.C8]&lt;tempgate;heatpersecond;[.B8])"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ivider</text:p>
          </table:table-cell>
          <table:table-cell/>
          <table:table-cell office:value-type="string" calcext:value-type="string">
            <text:p>Heatpersecond</text:p>
          </table:table-cell>
          <table:table-cell/>
          <table:table-cell office:value-type="string" calcext:value-type="string">
            <text:p>ToTemp</text:p>
          </table:table-cell>
          <table:table-cell table:number-columns-repeated="1014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]-[.A9])/Divider)" office:value-type="float" office:value="16.1666666666667" calcext:value-type="float">
            <text:p>16.1666666666667</text:p>
          </table:table-cell>
          <table:table-cell table:formula="of:=MIN([.C8]+[.D8];[.A9])" office:value-type="float" office:value="370" calcext:value-type="float">
            <text:p>370.0</text:p>
          </table:table-cell>
          <table:table-cell table:formula="of:=IF([.C9]&lt;tempgate;heatpersecond;[.B9])" office:value-type="float" office:value="16.1666666666667" calcext:value-type="float">
            <text:p>16.1666666666667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ate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825" calcext:value-type="float">
            <text:p>825</text:p>
          </table:table-cell>
          <table:table-cell table:number-columns-repeated="1014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0]-[.A10])/Divider)" office:value-type="float" office:value="15.6277777777778" calcext:value-type="float">
            <text:p>15.6277777777778</text:p>
          </table:table-cell>
          <table:table-cell table:formula="of:=MIN([.C9]+[.D9];[.A10])" office:value-type="float" office:value="386.166666666667" calcext:value-type="float">
            <text:p>386.2</text:p>
          </table:table-cell>
          <table:table-cell table:formula="of:=IF([.C10]&lt;tempgate;heatpersecond;[.B10])" office:value-type="float" office:value="15.6277777777778" calcext:value-type="float">
            <text:p>15.6277777777778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1]-[.A11])/Divider)" office:value-type="float" office:value="15.1068518518519" calcext:value-type="float">
            <text:p>15.1068518518519</text:p>
          </table:table-cell>
          <table:table-cell table:formula="of:=MIN([.C10]+[.D10];[.A11])" office:value-type="float" office:value="401.794444444445" calcext:value-type="float">
            <text:p>401.8</text:p>
          </table:table-cell>
          <table:table-cell table:formula="of:=IF([.C11]&lt;tempgate;heatpersecond;[.B11])" office:value-type="float" office:value="15.1068518518519" calcext:value-type="float">
            <text:p>15.1068518518519</text:p>
          </table:table-cell>
          <table:table-cell/>
          <table:table-cell>
            <draw:frame table:end-cell-address="Sheet1.W46" table:end-x="0.489in" table:end-y="0.0307in" draw:z-index="0" draw:name="Chart 1" draw:style-name="gr1" draw:text-style-name="P1" svg:width="12.9091in" svg:height="6.7083in" svg:x="0.3228in" svg:y="0.0311in">
              <draw:object draw:notify-on-update-of-ranges="Sheet1.A2:Sheet1.A1002 Sheet1.C1:Sheet1.C1 Sheet1.C2:Sheet1.C100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2]-[.A12])/Divider)" office:value-type="float" office:value="14.6032901234568" calcext:value-type="float">
            <text:p>14.6032901234568</text:p>
          </table:table-cell>
          <table:table-cell table:formula="of:=MIN([.C11]+[.D11];[.A12])" office:value-type="float" office:value="416.901296296296" calcext:value-type="float">
            <text:p>416.9</text:p>
          </table:table-cell>
          <table:table-cell table:formula="of:=IF([.C12]&lt;tempgate;heatpersecond;[.B12])" office:value-type="float" office:value="14.6032901234568" calcext:value-type="float">
            <text:p>14.6032901234568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3]-[.A13])/Divider)" office:value-type="float" office:value="14.1165137860082" calcext:value-type="float">
            <text:p>14.1165137860082</text:p>
          </table:table-cell>
          <table:table-cell table:formula="of:=MIN([.C12]+[.D12];[.A13])" office:value-type="float" office:value="431.504586419753" calcext:value-type="float">
            <text:p>431.5</text:p>
          </table:table-cell>
          <table:table-cell table:formula="of:=IF([.C13]&lt;tempgate;heatpersecond;[.B13])" office:value-type="float" office:value="14.1165137860082" calcext:value-type="float">
            <text:p>14.1165137860082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4]-[.A14])/Divider)" office:value-type="float" office:value="13.6459633264746" calcext:value-type="float">
            <text:p>13.6459633264746</text:p>
          </table:table-cell>
          <table:table-cell table:formula="of:=MIN([.C13]+[.D13];[.A14])" office:value-type="float" office:value="445.621100205761" calcext:value-type="float">
            <text:p>445.6</text:p>
          </table:table-cell>
          <table:table-cell table:formula="of:=IF([.C14]&lt;tempgate;heatpersecond;[.B14])" office:value-type="float" office:value="13.6459633264746" calcext:value-type="float">
            <text:p>13.6459633264746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5]-[.A15])/Divider)" office:value-type="float" office:value="13.1910978822588" calcext:value-type="float">
            <text:p>13.1910978822588</text:p>
          </table:table-cell>
          <table:table-cell table:formula="of:=MIN([.C14]+[.D14];[.A15])" office:value-type="float" office:value="459.267063532236" calcext:value-type="float">
            <text:p>459.3</text:p>
          </table:table-cell>
          <table:table-cell table:formula="of:=IF([.C15]&lt;tempgate;heatpersecond;[.B15])" office:value-type="float" office:value="13.1910978822588" calcext:value-type="float">
            <text:p>13.1910978822588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6]-[.A16])/Divider)" office:value-type="float" office:value="12.7513946195168" calcext:value-type="float">
            <text:p>12.7513946195168</text:p>
          </table:table-cell>
          <table:table-cell table:formula="of:=MIN([.C15]+[.D15];[.A16])" office:value-type="float" office:value="472.458161414495" calcext:value-type="float">
            <text:p>472.5</text:p>
          </table:table-cell>
          <table:table-cell table:formula="of:=IF([.C16]&lt;tempgate;heatpersecond;[.B16])" office:value-type="float" office:value="12.7513946195168" calcext:value-type="float">
            <text:p>12.7513946195168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7]-[.A17])/Divider)" office:value-type="float" office:value="12.3263481321996" calcext:value-type="float">
            <text:p>12.3263481321996</text:p>
          </table:table-cell>
          <table:table-cell table:formula="of:=MIN([.C16]+[.D16];[.A17])" office:value-type="float" office:value="485.209556034012" calcext:value-type="float">
            <text:p>485.2</text:p>
          </table:table-cell>
          <table:table-cell table:formula="of:=IF([.C17]&lt;tempgate;heatpersecond;[.B17])" office:value-type="float" office:value="12.3263481321996" calcext:value-type="float">
            <text:p>12.3263481321996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8]-[.A18])/Divider)" office:value-type="float" office:value="11.9154698611263" calcext:value-type="float">
            <text:p>11.9154698611263</text:p>
          </table:table-cell>
          <table:table-cell table:formula="of:=MIN([.C17]+[.D17];[.A18])" office:value-type="float" office:value="497.535904166211" calcext:value-type="float">
            <text:p>497.5</text:p>
          </table:table-cell>
          <table:table-cell table:formula="of:=IF([.C18]&lt;tempgate;heatpersecond;[.B18])" office:value-type="float" office:value="11.9154698611263" calcext:value-type="float">
            <text:p>11.9154698611263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9]-[.A19])/Divider)" office:value-type="float" office:value="11.5182875324221" calcext:value-type="float">
            <text:p>11.5182875324221</text:p>
          </table:table-cell>
          <table:table-cell table:formula="of:=MIN([.C18]+[.D18];[.A19])" office:value-type="float" office:value="509.451374027337" calcext:value-type="float">
            <text:p>509.5</text:p>
          </table:table-cell>
          <table:table-cell table:formula="of:=IF([.C19]&lt;tempgate;heatpersecond;[.B19])" office:value-type="float" office:value="11.5182875324221" calcext:value-type="float">
            <text:p>11.518287532422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0]-[.A20])/Divider)" office:value-type="float" office:value="11.1343446146747" calcext:value-type="float">
            <text:p>11.1343446146747</text:p>
          </table:table-cell>
          <table:table-cell table:formula="of:=MIN([.C19]+[.D19];[.A20])" office:value-type="float" office:value="520.96966155976" calcext:value-type="float">
            <text:p>521.0</text:p>
          </table:table-cell>
          <table:table-cell table:formula="of:=IF([.C20]&lt;tempgate;heatpersecond;[.B20])" office:value-type="float" office:value="11.1343446146747" calcext:value-type="float">
            <text:p>11.1343446146747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1]-[.A21])/Divider)" office:value-type="float" office:value="10.7631997941855" calcext:value-type="float">
            <text:p>10.7631997941855</text:p>
          </table:table-cell>
          <table:table-cell table:formula="of:=MIN([.C20]+[.D20];[.A21])" office:value-type="float" office:value="532.104006174434" calcext:value-type="float">
            <text:p>532.1</text:p>
          </table:table-cell>
          <table:table-cell table:formula="of:=IF([.C21]&lt;tempgate;heatpersecond;[.B21])" office:value-type="float" office:value="10.7631997941855" calcext:value-type="float">
            <text:p>10.7631997941855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2]-[.A22])/Divider)" office:value-type="float" office:value="10.4044264677127" calcext:value-type="float">
            <text:p>10.4044264677127</text:p>
          </table:table-cell>
          <table:table-cell table:formula="of:=MIN([.C21]+[.D21];[.A22])" office:value-type="float" office:value="542.86720596862" calcext:value-type="float">
            <text:p>542.9</text:p>
          </table:table-cell>
          <table:table-cell table:formula="of:=IF([.C22]&lt;tempgate;heatpersecond;[.B22])" office:value-type="float" office:value="10.4044264677127" calcext:value-type="float">
            <text:p>10.4044264677127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3]-[.A23])/Divider)" office:value-type="float" office:value="10.0576122521223" calcext:value-type="float">
            <text:p>10.0576122521223</text:p>
          </table:table-cell>
          <table:table-cell table:formula="of:=MIN([.C22]+[.D22];[.A23])" office:value-type="float" office:value="553.271632436332" calcext:value-type="float">
            <text:p>553.3</text:p>
          </table:table-cell>
          <table:table-cell table:formula="of:=IF([.C23]&lt;tempgate;heatpersecond;[.B23])" office:value-type="float" office:value="10.0576122521223" calcext:value-type="float">
            <text:p>10.0576122521223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4]-[.A24])/Divider)" office:value-type="float" office:value="9.72235851038485" calcext:value-type="float">
            <text:p>9.72235851038485</text:p>
          </table:table-cell>
          <table:table-cell table:formula="of:=MIN([.C23]+[.D23];[.A24])" office:value-type="float" office:value="563.329244688455" calcext:value-type="float">
            <text:p>563.3</text:p>
          </table:table-cell>
          <table:table-cell table:formula="of:=IF([.C24]&lt;tempgate;heatpersecond;[.B24])" office:value-type="float" office:value="9.72235851038485" calcext:value-type="float">
            <text:p>9.72235851038485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5]-[.A25])/Divider)" office:value-type="float" office:value="9.39827989337202" calcext:value-type="float">
            <text:p>9.39827989337202</text:p>
          </table:table-cell>
          <table:table-cell table:formula="of:=MIN([.C24]+[.D24];[.A25])" office:value-type="float" office:value="573.05160319884" calcext:value-type="float">
            <text:p>573.1</text:p>
          </table:table-cell>
          <table:table-cell table:formula="of:=IF([.C25]&lt;tempgate;heatpersecond;[.B25])" office:value-type="float" office:value="9.39827989337202" calcext:value-type="float">
            <text:p>9.39827989337202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6]-[.A26])/Divider)" office:value-type="float" office:value="9.08500389692628" calcext:value-type="float">
            <text:p>9.08500389692628</text:p>
          </table:table-cell>
          <table:table-cell table:formula="of:=MIN([.C25]+[.D25];[.A26])" office:value-type="float" office:value="582.449883092212" calcext:value-type="float">
            <text:p>582.4</text:p>
          </table:table-cell>
          <table:table-cell table:formula="of:=IF([.C26]&lt;tempgate;heatpersecond;[.B26])" office:value-type="float" office:value="9.08500389692628" calcext:value-type="float">
            <text:p>9.08500389692628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7]-[.A27])/Divider)" office:value-type="float" office:value="8.78217043369541" calcext:value-type="float">
            <text:p>8.78217043369541</text:p>
          </table:table-cell>
          <table:table-cell table:formula="of:=MIN([.C26]+[.D26];[.A27])" office:value-type="float" office:value="591.534886989138" calcext:value-type="float">
            <text:p>591.5</text:p>
          </table:table-cell>
          <table:table-cell table:formula="of:=IF([.C27]&lt;tempgate;heatpersecond;[.B27])" office:value-type="float" office:value="8.78217043369541" calcext:value-type="float">
            <text:p>8.7821704336954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8]-[.A28])/Divider)" office:value-type="float" office:value="8.48943141923889" calcext:value-type="float">
            <text:p>8.48943141923889</text:p>
          </table:table-cell>
          <table:table-cell table:formula="of:=MIN([.C27]+[.D27];[.A28])" office:value-type="float" office:value="600.317057422833" calcext:value-type="float">
            <text:p>600.3</text:p>
          </table:table-cell>
          <table:table-cell table:formula="of:=IF([.C28]&lt;tempgate;heatpersecond;[.B28])" office:value-type="float" office:value="8.48943141923889" calcext:value-type="float">
            <text:p>8.48943141923889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9]-[.A29])/Divider)" office:value-type="float" office:value="8.20645037193093" calcext:value-type="float">
            <text:p>8.20645037193093</text:p>
          </table:table-cell>
          <table:table-cell table:formula="of:=MIN([.C28]+[.D28];[.A29])" office:value-type="float" office:value="608.806488842072" calcext:value-type="float">
            <text:p>608.8</text:p>
          </table:table-cell>
          <table:table-cell table:formula="of:=IF([.C29]&lt;tempgate;heatpersecond;[.B29])" office:value-type="float" office:value="8.20645037193093" calcext:value-type="float">
            <text:p>8.20645037193093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0]-[.A30])/Divider)" office:value-type="float" office:value="7.9329020261999" calcext:value-type="float">
            <text:p>7.9329020261999</text:p>
          </table:table-cell>
          <table:table-cell table:formula="of:=MIN([.C29]+[.D29];[.A30])" office:value-type="float" office:value="617.012939214003" calcext:value-type="float">
            <text:p>617.0</text:p>
          </table:table-cell>
          <table:table-cell table:formula="of:=IF([.C30]&lt;tempgate;heatpersecond;[.B30])" office:value-type="float" office:value="7.9329020261999" calcext:value-type="float">
            <text:p>7.9329020261999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1]-[.A31])/Divider)" office:value-type="float" office:value="7.6684719586599" calcext:value-type="float">
            <text:p>7.6684719586599</text:p>
          </table:table-cell>
          <table:table-cell table:formula="of:=MIN([.C30]+[.D30];[.A31])" office:value-type="float" office:value="624.945841240203" calcext:value-type="float">
            <text:p>624.9</text:p>
          </table:table-cell>
          <table:table-cell table:formula="of:=IF([.C31]&lt;tempgate;heatpersecond;[.B31])" office:value-type="float" office:value="7.6684719586599" calcext:value-type="float">
            <text:p>7.6684719586599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2]-[.A32])/Divider)" office:value-type="float" office:value="7.41285622670457" calcext:value-type="float">
            <text:p>7.41285622670457</text:p>
          </table:table-cell>
          <table:table-cell table:formula="of:=MIN([.C31]+[.D31];[.A32])" office:value-type="float" office:value="632.614313198863" calcext:value-type="float">
            <text:p>632.6</text:p>
          </table:table-cell>
          <table:table-cell table:formula="of:=IF([.C32]&lt;tempgate;heatpersecond;[.B32])" office:value-type="float" office:value="7.41285622670457" calcext:value-type="float">
            <text:p>7.41285622670457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3]-[.A33])/Divider)" office:value-type="float" office:value="7.16576101914775" calcext:value-type="float">
            <text:p>7.16576101914775</text:p>
          </table:table-cell>
          <table:table-cell table:formula="of:=MIN([.C32]+[.D32];[.A33])" office:value-type="float" office:value="640.027169425568" calcext:value-type="float">
            <text:p>640.0</text:p>
          </table:table-cell>
          <table:table-cell table:formula="of:=IF([.C33]&lt;tempgate;heatpersecond;[.B33])" office:value-type="float" office:value="7.16576101914775" calcext:value-type="float">
            <text:p>7.16576101914775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4]-[.A34])/Divider)" office:value-type="float" office:value="6.92690231850949" calcext:value-type="float">
            <text:p>6.92690231850949</text:p>
          </table:table-cell>
          <table:table-cell table:formula="of:=MIN([.C33]+[.D33];[.A34])" office:value-type="float" office:value="647.192930444715" calcext:value-type="float">
            <text:p>647.2</text:p>
          </table:table-cell>
          <table:table-cell table:formula="of:=IF([.C34]&lt;tempgate;heatpersecond;[.B34])" office:value-type="float" office:value="6.92690231850949" calcext:value-type="float">
            <text:p>6.92690231850949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5]-[.A35])/Divider)" office:value-type="float" office:value="6.69600557455917" calcext:value-type="float">
            <text:p>6.69600557455917</text:p>
          </table:table-cell>
          <table:table-cell table:formula="of:=MIN([.C34]+[.D34];[.A35])" office:value-type="float" office:value="654.119832763225" calcext:value-type="float">
            <text:p>654.1</text:p>
          </table:table-cell>
          <table:table-cell table:formula="of:=IF([.C35]&lt;tempgate;heatpersecond;[.B35])" office:value-type="float" office:value="6.69600557455917" calcext:value-type="float">
            <text:p>6.69600557455917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6]-[.A36])/Divider)" office:value-type="float" office:value="6.47280538874053" calcext:value-type="float">
            <text:p>6.47280538874053</text:p>
          </table:table-cell>
          <table:table-cell table:formula="of:=MIN([.C35]+[.D35];[.A36])" office:value-type="float" office:value="660.815838337784" calcext:value-type="float">
            <text:p>660.8</text:p>
          </table:table-cell>
          <table:table-cell table:formula="of:=IF([.C36]&lt;tempgate;heatpersecond;[.B36])" office:value-type="float" office:value="6.47280538874053" calcext:value-type="float">
            <text:p>6.47280538874053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7]-[.A37])/Divider)" office:value-type="float" office:value="6.25704520911585" calcext:value-type="float">
            <text:p>6.25704520911585</text:p>
          </table:table-cell>
          <table:table-cell table:formula="of:=MIN([.C36]+[.D36];[.A37])" office:value-type="float" office:value="667.288643726525" calcext:value-type="float">
            <text:p>667.3</text:p>
          </table:table-cell>
          <table:table-cell table:formula="of:=IF([.C37]&lt;tempgate;heatpersecond;[.B37])" office:value-type="float" office:value="6.25704520911585" calcext:value-type="float">
            <text:p>6.25704520911585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8]-[.A38])/Divider)" office:value-type="float" office:value="6.04847703547865" calcext:value-type="float">
            <text:p>6.04847703547865</text:p>
          </table:table-cell>
          <table:table-cell table:formula="of:=MIN([.C37]+[.D37];[.A38])" office:value-type="float" office:value="673.54568893564" calcext:value-type="float">
            <text:p>673.5</text:p>
          </table:table-cell>
          <table:table-cell table:formula="of:=IF([.C38]&lt;tempgate;heatpersecond;[.B38])" office:value-type="float" office:value="6.04847703547865" calcext:value-type="float">
            <text:p>6.04847703547865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9]-[.A39])/Divider)" office:value-type="float" office:value="5.84686113429603" calcext:value-type="float">
            <text:p>5.84686113429603</text:p>
          </table:table-cell>
          <table:table-cell table:formula="of:=MIN([.C38]+[.D38];[.A39])" office:value-type="float" office:value="679.594165971119" calcext:value-type="float">
            <text:p>679.6</text:p>
          </table:table-cell>
          <table:table-cell table:formula="of:=IF([.C39]&lt;tempgate;heatpersecond;[.B39])" office:value-type="float" office:value="5.84686113429603" calcext:value-type="float">
            <text:p>5.84686113429603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0]-[.A40])/Divider)" office:value-type="float" office:value="5.65196576315283" calcext:value-type="float">
            <text:p>5.65196576315283</text:p>
          </table:table-cell>
          <table:table-cell table:formula="of:=MIN([.C39]+[.D39];[.A40])" office:value-type="float" office:value="685.441027105415" calcext:value-type="float">
            <text:p>685.4</text:p>
          </table:table-cell>
          <table:table-cell table:formula="of:=IF([.C40]&lt;tempgate;heatpersecond;[.B40])" office:value-type="float" office:value="5.65196576315283" calcext:value-type="float">
            <text:p>5.65196576315283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1]-[.A41])/Divider)" office:value-type="float" office:value="5.46356690438107" calcext:value-type="float">
            <text:p>5.46356690438107</text:p>
          </table:table-cell>
          <table:table-cell table:formula="of:=MIN([.C40]+[.D40];[.A41])" office:value-type="float" office:value="691.092992868568" calcext:value-type="float">
            <text:p>691.1</text:p>
          </table:table-cell>
          <table:table-cell table:formula="of:=IF([.C41]&lt;tempgate;heatpersecond;[.B41])" office:value-type="float" office:value="5.46356690438107" calcext:value-type="float">
            <text:p>5.46356690438107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2]-[.A42])/Divider)" office:value-type="float" office:value="5.28144800756837" calcext:value-type="float">
            <text:p>5.28144800756837</text:p>
          </table:table-cell>
          <table:table-cell table:formula="of:=MIN([.C41]+[.D41];[.A42])" office:value-type="float" office:value="696.556559772949" calcext:value-type="float">
            <text:p>696.6</text:p>
          </table:table-cell>
          <table:table-cell table:formula="of:=IF([.C42]&lt;tempgate;heatpersecond;[.B42])" office:value-type="float" office:value="5.28144800756837" calcext:value-type="float">
            <text:p>5.28144800756837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3]-[.A43])/Divider)" office:value-type="float" office:value="5.10539974064942" calcext:value-type="float">
            <text:p>5.10539974064942</text:p>
          </table:table-cell>
          <table:table-cell table:formula="of:=MIN([.C42]+[.D42];[.A43])" office:value-type="float" office:value="701.838007780517" calcext:value-type="float">
            <text:p>701.8</text:p>
          </table:table-cell>
          <table:table-cell table:formula="of:=IF([.C43]&lt;tempgate;heatpersecond;[.B43])" office:value-type="float" office:value="5.10539974064942" calcext:value-type="float">
            <text:p>5.10539974064942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4]-[.A44])/Divider)" office:value-type="float" office:value="4.93521974929444" calcext:value-type="float">
            <text:p>4.93521974929444</text:p>
          </table:table-cell>
          <table:table-cell table:formula="of:=MIN([.C43]+[.D43];[.A44])" office:value-type="float" office:value="706.943407521167" calcext:value-type="float">
            <text:p>706.9</text:p>
          </table:table-cell>
          <table:table-cell table:formula="of:=IF([.C44]&lt;tempgate;heatpersecond;[.B44])" office:value-type="float" office:value="4.93521974929444" calcext:value-type="float">
            <text:p>4.93521974929444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5]-[.A45])/Divider)" office:value-type="float" office:value="4.77071242431796" calcext:value-type="float">
            <text:p>4.77071242431796</text:p>
          </table:table-cell>
          <table:table-cell table:formula="of:=MIN([.C44]+[.D44];[.A45])" office:value-type="float" office:value="711.878627270461" calcext:value-type="float">
            <text:p>711.9</text:p>
          </table:table-cell>
          <table:table-cell table:formula="of:=IF([.C45]&lt;tempgate;heatpersecond;[.B45])" office:value-type="float" office:value="4.77071242431796" calcext:value-type="float">
            <text:p>4.77071242431796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6]-[.A46])/Divider)" office:value-type="float" office:value="4.6116886768407" calcext:value-type="float">
            <text:p>4.6116886768407</text:p>
          </table:table-cell>
          <table:table-cell table:formula="of:=MIN([.C45]+[.D45];[.A46])" office:value-type="float" office:value="716.649339694779" calcext:value-type="float">
            <text:p>716.6</text:p>
          </table:table-cell>
          <table:table-cell table:formula="of:=IF([.C46]&lt;tempgate;heatpersecond;[.B46])" office:value-type="float" office:value="4.6116886768407" calcext:value-type="float">
            <text:p>4.6116886768407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7]-[.A47])/Divider)" office:value-type="float" office:value="4.45796572094601" calcext:value-type="float">
            <text:p>4.45796572094601</text:p>
          </table:table-cell>
          <table:table-cell table:formula="of:=MIN([.C46]+[.D46];[.A47])" office:value-type="float" office:value="721.26102837162" calcext:value-type="float">
            <text:p>721.3</text:p>
          </table:table-cell>
          <table:table-cell table:formula="of:=IF([.C47]&lt;tempgate;heatpersecond;[.B47])" office:value-type="float" office:value="4.45796572094601" calcext:value-type="float">
            <text:p>4.4579657209460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8]-[.A48])/Divider)" office:value-type="float" office:value="4.30936686358114" calcext:value-type="float">
            <text:p>4.30936686358114</text:p>
          </table:table-cell>
          <table:table-cell table:formula="of:=MIN([.C47]+[.D47];[.A48])" office:value-type="float" office:value="725.718994092566" calcext:value-type="float">
            <text:p>725.7</text:p>
          </table:table-cell>
          <table:table-cell table:formula="of:=IF([.C48]&lt;tempgate;heatpersecond;[.B48])" office:value-type="float" office:value="4.30936686358114" calcext:value-type="float">
            <text:p>4.30936686358114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9]-[.A49])/Divider)" office:value-type="float" office:value="4.16572130146177" calcext:value-type="float">
            <text:p>4.16572130146177</text:p>
          </table:table-cell>
          <table:table-cell table:formula="of:=MIN([.C48]+[.D48];[.A49])" office:value-type="float" office:value="730.028360956147" calcext:value-type="float">
            <text:p>730.0</text:p>
          </table:table-cell>
          <table:table-cell table:formula="of:=IF([.C49]&lt;tempgate;heatpersecond;[.B49])" office:value-type="float" office:value="4.16572130146177" calcext:value-type="float">
            <text:p>4.16572130146177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0]-[.A50])/Divider)" office:value-type="float" office:value="4.02686392474638" calcext:value-type="float">
            <text:p>4.02686392474638</text:p>
          </table:table-cell>
          <table:table-cell table:formula="of:=MIN([.C49]+[.D49];[.A50])" office:value-type="float" office:value="734.194082257609" calcext:value-type="float">
            <text:p>734.2</text:p>
          </table:table-cell>
          <table:table-cell table:formula="of:=IF([.C50]&lt;tempgate;heatpersecond;[.B50])" office:value-type="float" office:value="4.02686392474638" calcext:value-type="float">
            <text:p>4.02686392474638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1]-[.A51])/Divider)" office:value-type="float" office:value="3.89263512725483" calcext:value-type="float">
            <text:p>3.89263512725483</text:p>
          </table:table-cell>
          <table:table-cell table:formula="of:=MIN([.C50]+[.D50];[.A51])" office:value-type="float" office:value="738.220946182355" calcext:value-type="float">
            <text:p>738.2</text:p>
          </table:table-cell>
          <table:table-cell table:formula="of:=IF([.C51]&lt;tempgate;heatpersecond;[.B51])" office:value-type="float" office:value="3.89263512725483" calcext:value-type="float">
            <text:p>3.89263512725483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2]-[.A52])/Divider)" office:value-type="float" office:value="3.762880623013" calcext:value-type="float">
            <text:p>3.762880623013</text:p>
          </table:table-cell>
          <table:table-cell table:formula="of:=MIN([.C51]+[.D51];[.A52])" office:value-type="float" office:value="742.11358130961" calcext:value-type="float">
            <text:p>742.1</text:p>
          </table:table-cell>
          <table:table-cell table:formula="of:=IF([.C52]&lt;tempgate;heatpersecond;[.B52])" office:value-type="float" office:value="3.762880623013" calcext:value-type="float">
            <text:p>3.762880623013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3]-[.A53])/Divider)" office:value-type="float" office:value="3.63745126891257" calcext:value-type="float">
            <text:p>3.63745126891257</text:p>
          </table:table-cell>
          <table:table-cell table:formula="of:=MIN([.C52]+[.D52];[.A53])" office:value-type="float" office:value="745.876461932623" calcext:value-type="float">
            <text:p>745.9</text:p>
          </table:table-cell>
          <table:table-cell table:formula="of:=IF([.C53]&lt;tempgate;heatpersecond;[.B53])" office:value-type="float" office:value="3.63745126891257" calcext:value-type="float">
            <text:p>3.63745126891257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4]-[.A54])/Divider)" office:value-type="float" office:value="3.51620289328215" calcext:value-type="float">
            <text:p>3.51620289328215</text:p>
          </table:table-cell>
          <table:table-cell table:formula="of:=MIN([.C53]+[.D53];[.A54])" office:value-type="float" office:value="749.513913201535" calcext:value-type="float">
            <text:p>749.5</text:p>
          </table:table-cell>
          <table:table-cell table:formula="of:=IF([.C54]&lt;tempgate;heatpersecond;[.B54])" office:value-type="float" office:value="3.51620289328215" calcext:value-type="float">
            <text:p>3.51620289328215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5]-[.A55])/Divider)" office:value-type="float" office:value="3.39899613017275" calcext:value-type="float">
            <text:p>3.39899613017275</text:p>
          </table:table-cell>
          <table:table-cell table:formula="of:=MIN([.C54]+[.D54];[.A55])" office:value-type="float" office:value="753.030116094818" calcext:value-type="float">
            <text:p>753.0</text:p>
          </table:table-cell>
          <table:table-cell table:formula="of:=IF([.C55]&lt;tempgate;heatpersecond;[.B55])" office:value-type="float" office:value="3.39899613017275" calcext:value-type="float">
            <text:p>3.39899613017275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6]-[.A56])/Divider)" office:value-type="float" office:value="3.28569625916699" calcext:value-type="float">
            <text:p>3.28569625916699</text:p>
          </table:table-cell>
          <table:table-cell table:formula="of:=MIN([.C55]+[.D55];[.A56])" office:value-type="float" office:value="756.42911222499" calcext:value-type="float">
            <text:p>756.4</text:p>
          </table:table-cell>
          <table:table-cell table:formula="of:=IF([.C56]&lt;tempgate;heatpersecond;[.B56])" office:value-type="float" office:value="3.28569625916699" calcext:value-type="float">
            <text:p>3.28569625916699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7]-[.A57])/Divider)" office:value-type="float" office:value="3.17617305052809" calcext:value-type="float">
            <text:p>3.17617305052809</text:p>
          </table:table-cell>
          <table:table-cell table:formula="of:=MIN([.C56]+[.D56];[.A57])" office:value-type="float" office:value="759.714808484157" calcext:value-type="float">
            <text:p>759.7</text:p>
          </table:table-cell>
          <table:table-cell table:formula="of:=IF([.C57]&lt;tempgate;heatpersecond;[.B57])" office:value-type="float" office:value="3.17617305052809" calcext:value-type="float">
            <text:p>3.17617305052809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8]-[.A58])/Divider)" office:value-type="float" office:value="3.07030061551048" calcext:value-type="float">
            <text:p>3.07030061551048</text:p>
          </table:table-cell>
          <table:table-cell table:formula="of:=MIN([.C57]+[.D57];[.A58])" office:value-type="float" office:value="762.890981534686" calcext:value-type="float">
            <text:p>762.9</text:p>
          </table:table-cell>
          <table:table-cell table:formula="of:=IF([.C58]&lt;tempgate;heatpersecond;[.B58])" office:value-type="float" office:value="3.07030061551048" calcext:value-type="float">
            <text:p>3.07030061551048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9]-[.A59])/Divider)" office:value-type="float" office:value="2.96795726166013" calcext:value-type="float">
            <text:p>2.96795726166013</text:p>
          </table:table-cell>
          <table:table-cell table:formula="of:=MIN([.C58]+[.D58];[.A59])" office:value-type="float" office:value="765.961282150196" calcext:value-type="float">
            <text:p>766.0</text:p>
          </table:table-cell>
          <table:table-cell table:formula="of:=IF([.C59]&lt;tempgate;heatpersecond;[.B59])" office:value-type="float" office:value="2.96795726166013" calcext:value-type="float">
            <text:p>2.96795726166013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0]-[.A60])/Divider)" office:value-type="float" office:value="2.86902535293813" calcext:value-type="float">
            <text:p>2.86902535293813</text:p>
          </table:table-cell>
          <table:table-cell table:formula="of:=MIN([.C59]+[.D59];[.A60])" office:value-type="float" office:value="768.929239411856" calcext:value-type="float">
            <text:p>768.9</text:p>
          </table:table-cell>
          <table:table-cell table:formula="of:=IF([.C60]&lt;tempgate;heatpersecond;[.B60])" office:value-type="float" office:value="2.86902535293813" calcext:value-type="float">
            <text:p>2.86902535293813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1]-[.A61])/Divider)" office:value-type="float" office:value="2.77339117450686" calcext:value-type="float">
            <text:p>2.77339117450686</text:p>
          </table:table-cell>
          <table:table-cell table:formula="of:=MIN([.C60]+[.D60];[.A61])" office:value-type="float" office:value="771.798264764794" calcext:value-type="float">
            <text:p>771.8</text:p>
          </table:table-cell>
          <table:table-cell table:formula="of:=IF([.C61]&lt;tempgate;heatpersecond;[.B61])" office:value-type="float" office:value="2.77339117450686" calcext:value-type="float">
            <text:p>2.77339117450686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2]-[.A62])/Divider)" office:value-type="float" office:value="2.6809448020233" calcext:value-type="float">
            <text:p>2.6809448020233</text:p>
          </table:table-cell>
          <table:table-cell table:formula="of:=MIN([.C61]+[.D61];[.A62])" office:value-type="float" office:value="774.571655939301" calcext:value-type="float">
            <text:p>774.6</text:p>
          </table:table-cell>
          <table:table-cell table:formula="of:=IF([.C62]&lt;tempgate;heatpersecond;[.B62])" office:value-type="float" office:value="2.6809448020233" calcext:value-type="float">
            <text:p>2.6809448020233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3]-[.A63])/Divider)" office:value-type="float" office:value="2.59157997528919" calcext:value-type="float">
            <text:p>2.59157997528919</text:p>
          </table:table-cell>
          <table:table-cell table:formula="of:=MIN([.C62]+[.D62];[.A63])" office:value-type="float" office:value="777.252600741324" calcext:value-type="float">
            <text:p>777.3</text:p>
          </table:table-cell>
          <table:table-cell table:formula="of:=IF([.C63]&lt;tempgate;heatpersecond;[.B63])" office:value-type="float" office:value="2.59157997528919" calcext:value-type="float">
            <text:p>2.59157997528919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4]-[.A64])/Divider)" office:value-type="float" office:value="2.50519397611288" calcext:value-type="float">
            <text:p>2.50519397611288</text:p>
          </table:table-cell>
          <table:table-cell table:formula="of:=MIN([.C63]+[.D63];[.A64])" office:value-type="float" office:value="779.844180716614" calcext:value-type="float">
            <text:p>779.8</text:p>
          </table:table-cell>
          <table:table-cell table:formula="of:=IF([.C64]&lt;tempgate;heatpersecond;[.B64])" office:value-type="float" office:value="2.50519397611288" calcext:value-type="float">
            <text:p>2.50519397611288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5]-[.A65])/Divider)" office:value-type="float" office:value="2.42168751024245" calcext:value-type="float">
            <text:p>2.42168751024245</text:p>
          </table:table-cell>
          <table:table-cell table:formula="of:=MIN([.C64]+[.D64];[.A65])" office:value-type="float" office:value="782.349374692726" calcext:value-type="float">
            <text:p>782.3</text:p>
          </table:table-cell>
          <table:table-cell table:formula="of:=IF([.C65]&lt;tempgate;heatpersecond;[.B65])" office:value-type="float" office:value="2.42168751024245" calcext:value-type="float">
            <text:p>2.42168751024245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6]-[.A66])/Divider)" office:value-type="float" office:value="2.34096459323437" calcext:value-type="float">
            <text:p>2.34096459323437</text:p>
          </table:table-cell>
          <table:table-cell table:formula="of:=MIN([.C65]+[.D65];[.A66])" office:value-type="float" office:value="784.771062202969" calcext:value-type="float">
            <text:p>784.8</text:p>
          </table:table-cell>
          <table:table-cell table:formula="of:=IF([.C66]&lt;tempgate;heatpersecond;[.B66])" office:value-type="float" office:value="2.34096459323437" calcext:value-type="float">
            <text:p>2.34096459323437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7]-[.A67])/Divider)" office:value-type="float" office:value="2.26293244012656" calcext:value-type="float">
            <text:p>2.26293244012656</text:p>
          </table:table-cell>
          <table:table-cell table:formula="of:=MIN([.C66]+[.D66];[.A67])" office:value-type="float" office:value="787.112026796203" calcext:value-type="float">
            <text:p>787.1</text:p>
          </table:table-cell>
          <table:table-cell table:formula="of:=IF([.C67]&lt;tempgate;heatpersecond;[.B67])" office:value-type="float" office:value="2.26293244012656" calcext:value-type="float">
            <text:p>2.26293244012656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8]-[.A68])/Divider)" office:value-type="float" office:value="2.18750135878901" calcext:value-type="float">
            <text:p>2.18750135878901</text:p>
          </table:table-cell>
          <table:table-cell table:formula="of:=MIN([.C67]+[.D67];[.A68])" office:value-type="float" office:value="789.37495923633" calcext:value-type="float">
            <text:p>789.4</text:p>
          </table:table-cell>
          <table:table-cell table:formula="of:=IF([.C68]&lt;tempgate;heatpersecond;[.B68])" office:value-type="float" office:value="2.18750135878901" calcext:value-type="float">
            <text:p>2.1875013587890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9]-[.A69])/Divider)" office:value-type="float" office:value="2.11458464682937" calcext:value-type="float">
            <text:p>2.11458464682937</text:p>
          </table:table-cell>
          <table:table-cell table:formula="of:=MIN([.C68]+[.D68];[.A69])" office:value-type="float" office:value="791.562460595119" calcext:value-type="float">
            <text:p>791.6</text:p>
          </table:table-cell>
          <table:table-cell table:formula="of:=IF([.C69]&lt;tempgate;heatpersecond;[.B69])" office:value-type="float" office:value="2.11458464682937" calcext:value-type="float">
            <text:p>2.11458464682937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0]-[.A70])/Divider)" office:value-type="float" office:value="2.04409849193506" calcext:value-type="float">
            <text:p>2.04409849193506</text:p>
          </table:table-cell>
          <table:table-cell table:formula="of:=MIN([.C69]+[.D69];[.A70])" office:value-type="float" office:value="793.677045241948" calcext:value-type="float">
            <text:p>793.7</text:p>
          </table:table-cell>
          <table:table-cell table:formula="of:=IF([.C70]&lt;tempgate;heatpersecond;[.B70])" office:value-type="float" office:value="2.04409849193506" calcext:value-type="float">
            <text:p>2.04409849193506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1]-[.A71])/Divider)" office:value-type="float" office:value="1.97596187553722" calcext:value-type="float">
            <text:p>1.97596187553722</text:p>
          </table:table-cell>
          <table:table-cell table:formula="of:=MIN([.C70]+[.D70];[.A71])" office:value-type="float" office:value="795.721143733883" calcext:value-type="float">
            <text:p>795.7</text:p>
          </table:table-cell>
          <table:table-cell table:formula="of:=IF([.C71]&lt;tempgate;heatpersecond;[.B71])" office:value-type="float" office:value="1.97596187553722" calcext:value-type="float">
            <text:p>1.97596187553722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2]-[.A72])/Divider)" office:value-type="float" office:value="1.91009647968598" calcext:value-type="float">
            <text:p>1.91009647968598</text:p>
          </table:table-cell>
          <table:table-cell table:formula="of:=MIN([.C71]+[.D71];[.A72])" office:value-type="float" office:value="797.697105609421" calcext:value-type="float">
            <text:p>797.7</text:p>
          </table:table-cell>
          <table:table-cell table:formula="of:=IF([.C72]&lt;tempgate;heatpersecond;[.B72])" office:value-type="float" office:value="1.91009647968598" calcext:value-type="float">
            <text:p>1.91009647968598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3]-[.A73])/Divider)" office:value-type="float" office:value="1.84642659702978" calcext:value-type="float">
            <text:p>1.84642659702978</text:p>
          </table:table-cell>
          <table:table-cell table:formula="of:=MIN([.C72]+[.D72];[.A73])" office:value-type="float" office:value="799.607202089107" calcext:value-type="float">
            <text:p>799.6</text:p>
          </table:table-cell>
          <table:table-cell table:formula="of:=IF([.C73]&lt;tempgate;heatpersecond;[.B73])" office:value-type="float" office:value="1.84642659702978" calcext:value-type="float">
            <text:p>1.84642659702978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4]-[.A74])/Divider)" office:value-type="float" office:value="1.78487904379546" calcext:value-type="float">
            <text:p>1.78487904379546</text:p>
          </table:table-cell>
          <table:table-cell table:formula="of:=MIN([.C73]+[.D73];[.A74])" office:value-type="float" office:value="801.453628686136" calcext:value-type="float">
            <text:p>801.5</text:p>
          </table:table-cell>
          <table:table-cell table:formula="of:=IF([.C74]&lt;tempgate;heatpersecond;[.B74])" office:value-type="float" office:value="1.78487904379546" calcext:value-type="float">
            <text:p>1.78487904379546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5]-[.A75])/Divider)" office:value-type="float" office:value="1.72538307566894" calcext:value-type="float">
            <text:p>1.72538307566894</text:p>
          </table:table-cell>
          <table:table-cell table:formula="of:=MIN([.C74]+[.D74];[.A75])" office:value-type="float" office:value="803.238507729932" calcext:value-type="float">
            <text:p>803.2</text:p>
          </table:table-cell>
          <table:table-cell table:formula="of:=IF([.C75]&lt;tempgate;heatpersecond;[.B75])" office:value-type="float" office:value="1.72538307566894" calcext:value-type="float">
            <text:p>1.72538307566894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6]-[.A76])/Divider)" office:value-type="float" office:value="1.66787030647998" calcext:value-type="float">
            <text:p>1.66787030647998</text:p>
          </table:table-cell>
          <table:table-cell table:formula="of:=MIN([.C75]+[.D75];[.A76])" office:value-type="float" office:value="804.963890805601" calcext:value-type="float">
            <text:p>805.0</text:p>
          </table:table-cell>
          <table:table-cell table:formula="of:=IF([.C76]&lt;tempgate;heatpersecond;[.B76])" office:value-type="float" office:value="1.66787030647998" calcext:value-type="float">
            <text:p>1.66787030647998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7]-[.A77])/Divider)" office:value-type="float" office:value="1.61227462959731" calcext:value-type="float">
            <text:p>1.61227462959731</text:p>
          </table:table-cell>
          <table:table-cell table:formula="of:=MIN([.C76]+[.D76];[.A77])" office:value-type="float" office:value="806.631761112081" calcext:value-type="float">
            <text:p>806.6</text:p>
          </table:table-cell>
          <table:table-cell table:formula="of:=IF([.C77]&lt;tempgate;heatpersecond;[.B77])" office:value-type="float" office:value="1.61227462959731" calcext:value-type="float">
            <text:p>1.6122746295973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8]-[.A78])/Divider)" office:value-type="float" office:value="1.55853214194407" calcext:value-type="float">
            <text:p>1.55853214194407</text:p>
          </table:table-cell>
          <table:table-cell table:formula="of:=MIN([.C77]+[.D77];[.A78])" office:value-type="float" office:value="808.244035741678" calcext:value-type="float">
            <text:p>808.2</text:p>
          </table:table-cell>
          <table:table-cell table:formula="of:=IF([.C78]&lt;tempgate;heatpersecond;[.B78])" office:value-type="float" office:value="1.55853214194407" calcext:value-type="float">
            <text:p>1.55853214194407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9]-[.A79])/Divider)" office:value-type="float" office:value="1.50658107054593" calcext:value-type="float">
            <text:p>1.50658107054593</text:p>
          </table:table-cell>
          <table:table-cell table:formula="of:=MIN([.C78]+[.D78];[.A79])" office:value-type="float" office:value="809.802567883622" calcext:value-type="float">
            <text:p>809.8</text:p>
          </table:table-cell>
          <table:table-cell table:formula="of:=IF([.C79]&lt;tempgate;heatpersecond;[.B79])" office:value-type="float" office:value="1.50658107054593" calcext:value-type="float">
            <text:p>1.50658107054593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0]-[.A80])/Divider)" office:value-type="float" office:value="1.45636170152773" calcext:value-type="float">
            <text:p>1.45636170152773</text:p>
          </table:table-cell>
          <table:table-cell table:formula="of:=MIN([.C79]+[.D79];[.A80])" office:value-type="float" office:value="811.309148954168" calcext:value-type="float">
            <text:p>811.3</text:p>
          </table:table-cell>
          <table:table-cell table:formula="of:=IF([.C80]&lt;tempgate;heatpersecond;[.B80])" office:value-type="float" office:value="1.45636170152773" calcext:value-type="float">
            <text:p>1.45636170152773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1]-[.A81])/Divider)" office:value-type="float" office:value="1.40781631147681" calcext:value-type="float">
            <text:p>1.40781631147681</text:p>
          </table:table-cell>
          <table:table-cell table:formula="of:=MIN([.C80]+[.D80];[.A81])" office:value-type="float" office:value="812.765510655696" calcext:value-type="float">
            <text:p>812.8</text:p>
          </table:table-cell>
          <table:table-cell table:formula="of:=IF([.C81]&lt;tempgate;heatpersecond;[.B81])" office:value-type="float" office:value="1.40781631147681" calcext:value-type="float">
            <text:p>1.4078163114768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2]-[.A82])/Divider)" office:value-type="float" office:value="1.36088910109425" calcext:value-type="float">
            <text:p>1.36088910109425</text:p>
          </table:table-cell>
          <table:table-cell table:formula="of:=MIN([.C81]+[.D81];[.A82])" office:value-type="float" office:value="814.173326967173" calcext:value-type="float">
            <text:p>814.2</text:p>
          </table:table-cell>
          <table:table-cell table:formula="of:=IF([.C82]&lt;tempgate;heatpersecond;[.B82])" office:value-type="float" office:value="1.36088910109425" calcext:value-type="float">
            <text:p>1.36088910109425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3]-[.A83])/Divider)" office:value-type="float" office:value="1.31552613105777" calcext:value-type="float">
            <text:p>1.31552613105777</text:p>
          </table:table-cell>
          <table:table-cell table:formula="of:=MIN([.C82]+[.D82];[.A83])" office:value-type="float" office:value="815.534216068267" calcext:value-type="float">
            <text:p>815.5</text:p>
          </table:table-cell>
          <table:table-cell table:formula="of:=IF([.C83]&lt;tempgate;heatpersecond;[.B83])" office:value-type="float" office:value="1.31552613105777" calcext:value-type="float">
            <text:p>1.31552613105777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4]-[.A84])/Divider)" office:value-type="float" office:value="1.27167526002251" calcext:value-type="float">
            <text:p>1.27167526002251</text:p>
          </table:table-cell>
          <table:table-cell table:formula="of:=MIN([.C83]+[.D83];[.A84])" office:value-type="float" office:value="816.849742199325" calcext:value-type="float">
            <text:p>816.8</text:p>
          </table:table-cell>
          <table:table-cell table:formula="of:=IF([.C84]&lt;tempgate;heatpersecond;[.B84])" office:value-type="float" office:value="1.27167526002251" calcext:value-type="float">
            <text:p>1.2716752600225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5]-[.A85])/Divider)" office:value-type="float" office:value="1.22928608468843" calcext:value-type="float">
            <text:p>1.22928608468843</text:p>
          </table:table-cell>
          <table:table-cell table:formula="of:=MIN([.C84]+[.D84];[.A85])" office:value-type="float" office:value="818.121417459347" calcext:value-type="float">
            <text:p>818.1</text:p>
          </table:table-cell>
          <table:table-cell table:formula="of:=IF([.C85]&lt;tempgate;heatpersecond;[.B85])" office:value-type="float" office:value="1.22928608468843" calcext:value-type="float">
            <text:p>1.22928608468843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6]-[.A86])/Divider)" office:value-type="float" office:value="1.18830988186548" calcext:value-type="float">
            <text:p>1.18830988186548</text:p>
          </table:table-cell>
          <table:table-cell table:formula="of:=MIN([.C85]+[.D85];[.A86])" office:value-type="float" office:value="819.350703544036" calcext:value-type="float">
            <text:p>819.4</text:p>
          </table:table-cell>
          <table:table-cell table:formula="of:=IF([.C86]&lt;tempgate;heatpersecond;[.B86])" office:value-type="float" office:value="1.18830988186548" calcext:value-type="float">
            <text:p>1.18830988186548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7]-[.A87])/Divider)" office:value-type="float" office:value="1.14869955246996" calcext:value-type="float">
            <text:p>1.14869955246996</text:p>
          </table:table-cell>
          <table:table-cell table:formula="of:=MIN([.C86]+[.D86];[.A87])" office:value-type="float" office:value="820.539013425901" calcext:value-type="float">
            <text:p>820.5</text:p>
          </table:table-cell>
          <table:table-cell table:formula="of:=IF([.C87]&lt;tempgate;heatpersecond;[.B87])" office:value-type="float" office:value="1.14869955246996" calcext:value-type="float">
            <text:p>1.14869955246996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8]-[.A88])/Divider)" office:value-type="float" office:value="1.11040956738763" calcext:value-type="float">
            <text:p>1.11040956738763</text:p>
          </table:table-cell>
          <table:table-cell table:formula="of:=MIN([.C87]+[.D87];[.A88])" office:value-type="float" office:value="821.687712978371" calcext:value-type="float">
            <text:p>821.7</text:p>
          </table:table-cell>
          <table:table-cell table:formula="of:=IF([.C88]&lt;tempgate;heatpersecond;[.B88])" office:value-type="float" office:value="1.11040956738763" calcext:value-type="float">
            <text:p>1.11040956738763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9]-[.A89])/Divider)" office:value-type="float" office:value="1.07339591514138" calcext:value-type="float">
            <text:p>1.07339591514138</text:p>
          </table:table-cell>
          <table:table-cell table:formula="of:=MIN([.C88]+[.D88];[.A89])" office:value-type="float" office:value="822.798122545759" calcext:value-type="float">
            <text:p>822.8</text:p>
          </table:table-cell>
          <table:table-cell table:formula="of:=IF([.C89]&lt;tempgate;heatpersecond;[.B89])" office:value-type="float" office:value="1.07339591514138" calcext:value-type="float">
            <text:p>1.07339591514138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0]-[.A90])/Divider)" office:value-type="float" office:value="1.03761605130333" calcext:value-type="float">
            <text:p>1.03761605130333</text:p>
          </table:table-cell>
          <table:table-cell table:formula="of:=MIN([.C89]+[.D89];[.A90])" office:value-type="float" office:value="823.8715184609" calcext:value-type="float">
            <text:p>823.9</text:p>
          </table:table-cell>
          <table:table-cell table:formula="of:=IF([.C90]&lt;tempgate;heatpersecond;[.B90])" office:value-type="float" office:value="1.03761605130333" calcext:value-type="float">
            <text:p>1.03761605130333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1]-[.A91])/Divider)" office:value-type="float" office:value="1.00302884959322" calcext:value-type="float">
            <text:p>1.00302884959322</text:p>
          </table:table-cell>
          <table:table-cell table:formula="of:=MIN([.C90]+[.D90];[.A91])" office:value-type="float" office:value="824.909134512203" calcext:value-type="float">
            <text:p>824.9</text:p>
          </table:table-cell>
          <table:table-cell table:formula="of:=IF([.C91]&lt;tempgate;heatpersecond;[.B91])" office:value-type="float" office:value="1.00302884959322" calcext:value-type="float">
            <text:p>1.00302884959322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2]-[.A92])/Divider)" office:value-type="float" office:value="1" calcext:value-type="float">
            <text:p>1</text:p>
          </table:table-cell>
          <table:table-cell table:formula="of:=MIN([.C91]+[.D91];[.A92])" office:value-type="float" office:value="825" calcext:value-type="float">
            <text:p>825.0</text:p>
          </table:table-cell>
          <table:table-cell table:formula="of:=IF([.C92]&lt;tempgate;heatpersecond;[.B9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3]-[.A93])/Divider)" office:value-type="float" office:value="1" calcext:value-type="float">
            <text:p>1</text:p>
          </table:table-cell>
          <table:table-cell table:formula="of:=MIN([.C92]+[.D92];[.A93])" office:value-type="float" office:value="825" calcext:value-type="float">
            <text:p>825.0</text:p>
          </table:table-cell>
          <table:table-cell table:formula="of:=IF([.C93]&lt;tempgate;heatpersecond;[.B9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4]-[.A94])/Divider)" office:value-type="float" office:value="1" calcext:value-type="float">
            <text:p>1</text:p>
          </table:table-cell>
          <table:table-cell table:formula="of:=MIN([.C93]+[.D93];[.A94])" office:value-type="float" office:value="825" calcext:value-type="float">
            <text:p>825.0</text:p>
          </table:table-cell>
          <table:table-cell table:formula="of:=IF([.C94]&lt;tempgate;heatpersecond;[.B9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5]-[.A95])/Divider)" office:value-type="float" office:value="1" calcext:value-type="float">
            <text:p>1</text:p>
          </table:table-cell>
          <table:table-cell table:formula="of:=MIN([.C94]+[.D94];[.A95])" office:value-type="float" office:value="825" calcext:value-type="float">
            <text:p>825.0</text:p>
          </table:table-cell>
          <table:table-cell table:formula="of:=IF([.C95]&lt;tempgate;heatpersecond;[.B9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6]-[.A96])/Divider)" office:value-type="float" office:value="1" calcext:value-type="float">
            <text:p>1</text:p>
          </table:table-cell>
          <table:table-cell table:formula="of:=MIN([.C95]+[.D95];[.A96])" office:value-type="float" office:value="825" calcext:value-type="float">
            <text:p>825.0</text:p>
          </table:table-cell>
          <table:table-cell table:formula="of:=IF([.C96]&lt;tempgate;heatpersecond;[.B9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7]-[.A97])/Divider)" office:value-type="float" office:value="1" calcext:value-type="float">
            <text:p>1</text:p>
          </table:table-cell>
          <table:table-cell table:formula="of:=MIN([.C96]+[.D96];[.A97])" office:value-type="float" office:value="825" calcext:value-type="float">
            <text:p>825.0</text:p>
          </table:table-cell>
          <table:table-cell table:formula="of:=IF([.C97]&lt;tempgate;heatpersecond;[.B9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8]-[.A98])/Divider)" office:value-type="float" office:value="1" calcext:value-type="float">
            <text:p>1</text:p>
          </table:table-cell>
          <table:table-cell table:formula="of:=MIN([.C97]+[.D97];[.A98])" office:value-type="float" office:value="825" calcext:value-type="float">
            <text:p>825.0</text:p>
          </table:table-cell>
          <table:table-cell table:formula="of:=IF([.C98]&lt;tempgate;heatpersecond;[.B9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9]-[.A99])/Divider)" office:value-type="float" office:value="1" calcext:value-type="float">
            <text:p>1</text:p>
          </table:table-cell>
          <table:table-cell table:formula="of:=MIN([.C98]+[.D98];[.A99])" office:value-type="float" office:value="825" calcext:value-type="float">
            <text:p>825.0</text:p>
          </table:table-cell>
          <table:table-cell table:formula="of:=IF([.C99]&lt;tempgate;heatpersecond;[.B9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00]-[.A100])/Divider)" office:value-type="float" office:value="1" calcext:value-type="float">
            <text:p>1</text:p>
          </table:table-cell>
          <table:table-cell table:formula="of:=MIN([.C99]+[.D99];[.A100])" office:value-type="float" office:value="825" calcext:value-type="float">
            <text:p>825.0</text:p>
          </table:table-cell>
          <table:table-cell table:formula="of:=IF([.C100]&lt;tempgate;heatpersecond;[.B10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01]-[.A101])/Divider)" office:value-type="float" office:value="1" calcext:value-type="float">
            <text:p>1</text:p>
          </table:table-cell>
          <table:table-cell table:formula="of:=MIN([.C100]+[.D100];[.A101])" office:value-type="float" office:value="825" calcext:value-type="float">
            <text:p>825.0</text:p>
          </table:table-cell>
          <table:table-cell table:formula="of:=IF([.C101]&lt;tempgate;heatpersecond;[.B10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02]-[.A102])/Divider)" office:value-type="float" office:value="1" calcext:value-type="float">
            <text:p>1</text:p>
          </table:table-cell>
          <table:table-cell table:formula="of:=MIN([.C101]+[.D101];[.A102])" office:value-type="float" office:value="825" calcext:value-type="float">
            <text:p>825.0</text:p>
          </table:table-cell>
          <table:table-cell table:formula="of:=IF([.C102]&lt;tempgate;heatpersecond;[.B10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03]-[.A103])/Divider)" office:value-type="float" office:value="1" calcext:value-type="float">
            <text:p>1</text:p>
          </table:table-cell>
          <table:table-cell table:formula="of:=MIN([.C102]+[.D102];[.A103])" office:value-type="float" office:value="825" calcext:value-type="float">
            <text:p>825.0</text:p>
          </table:table-cell>
          <table:table-cell table:formula="of:=IF([.C103]&lt;tempgate;heatpersecond;[.B10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04]-[.A104])/Divider)" office:value-type="float" office:value="1" calcext:value-type="float">
            <text:p>1</text:p>
          </table:table-cell>
          <table:table-cell table:formula="of:=MIN([.C103]+[.D103];[.A104])" office:value-type="float" office:value="825" calcext:value-type="float">
            <text:p>825.0</text:p>
          </table:table-cell>
          <table:table-cell table:formula="of:=IF([.C104]&lt;tempgate;heatpersecond;[.B10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05]-[.A105])/Divider)" office:value-type="float" office:value="1" calcext:value-type="float">
            <text:p>1</text:p>
          </table:table-cell>
          <table:table-cell table:formula="of:=MIN([.C104]+[.D104];[.A105])" office:value-type="float" office:value="825" calcext:value-type="float">
            <text:p>825.0</text:p>
          </table:table-cell>
          <table:table-cell table:formula="of:=IF([.C105]&lt;tempgate;heatpersecond;[.B10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06]-[.A106])/Divider)" office:value-type="float" office:value="1" calcext:value-type="float">
            <text:p>1</text:p>
          </table:table-cell>
          <table:table-cell table:formula="of:=MIN([.C105]+[.D105];[.A106])" office:value-type="float" office:value="825" calcext:value-type="float">
            <text:p>825.0</text:p>
          </table:table-cell>
          <table:table-cell table:formula="of:=IF([.C106]&lt;tempgate;heatpersecond;[.B10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07]-[.A107])/Divider)" office:value-type="float" office:value="1" calcext:value-type="float">
            <text:p>1</text:p>
          </table:table-cell>
          <table:table-cell table:formula="of:=MIN([.C106]+[.D106];[.A107])" office:value-type="float" office:value="825" calcext:value-type="float">
            <text:p>825.0</text:p>
          </table:table-cell>
          <table:table-cell table:formula="of:=IF([.C107]&lt;tempgate;heatpersecond;[.B10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08]-[.A108])/Divider)" office:value-type="float" office:value="1" calcext:value-type="float">
            <text:p>1</text:p>
          </table:table-cell>
          <table:table-cell table:formula="of:=MIN([.C107]+[.D107];[.A108])" office:value-type="float" office:value="825" calcext:value-type="float">
            <text:p>825.0</text:p>
          </table:table-cell>
          <table:table-cell table:formula="of:=IF([.C108]&lt;tempgate;heatpersecond;[.B10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09]-[.A109])/Divider)" office:value-type="float" office:value="1" calcext:value-type="float">
            <text:p>1</text:p>
          </table:table-cell>
          <table:table-cell table:formula="of:=MIN([.C108]+[.D108];[.A109])" office:value-type="float" office:value="825" calcext:value-type="float">
            <text:p>825.0</text:p>
          </table:table-cell>
          <table:table-cell table:formula="of:=IF([.C109]&lt;tempgate;heatpersecond;[.B10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10]-[.A110])/Divider)" office:value-type="float" office:value="1" calcext:value-type="float">
            <text:p>1</text:p>
          </table:table-cell>
          <table:table-cell table:formula="of:=MIN([.C109]+[.D109];[.A110])" office:value-type="float" office:value="825" calcext:value-type="float">
            <text:p>825.0</text:p>
          </table:table-cell>
          <table:table-cell table:formula="of:=IF([.C110]&lt;tempgate;heatpersecond;[.B11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11]-[.A111])/Divider)" office:value-type="float" office:value="1" calcext:value-type="float">
            <text:p>1</text:p>
          </table:table-cell>
          <table:table-cell table:formula="of:=MIN([.C110]+[.D110];[.A111])" office:value-type="float" office:value="825" calcext:value-type="float">
            <text:p>825.0</text:p>
          </table:table-cell>
          <table:table-cell table:formula="of:=IF([.C111]&lt;tempgate;heatpersecond;[.B11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12]-[.A112])/Divider)" office:value-type="float" office:value="1" calcext:value-type="float">
            <text:p>1</text:p>
          </table:table-cell>
          <table:table-cell table:formula="of:=MIN([.C111]+[.D111];[.A112])" office:value-type="float" office:value="825" calcext:value-type="float">
            <text:p>825.0</text:p>
          </table:table-cell>
          <table:table-cell table:formula="of:=IF([.C112]&lt;tempgate;heatpersecond;[.B11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13]-[.A113])/Divider)" office:value-type="float" office:value="1" calcext:value-type="float">
            <text:p>1</text:p>
          </table:table-cell>
          <table:table-cell table:formula="of:=MIN([.C112]+[.D112];[.A113])" office:value-type="float" office:value="825" calcext:value-type="float">
            <text:p>825.0</text:p>
          </table:table-cell>
          <table:table-cell table:formula="of:=IF([.C113]&lt;tempgate;heatpersecond;[.B11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14]-[.A114])/Divider)" office:value-type="float" office:value="1" calcext:value-type="float">
            <text:p>1</text:p>
          </table:table-cell>
          <table:table-cell table:formula="of:=MIN([.C113]+[.D113];[.A114])" office:value-type="float" office:value="825" calcext:value-type="float">
            <text:p>825.0</text:p>
          </table:table-cell>
          <table:table-cell table:formula="of:=IF([.C114]&lt;tempgate;heatpersecond;[.B11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15]-[.A115])/Divider)" office:value-type="float" office:value="1" calcext:value-type="float">
            <text:p>1</text:p>
          </table:table-cell>
          <table:table-cell table:formula="of:=MIN([.C114]+[.D114];[.A115])" office:value-type="float" office:value="825" calcext:value-type="float">
            <text:p>825.0</text:p>
          </table:table-cell>
          <table:table-cell table:formula="of:=IF([.C115]&lt;tempgate;heatpersecond;[.B11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16]-[.A116])/Divider)" office:value-type="float" office:value="1" calcext:value-type="float">
            <text:p>1</text:p>
          </table:table-cell>
          <table:table-cell table:formula="of:=MIN([.C115]+[.D115];[.A116])" office:value-type="float" office:value="825" calcext:value-type="float">
            <text:p>825.0</text:p>
          </table:table-cell>
          <table:table-cell table:formula="of:=IF([.C116]&lt;tempgate;heatpersecond;[.B11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17]-[.A117])/Divider)" office:value-type="float" office:value="1" calcext:value-type="float">
            <text:p>1</text:p>
          </table:table-cell>
          <table:table-cell table:formula="of:=MIN([.C116]+[.D116];[.A117])" office:value-type="float" office:value="825" calcext:value-type="float">
            <text:p>825.0</text:p>
          </table:table-cell>
          <table:table-cell table:formula="of:=IF([.C117]&lt;tempgate;heatpersecond;[.B11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18]-[.A118])/Divider)" office:value-type="float" office:value="1" calcext:value-type="float">
            <text:p>1</text:p>
          </table:table-cell>
          <table:table-cell table:formula="of:=MIN([.C117]+[.D117];[.A118])" office:value-type="float" office:value="825" calcext:value-type="float">
            <text:p>825.0</text:p>
          </table:table-cell>
          <table:table-cell table:formula="of:=IF([.C118]&lt;tempgate;heatpersecond;[.B11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19]-[.A119])/Divider)" office:value-type="float" office:value="1" calcext:value-type="float">
            <text:p>1</text:p>
          </table:table-cell>
          <table:table-cell table:formula="of:=MIN([.C118]+[.D118];[.A119])" office:value-type="float" office:value="825" calcext:value-type="float">
            <text:p>825.0</text:p>
          </table:table-cell>
          <table:table-cell table:formula="of:=IF([.C119]&lt;tempgate;heatpersecond;[.B11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20]-[.A120])/Divider)" office:value-type="float" office:value="1" calcext:value-type="float">
            <text:p>1</text:p>
          </table:table-cell>
          <table:table-cell table:formula="of:=MIN([.C119]+[.D119];[.A120])" office:value-type="float" office:value="825" calcext:value-type="float">
            <text:p>825.0</text:p>
          </table:table-cell>
          <table:table-cell table:formula="of:=IF([.C120]&lt;tempgate;heatpersecond;[.B12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21]-[.A121])/Divider)" office:value-type="float" office:value="1" calcext:value-type="float">
            <text:p>1</text:p>
          </table:table-cell>
          <table:table-cell table:formula="of:=MIN([.C120]+[.D120];[.A121])" office:value-type="float" office:value="825" calcext:value-type="float">
            <text:p>825.0</text:p>
          </table:table-cell>
          <table:table-cell table:formula="of:=IF([.C121]&lt;tempgate;heatpersecond;[.B12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22]-[.A122])/Divider)" office:value-type="float" office:value="1" calcext:value-type="float">
            <text:p>1</text:p>
          </table:table-cell>
          <table:table-cell table:formula="of:=MIN([.C121]+[.D121];[.A122])" office:value-type="float" office:value="825" calcext:value-type="float">
            <text:p>825.0</text:p>
          </table:table-cell>
          <table:table-cell table:formula="of:=IF([.C122]&lt;tempgate;heatpersecond;[.B12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23]-[.A123])/Divider)" office:value-type="float" office:value="1" calcext:value-type="float">
            <text:p>1</text:p>
          </table:table-cell>
          <table:table-cell table:formula="of:=MIN([.C122]+[.D122];[.A123])" office:value-type="float" office:value="825" calcext:value-type="float">
            <text:p>825.0</text:p>
          </table:table-cell>
          <table:table-cell table:formula="of:=IF([.C123]&lt;tempgate;heatpersecond;[.B12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24]-[.A124])/Divider)" office:value-type="float" office:value="1" calcext:value-type="float">
            <text:p>1</text:p>
          </table:table-cell>
          <table:table-cell table:formula="of:=MIN([.C123]+[.D123];[.A124])" office:value-type="float" office:value="825" calcext:value-type="float">
            <text:p>825.0</text:p>
          </table:table-cell>
          <table:table-cell table:formula="of:=IF([.C124]&lt;tempgate;heatpersecond;[.B12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25]-[.A125])/Divider)" office:value-type="float" office:value="1" calcext:value-type="float">
            <text:p>1</text:p>
          </table:table-cell>
          <table:table-cell table:formula="of:=MIN([.C124]+[.D124];[.A125])" office:value-type="float" office:value="825" calcext:value-type="float">
            <text:p>825.0</text:p>
          </table:table-cell>
          <table:table-cell table:formula="of:=IF([.C125]&lt;tempgate;heatpersecond;[.B12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26]-[.A126])/Divider)" office:value-type="float" office:value="1" calcext:value-type="float">
            <text:p>1</text:p>
          </table:table-cell>
          <table:table-cell table:formula="of:=MIN([.C125]+[.D125];[.A126])" office:value-type="float" office:value="825" calcext:value-type="float">
            <text:p>825.0</text:p>
          </table:table-cell>
          <table:table-cell table:formula="of:=IF([.C126]&lt;tempgate;heatpersecond;[.B12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27]-[.A127])/Divider)" office:value-type="float" office:value="1" calcext:value-type="float">
            <text:p>1</text:p>
          </table:table-cell>
          <table:table-cell table:formula="of:=MIN([.C126]+[.D126];[.A127])" office:value-type="float" office:value="825" calcext:value-type="float">
            <text:p>825.0</text:p>
          </table:table-cell>
          <table:table-cell table:formula="of:=IF([.C127]&lt;tempgate;heatpersecond;[.B12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28]-[.A128])/Divider)" office:value-type="float" office:value="1" calcext:value-type="float">
            <text:p>1</text:p>
          </table:table-cell>
          <table:table-cell table:formula="of:=MIN([.C127]+[.D127];[.A128])" office:value-type="float" office:value="825" calcext:value-type="float">
            <text:p>825.0</text:p>
          </table:table-cell>
          <table:table-cell table:formula="of:=IF([.C128]&lt;tempgate;heatpersecond;[.B12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29]-[.A129])/Divider)" office:value-type="float" office:value="1" calcext:value-type="float">
            <text:p>1</text:p>
          </table:table-cell>
          <table:table-cell table:formula="of:=MIN([.C128]+[.D128];[.A129])" office:value-type="float" office:value="825" calcext:value-type="float">
            <text:p>825.0</text:p>
          </table:table-cell>
          <table:table-cell table:formula="of:=IF([.C129]&lt;tempgate;heatpersecond;[.B12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30]-[.A130])/Divider)" office:value-type="float" office:value="1" calcext:value-type="float">
            <text:p>1</text:p>
          </table:table-cell>
          <table:table-cell table:formula="of:=MIN([.C129]+[.D129];[.A130])" office:value-type="float" office:value="825" calcext:value-type="float">
            <text:p>825.0</text:p>
          </table:table-cell>
          <table:table-cell table:formula="of:=IF([.C130]&lt;tempgate;heatpersecond;[.B13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31]-[.A131])/Divider)" office:value-type="float" office:value="1" calcext:value-type="float">
            <text:p>1</text:p>
          </table:table-cell>
          <table:table-cell table:formula="of:=MIN([.C130]+[.D130];[.A131])" office:value-type="float" office:value="825" calcext:value-type="float">
            <text:p>825.0</text:p>
          </table:table-cell>
          <table:table-cell table:formula="of:=IF([.C131]&lt;tempgate;heatpersecond;[.B13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32]-[.A132])/Divider)" office:value-type="float" office:value="1" calcext:value-type="float">
            <text:p>1</text:p>
          </table:table-cell>
          <table:table-cell table:formula="of:=MIN([.C131]+[.D131];[.A132])" office:value-type="float" office:value="825" calcext:value-type="float">
            <text:p>825.0</text:p>
          </table:table-cell>
          <table:table-cell table:formula="of:=IF([.C132]&lt;tempgate;heatpersecond;[.B13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33]-[.A133])/Divider)" office:value-type="float" office:value="1" calcext:value-type="float">
            <text:p>1</text:p>
          </table:table-cell>
          <table:table-cell table:formula="of:=MIN([.C132]+[.D132];[.A133])" office:value-type="float" office:value="825" calcext:value-type="float">
            <text:p>825.0</text:p>
          </table:table-cell>
          <table:table-cell table:formula="of:=IF([.C133]&lt;tempgate;heatpersecond;[.B13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34]-[.A134])/Divider)" office:value-type="float" office:value="1" calcext:value-type="float">
            <text:p>1</text:p>
          </table:table-cell>
          <table:table-cell table:formula="of:=MIN([.C133]+[.D133];[.A134])" office:value-type="float" office:value="825" calcext:value-type="float">
            <text:p>825.0</text:p>
          </table:table-cell>
          <table:table-cell table:formula="of:=IF([.C134]&lt;tempgate;heatpersecond;[.B13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35]-[.A135])/Divider)" office:value-type="float" office:value="1" calcext:value-type="float">
            <text:p>1</text:p>
          </table:table-cell>
          <table:table-cell table:formula="of:=MIN([.C134]+[.D134];[.A135])" office:value-type="float" office:value="825" calcext:value-type="float">
            <text:p>825.0</text:p>
          </table:table-cell>
          <table:table-cell table:formula="of:=IF([.C135]&lt;tempgate;heatpersecond;[.B13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36]-[.A136])/Divider)" office:value-type="float" office:value="1" calcext:value-type="float">
            <text:p>1</text:p>
          </table:table-cell>
          <table:table-cell table:formula="of:=MIN([.C135]+[.D135];[.A136])" office:value-type="float" office:value="825" calcext:value-type="float">
            <text:p>825.0</text:p>
          </table:table-cell>
          <table:table-cell table:formula="of:=IF([.C136]&lt;tempgate;heatpersecond;[.B13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37]-[.A137])/Divider)" office:value-type="float" office:value="1" calcext:value-type="float">
            <text:p>1</text:p>
          </table:table-cell>
          <table:table-cell table:formula="of:=MIN([.C136]+[.D136];[.A137])" office:value-type="float" office:value="825" calcext:value-type="float">
            <text:p>825.0</text:p>
          </table:table-cell>
          <table:table-cell table:formula="of:=IF([.C137]&lt;tempgate;heatpersecond;[.B13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38]-[.A138])/Divider)" office:value-type="float" office:value="1" calcext:value-type="float">
            <text:p>1</text:p>
          </table:table-cell>
          <table:table-cell table:formula="of:=MIN([.C137]+[.D137];[.A138])" office:value-type="float" office:value="825" calcext:value-type="float">
            <text:p>825.0</text:p>
          </table:table-cell>
          <table:table-cell table:formula="of:=IF([.C138]&lt;tempgate;heatpersecond;[.B13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39]-[.A139])/Divider)" office:value-type="float" office:value="1" calcext:value-type="float">
            <text:p>1</text:p>
          </table:table-cell>
          <table:table-cell table:formula="of:=MIN([.C138]+[.D138];[.A139])" office:value-type="float" office:value="825" calcext:value-type="float">
            <text:p>825.0</text:p>
          </table:table-cell>
          <table:table-cell table:formula="of:=IF([.C139]&lt;tempgate;heatpersecond;[.B13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40]-[.A140])/Divider)" office:value-type="float" office:value="1" calcext:value-type="float">
            <text:p>1</text:p>
          </table:table-cell>
          <table:table-cell table:formula="of:=MIN([.C139]+[.D139];[.A140])" office:value-type="float" office:value="825" calcext:value-type="float">
            <text:p>825.0</text:p>
          </table:table-cell>
          <table:table-cell table:formula="of:=IF([.C140]&lt;tempgate;heatpersecond;[.B14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41]-[.A141])/Divider)" office:value-type="float" office:value="1" calcext:value-type="float">
            <text:p>1</text:p>
          </table:table-cell>
          <table:table-cell table:formula="of:=MIN([.C140]+[.D140];[.A141])" office:value-type="float" office:value="825" calcext:value-type="float">
            <text:p>825.0</text:p>
          </table:table-cell>
          <table:table-cell table:formula="of:=IF([.C141]&lt;tempgate;heatpersecond;[.B14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42]-[.A142])/Divider)" office:value-type="float" office:value="1" calcext:value-type="float">
            <text:p>1</text:p>
          </table:table-cell>
          <table:table-cell table:formula="of:=MIN([.C141]+[.D141];[.A142])" office:value-type="float" office:value="825" calcext:value-type="float">
            <text:p>825.0</text:p>
          </table:table-cell>
          <table:table-cell table:formula="of:=IF([.C142]&lt;tempgate;heatpersecond;[.B14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43]-[.A143])/Divider)" office:value-type="float" office:value="1" calcext:value-type="float">
            <text:p>1</text:p>
          </table:table-cell>
          <table:table-cell table:formula="of:=MIN([.C142]+[.D142];[.A143])" office:value-type="float" office:value="825" calcext:value-type="float">
            <text:p>825.0</text:p>
          </table:table-cell>
          <table:table-cell table:formula="of:=IF([.C143]&lt;tempgate;heatpersecond;[.B14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44]-[.A144])/Divider)" office:value-type="float" office:value="1" calcext:value-type="float">
            <text:p>1</text:p>
          </table:table-cell>
          <table:table-cell table:formula="of:=MIN([.C143]+[.D143];[.A144])" office:value-type="float" office:value="825" calcext:value-type="float">
            <text:p>825.0</text:p>
          </table:table-cell>
          <table:table-cell table:formula="of:=IF([.C144]&lt;tempgate;heatpersecond;[.B14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45]-[.A145])/Divider)" office:value-type="float" office:value="1" calcext:value-type="float">
            <text:p>1</text:p>
          </table:table-cell>
          <table:table-cell table:formula="of:=MIN([.C144]+[.D144];[.A145])" office:value-type="float" office:value="825" calcext:value-type="float">
            <text:p>825.0</text:p>
          </table:table-cell>
          <table:table-cell table:formula="of:=IF([.C145]&lt;tempgate;heatpersecond;[.B14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46]-[.A146])/Divider)" office:value-type="float" office:value="1" calcext:value-type="float">
            <text:p>1</text:p>
          </table:table-cell>
          <table:table-cell table:formula="of:=MIN([.C145]+[.D145];[.A146])" office:value-type="float" office:value="825" calcext:value-type="float">
            <text:p>825.0</text:p>
          </table:table-cell>
          <table:table-cell table:formula="of:=IF([.C146]&lt;tempgate;heatpersecond;[.B14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47]-[.A147])/Divider)" office:value-type="float" office:value="1" calcext:value-type="float">
            <text:p>1</text:p>
          </table:table-cell>
          <table:table-cell table:formula="of:=MIN([.C146]+[.D146];[.A147])" office:value-type="float" office:value="825" calcext:value-type="float">
            <text:p>825.0</text:p>
          </table:table-cell>
          <table:table-cell table:formula="of:=IF([.C147]&lt;tempgate;heatpersecond;[.B14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48]-[.A148])/Divider)" office:value-type="float" office:value="1" calcext:value-type="float">
            <text:p>1</text:p>
          </table:table-cell>
          <table:table-cell table:formula="of:=MIN([.C147]+[.D147];[.A148])" office:value-type="float" office:value="825" calcext:value-type="float">
            <text:p>825.0</text:p>
          </table:table-cell>
          <table:table-cell table:formula="of:=IF([.C148]&lt;tempgate;heatpersecond;[.B14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49]-[.A149])/Divider)" office:value-type="float" office:value="1" calcext:value-type="float">
            <text:p>1</text:p>
          </table:table-cell>
          <table:table-cell table:formula="of:=MIN([.C148]+[.D148];[.A149])" office:value-type="float" office:value="825" calcext:value-type="float">
            <text:p>825.0</text:p>
          </table:table-cell>
          <table:table-cell table:formula="of:=IF([.C149]&lt;tempgate;heatpersecond;[.B14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50]-[.A150])/Divider)" office:value-type="float" office:value="1" calcext:value-type="float">
            <text:p>1</text:p>
          </table:table-cell>
          <table:table-cell table:formula="of:=MIN([.C149]+[.D149];[.A150])" office:value-type="float" office:value="825" calcext:value-type="float">
            <text:p>825.0</text:p>
          </table:table-cell>
          <table:table-cell table:formula="of:=IF([.C150]&lt;tempgate;heatpersecond;[.B15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51]-[.A151])/Divider)" office:value-type="float" office:value="1" calcext:value-type="float">
            <text:p>1</text:p>
          </table:table-cell>
          <table:table-cell table:formula="of:=MIN([.C150]+[.D150];[.A151])" office:value-type="float" office:value="825" calcext:value-type="float">
            <text:p>825.0</text:p>
          </table:table-cell>
          <table:table-cell table:formula="of:=IF([.C151]&lt;tempgate;heatpersecond;[.B15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52]-[.A152])/Divider)" office:value-type="float" office:value="1" calcext:value-type="float">
            <text:p>1</text:p>
          </table:table-cell>
          <table:table-cell table:formula="of:=MIN([.C151]+[.D151];[.A152])" office:value-type="float" office:value="825" calcext:value-type="float">
            <text:p>825.0</text:p>
          </table:table-cell>
          <table:table-cell table:formula="of:=IF([.C152]&lt;tempgate;heatpersecond;[.B15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53]-[.A153])/Divider)" office:value-type="float" office:value="1" calcext:value-type="float">
            <text:p>1</text:p>
          </table:table-cell>
          <table:table-cell table:formula="of:=MIN([.C152]+[.D152];[.A153])" office:value-type="float" office:value="825" calcext:value-type="float">
            <text:p>825.0</text:p>
          </table:table-cell>
          <table:table-cell table:formula="of:=IF([.C153]&lt;tempgate;heatpersecond;[.B15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54]-[.A154])/Divider)" office:value-type="float" office:value="1" calcext:value-type="float">
            <text:p>1</text:p>
          </table:table-cell>
          <table:table-cell table:formula="of:=MIN([.C153]+[.D153];[.A154])" office:value-type="float" office:value="825" calcext:value-type="float">
            <text:p>825.0</text:p>
          </table:table-cell>
          <table:table-cell table:formula="of:=IF([.C154]&lt;tempgate;heatpersecond;[.B15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55]-[.A155])/Divider)" office:value-type="float" office:value="1" calcext:value-type="float">
            <text:p>1</text:p>
          </table:table-cell>
          <table:table-cell table:formula="of:=MIN([.C154]+[.D154];[.A155])" office:value-type="float" office:value="825" calcext:value-type="float">
            <text:p>825.0</text:p>
          </table:table-cell>
          <table:table-cell table:formula="of:=IF([.C155]&lt;tempgate;heatpersecond;[.B15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56]-[.A156])/Divider)" office:value-type="float" office:value="1" calcext:value-type="float">
            <text:p>1</text:p>
          </table:table-cell>
          <table:table-cell table:formula="of:=MIN([.C155]+[.D155];[.A156])" office:value-type="float" office:value="825" calcext:value-type="float">
            <text:p>825.0</text:p>
          </table:table-cell>
          <table:table-cell table:formula="of:=IF([.C156]&lt;tempgate;heatpersecond;[.B15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57]-[.A157])/Divider)" office:value-type="float" office:value="1" calcext:value-type="float">
            <text:p>1</text:p>
          </table:table-cell>
          <table:table-cell table:formula="of:=MIN([.C156]+[.D156];[.A157])" office:value-type="float" office:value="825" calcext:value-type="float">
            <text:p>825.0</text:p>
          </table:table-cell>
          <table:table-cell table:formula="of:=IF([.C157]&lt;tempgate;heatpersecond;[.B15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58]-[.A158])/Divider)" office:value-type="float" office:value="1" calcext:value-type="float">
            <text:p>1</text:p>
          </table:table-cell>
          <table:table-cell table:formula="of:=MIN([.C157]+[.D157];[.A158])" office:value-type="float" office:value="825" calcext:value-type="float">
            <text:p>825.0</text:p>
          </table:table-cell>
          <table:table-cell table:formula="of:=IF([.C158]&lt;tempgate;heatpersecond;[.B15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59]-[.A159])/Divider)" office:value-type="float" office:value="1" calcext:value-type="float">
            <text:p>1</text:p>
          </table:table-cell>
          <table:table-cell table:formula="of:=MIN([.C158]+[.D158];[.A159])" office:value-type="float" office:value="825" calcext:value-type="float">
            <text:p>825.0</text:p>
          </table:table-cell>
          <table:table-cell table:formula="of:=IF([.C159]&lt;tempgate;heatpersecond;[.B15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60]-[.A160])/Divider)" office:value-type="float" office:value="1" calcext:value-type="float">
            <text:p>1</text:p>
          </table:table-cell>
          <table:table-cell table:formula="of:=MIN([.C159]+[.D159];[.A160])" office:value-type="float" office:value="825" calcext:value-type="float">
            <text:p>825.0</text:p>
          </table:table-cell>
          <table:table-cell table:formula="of:=IF([.C160]&lt;tempgate;heatpersecond;[.B16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61]-[.A161])/Divider)" office:value-type="float" office:value="1" calcext:value-type="float">
            <text:p>1</text:p>
          </table:table-cell>
          <table:table-cell table:formula="of:=MIN([.C160]+[.D160];[.A161])" office:value-type="float" office:value="825" calcext:value-type="float">
            <text:p>825.0</text:p>
          </table:table-cell>
          <table:table-cell table:formula="of:=IF([.C161]&lt;tempgate;heatpersecond;[.B16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62]-[.A162])/Divider)" office:value-type="float" office:value="1" calcext:value-type="float">
            <text:p>1</text:p>
          </table:table-cell>
          <table:table-cell table:formula="of:=MIN([.C161]+[.D161];[.A162])" office:value-type="float" office:value="825" calcext:value-type="float">
            <text:p>825.0</text:p>
          </table:table-cell>
          <table:table-cell table:formula="of:=IF([.C162]&lt;tempgate;heatpersecond;[.B16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63]-[.A163])/Divider)" office:value-type="float" office:value="1" calcext:value-type="float">
            <text:p>1</text:p>
          </table:table-cell>
          <table:table-cell table:formula="of:=MIN([.C162]+[.D162];[.A163])" office:value-type="float" office:value="825" calcext:value-type="float">
            <text:p>825.0</text:p>
          </table:table-cell>
          <table:table-cell table:formula="of:=IF([.C163]&lt;tempgate;heatpersecond;[.B16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64]-[.A164])/Divider)" office:value-type="float" office:value="1" calcext:value-type="float">
            <text:p>1</text:p>
          </table:table-cell>
          <table:table-cell table:formula="of:=MIN([.C163]+[.D163];[.A164])" office:value-type="float" office:value="825" calcext:value-type="float">
            <text:p>825.0</text:p>
          </table:table-cell>
          <table:table-cell table:formula="of:=IF([.C164]&lt;tempgate;heatpersecond;[.B16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65]-[.A165])/Divider)" office:value-type="float" office:value="1" calcext:value-type="float">
            <text:p>1</text:p>
          </table:table-cell>
          <table:table-cell table:formula="of:=MIN([.C164]+[.D164];[.A165])" office:value-type="float" office:value="825" calcext:value-type="float">
            <text:p>825.0</text:p>
          </table:table-cell>
          <table:table-cell table:formula="of:=IF([.C165]&lt;tempgate;heatpersecond;[.B16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66]-[.A166])/Divider)" office:value-type="float" office:value="1" calcext:value-type="float">
            <text:p>1</text:p>
          </table:table-cell>
          <table:table-cell table:formula="of:=MIN([.C165]+[.D165];[.A166])" office:value-type="float" office:value="825" calcext:value-type="float">
            <text:p>825.0</text:p>
          </table:table-cell>
          <table:table-cell table:formula="of:=IF([.C166]&lt;tempgate;heatpersecond;[.B16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67]-[.A167])/Divider)" office:value-type="float" office:value="1" calcext:value-type="float">
            <text:p>1</text:p>
          </table:table-cell>
          <table:table-cell table:formula="of:=MIN([.C166]+[.D166];[.A167])" office:value-type="float" office:value="825" calcext:value-type="float">
            <text:p>825.0</text:p>
          </table:table-cell>
          <table:table-cell table:formula="of:=IF([.C167]&lt;tempgate;heatpersecond;[.B16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68]-[.A168])/Divider)" office:value-type="float" office:value="1" calcext:value-type="float">
            <text:p>1</text:p>
          </table:table-cell>
          <table:table-cell table:formula="of:=MIN([.C167]+[.D167];[.A168])" office:value-type="float" office:value="825" calcext:value-type="float">
            <text:p>825.0</text:p>
          </table:table-cell>
          <table:table-cell table:formula="of:=IF([.C168]&lt;tempgate;heatpersecond;[.B16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69]-[.A169])/Divider)" office:value-type="float" office:value="1" calcext:value-type="float">
            <text:p>1</text:p>
          </table:table-cell>
          <table:table-cell table:formula="of:=MIN([.C168]+[.D168];[.A169])" office:value-type="float" office:value="825" calcext:value-type="float">
            <text:p>825.0</text:p>
          </table:table-cell>
          <table:table-cell table:formula="of:=IF([.C169]&lt;tempgate;heatpersecond;[.B16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70]-[.A170])/Divider)" office:value-type="float" office:value="1" calcext:value-type="float">
            <text:p>1</text:p>
          </table:table-cell>
          <table:table-cell table:formula="of:=MIN([.C169]+[.D169];[.A170])" office:value-type="float" office:value="825" calcext:value-type="float">
            <text:p>825.0</text:p>
          </table:table-cell>
          <table:table-cell table:formula="of:=IF([.C170]&lt;tempgate;heatpersecond;[.B17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71]-[.A171])/Divider)" office:value-type="float" office:value="1" calcext:value-type="float">
            <text:p>1</text:p>
          </table:table-cell>
          <table:table-cell table:formula="of:=MIN([.C170]+[.D170];[.A171])" office:value-type="float" office:value="825" calcext:value-type="float">
            <text:p>825.0</text:p>
          </table:table-cell>
          <table:table-cell table:formula="of:=IF([.C171]&lt;tempgate;heatpersecond;[.B17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72]-[.A172])/Divider)" office:value-type="float" office:value="1" calcext:value-type="float">
            <text:p>1</text:p>
          </table:table-cell>
          <table:table-cell table:formula="of:=MIN([.C171]+[.D171];[.A172])" office:value-type="float" office:value="825" calcext:value-type="float">
            <text:p>825.0</text:p>
          </table:table-cell>
          <table:table-cell table:formula="of:=IF([.C172]&lt;tempgate;heatpersecond;[.B17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73]-[.A173])/Divider)" office:value-type="float" office:value="1" calcext:value-type="float">
            <text:p>1</text:p>
          </table:table-cell>
          <table:table-cell table:formula="of:=MIN([.C172]+[.D172];[.A173])" office:value-type="float" office:value="825" calcext:value-type="float">
            <text:p>825.0</text:p>
          </table:table-cell>
          <table:table-cell table:formula="of:=IF([.C173]&lt;tempgate;heatpersecond;[.B17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74]-[.A174])/Divider)" office:value-type="float" office:value="1" calcext:value-type="float">
            <text:p>1</text:p>
          </table:table-cell>
          <table:table-cell table:formula="of:=MIN([.C173]+[.D173];[.A174])" office:value-type="float" office:value="825" calcext:value-type="float">
            <text:p>825.0</text:p>
          </table:table-cell>
          <table:table-cell table:formula="of:=IF([.C174]&lt;tempgate;heatpersecond;[.B17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75]-[.A175])/Divider)" office:value-type="float" office:value="1" calcext:value-type="float">
            <text:p>1</text:p>
          </table:table-cell>
          <table:table-cell table:formula="of:=MIN([.C174]+[.D174];[.A175])" office:value-type="float" office:value="825" calcext:value-type="float">
            <text:p>825.0</text:p>
          </table:table-cell>
          <table:table-cell table:formula="of:=IF([.C175]&lt;tempgate;heatpersecond;[.B17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76]-[.A176])/Divider)" office:value-type="float" office:value="1" calcext:value-type="float">
            <text:p>1</text:p>
          </table:table-cell>
          <table:table-cell table:formula="of:=MIN([.C175]+[.D175];[.A176])" office:value-type="float" office:value="825" calcext:value-type="float">
            <text:p>825.0</text:p>
          </table:table-cell>
          <table:table-cell table:formula="of:=IF([.C176]&lt;tempgate;heatpersecond;[.B17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77]-[.A177])/Divider)" office:value-type="float" office:value="1" calcext:value-type="float">
            <text:p>1</text:p>
          </table:table-cell>
          <table:table-cell table:formula="of:=MIN([.C176]+[.D176];[.A177])" office:value-type="float" office:value="825" calcext:value-type="float">
            <text:p>825.0</text:p>
          </table:table-cell>
          <table:table-cell table:formula="of:=IF([.C177]&lt;tempgate;heatpersecond;[.B17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78]-[.A178])/Divider)" office:value-type="float" office:value="1" calcext:value-type="float">
            <text:p>1</text:p>
          </table:table-cell>
          <table:table-cell table:formula="of:=MIN([.C177]+[.D177];[.A178])" office:value-type="float" office:value="825" calcext:value-type="float">
            <text:p>825.0</text:p>
          </table:table-cell>
          <table:table-cell table:formula="of:=IF([.C178]&lt;tempgate;heatpersecond;[.B17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79]-[.A179])/Divider)" office:value-type="float" office:value="1" calcext:value-type="float">
            <text:p>1</text:p>
          </table:table-cell>
          <table:table-cell table:formula="of:=MIN([.C178]+[.D178];[.A179])" office:value-type="float" office:value="825" calcext:value-type="float">
            <text:p>825.0</text:p>
          </table:table-cell>
          <table:table-cell table:formula="of:=IF([.C179]&lt;tempgate;heatpersecond;[.B17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80]-[.A180])/Divider)" office:value-type="float" office:value="1" calcext:value-type="float">
            <text:p>1</text:p>
          </table:table-cell>
          <table:table-cell table:formula="of:=MIN([.C179]+[.D179];[.A180])" office:value-type="float" office:value="825" calcext:value-type="float">
            <text:p>825.0</text:p>
          </table:table-cell>
          <table:table-cell table:formula="of:=IF([.C180]&lt;tempgate;heatpersecond;[.B18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81]-[.A181])/Divider)" office:value-type="float" office:value="1" calcext:value-type="float">
            <text:p>1</text:p>
          </table:table-cell>
          <table:table-cell table:formula="of:=MIN([.C180]+[.D180];[.A181])" office:value-type="float" office:value="825" calcext:value-type="float">
            <text:p>825.0</text:p>
          </table:table-cell>
          <table:table-cell table:formula="of:=IF([.C181]&lt;tempgate;heatpersecond;[.B18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82]-[.A182])/Divider)" office:value-type="float" office:value="1" calcext:value-type="float">
            <text:p>1</text:p>
          </table:table-cell>
          <table:table-cell table:formula="of:=MIN([.C181]+[.D181];[.A182])" office:value-type="float" office:value="825" calcext:value-type="float">
            <text:p>825.0</text:p>
          </table:table-cell>
          <table:table-cell table:formula="of:=IF([.C182]&lt;tempgate;heatpersecond;[.B18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83]-[.A183])/Divider)" office:value-type="float" office:value="1" calcext:value-type="float">
            <text:p>1</text:p>
          </table:table-cell>
          <table:table-cell table:formula="of:=MIN([.C182]+[.D182];[.A183])" office:value-type="float" office:value="825" calcext:value-type="float">
            <text:p>825.0</text:p>
          </table:table-cell>
          <table:table-cell table:formula="of:=IF([.C183]&lt;tempgate;heatpersecond;[.B18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84]-[.A184])/Divider)" office:value-type="float" office:value="1" calcext:value-type="float">
            <text:p>1</text:p>
          </table:table-cell>
          <table:table-cell table:formula="of:=MIN([.C183]+[.D183];[.A184])" office:value-type="float" office:value="825" calcext:value-type="float">
            <text:p>825.0</text:p>
          </table:table-cell>
          <table:table-cell table:formula="of:=IF([.C184]&lt;tempgate;heatpersecond;[.B18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85]-[.A185])/Divider)" office:value-type="float" office:value="1" calcext:value-type="float">
            <text:p>1</text:p>
          </table:table-cell>
          <table:table-cell table:formula="of:=MIN([.C184]+[.D184];[.A185])" office:value-type="float" office:value="825" calcext:value-type="float">
            <text:p>825.0</text:p>
          </table:table-cell>
          <table:table-cell table:formula="of:=IF([.C185]&lt;tempgate;heatpersecond;[.B18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86]-[.A186])/Divider)" office:value-type="float" office:value="1" calcext:value-type="float">
            <text:p>1</text:p>
          </table:table-cell>
          <table:table-cell table:formula="of:=MIN([.C185]+[.D185];[.A186])" office:value-type="float" office:value="825" calcext:value-type="float">
            <text:p>825.0</text:p>
          </table:table-cell>
          <table:table-cell table:formula="of:=IF([.C186]&lt;tempgate;heatpersecond;[.B18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87]-[.A187])/Divider)" office:value-type="float" office:value="1" calcext:value-type="float">
            <text:p>1</text:p>
          </table:table-cell>
          <table:table-cell table:formula="of:=MIN([.C186]+[.D186];[.A187])" office:value-type="float" office:value="825" calcext:value-type="float">
            <text:p>825.0</text:p>
          </table:table-cell>
          <table:table-cell table:formula="of:=IF([.C187]&lt;tempgate;heatpersecond;[.B18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88]-[.A188])/Divider)" office:value-type="float" office:value="1" calcext:value-type="float">
            <text:p>1</text:p>
          </table:table-cell>
          <table:table-cell table:formula="of:=MIN([.C187]+[.D187];[.A188])" office:value-type="float" office:value="825" calcext:value-type="float">
            <text:p>825.0</text:p>
          </table:table-cell>
          <table:table-cell table:formula="of:=IF([.C188]&lt;tempgate;heatpersecond;[.B18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89]-[.A189])/Divider)" office:value-type="float" office:value="1" calcext:value-type="float">
            <text:p>1</text:p>
          </table:table-cell>
          <table:table-cell table:formula="of:=MIN([.C188]+[.D188];[.A189])" office:value-type="float" office:value="825" calcext:value-type="float">
            <text:p>825.0</text:p>
          </table:table-cell>
          <table:table-cell table:formula="of:=IF([.C189]&lt;tempgate;heatpersecond;[.B18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90]-[.A190])/Divider)" office:value-type="float" office:value="1" calcext:value-type="float">
            <text:p>1</text:p>
          </table:table-cell>
          <table:table-cell table:formula="of:=MIN([.C189]+[.D189];[.A190])" office:value-type="float" office:value="825" calcext:value-type="float">
            <text:p>825.0</text:p>
          </table:table-cell>
          <table:table-cell table:formula="of:=IF([.C190]&lt;tempgate;heatpersecond;[.B19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91]-[.A191])/Divider)" office:value-type="float" office:value="1" calcext:value-type="float">
            <text:p>1</text:p>
          </table:table-cell>
          <table:table-cell table:formula="of:=MIN([.C190]+[.D190];[.A191])" office:value-type="float" office:value="825" calcext:value-type="float">
            <text:p>825.0</text:p>
          </table:table-cell>
          <table:table-cell table:formula="of:=IF([.C191]&lt;tempgate;heatpersecond;[.B19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92]-[.A192])/Divider)" office:value-type="float" office:value="1" calcext:value-type="float">
            <text:p>1</text:p>
          </table:table-cell>
          <table:table-cell table:formula="of:=MIN([.C191]+[.D191];[.A192])" office:value-type="float" office:value="825" calcext:value-type="float">
            <text:p>825.0</text:p>
          </table:table-cell>
          <table:table-cell table:formula="of:=IF([.C192]&lt;tempgate;heatpersecond;[.B19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93]-[.A193])/Divider)" office:value-type="float" office:value="1" calcext:value-type="float">
            <text:p>1</text:p>
          </table:table-cell>
          <table:table-cell table:formula="of:=MIN([.C192]+[.D192];[.A193])" office:value-type="float" office:value="825" calcext:value-type="float">
            <text:p>825.0</text:p>
          </table:table-cell>
          <table:table-cell table:formula="of:=IF([.C193]&lt;tempgate;heatpersecond;[.B19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94]-[.A194])/Divider)" office:value-type="float" office:value="1" calcext:value-type="float">
            <text:p>1</text:p>
          </table:table-cell>
          <table:table-cell table:formula="of:=MIN([.C193]+[.D193];[.A194])" office:value-type="float" office:value="825" calcext:value-type="float">
            <text:p>825.0</text:p>
          </table:table-cell>
          <table:table-cell table:formula="of:=IF([.C194]&lt;tempgate;heatpersecond;[.B19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95]-[.A195])/Divider)" office:value-type="float" office:value="1" calcext:value-type="float">
            <text:p>1</text:p>
          </table:table-cell>
          <table:table-cell table:formula="of:=MIN([.C194]+[.D194];[.A195])" office:value-type="float" office:value="825" calcext:value-type="float">
            <text:p>825.0</text:p>
          </table:table-cell>
          <table:table-cell table:formula="of:=IF([.C195]&lt;tempgate;heatpersecond;[.B19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96]-[.A196])/Divider)" office:value-type="float" office:value="1" calcext:value-type="float">
            <text:p>1</text:p>
          </table:table-cell>
          <table:table-cell table:formula="of:=MIN([.C195]+[.D195];[.A196])" office:value-type="float" office:value="825" calcext:value-type="float">
            <text:p>825.0</text:p>
          </table:table-cell>
          <table:table-cell table:formula="of:=IF([.C196]&lt;tempgate;heatpersecond;[.B19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97]-[.A197])/Divider)" office:value-type="float" office:value="1" calcext:value-type="float">
            <text:p>1</text:p>
          </table:table-cell>
          <table:table-cell table:formula="of:=MIN([.C196]+[.D196];[.A197])" office:value-type="float" office:value="825" calcext:value-type="float">
            <text:p>825.0</text:p>
          </table:table-cell>
          <table:table-cell table:formula="of:=IF([.C197]&lt;tempgate;heatpersecond;[.B19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98]-[.A198])/Divider)" office:value-type="float" office:value="1" calcext:value-type="float">
            <text:p>1</text:p>
          </table:table-cell>
          <table:table-cell table:formula="of:=MIN([.C197]+[.D197];[.A198])" office:value-type="float" office:value="825" calcext:value-type="float">
            <text:p>825.0</text:p>
          </table:table-cell>
          <table:table-cell table:formula="of:=IF([.C198]&lt;tempgate;heatpersecond;[.B19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99]-[.A199])/Divider)" office:value-type="float" office:value="1" calcext:value-type="float">
            <text:p>1</text:p>
          </table:table-cell>
          <table:table-cell table:formula="of:=MIN([.C198]+[.D198];[.A199])" office:value-type="float" office:value="825" calcext:value-type="float">
            <text:p>825.0</text:p>
          </table:table-cell>
          <table:table-cell table:formula="of:=IF([.C199]&lt;tempgate;heatpersecond;[.B19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00]-[.A200])/Divider)" office:value-type="float" office:value="1" calcext:value-type="float">
            <text:p>1</text:p>
          </table:table-cell>
          <table:table-cell table:formula="of:=MIN([.C199]+[.D199];[.A200])" office:value-type="float" office:value="825" calcext:value-type="float">
            <text:p>825.0</text:p>
          </table:table-cell>
          <table:table-cell table:formula="of:=IF([.C200]&lt;tempgate;heatpersecond;[.B20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01]-[.A201])/Divider)" office:value-type="float" office:value="1" calcext:value-type="float">
            <text:p>1</text:p>
          </table:table-cell>
          <table:table-cell table:formula="of:=MIN([.C200]+[.D200];[.A201])" office:value-type="float" office:value="825" calcext:value-type="float">
            <text:p>825.0</text:p>
          </table:table-cell>
          <table:table-cell table:formula="of:=IF([.C201]&lt;tempgate;heatpersecond;[.B20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02]-[.A202])/Divider)" office:value-type="float" office:value="1" calcext:value-type="float">
            <text:p>1</text:p>
          </table:table-cell>
          <table:table-cell table:formula="of:=MIN([.C201]+[.D201];[.A202])" office:value-type="float" office:value="825" calcext:value-type="float">
            <text:p>825.0</text:p>
          </table:table-cell>
          <table:table-cell table:formula="of:=IF([.C202]&lt;tempgate;heatpersecond;[.B20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03]-[.A203])/Divider)" office:value-type="float" office:value="1" calcext:value-type="float">
            <text:p>1</text:p>
          </table:table-cell>
          <table:table-cell table:formula="of:=MIN([.C202]+[.D202];[.A203])" office:value-type="float" office:value="825" calcext:value-type="float">
            <text:p>825.0</text:p>
          </table:table-cell>
          <table:table-cell table:formula="of:=IF([.C203]&lt;tempgate;heatpersecond;[.B20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04]-[.A204])/Divider)" office:value-type="float" office:value="1" calcext:value-type="float">
            <text:p>1</text:p>
          </table:table-cell>
          <table:table-cell table:formula="of:=MIN([.C203]+[.D203];[.A204])" office:value-type="float" office:value="825" calcext:value-type="float">
            <text:p>825.0</text:p>
          </table:table-cell>
          <table:table-cell table:formula="of:=IF([.C204]&lt;tempgate;heatpersecond;[.B20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05]-[.A205])/Divider)" office:value-type="float" office:value="1" calcext:value-type="float">
            <text:p>1</text:p>
          </table:table-cell>
          <table:table-cell table:formula="of:=MIN([.C204]+[.D204];[.A205])" office:value-type="float" office:value="825" calcext:value-type="float">
            <text:p>825.0</text:p>
          </table:table-cell>
          <table:table-cell table:formula="of:=IF([.C205]&lt;tempgate;heatpersecond;[.B20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06]-[.A206])/Divider)" office:value-type="float" office:value="1" calcext:value-type="float">
            <text:p>1</text:p>
          </table:table-cell>
          <table:table-cell table:formula="of:=MIN([.C205]+[.D205];[.A206])" office:value-type="float" office:value="825" calcext:value-type="float">
            <text:p>825.0</text:p>
          </table:table-cell>
          <table:table-cell table:formula="of:=IF([.C206]&lt;tempgate;heatpersecond;[.B20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07]-[.A207])/Divider)" office:value-type="float" office:value="1" calcext:value-type="float">
            <text:p>1</text:p>
          </table:table-cell>
          <table:table-cell table:formula="of:=MIN([.C206]+[.D206];[.A207])" office:value-type="float" office:value="825" calcext:value-type="float">
            <text:p>825.0</text:p>
          </table:table-cell>
          <table:table-cell table:formula="of:=IF([.C207]&lt;tempgate;heatpersecond;[.B20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08]-[.A208])/Divider)" office:value-type="float" office:value="1" calcext:value-type="float">
            <text:p>1</text:p>
          </table:table-cell>
          <table:table-cell table:formula="of:=MIN([.C207]+[.D207];[.A208])" office:value-type="float" office:value="825" calcext:value-type="float">
            <text:p>825.0</text:p>
          </table:table-cell>
          <table:table-cell table:formula="of:=IF([.C208]&lt;tempgate;heatpersecond;[.B20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09]-[.A209])/Divider)" office:value-type="float" office:value="1" calcext:value-type="float">
            <text:p>1</text:p>
          </table:table-cell>
          <table:table-cell table:formula="of:=MIN([.C208]+[.D208];[.A209])" office:value-type="float" office:value="825" calcext:value-type="float">
            <text:p>825.0</text:p>
          </table:table-cell>
          <table:table-cell table:formula="of:=IF([.C209]&lt;tempgate;heatpersecond;[.B20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10]-[.A210])/Divider)" office:value-type="float" office:value="1" calcext:value-type="float">
            <text:p>1</text:p>
          </table:table-cell>
          <table:table-cell table:formula="of:=MIN([.C209]+[.D209];[.A210])" office:value-type="float" office:value="825" calcext:value-type="float">
            <text:p>825.0</text:p>
          </table:table-cell>
          <table:table-cell table:formula="of:=IF([.C210]&lt;tempgate;heatpersecond;[.B21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11]-[.A211])/Divider)" office:value-type="float" office:value="1" calcext:value-type="float">
            <text:p>1</text:p>
          </table:table-cell>
          <table:table-cell table:formula="of:=MIN([.C210]+[.D210];[.A211])" office:value-type="float" office:value="825" calcext:value-type="float">
            <text:p>825.0</text:p>
          </table:table-cell>
          <table:table-cell table:formula="of:=IF([.C211]&lt;tempgate;heatpersecond;[.B21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12]-[.A212])/Divider)" office:value-type="float" office:value="1" calcext:value-type="float">
            <text:p>1</text:p>
          </table:table-cell>
          <table:table-cell table:formula="of:=MIN([.C211]+[.D211];[.A212])" office:value-type="float" office:value="825" calcext:value-type="float">
            <text:p>825.0</text:p>
          </table:table-cell>
          <table:table-cell table:formula="of:=IF([.C212]&lt;tempgate;heatpersecond;[.B21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13]-[.A213])/Divider)" office:value-type="float" office:value="1" calcext:value-type="float">
            <text:p>1</text:p>
          </table:table-cell>
          <table:table-cell table:formula="of:=MIN([.C212]+[.D212];[.A213])" office:value-type="float" office:value="825" calcext:value-type="float">
            <text:p>825.0</text:p>
          </table:table-cell>
          <table:table-cell table:formula="of:=IF([.C213]&lt;tempgate;heatpersecond;[.B21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14]-[.A214])/Divider)" office:value-type="float" office:value="1" calcext:value-type="float">
            <text:p>1</text:p>
          </table:table-cell>
          <table:table-cell table:formula="of:=MIN([.C213]+[.D213];[.A214])" office:value-type="float" office:value="825" calcext:value-type="float">
            <text:p>825.0</text:p>
          </table:table-cell>
          <table:table-cell table:formula="of:=IF([.C214]&lt;tempgate;heatpersecond;[.B21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15]-[.A215])/Divider)" office:value-type="float" office:value="1" calcext:value-type="float">
            <text:p>1</text:p>
          </table:table-cell>
          <table:table-cell table:formula="of:=MIN([.C214]+[.D214];[.A215])" office:value-type="float" office:value="825" calcext:value-type="float">
            <text:p>825.0</text:p>
          </table:table-cell>
          <table:table-cell table:formula="of:=IF([.C215]&lt;tempgate;heatpersecond;[.B21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16]-[.A216])/Divider)" office:value-type="float" office:value="1" calcext:value-type="float">
            <text:p>1</text:p>
          </table:table-cell>
          <table:table-cell table:formula="of:=MIN([.C215]+[.D215];[.A216])" office:value-type="float" office:value="825" calcext:value-type="float">
            <text:p>825.0</text:p>
          </table:table-cell>
          <table:table-cell table:formula="of:=IF([.C216]&lt;tempgate;heatpersecond;[.B21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17]-[.A217])/Divider)" office:value-type="float" office:value="1" calcext:value-type="float">
            <text:p>1</text:p>
          </table:table-cell>
          <table:table-cell table:formula="of:=MIN([.C216]+[.D216];[.A217])" office:value-type="float" office:value="825" calcext:value-type="float">
            <text:p>825.0</text:p>
          </table:table-cell>
          <table:table-cell table:formula="of:=IF([.C217]&lt;tempgate;heatpersecond;[.B21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18]-[.A218])/Divider)" office:value-type="float" office:value="1" calcext:value-type="float">
            <text:p>1</text:p>
          </table:table-cell>
          <table:table-cell table:formula="of:=MIN([.C217]+[.D217];[.A218])" office:value-type="float" office:value="825" calcext:value-type="float">
            <text:p>825.0</text:p>
          </table:table-cell>
          <table:table-cell table:formula="of:=IF([.C218]&lt;tempgate;heatpersecond;[.B21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19]-[.A219])/Divider)" office:value-type="float" office:value="1" calcext:value-type="float">
            <text:p>1</text:p>
          </table:table-cell>
          <table:table-cell table:formula="of:=MIN([.C218]+[.D218];[.A219])" office:value-type="float" office:value="825" calcext:value-type="float">
            <text:p>825.0</text:p>
          </table:table-cell>
          <table:table-cell table:formula="of:=IF([.C219]&lt;tempgate;heatpersecond;[.B21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20]-[.A220])/Divider)" office:value-type="float" office:value="1" calcext:value-type="float">
            <text:p>1</text:p>
          </table:table-cell>
          <table:table-cell table:formula="of:=MIN([.C219]+[.D219];[.A220])" office:value-type="float" office:value="825" calcext:value-type="float">
            <text:p>825.0</text:p>
          </table:table-cell>
          <table:table-cell table:formula="of:=IF([.C220]&lt;tempgate;heatpersecond;[.B22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21]-[.A221])/Divider)" office:value-type="float" office:value="1" calcext:value-type="float">
            <text:p>1</text:p>
          </table:table-cell>
          <table:table-cell table:formula="of:=MIN([.C220]+[.D220];[.A221])" office:value-type="float" office:value="825" calcext:value-type="float">
            <text:p>825.0</text:p>
          </table:table-cell>
          <table:table-cell table:formula="of:=IF([.C221]&lt;tempgate;heatpersecond;[.B22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22]-[.A222])/Divider)" office:value-type="float" office:value="1" calcext:value-type="float">
            <text:p>1</text:p>
          </table:table-cell>
          <table:table-cell table:formula="of:=MIN([.C221]+[.D221];[.A222])" office:value-type="float" office:value="825" calcext:value-type="float">
            <text:p>825.0</text:p>
          </table:table-cell>
          <table:table-cell table:formula="of:=IF([.C222]&lt;tempgate;heatpersecond;[.B22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23]-[.A223])/Divider)" office:value-type="float" office:value="1" calcext:value-type="float">
            <text:p>1</text:p>
          </table:table-cell>
          <table:table-cell table:formula="of:=MIN([.C222]+[.D222];[.A223])" office:value-type="float" office:value="825" calcext:value-type="float">
            <text:p>825.0</text:p>
          </table:table-cell>
          <table:table-cell table:formula="of:=IF([.C223]&lt;tempgate;heatpersecond;[.B22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24]-[.A224])/Divider)" office:value-type="float" office:value="1" calcext:value-type="float">
            <text:p>1</text:p>
          </table:table-cell>
          <table:table-cell table:formula="of:=MIN([.C223]+[.D223];[.A224])" office:value-type="float" office:value="825" calcext:value-type="float">
            <text:p>825.0</text:p>
          </table:table-cell>
          <table:table-cell table:formula="of:=IF([.C224]&lt;tempgate;heatpersecond;[.B22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25]-[.A225])/Divider)" office:value-type="float" office:value="1" calcext:value-type="float">
            <text:p>1</text:p>
          </table:table-cell>
          <table:table-cell table:formula="of:=MIN([.C224]+[.D224];[.A225])" office:value-type="float" office:value="825" calcext:value-type="float">
            <text:p>825.0</text:p>
          </table:table-cell>
          <table:table-cell table:formula="of:=IF([.C225]&lt;tempgate;heatpersecond;[.B22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26]-[.A226])/Divider)" office:value-type="float" office:value="1" calcext:value-type="float">
            <text:p>1</text:p>
          </table:table-cell>
          <table:table-cell table:formula="of:=MIN([.C225]+[.D225];[.A226])" office:value-type="float" office:value="825" calcext:value-type="float">
            <text:p>825.0</text:p>
          </table:table-cell>
          <table:table-cell table:formula="of:=IF([.C226]&lt;tempgate;heatpersecond;[.B22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27]-[.A227])/Divider)" office:value-type="float" office:value="1" calcext:value-type="float">
            <text:p>1</text:p>
          </table:table-cell>
          <table:table-cell table:formula="of:=MIN([.C226]+[.D226];[.A227])" office:value-type="float" office:value="825" calcext:value-type="float">
            <text:p>825.0</text:p>
          </table:table-cell>
          <table:table-cell table:formula="of:=IF([.C227]&lt;tempgate;heatpersecond;[.B22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28]-[.A228])/Divider)" office:value-type="float" office:value="1" calcext:value-type="float">
            <text:p>1</text:p>
          </table:table-cell>
          <table:table-cell table:formula="of:=MIN([.C227]+[.D227];[.A228])" office:value-type="float" office:value="825" calcext:value-type="float">
            <text:p>825.0</text:p>
          </table:table-cell>
          <table:table-cell table:formula="of:=IF([.C228]&lt;tempgate;heatpersecond;[.B22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29]-[.A229])/Divider)" office:value-type="float" office:value="1" calcext:value-type="float">
            <text:p>1</text:p>
          </table:table-cell>
          <table:table-cell table:formula="of:=MIN([.C228]+[.D228];[.A229])" office:value-type="float" office:value="825" calcext:value-type="float">
            <text:p>825.0</text:p>
          </table:table-cell>
          <table:table-cell table:formula="of:=IF([.C229]&lt;tempgate;heatpersecond;[.B22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30]-[.A230])/Divider)" office:value-type="float" office:value="1" calcext:value-type="float">
            <text:p>1</text:p>
          </table:table-cell>
          <table:table-cell table:formula="of:=MIN([.C229]+[.D229];[.A230])" office:value-type="float" office:value="825" calcext:value-type="float">
            <text:p>825.0</text:p>
          </table:table-cell>
          <table:table-cell table:formula="of:=IF([.C230]&lt;tempgate;heatpersecond;[.B23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31]-[.A231])/Divider)" office:value-type="float" office:value="1" calcext:value-type="float">
            <text:p>1</text:p>
          </table:table-cell>
          <table:table-cell table:formula="of:=MIN([.C230]+[.D230];[.A231])" office:value-type="float" office:value="825" calcext:value-type="float">
            <text:p>825.0</text:p>
          </table:table-cell>
          <table:table-cell table:formula="of:=IF([.C231]&lt;tempgate;heatpersecond;[.B23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32]-[.A232])/Divider)" office:value-type="float" office:value="1" calcext:value-type="float">
            <text:p>1</text:p>
          </table:table-cell>
          <table:table-cell table:formula="of:=MIN([.C231]+[.D231];[.A232])" office:value-type="float" office:value="825" calcext:value-type="float">
            <text:p>825.0</text:p>
          </table:table-cell>
          <table:table-cell table:formula="of:=IF([.C232]&lt;tempgate;heatpersecond;[.B23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33]-[.A233])/Divider)" office:value-type="float" office:value="1" calcext:value-type="float">
            <text:p>1</text:p>
          </table:table-cell>
          <table:table-cell table:formula="of:=MIN([.C232]+[.D232];[.A233])" office:value-type="float" office:value="825" calcext:value-type="float">
            <text:p>825.0</text:p>
          </table:table-cell>
          <table:table-cell table:formula="of:=IF([.C233]&lt;tempgate;heatpersecond;[.B23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34]-[.A234])/Divider)" office:value-type="float" office:value="1" calcext:value-type="float">
            <text:p>1</text:p>
          </table:table-cell>
          <table:table-cell table:formula="of:=MIN([.C233]+[.D233];[.A234])" office:value-type="float" office:value="825" calcext:value-type="float">
            <text:p>825.0</text:p>
          </table:table-cell>
          <table:table-cell table:formula="of:=IF([.C234]&lt;tempgate;heatpersecond;[.B23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35]-[.A235])/Divider)" office:value-type="float" office:value="1" calcext:value-type="float">
            <text:p>1</text:p>
          </table:table-cell>
          <table:table-cell table:formula="of:=MIN([.C234]+[.D234];[.A235])" office:value-type="float" office:value="825" calcext:value-type="float">
            <text:p>825.0</text:p>
          </table:table-cell>
          <table:table-cell table:formula="of:=IF([.C235]&lt;tempgate;heatpersecond;[.B23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36]-[.A236])/Divider)" office:value-type="float" office:value="1" calcext:value-type="float">
            <text:p>1</text:p>
          </table:table-cell>
          <table:table-cell table:formula="of:=MIN([.C235]+[.D235];[.A236])" office:value-type="float" office:value="825" calcext:value-type="float">
            <text:p>825.0</text:p>
          </table:table-cell>
          <table:table-cell table:formula="of:=IF([.C236]&lt;tempgate;heatpersecond;[.B23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37]-[.A237])/Divider)" office:value-type="float" office:value="1" calcext:value-type="float">
            <text:p>1</text:p>
          </table:table-cell>
          <table:table-cell table:formula="of:=MIN([.C236]+[.D236];[.A237])" office:value-type="float" office:value="825" calcext:value-type="float">
            <text:p>825.0</text:p>
          </table:table-cell>
          <table:table-cell table:formula="of:=IF([.C237]&lt;tempgate;heatpersecond;[.B23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38]-[.A238])/Divider)" office:value-type="float" office:value="1" calcext:value-type="float">
            <text:p>1</text:p>
          </table:table-cell>
          <table:table-cell table:formula="of:=MIN([.C237]+[.D237];[.A238])" office:value-type="float" office:value="825" calcext:value-type="float">
            <text:p>825.0</text:p>
          </table:table-cell>
          <table:table-cell table:formula="of:=IF([.C238]&lt;tempgate;heatpersecond;[.B23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39]-[.A239])/Divider)" office:value-type="float" office:value="1" calcext:value-type="float">
            <text:p>1</text:p>
          </table:table-cell>
          <table:table-cell table:formula="of:=MIN([.C238]+[.D238];[.A239])" office:value-type="float" office:value="825" calcext:value-type="float">
            <text:p>825.0</text:p>
          </table:table-cell>
          <table:table-cell table:formula="of:=IF([.C239]&lt;tempgate;heatpersecond;[.B23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40]-[.A240])/Divider)" office:value-type="float" office:value="1" calcext:value-type="float">
            <text:p>1</text:p>
          </table:table-cell>
          <table:table-cell table:formula="of:=MIN([.C239]+[.D239];[.A240])" office:value-type="float" office:value="825" calcext:value-type="float">
            <text:p>825.0</text:p>
          </table:table-cell>
          <table:table-cell table:formula="of:=IF([.C240]&lt;tempgate;heatpersecond;[.B24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41]-[.A241])/Divider)" office:value-type="float" office:value="1" calcext:value-type="float">
            <text:p>1</text:p>
          </table:table-cell>
          <table:table-cell table:formula="of:=MIN([.C240]+[.D240];[.A241])" office:value-type="float" office:value="825" calcext:value-type="float">
            <text:p>825.0</text:p>
          </table:table-cell>
          <table:table-cell table:formula="of:=IF([.C241]&lt;tempgate;heatpersecond;[.B24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42]-[.A242])/Divider)" office:value-type="float" office:value="1" calcext:value-type="float">
            <text:p>1</text:p>
          </table:table-cell>
          <table:table-cell table:formula="of:=MIN([.C241]+[.D241];[.A242])" office:value-type="float" office:value="825" calcext:value-type="float">
            <text:p>825.0</text:p>
          </table:table-cell>
          <table:table-cell table:formula="of:=IF([.C242]&lt;tempgate;heatpersecond;[.B24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43]-[.A243])/Divider)" office:value-type="float" office:value="1" calcext:value-type="float">
            <text:p>1</text:p>
          </table:table-cell>
          <table:table-cell table:formula="of:=MIN([.C242]+[.D242];[.A243])" office:value-type="float" office:value="825" calcext:value-type="float">
            <text:p>825.0</text:p>
          </table:table-cell>
          <table:table-cell table:formula="of:=IF([.C243]&lt;tempgate;heatpersecond;[.B24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44]-[.A244])/Divider)" office:value-type="float" office:value="1" calcext:value-type="float">
            <text:p>1</text:p>
          </table:table-cell>
          <table:table-cell table:formula="of:=MIN([.C243]+[.D243];[.A244])" office:value-type="float" office:value="825" calcext:value-type="float">
            <text:p>825.0</text:p>
          </table:table-cell>
          <table:table-cell table:formula="of:=IF([.C244]&lt;tempgate;heatpersecond;[.B24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45]-[.A245])/Divider)" office:value-type="float" office:value="1" calcext:value-type="float">
            <text:p>1</text:p>
          </table:table-cell>
          <table:table-cell table:formula="of:=MIN([.C244]+[.D244];[.A245])" office:value-type="float" office:value="825" calcext:value-type="float">
            <text:p>825.0</text:p>
          </table:table-cell>
          <table:table-cell table:formula="of:=IF([.C245]&lt;tempgate;heatpersecond;[.B24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46]-[.A246])/Divider)" office:value-type="float" office:value="1" calcext:value-type="float">
            <text:p>1</text:p>
          </table:table-cell>
          <table:table-cell table:formula="of:=MIN([.C245]+[.D245];[.A246])" office:value-type="float" office:value="825" calcext:value-type="float">
            <text:p>825.0</text:p>
          </table:table-cell>
          <table:table-cell table:formula="of:=IF([.C246]&lt;tempgate;heatpersecond;[.B24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47]-[.A247])/Divider)" office:value-type="float" office:value="1" calcext:value-type="float">
            <text:p>1</text:p>
          </table:table-cell>
          <table:table-cell table:formula="of:=MIN([.C246]+[.D246];[.A247])" office:value-type="float" office:value="825" calcext:value-type="float">
            <text:p>825.0</text:p>
          </table:table-cell>
          <table:table-cell table:formula="of:=IF([.C247]&lt;tempgate;heatpersecond;[.B24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48]-[.A248])/Divider)" office:value-type="float" office:value="1" calcext:value-type="float">
            <text:p>1</text:p>
          </table:table-cell>
          <table:table-cell table:formula="of:=MIN([.C247]+[.D247];[.A248])" office:value-type="float" office:value="825" calcext:value-type="float">
            <text:p>825.0</text:p>
          </table:table-cell>
          <table:table-cell table:formula="of:=IF([.C248]&lt;tempgate;heatpersecond;[.B24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49]-[.A249])/Divider)" office:value-type="float" office:value="1" calcext:value-type="float">
            <text:p>1</text:p>
          </table:table-cell>
          <table:table-cell table:formula="of:=MIN([.C248]+[.D248];[.A249])" office:value-type="float" office:value="825" calcext:value-type="float">
            <text:p>825.0</text:p>
          </table:table-cell>
          <table:table-cell table:formula="of:=IF([.C249]&lt;tempgate;heatpersecond;[.B24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50]-[.A250])/Divider)" office:value-type="float" office:value="1" calcext:value-type="float">
            <text:p>1</text:p>
          </table:table-cell>
          <table:table-cell table:formula="of:=MIN([.C249]+[.D249];[.A250])" office:value-type="float" office:value="825" calcext:value-type="float">
            <text:p>825.0</text:p>
          </table:table-cell>
          <table:table-cell table:formula="of:=IF([.C250]&lt;tempgate;heatpersecond;[.B25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51]-[.A251])/Divider)" office:value-type="float" office:value="1" calcext:value-type="float">
            <text:p>1</text:p>
          </table:table-cell>
          <table:table-cell table:formula="of:=MIN([.C250]+[.D250];[.A251])" office:value-type="float" office:value="825" calcext:value-type="float">
            <text:p>825.0</text:p>
          </table:table-cell>
          <table:table-cell table:formula="of:=IF([.C251]&lt;tempgate;heatpersecond;[.B25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52]-[.A252])/Divider)" office:value-type="float" office:value="1" calcext:value-type="float">
            <text:p>1</text:p>
          </table:table-cell>
          <table:table-cell table:formula="of:=MIN([.C251]+[.D251];[.A252])" office:value-type="float" office:value="825" calcext:value-type="float">
            <text:p>825.0</text:p>
          </table:table-cell>
          <table:table-cell table:formula="of:=IF([.C252]&lt;tempgate;heatpersecond;[.B25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53]-[.A253])/Divider)" office:value-type="float" office:value="1" calcext:value-type="float">
            <text:p>1</text:p>
          </table:table-cell>
          <table:table-cell table:formula="of:=MIN([.C252]+[.D252];[.A253])" office:value-type="float" office:value="825" calcext:value-type="float">
            <text:p>825.0</text:p>
          </table:table-cell>
          <table:table-cell table:formula="of:=IF([.C253]&lt;tempgate;heatpersecond;[.B25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54]-[.A254])/Divider)" office:value-type="float" office:value="1" calcext:value-type="float">
            <text:p>1</text:p>
          </table:table-cell>
          <table:table-cell table:formula="of:=MIN([.C253]+[.D253];[.A254])" office:value-type="float" office:value="825" calcext:value-type="float">
            <text:p>825.0</text:p>
          </table:table-cell>
          <table:table-cell table:formula="of:=IF([.C254]&lt;tempgate;heatpersecond;[.B25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55]-[.A255])/Divider)" office:value-type="float" office:value="1" calcext:value-type="float">
            <text:p>1</text:p>
          </table:table-cell>
          <table:table-cell table:formula="of:=MIN([.C254]+[.D254];[.A255])" office:value-type="float" office:value="825" calcext:value-type="float">
            <text:p>825.0</text:p>
          </table:table-cell>
          <table:table-cell table:formula="of:=IF([.C255]&lt;tempgate;heatpersecond;[.B25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56]-[.A256])/Divider)" office:value-type="float" office:value="1" calcext:value-type="float">
            <text:p>1</text:p>
          </table:table-cell>
          <table:table-cell table:formula="of:=MIN([.C255]+[.D255];[.A256])" office:value-type="float" office:value="825" calcext:value-type="float">
            <text:p>825.0</text:p>
          </table:table-cell>
          <table:table-cell table:formula="of:=IF([.C256]&lt;tempgate;heatpersecond;[.B25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57]-[.A257])/Divider)" office:value-type="float" office:value="1" calcext:value-type="float">
            <text:p>1</text:p>
          </table:table-cell>
          <table:table-cell table:formula="of:=MIN([.C256]+[.D256];[.A257])" office:value-type="float" office:value="825" calcext:value-type="float">
            <text:p>825.0</text:p>
          </table:table-cell>
          <table:table-cell table:formula="of:=IF([.C257]&lt;tempgate;heatpersecond;[.B25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58]-[.A258])/Divider)" office:value-type="float" office:value="1" calcext:value-type="float">
            <text:p>1</text:p>
          </table:table-cell>
          <table:table-cell table:formula="of:=MIN([.C257]+[.D257];[.A258])" office:value-type="float" office:value="825" calcext:value-type="float">
            <text:p>825.0</text:p>
          </table:table-cell>
          <table:table-cell table:formula="of:=IF([.C258]&lt;tempgate;heatpersecond;[.B25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59]-[.A259])/Divider)" office:value-type="float" office:value="1" calcext:value-type="float">
            <text:p>1</text:p>
          </table:table-cell>
          <table:table-cell table:formula="of:=MIN([.C258]+[.D258];[.A259])" office:value-type="float" office:value="825" calcext:value-type="float">
            <text:p>825.0</text:p>
          </table:table-cell>
          <table:table-cell table:formula="of:=IF([.C259]&lt;tempgate;heatpersecond;[.B25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60]-[.A260])/Divider)" office:value-type="float" office:value="1" calcext:value-type="float">
            <text:p>1</text:p>
          </table:table-cell>
          <table:table-cell table:formula="of:=MIN([.C259]+[.D259];[.A260])" office:value-type="float" office:value="825" calcext:value-type="float">
            <text:p>825.0</text:p>
          </table:table-cell>
          <table:table-cell table:formula="of:=IF([.C260]&lt;tempgate;heatpersecond;[.B26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61]-[.A261])/Divider)" office:value-type="float" office:value="1" calcext:value-type="float">
            <text:p>1</text:p>
          </table:table-cell>
          <table:table-cell table:formula="of:=MIN([.C260]+[.D260];[.A261])" office:value-type="float" office:value="825" calcext:value-type="float">
            <text:p>825.0</text:p>
          </table:table-cell>
          <table:table-cell table:formula="of:=IF([.C261]&lt;tempgate;heatpersecond;[.B26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62]-[.A262])/Divider)" office:value-type="float" office:value="1" calcext:value-type="float">
            <text:p>1</text:p>
          </table:table-cell>
          <table:table-cell table:formula="of:=MIN([.C261]+[.D261];[.A262])" office:value-type="float" office:value="825" calcext:value-type="float">
            <text:p>825.0</text:p>
          </table:table-cell>
          <table:table-cell table:formula="of:=IF([.C262]&lt;tempgate;heatpersecond;[.B26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63]-[.A263])/Divider)" office:value-type="float" office:value="1" calcext:value-type="float">
            <text:p>1</text:p>
          </table:table-cell>
          <table:table-cell table:formula="of:=MIN([.C262]+[.D262];[.A263])" office:value-type="float" office:value="825" calcext:value-type="float">
            <text:p>825.0</text:p>
          </table:table-cell>
          <table:table-cell table:formula="of:=IF([.C263]&lt;tempgate;heatpersecond;[.B26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64]-[.A264])/Divider)" office:value-type="float" office:value="1" calcext:value-type="float">
            <text:p>1</text:p>
          </table:table-cell>
          <table:table-cell table:formula="of:=MIN([.C263]+[.D263];[.A264])" office:value-type="float" office:value="825" calcext:value-type="float">
            <text:p>825.0</text:p>
          </table:table-cell>
          <table:table-cell table:formula="of:=IF([.C264]&lt;tempgate;heatpersecond;[.B26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65]-[.A265])/Divider)" office:value-type="float" office:value="1" calcext:value-type="float">
            <text:p>1</text:p>
          </table:table-cell>
          <table:table-cell table:formula="of:=MIN([.C264]+[.D264];[.A265])" office:value-type="float" office:value="825" calcext:value-type="float">
            <text:p>825.0</text:p>
          </table:table-cell>
          <table:table-cell table:formula="of:=IF([.C265]&lt;tempgate;heatpersecond;[.B26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66]-[.A266])/Divider)" office:value-type="float" office:value="1" calcext:value-type="float">
            <text:p>1</text:p>
          </table:table-cell>
          <table:table-cell table:formula="of:=MIN([.C265]+[.D265];[.A266])" office:value-type="float" office:value="825" calcext:value-type="float">
            <text:p>825.0</text:p>
          </table:table-cell>
          <table:table-cell table:formula="of:=IF([.C266]&lt;tempgate;heatpersecond;[.B26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67]-[.A267])/Divider)" office:value-type="float" office:value="1" calcext:value-type="float">
            <text:p>1</text:p>
          </table:table-cell>
          <table:table-cell table:formula="of:=MIN([.C266]+[.D266];[.A267])" office:value-type="float" office:value="825" calcext:value-type="float">
            <text:p>825.0</text:p>
          </table:table-cell>
          <table:table-cell table:formula="of:=IF([.C267]&lt;tempgate;heatpersecond;[.B26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68]-[.A268])/Divider)" office:value-type="float" office:value="1" calcext:value-type="float">
            <text:p>1</text:p>
          </table:table-cell>
          <table:table-cell table:formula="of:=MIN([.C267]+[.D267];[.A268])" office:value-type="float" office:value="825" calcext:value-type="float">
            <text:p>825.0</text:p>
          </table:table-cell>
          <table:table-cell table:formula="of:=IF([.C268]&lt;tempgate;heatpersecond;[.B26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69]-[.A269])/Divider)" office:value-type="float" office:value="1" calcext:value-type="float">
            <text:p>1</text:p>
          </table:table-cell>
          <table:table-cell table:formula="of:=MIN([.C268]+[.D268];[.A269])" office:value-type="float" office:value="825" calcext:value-type="float">
            <text:p>825.0</text:p>
          </table:table-cell>
          <table:table-cell table:formula="of:=IF([.C269]&lt;tempgate;heatpersecond;[.B26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70]-[.A270])/Divider)" office:value-type="float" office:value="1" calcext:value-type="float">
            <text:p>1</text:p>
          </table:table-cell>
          <table:table-cell table:formula="of:=MIN([.C269]+[.D269];[.A270])" office:value-type="float" office:value="825" calcext:value-type="float">
            <text:p>825.0</text:p>
          </table:table-cell>
          <table:table-cell table:formula="of:=IF([.C270]&lt;tempgate;heatpersecond;[.B27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71]-[.A271])/Divider)" office:value-type="float" office:value="1" calcext:value-type="float">
            <text:p>1</text:p>
          </table:table-cell>
          <table:table-cell table:formula="of:=MIN([.C270]+[.D270];[.A271])" office:value-type="float" office:value="825" calcext:value-type="float">
            <text:p>825.0</text:p>
          </table:table-cell>
          <table:table-cell table:formula="of:=IF([.C271]&lt;tempgate;heatpersecond;[.B27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72]-[.A272])/Divider)" office:value-type="float" office:value="1" calcext:value-type="float">
            <text:p>1</text:p>
          </table:table-cell>
          <table:table-cell table:formula="of:=MIN([.C271]+[.D271];[.A272])" office:value-type="float" office:value="825" calcext:value-type="float">
            <text:p>825.0</text:p>
          </table:table-cell>
          <table:table-cell table:formula="of:=IF([.C272]&lt;tempgate;heatpersecond;[.B27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73]-[.A273])/Divider)" office:value-type="float" office:value="1" calcext:value-type="float">
            <text:p>1</text:p>
          </table:table-cell>
          <table:table-cell table:formula="of:=MIN([.C272]+[.D272];[.A273])" office:value-type="float" office:value="825" calcext:value-type="float">
            <text:p>825.0</text:p>
          </table:table-cell>
          <table:table-cell table:formula="of:=IF([.C273]&lt;tempgate;heatpersecond;[.B27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74]-[.A274])/Divider)" office:value-type="float" office:value="1" calcext:value-type="float">
            <text:p>1</text:p>
          </table:table-cell>
          <table:table-cell table:formula="of:=MIN([.C273]+[.D273];[.A274])" office:value-type="float" office:value="825" calcext:value-type="float">
            <text:p>825.0</text:p>
          </table:table-cell>
          <table:table-cell table:formula="of:=IF([.C274]&lt;tempgate;heatpersecond;[.B27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75]-[.A275])/Divider)" office:value-type="float" office:value="1" calcext:value-type="float">
            <text:p>1</text:p>
          </table:table-cell>
          <table:table-cell table:formula="of:=MIN([.C274]+[.D274];[.A275])" office:value-type="float" office:value="825" calcext:value-type="float">
            <text:p>825.0</text:p>
          </table:table-cell>
          <table:table-cell table:formula="of:=IF([.C275]&lt;tempgate;heatpersecond;[.B27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76]-[.A276])/Divider)" office:value-type="float" office:value="1" calcext:value-type="float">
            <text:p>1</text:p>
          </table:table-cell>
          <table:table-cell table:formula="of:=MIN([.C275]+[.D275];[.A276])" office:value-type="float" office:value="825" calcext:value-type="float">
            <text:p>825.0</text:p>
          </table:table-cell>
          <table:table-cell table:formula="of:=IF([.C276]&lt;tempgate;heatpersecond;[.B27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77]-[.A277])/Divider)" office:value-type="float" office:value="1" calcext:value-type="float">
            <text:p>1</text:p>
          </table:table-cell>
          <table:table-cell table:formula="of:=MIN([.C276]+[.D276];[.A277])" office:value-type="float" office:value="825" calcext:value-type="float">
            <text:p>825.0</text:p>
          </table:table-cell>
          <table:table-cell table:formula="of:=IF([.C277]&lt;tempgate;heatpersecond;[.B27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78]-[.A278])/Divider)" office:value-type="float" office:value="1" calcext:value-type="float">
            <text:p>1</text:p>
          </table:table-cell>
          <table:table-cell table:formula="of:=MIN([.C277]+[.D277];[.A278])" office:value-type="float" office:value="825" calcext:value-type="float">
            <text:p>825.0</text:p>
          </table:table-cell>
          <table:table-cell table:formula="of:=IF([.C278]&lt;tempgate;heatpersecond;[.B27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79]-[.A279])/Divider)" office:value-type="float" office:value="1" calcext:value-type="float">
            <text:p>1</text:p>
          </table:table-cell>
          <table:table-cell table:formula="of:=MIN([.C278]+[.D278];[.A279])" office:value-type="float" office:value="825" calcext:value-type="float">
            <text:p>825.0</text:p>
          </table:table-cell>
          <table:table-cell table:formula="of:=IF([.C279]&lt;tempgate;heatpersecond;[.B27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80]-[.A280])/Divider)" office:value-type="float" office:value="1" calcext:value-type="float">
            <text:p>1</text:p>
          </table:table-cell>
          <table:table-cell table:formula="of:=MIN([.C279]+[.D279];[.A280])" office:value-type="float" office:value="825" calcext:value-type="float">
            <text:p>825.0</text:p>
          </table:table-cell>
          <table:table-cell table:formula="of:=IF([.C280]&lt;tempgate;heatpersecond;[.B28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81]-[.A281])/Divider)" office:value-type="float" office:value="1" calcext:value-type="float">
            <text:p>1</text:p>
          </table:table-cell>
          <table:table-cell table:formula="of:=MIN([.C280]+[.D280];[.A281])" office:value-type="float" office:value="825" calcext:value-type="float">
            <text:p>825.0</text:p>
          </table:table-cell>
          <table:table-cell table:formula="of:=IF([.C281]&lt;tempgate;heatpersecond;[.B28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82]-[.A282])/Divider)" office:value-type="float" office:value="1" calcext:value-type="float">
            <text:p>1</text:p>
          </table:table-cell>
          <table:table-cell table:formula="of:=MIN([.C281]+[.D281];[.A282])" office:value-type="float" office:value="825" calcext:value-type="float">
            <text:p>825.0</text:p>
          </table:table-cell>
          <table:table-cell table:formula="of:=IF([.C282]&lt;tempgate;heatpersecond;[.B28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83]-[.A283])/Divider)" office:value-type="float" office:value="1" calcext:value-type="float">
            <text:p>1</text:p>
          </table:table-cell>
          <table:table-cell table:formula="of:=MIN([.C282]+[.D282];[.A283])" office:value-type="float" office:value="825" calcext:value-type="float">
            <text:p>825.0</text:p>
          </table:table-cell>
          <table:table-cell table:formula="of:=IF([.C283]&lt;tempgate;heatpersecond;[.B28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84]-[.A284])/Divider)" office:value-type="float" office:value="1" calcext:value-type="float">
            <text:p>1</text:p>
          </table:table-cell>
          <table:table-cell table:formula="of:=MIN([.C283]+[.D283];[.A284])" office:value-type="float" office:value="825" calcext:value-type="float">
            <text:p>825.0</text:p>
          </table:table-cell>
          <table:table-cell table:formula="of:=IF([.C284]&lt;tempgate;heatpersecond;[.B28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85]-[.A285])/Divider)" office:value-type="float" office:value="1" calcext:value-type="float">
            <text:p>1</text:p>
          </table:table-cell>
          <table:table-cell table:formula="of:=MIN([.C284]+[.D284];[.A285])" office:value-type="float" office:value="825" calcext:value-type="float">
            <text:p>825.0</text:p>
          </table:table-cell>
          <table:table-cell table:formula="of:=IF([.C285]&lt;tempgate;heatpersecond;[.B28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86]-[.A286])/Divider)" office:value-type="float" office:value="1" calcext:value-type="float">
            <text:p>1</text:p>
          </table:table-cell>
          <table:table-cell table:formula="of:=MIN([.C285]+[.D285];[.A286])" office:value-type="float" office:value="825" calcext:value-type="float">
            <text:p>825.0</text:p>
          </table:table-cell>
          <table:table-cell table:formula="of:=IF([.C286]&lt;tempgate;heatpersecond;[.B28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87]-[.A287])/Divider)" office:value-type="float" office:value="1" calcext:value-type="float">
            <text:p>1</text:p>
          </table:table-cell>
          <table:table-cell table:formula="of:=MIN([.C286]+[.D286];[.A287])" office:value-type="float" office:value="825" calcext:value-type="float">
            <text:p>825.0</text:p>
          </table:table-cell>
          <table:table-cell table:formula="of:=IF([.C287]&lt;tempgate;heatpersecond;[.B28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88]-[.A288])/Divider)" office:value-type="float" office:value="1" calcext:value-type="float">
            <text:p>1</text:p>
          </table:table-cell>
          <table:table-cell table:formula="of:=MIN([.C287]+[.D287];[.A288])" office:value-type="float" office:value="825" calcext:value-type="float">
            <text:p>825.0</text:p>
          </table:table-cell>
          <table:table-cell table:formula="of:=IF([.C288]&lt;tempgate;heatpersecond;[.B28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89]-[.A289])/Divider)" office:value-type="float" office:value="1" calcext:value-type="float">
            <text:p>1</text:p>
          </table:table-cell>
          <table:table-cell table:formula="of:=MIN([.C288]+[.D288];[.A289])" office:value-type="float" office:value="825" calcext:value-type="float">
            <text:p>825.0</text:p>
          </table:table-cell>
          <table:table-cell table:formula="of:=IF([.C289]&lt;tempgate;heatpersecond;[.B28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90]-[.A290])/Divider)" office:value-type="float" office:value="1" calcext:value-type="float">
            <text:p>1</text:p>
          </table:table-cell>
          <table:table-cell table:formula="of:=MIN([.C289]+[.D289];[.A290])" office:value-type="float" office:value="825" calcext:value-type="float">
            <text:p>825.0</text:p>
          </table:table-cell>
          <table:table-cell table:formula="of:=IF([.C290]&lt;tempgate;heatpersecond;[.B29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91]-[.A291])/Divider)" office:value-type="float" office:value="1" calcext:value-type="float">
            <text:p>1</text:p>
          </table:table-cell>
          <table:table-cell table:formula="of:=MIN([.C290]+[.D290];[.A291])" office:value-type="float" office:value="825" calcext:value-type="float">
            <text:p>825.0</text:p>
          </table:table-cell>
          <table:table-cell table:formula="of:=IF([.C291]&lt;tempgate;heatpersecond;[.B29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92]-[.A292])/Divider)" office:value-type="float" office:value="1" calcext:value-type="float">
            <text:p>1</text:p>
          </table:table-cell>
          <table:table-cell table:formula="of:=MIN([.C291]+[.D291];[.A292])" office:value-type="float" office:value="825" calcext:value-type="float">
            <text:p>825.0</text:p>
          </table:table-cell>
          <table:table-cell table:formula="of:=IF([.C292]&lt;tempgate;heatpersecond;[.B29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93]-[.A293])/Divider)" office:value-type="float" office:value="1" calcext:value-type="float">
            <text:p>1</text:p>
          </table:table-cell>
          <table:table-cell table:formula="of:=MIN([.C292]+[.D292];[.A293])" office:value-type="float" office:value="825" calcext:value-type="float">
            <text:p>825.0</text:p>
          </table:table-cell>
          <table:table-cell table:formula="of:=IF([.C293]&lt;tempgate;heatpersecond;[.B29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94]-[.A294])/Divider)" office:value-type="float" office:value="1" calcext:value-type="float">
            <text:p>1</text:p>
          </table:table-cell>
          <table:table-cell table:formula="of:=MIN([.C293]+[.D293];[.A294])" office:value-type="float" office:value="825" calcext:value-type="float">
            <text:p>825.0</text:p>
          </table:table-cell>
          <table:table-cell table:formula="of:=IF([.C294]&lt;tempgate;heatpersecond;[.B29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95]-[.A295])/Divider)" office:value-type="float" office:value="1" calcext:value-type="float">
            <text:p>1</text:p>
          </table:table-cell>
          <table:table-cell table:formula="of:=MIN([.C294]+[.D294];[.A295])" office:value-type="float" office:value="825" calcext:value-type="float">
            <text:p>825.0</text:p>
          </table:table-cell>
          <table:table-cell table:formula="of:=IF([.C295]&lt;tempgate;heatpersecond;[.B29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96]-[.A296])/Divider)" office:value-type="float" office:value="1" calcext:value-type="float">
            <text:p>1</text:p>
          </table:table-cell>
          <table:table-cell table:formula="of:=MIN([.C295]+[.D295];[.A296])" office:value-type="float" office:value="825" calcext:value-type="float">
            <text:p>825.0</text:p>
          </table:table-cell>
          <table:table-cell table:formula="of:=IF([.C296]&lt;tempgate;heatpersecond;[.B29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97]-[.A297])/Divider)" office:value-type="float" office:value="1" calcext:value-type="float">
            <text:p>1</text:p>
          </table:table-cell>
          <table:table-cell table:formula="of:=MIN([.C296]+[.D296];[.A297])" office:value-type="float" office:value="825" calcext:value-type="float">
            <text:p>825.0</text:p>
          </table:table-cell>
          <table:table-cell table:formula="of:=IF([.C297]&lt;tempgate;heatpersecond;[.B29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98]-[.A298])/Divider)" office:value-type="float" office:value="1" calcext:value-type="float">
            <text:p>1</text:p>
          </table:table-cell>
          <table:table-cell table:formula="of:=MIN([.C297]+[.D297];[.A298])" office:value-type="float" office:value="825" calcext:value-type="float">
            <text:p>825.0</text:p>
          </table:table-cell>
          <table:table-cell table:formula="of:=IF([.C298]&lt;tempgate;heatpersecond;[.B29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299]-[.A299])/Divider)" office:value-type="float" office:value="1" calcext:value-type="float">
            <text:p>1</text:p>
          </table:table-cell>
          <table:table-cell table:formula="of:=MIN([.C298]+[.D298];[.A299])" office:value-type="float" office:value="825" calcext:value-type="float">
            <text:p>825.0</text:p>
          </table:table-cell>
          <table:table-cell table:formula="of:=IF([.C299]&lt;tempgate;heatpersecond;[.B29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00]-[.A300])/Divider)" office:value-type="float" office:value="1" calcext:value-type="float">
            <text:p>1</text:p>
          </table:table-cell>
          <table:table-cell table:formula="of:=MIN([.C299]+[.D299];[.A300])" office:value-type="float" office:value="825" calcext:value-type="float">
            <text:p>825.0</text:p>
          </table:table-cell>
          <table:table-cell table:formula="of:=IF([.C300]&lt;tempgate;heatpersecond;[.B30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01]-[.A301])/Divider)" office:value-type="float" office:value="1" calcext:value-type="float">
            <text:p>1</text:p>
          </table:table-cell>
          <table:table-cell table:formula="of:=MIN([.C300]+[.D300];[.A301])" office:value-type="float" office:value="825" calcext:value-type="float">
            <text:p>825.0</text:p>
          </table:table-cell>
          <table:table-cell table:formula="of:=IF([.C301]&lt;tempgate;heatpersecond;[.B30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02]-[.A302])/Divider)" office:value-type="float" office:value="1" calcext:value-type="float">
            <text:p>1</text:p>
          </table:table-cell>
          <table:table-cell table:formula="of:=MIN([.C301]+[.D301];[.A302])" office:value-type="float" office:value="825" calcext:value-type="float">
            <text:p>825.0</text:p>
          </table:table-cell>
          <table:table-cell table:formula="of:=IF([.C302]&lt;tempgate;heatpersecond;[.B30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03]-[.A303])/Divider)" office:value-type="float" office:value="1" calcext:value-type="float">
            <text:p>1</text:p>
          </table:table-cell>
          <table:table-cell table:formula="of:=MIN([.C302]+[.D302];[.A303])" office:value-type="float" office:value="825" calcext:value-type="float">
            <text:p>825.0</text:p>
          </table:table-cell>
          <table:table-cell table:formula="of:=IF([.C303]&lt;tempgate;heatpersecond;[.B30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04]-[.A304])/Divider)" office:value-type="float" office:value="1" calcext:value-type="float">
            <text:p>1</text:p>
          </table:table-cell>
          <table:table-cell table:formula="of:=MIN([.C303]+[.D303];[.A304])" office:value-type="float" office:value="825" calcext:value-type="float">
            <text:p>825.0</text:p>
          </table:table-cell>
          <table:table-cell table:formula="of:=IF([.C304]&lt;tempgate;heatpersecond;[.B30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05]-[.A305])/Divider)" office:value-type="float" office:value="1" calcext:value-type="float">
            <text:p>1</text:p>
          </table:table-cell>
          <table:table-cell table:formula="of:=MIN([.C304]+[.D304];[.A305])" office:value-type="float" office:value="825" calcext:value-type="float">
            <text:p>825.0</text:p>
          </table:table-cell>
          <table:table-cell table:formula="of:=IF([.C305]&lt;tempgate;heatpersecond;[.B30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06]-[.A306])/Divider)" office:value-type="float" office:value="1" calcext:value-type="float">
            <text:p>1</text:p>
          </table:table-cell>
          <table:table-cell table:formula="of:=MIN([.C305]+[.D305];[.A306])" office:value-type="float" office:value="825" calcext:value-type="float">
            <text:p>825.0</text:p>
          </table:table-cell>
          <table:table-cell table:formula="of:=IF([.C306]&lt;tempgate;heatpersecond;[.B30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07]-[.A307])/Divider)" office:value-type="float" office:value="1" calcext:value-type="float">
            <text:p>1</text:p>
          </table:table-cell>
          <table:table-cell table:formula="of:=MIN([.C306]+[.D306];[.A307])" office:value-type="float" office:value="825" calcext:value-type="float">
            <text:p>825.0</text:p>
          </table:table-cell>
          <table:table-cell table:formula="of:=IF([.C307]&lt;tempgate;heatpersecond;[.B30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08]-[.A308])/Divider)" office:value-type="float" office:value="1" calcext:value-type="float">
            <text:p>1</text:p>
          </table:table-cell>
          <table:table-cell table:formula="of:=MIN([.C307]+[.D307];[.A308])" office:value-type="float" office:value="825" calcext:value-type="float">
            <text:p>825.0</text:p>
          </table:table-cell>
          <table:table-cell table:formula="of:=IF([.C308]&lt;tempgate;heatpersecond;[.B30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09]-[.A309])/Divider)" office:value-type="float" office:value="1" calcext:value-type="float">
            <text:p>1</text:p>
          </table:table-cell>
          <table:table-cell table:formula="of:=MIN([.C308]+[.D308];[.A309])" office:value-type="float" office:value="825" calcext:value-type="float">
            <text:p>825.0</text:p>
          </table:table-cell>
          <table:table-cell table:formula="of:=IF([.C309]&lt;tempgate;heatpersecond;[.B30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10]-[.A310])/Divider)" office:value-type="float" office:value="1" calcext:value-type="float">
            <text:p>1</text:p>
          </table:table-cell>
          <table:table-cell table:formula="of:=MIN([.C309]+[.D309];[.A310])" office:value-type="float" office:value="825" calcext:value-type="float">
            <text:p>825.0</text:p>
          </table:table-cell>
          <table:table-cell table:formula="of:=IF([.C310]&lt;tempgate;heatpersecond;[.B31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11]-[.A311])/Divider)" office:value-type="float" office:value="1" calcext:value-type="float">
            <text:p>1</text:p>
          </table:table-cell>
          <table:table-cell table:formula="of:=MIN([.C310]+[.D310];[.A311])" office:value-type="float" office:value="825" calcext:value-type="float">
            <text:p>825.0</text:p>
          </table:table-cell>
          <table:table-cell table:formula="of:=IF([.C311]&lt;tempgate;heatpersecond;[.B31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12]-[.A312])/Divider)" office:value-type="float" office:value="1" calcext:value-type="float">
            <text:p>1</text:p>
          </table:table-cell>
          <table:table-cell table:formula="of:=MIN([.C311]+[.D311];[.A312])" office:value-type="float" office:value="825" calcext:value-type="float">
            <text:p>825.0</text:p>
          </table:table-cell>
          <table:table-cell table:formula="of:=IF([.C312]&lt;tempgate;heatpersecond;[.B31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13]-[.A313])/Divider)" office:value-type="float" office:value="1" calcext:value-type="float">
            <text:p>1</text:p>
          </table:table-cell>
          <table:table-cell table:formula="of:=MIN([.C312]+[.D312];[.A313])" office:value-type="float" office:value="825" calcext:value-type="float">
            <text:p>825.0</text:p>
          </table:table-cell>
          <table:table-cell table:formula="of:=IF([.C313]&lt;tempgate;heatpersecond;[.B31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14]-[.A314])/Divider)" office:value-type="float" office:value="1" calcext:value-type="float">
            <text:p>1</text:p>
          </table:table-cell>
          <table:table-cell table:formula="of:=MIN([.C313]+[.D313];[.A314])" office:value-type="float" office:value="825" calcext:value-type="float">
            <text:p>825.0</text:p>
          </table:table-cell>
          <table:table-cell table:formula="of:=IF([.C314]&lt;tempgate;heatpersecond;[.B31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15]-[.A315])/Divider)" office:value-type="float" office:value="1" calcext:value-type="float">
            <text:p>1</text:p>
          </table:table-cell>
          <table:table-cell table:formula="of:=MIN([.C314]+[.D314];[.A315])" office:value-type="float" office:value="825" calcext:value-type="float">
            <text:p>825.0</text:p>
          </table:table-cell>
          <table:table-cell table:formula="of:=IF([.C315]&lt;tempgate;heatpersecond;[.B31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16]-[.A316])/Divider)" office:value-type="float" office:value="1" calcext:value-type="float">
            <text:p>1</text:p>
          </table:table-cell>
          <table:table-cell table:formula="of:=MIN([.C315]+[.D315];[.A316])" office:value-type="float" office:value="825" calcext:value-type="float">
            <text:p>825.0</text:p>
          </table:table-cell>
          <table:table-cell table:formula="of:=IF([.C316]&lt;tempgate;heatpersecond;[.B31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17]-[.A317])/Divider)" office:value-type="float" office:value="1" calcext:value-type="float">
            <text:p>1</text:p>
          </table:table-cell>
          <table:table-cell table:formula="of:=MIN([.C316]+[.D316];[.A317])" office:value-type="float" office:value="825" calcext:value-type="float">
            <text:p>825.0</text:p>
          </table:table-cell>
          <table:table-cell table:formula="of:=IF([.C317]&lt;tempgate;heatpersecond;[.B31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18]-[.A318])/Divider)" office:value-type="float" office:value="1" calcext:value-type="float">
            <text:p>1</text:p>
          </table:table-cell>
          <table:table-cell table:formula="of:=MIN([.C317]+[.D317];[.A318])" office:value-type="float" office:value="825" calcext:value-type="float">
            <text:p>825.0</text:p>
          </table:table-cell>
          <table:table-cell table:formula="of:=IF([.C318]&lt;tempgate;heatpersecond;[.B31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19]-[.A319])/Divider)" office:value-type="float" office:value="1" calcext:value-type="float">
            <text:p>1</text:p>
          </table:table-cell>
          <table:table-cell table:formula="of:=MIN([.C318]+[.D318];[.A319])" office:value-type="float" office:value="825" calcext:value-type="float">
            <text:p>825.0</text:p>
          </table:table-cell>
          <table:table-cell table:formula="of:=IF([.C319]&lt;tempgate;heatpersecond;[.B31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20]-[.A320])/Divider)" office:value-type="float" office:value="1" calcext:value-type="float">
            <text:p>1</text:p>
          </table:table-cell>
          <table:table-cell table:formula="of:=MIN([.C319]+[.D319];[.A320])" office:value-type="float" office:value="825" calcext:value-type="float">
            <text:p>825.0</text:p>
          </table:table-cell>
          <table:table-cell table:formula="of:=IF([.C320]&lt;tempgate;heatpersecond;[.B32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21]-[.A321])/Divider)" office:value-type="float" office:value="1" calcext:value-type="float">
            <text:p>1</text:p>
          </table:table-cell>
          <table:table-cell table:formula="of:=MIN([.C320]+[.D320];[.A321])" office:value-type="float" office:value="825" calcext:value-type="float">
            <text:p>825.0</text:p>
          </table:table-cell>
          <table:table-cell table:formula="of:=IF([.C321]&lt;tempgate;heatpersecond;[.B32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22]-[.A322])/Divider)" office:value-type="float" office:value="1" calcext:value-type="float">
            <text:p>1</text:p>
          </table:table-cell>
          <table:table-cell table:formula="of:=MIN([.C321]+[.D321];[.A322])" office:value-type="float" office:value="825" calcext:value-type="float">
            <text:p>825.0</text:p>
          </table:table-cell>
          <table:table-cell table:formula="of:=IF([.C322]&lt;tempgate;heatpersecond;[.B32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23]-[.A323])/Divider)" office:value-type="float" office:value="1" calcext:value-type="float">
            <text:p>1</text:p>
          </table:table-cell>
          <table:table-cell table:formula="of:=MIN([.C322]+[.D322];[.A323])" office:value-type="float" office:value="825" calcext:value-type="float">
            <text:p>825.0</text:p>
          </table:table-cell>
          <table:table-cell table:formula="of:=IF([.C323]&lt;tempgate;heatpersecond;[.B32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24]-[.A324])/Divider)" office:value-type="float" office:value="1" calcext:value-type="float">
            <text:p>1</text:p>
          </table:table-cell>
          <table:table-cell table:formula="of:=MIN([.C323]+[.D323];[.A324])" office:value-type="float" office:value="825" calcext:value-type="float">
            <text:p>825.0</text:p>
          </table:table-cell>
          <table:table-cell table:formula="of:=IF([.C324]&lt;tempgate;heatpersecond;[.B32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25]-[.A325])/Divider)" office:value-type="float" office:value="1" calcext:value-type="float">
            <text:p>1</text:p>
          </table:table-cell>
          <table:table-cell table:formula="of:=MIN([.C324]+[.D324];[.A325])" office:value-type="float" office:value="825" calcext:value-type="float">
            <text:p>825.0</text:p>
          </table:table-cell>
          <table:table-cell table:formula="of:=IF([.C325]&lt;tempgate;heatpersecond;[.B32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26]-[.A326])/Divider)" office:value-type="float" office:value="1" calcext:value-type="float">
            <text:p>1</text:p>
          </table:table-cell>
          <table:table-cell table:formula="of:=MIN([.C325]+[.D325];[.A326])" office:value-type="float" office:value="825" calcext:value-type="float">
            <text:p>825.0</text:p>
          </table:table-cell>
          <table:table-cell table:formula="of:=IF([.C326]&lt;tempgate;heatpersecond;[.B32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27]-[.A327])/Divider)" office:value-type="float" office:value="1" calcext:value-type="float">
            <text:p>1</text:p>
          </table:table-cell>
          <table:table-cell table:formula="of:=MIN([.C326]+[.D326];[.A327])" office:value-type="float" office:value="825" calcext:value-type="float">
            <text:p>825.0</text:p>
          </table:table-cell>
          <table:table-cell table:formula="of:=IF([.C327]&lt;tempgate;heatpersecond;[.B32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28]-[.A328])/Divider)" office:value-type="float" office:value="1" calcext:value-type="float">
            <text:p>1</text:p>
          </table:table-cell>
          <table:table-cell table:formula="of:=MIN([.C327]+[.D327];[.A328])" office:value-type="float" office:value="825" calcext:value-type="float">
            <text:p>825.0</text:p>
          </table:table-cell>
          <table:table-cell table:formula="of:=IF([.C328]&lt;tempgate;heatpersecond;[.B32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29]-[.A329])/Divider)" office:value-type="float" office:value="1" calcext:value-type="float">
            <text:p>1</text:p>
          </table:table-cell>
          <table:table-cell table:formula="of:=MIN([.C328]+[.D328];[.A329])" office:value-type="float" office:value="825" calcext:value-type="float">
            <text:p>825.0</text:p>
          </table:table-cell>
          <table:table-cell table:formula="of:=IF([.C329]&lt;tempgate;heatpersecond;[.B32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30]-[.A330])/Divider)" office:value-type="float" office:value="1" calcext:value-type="float">
            <text:p>1</text:p>
          </table:table-cell>
          <table:table-cell table:formula="of:=MIN([.C329]+[.D329];[.A330])" office:value-type="float" office:value="825" calcext:value-type="float">
            <text:p>825.0</text:p>
          </table:table-cell>
          <table:table-cell table:formula="of:=IF([.C330]&lt;tempgate;heatpersecond;[.B33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31]-[.A331])/Divider)" office:value-type="float" office:value="1" calcext:value-type="float">
            <text:p>1</text:p>
          </table:table-cell>
          <table:table-cell table:formula="of:=MIN([.C330]+[.D330];[.A331])" office:value-type="float" office:value="825" calcext:value-type="float">
            <text:p>825.0</text:p>
          </table:table-cell>
          <table:table-cell table:formula="of:=IF([.C331]&lt;tempgate;heatpersecond;[.B33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32]-[.A332])/Divider)" office:value-type="float" office:value="1" calcext:value-type="float">
            <text:p>1</text:p>
          </table:table-cell>
          <table:table-cell table:formula="of:=MIN([.C331]+[.D331];[.A332])" office:value-type="float" office:value="825" calcext:value-type="float">
            <text:p>825.0</text:p>
          </table:table-cell>
          <table:table-cell table:formula="of:=IF([.C332]&lt;tempgate;heatpersecond;[.B33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33]-[.A333])/Divider)" office:value-type="float" office:value="1" calcext:value-type="float">
            <text:p>1</text:p>
          </table:table-cell>
          <table:table-cell table:formula="of:=MIN([.C332]+[.D332];[.A333])" office:value-type="float" office:value="825" calcext:value-type="float">
            <text:p>825.0</text:p>
          </table:table-cell>
          <table:table-cell table:formula="of:=IF([.C333]&lt;tempgate;heatpersecond;[.B33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34]-[.A334])/Divider)" office:value-type="float" office:value="1" calcext:value-type="float">
            <text:p>1</text:p>
          </table:table-cell>
          <table:table-cell table:formula="of:=MIN([.C333]+[.D333];[.A334])" office:value-type="float" office:value="825" calcext:value-type="float">
            <text:p>825.0</text:p>
          </table:table-cell>
          <table:table-cell table:formula="of:=IF([.C334]&lt;tempgate;heatpersecond;[.B33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35]-[.A335])/Divider)" office:value-type="float" office:value="1" calcext:value-type="float">
            <text:p>1</text:p>
          </table:table-cell>
          <table:table-cell table:formula="of:=MIN([.C334]+[.D334];[.A335])" office:value-type="float" office:value="825" calcext:value-type="float">
            <text:p>825.0</text:p>
          </table:table-cell>
          <table:table-cell table:formula="of:=IF([.C335]&lt;tempgate;heatpersecond;[.B33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36]-[.A336])/Divider)" office:value-type="float" office:value="1" calcext:value-type="float">
            <text:p>1</text:p>
          </table:table-cell>
          <table:table-cell table:formula="of:=MIN([.C335]+[.D335];[.A336])" office:value-type="float" office:value="825" calcext:value-type="float">
            <text:p>825.0</text:p>
          </table:table-cell>
          <table:table-cell table:formula="of:=IF([.C336]&lt;tempgate;heatpersecond;[.B33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37]-[.A337])/Divider)" office:value-type="float" office:value="1" calcext:value-type="float">
            <text:p>1</text:p>
          </table:table-cell>
          <table:table-cell table:formula="of:=MIN([.C336]+[.D336];[.A337])" office:value-type="float" office:value="825" calcext:value-type="float">
            <text:p>825.0</text:p>
          </table:table-cell>
          <table:table-cell table:formula="of:=IF([.C337]&lt;tempgate;heatpersecond;[.B33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38]-[.A338])/Divider)" office:value-type="float" office:value="1" calcext:value-type="float">
            <text:p>1</text:p>
          </table:table-cell>
          <table:table-cell table:formula="of:=MIN([.C337]+[.D337];[.A338])" office:value-type="float" office:value="825" calcext:value-type="float">
            <text:p>825.0</text:p>
          </table:table-cell>
          <table:table-cell table:formula="of:=IF([.C338]&lt;tempgate;heatpersecond;[.B33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39]-[.A339])/Divider)" office:value-type="float" office:value="1" calcext:value-type="float">
            <text:p>1</text:p>
          </table:table-cell>
          <table:table-cell table:formula="of:=MIN([.C338]+[.D338];[.A339])" office:value-type="float" office:value="825" calcext:value-type="float">
            <text:p>825.0</text:p>
          </table:table-cell>
          <table:table-cell table:formula="of:=IF([.C339]&lt;tempgate;heatpersecond;[.B33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40]-[.A340])/Divider)" office:value-type="float" office:value="1" calcext:value-type="float">
            <text:p>1</text:p>
          </table:table-cell>
          <table:table-cell table:formula="of:=MIN([.C339]+[.D339];[.A340])" office:value-type="float" office:value="825" calcext:value-type="float">
            <text:p>825.0</text:p>
          </table:table-cell>
          <table:table-cell table:formula="of:=IF([.C340]&lt;tempgate;heatpersecond;[.B34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41]-[.A341])/Divider)" office:value-type="float" office:value="1" calcext:value-type="float">
            <text:p>1</text:p>
          </table:table-cell>
          <table:table-cell table:formula="of:=MIN([.C340]+[.D340];[.A341])" office:value-type="float" office:value="825" calcext:value-type="float">
            <text:p>825.0</text:p>
          </table:table-cell>
          <table:table-cell table:formula="of:=IF([.C341]&lt;tempgate;heatpersecond;[.B34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42]-[.A342])/Divider)" office:value-type="float" office:value="1" calcext:value-type="float">
            <text:p>1</text:p>
          </table:table-cell>
          <table:table-cell table:formula="of:=MIN([.C341]+[.D341];[.A342])" office:value-type="float" office:value="825" calcext:value-type="float">
            <text:p>825.0</text:p>
          </table:table-cell>
          <table:table-cell table:formula="of:=IF([.C342]&lt;tempgate;heatpersecond;[.B34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43]-[.A343])/Divider)" office:value-type="float" office:value="1" calcext:value-type="float">
            <text:p>1</text:p>
          </table:table-cell>
          <table:table-cell table:formula="of:=MIN([.C342]+[.D342];[.A343])" office:value-type="float" office:value="825" calcext:value-type="float">
            <text:p>825.0</text:p>
          </table:table-cell>
          <table:table-cell table:formula="of:=IF([.C343]&lt;tempgate;heatpersecond;[.B34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44]-[.A344])/Divider)" office:value-type="float" office:value="1" calcext:value-type="float">
            <text:p>1</text:p>
          </table:table-cell>
          <table:table-cell table:formula="of:=MIN([.C343]+[.D343];[.A344])" office:value-type="float" office:value="825" calcext:value-type="float">
            <text:p>825.0</text:p>
          </table:table-cell>
          <table:table-cell table:formula="of:=IF([.C344]&lt;tempgate;heatpersecond;[.B34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45]-[.A345])/Divider)" office:value-type="float" office:value="1" calcext:value-type="float">
            <text:p>1</text:p>
          </table:table-cell>
          <table:table-cell table:formula="of:=MIN([.C344]+[.D344];[.A345])" office:value-type="float" office:value="825" calcext:value-type="float">
            <text:p>825.0</text:p>
          </table:table-cell>
          <table:table-cell table:formula="of:=IF([.C345]&lt;tempgate;heatpersecond;[.B34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46]-[.A346])/Divider)" office:value-type="float" office:value="1" calcext:value-type="float">
            <text:p>1</text:p>
          </table:table-cell>
          <table:table-cell table:formula="of:=MIN([.C345]+[.D345];[.A346])" office:value-type="float" office:value="825" calcext:value-type="float">
            <text:p>825.0</text:p>
          </table:table-cell>
          <table:table-cell table:formula="of:=IF([.C346]&lt;tempgate;heatpersecond;[.B34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47]-[.A347])/Divider)" office:value-type="float" office:value="1" calcext:value-type="float">
            <text:p>1</text:p>
          </table:table-cell>
          <table:table-cell table:formula="of:=MIN([.C346]+[.D346];[.A347])" office:value-type="float" office:value="825" calcext:value-type="float">
            <text:p>825.0</text:p>
          </table:table-cell>
          <table:table-cell table:formula="of:=IF([.C347]&lt;tempgate;heatpersecond;[.B34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48]-[.A348])/Divider)" office:value-type="float" office:value="1" calcext:value-type="float">
            <text:p>1</text:p>
          </table:table-cell>
          <table:table-cell table:formula="of:=MIN([.C347]+[.D347];[.A348])" office:value-type="float" office:value="825" calcext:value-type="float">
            <text:p>825.0</text:p>
          </table:table-cell>
          <table:table-cell table:formula="of:=IF([.C348]&lt;tempgate;heatpersecond;[.B34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49]-[.A349])/Divider)" office:value-type="float" office:value="1" calcext:value-type="float">
            <text:p>1</text:p>
          </table:table-cell>
          <table:table-cell table:formula="of:=MIN([.C348]+[.D348];[.A349])" office:value-type="float" office:value="825" calcext:value-type="float">
            <text:p>825.0</text:p>
          </table:table-cell>
          <table:table-cell table:formula="of:=IF([.C349]&lt;tempgate;heatpersecond;[.B34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50]-[.A350])/Divider)" office:value-type="float" office:value="1" calcext:value-type="float">
            <text:p>1</text:p>
          </table:table-cell>
          <table:table-cell table:formula="of:=MIN([.C349]+[.D349];[.A350])" office:value-type="float" office:value="825" calcext:value-type="float">
            <text:p>825.0</text:p>
          </table:table-cell>
          <table:table-cell table:formula="of:=IF([.C350]&lt;tempgate;heatpersecond;[.B35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51]-[.A351])/Divider)" office:value-type="float" office:value="1" calcext:value-type="float">
            <text:p>1</text:p>
          </table:table-cell>
          <table:table-cell table:formula="of:=MIN([.C350]+[.D350];[.A351])" office:value-type="float" office:value="825" calcext:value-type="float">
            <text:p>825.0</text:p>
          </table:table-cell>
          <table:table-cell table:formula="of:=IF([.C351]&lt;tempgate;heatpersecond;[.B35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52]-[.A352])/Divider)" office:value-type="float" office:value="1" calcext:value-type="float">
            <text:p>1</text:p>
          </table:table-cell>
          <table:table-cell table:formula="of:=MIN([.C351]+[.D351];[.A352])" office:value-type="float" office:value="825" calcext:value-type="float">
            <text:p>825.0</text:p>
          </table:table-cell>
          <table:table-cell table:formula="of:=IF([.C352]&lt;tempgate;heatpersecond;[.B35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53]-[.A353])/Divider)" office:value-type="float" office:value="1" calcext:value-type="float">
            <text:p>1</text:p>
          </table:table-cell>
          <table:table-cell table:formula="of:=MIN([.C352]+[.D352];[.A353])" office:value-type="float" office:value="825" calcext:value-type="float">
            <text:p>825.0</text:p>
          </table:table-cell>
          <table:table-cell table:formula="of:=IF([.C353]&lt;tempgate;heatpersecond;[.B35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54]-[.A354])/Divider)" office:value-type="float" office:value="1" calcext:value-type="float">
            <text:p>1</text:p>
          </table:table-cell>
          <table:table-cell table:formula="of:=MIN([.C353]+[.D353];[.A354])" office:value-type="float" office:value="825" calcext:value-type="float">
            <text:p>825.0</text:p>
          </table:table-cell>
          <table:table-cell table:formula="of:=IF([.C354]&lt;tempgate;heatpersecond;[.B35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55]-[.A355])/Divider)" office:value-type="float" office:value="1" calcext:value-type="float">
            <text:p>1</text:p>
          </table:table-cell>
          <table:table-cell table:formula="of:=MIN([.C354]+[.D354];[.A355])" office:value-type="float" office:value="825" calcext:value-type="float">
            <text:p>825.0</text:p>
          </table:table-cell>
          <table:table-cell table:formula="of:=IF([.C355]&lt;tempgate;heatpersecond;[.B35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56]-[.A356])/Divider)" office:value-type="float" office:value="1" calcext:value-type="float">
            <text:p>1</text:p>
          </table:table-cell>
          <table:table-cell table:formula="of:=MIN([.C355]+[.D355];[.A356])" office:value-type="float" office:value="825" calcext:value-type="float">
            <text:p>825.0</text:p>
          </table:table-cell>
          <table:table-cell table:formula="of:=IF([.C356]&lt;tempgate;heatpersecond;[.B35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57]-[.A357])/Divider)" office:value-type="float" office:value="1" calcext:value-type="float">
            <text:p>1</text:p>
          </table:table-cell>
          <table:table-cell table:formula="of:=MIN([.C356]+[.D356];[.A357])" office:value-type="float" office:value="825" calcext:value-type="float">
            <text:p>825.0</text:p>
          </table:table-cell>
          <table:table-cell table:formula="of:=IF([.C357]&lt;tempgate;heatpersecond;[.B35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58]-[.A358])/Divider)" office:value-type="float" office:value="1" calcext:value-type="float">
            <text:p>1</text:p>
          </table:table-cell>
          <table:table-cell table:formula="of:=MIN([.C357]+[.D357];[.A358])" office:value-type="float" office:value="825" calcext:value-type="float">
            <text:p>825.0</text:p>
          </table:table-cell>
          <table:table-cell table:formula="of:=IF([.C358]&lt;tempgate;heatpersecond;[.B35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59]-[.A359])/Divider)" office:value-type="float" office:value="1" calcext:value-type="float">
            <text:p>1</text:p>
          </table:table-cell>
          <table:table-cell table:formula="of:=MIN([.C358]+[.D358];[.A359])" office:value-type="float" office:value="825" calcext:value-type="float">
            <text:p>825.0</text:p>
          </table:table-cell>
          <table:table-cell table:formula="of:=IF([.C359]&lt;tempgate;heatpersecond;[.B35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60]-[.A360])/Divider)" office:value-type="float" office:value="1" calcext:value-type="float">
            <text:p>1</text:p>
          </table:table-cell>
          <table:table-cell table:formula="of:=MIN([.C359]+[.D359];[.A360])" office:value-type="float" office:value="825" calcext:value-type="float">
            <text:p>825.0</text:p>
          </table:table-cell>
          <table:table-cell table:formula="of:=IF([.C360]&lt;tempgate;heatpersecond;[.B36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61]-[.A361])/Divider)" office:value-type="float" office:value="1" calcext:value-type="float">
            <text:p>1</text:p>
          </table:table-cell>
          <table:table-cell table:formula="of:=MIN([.C360]+[.D360];[.A361])" office:value-type="float" office:value="825" calcext:value-type="float">
            <text:p>825.0</text:p>
          </table:table-cell>
          <table:table-cell table:formula="of:=IF([.C361]&lt;tempgate;heatpersecond;[.B36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62]-[.A362])/Divider)" office:value-type="float" office:value="1" calcext:value-type="float">
            <text:p>1</text:p>
          </table:table-cell>
          <table:table-cell table:formula="of:=MIN([.C361]+[.D361];[.A362])" office:value-type="float" office:value="825" calcext:value-type="float">
            <text:p>825.0</text:p>
          </table:table-cell>
          <table:table-cell table:formula="of:=IF([.C362]&lt;tempgate;heatpersecond;[.B36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63]-[.A363])/Divider)" office:value-type="float" office:value="1" calcext:value-type="float">
            <text:p>1</text:p>
          </table:table-cell>
          <table:table-cell table:formula="of:=MIN([.C362]+[.D362];[.A363])" office:value-type="float" office:value="825" calcext:value-type="float">
            <text:p>825.0</text:p>
          </table:table-cell>
          <table:table-cell table:formula="of:=IF([.C363]&lt;tempgate;heatpersecond;[.B36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64]-[.A364])/Divider)" office:value-type="float" office:value="1" calcext:value-type="float">
            <text:p>1</text:p>
          </table:table-cell>
          <table:table-cell table:formula="of:=MIN([.C363]+[.D363];[.A364])" office:value-type="float" office:value="825" calcext:value-type="float">
            <text:p>825.0</text:p>
          </table:table-cell>
          <table:table-cell table:formula="of:=IF([.C364]&lt;tempgate;heatpersecond;[.B36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65]-[.A365])/Divider)" office:value-type="float" office:value="1" calcext:value-type="float">
            <text:p>1</text:p>
          </table:table-cell>
          <table:table-cell table:formula="of:=MIN([.C364]+[.D364];[.A365])" office:value-type="float" office:value="825" calcext:value-type="float">
            <text:p>825.0</text:p>
          </table:table-cell>
          <table:table-cell table:formula="of:=IF([.C365]&lt;tempgate;heatpersecond;[.B36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66]-[.A366])/Divider)" office:value-type="float" office:value="1" calcext:value-type="float">
            <text:p>1</text:p>
          </table:table-cell>
          <table:table-cell table:formula="of:=MIN([.C365]+[.D365];[.A366])" office:value-type="float" office:value="825" calcext:value-type="float">
            <text:p>825.0</text:p>
          </table:table-cell>
          <table:table-cell table:formula="of:=IF([.C366]&lt;tempgate;heatpersecond;[.B36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67]-[.A367])/Divider)" office:value-type="float" office:value="1" calcext:value-type="float">
            <text:p>1</text:p>
          </table:table-cell>
          <table:table-cell table:formula="of:=MIN([.C366]+[.D366];[.A367])" office:value-type="float" office:value="825" calcext:value-type="float">
            <text:p>825.0</text:p>
          </table:table-cell>
          <table:table-cell table:formula="of:=IF([.C367]&lt;tempgate;heatpersecond;[.B36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68]-[.A368])/Divider)" office:value-type="float" office:value="1" calcext:value-type="float">
            <text:p>1</text:p>
          </table:table-cell>
          <table:table-cell table:formula="of:=MIN([.C367]+[.D367];[.A368])" office:value-type="float" office:value="825" calcext:value-type="float">
            <text:p>825.0</text:p>
          </table:table-cell>
          <table:table-cell table:formula="of:=IF([.C368]&lt;tempgate;heatpersecond;[.B36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69]-[.A369])/Divider)" office:value-type="float" office:value="1" calcext:value-type="float">
            <text:p>1</text:p>
          </table:table-cell>
          <table:table-cell table:formula="of:=MIN([.C368]+[.D368];[.A369])" office:value-type="float" office:value="825" calcext:value-type="float">
            <text:p>825.0</text:p>
          </table:table-cell>
          <table:table-cell table:formula="of:=IF([.C369]&lt;tempgate;heatpersecond;[.B36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70]-[.A370])/Divider)" office:value-type="float" office:value="1" calcext:value-type="float">
            <text:p>1</text:p>
          </table:table-cell>
          <table:table-cell table:formula="of:=MIN([.C369]+[.D369];[.A370])" office:value-type="float" office:value="825" calcext:value-type="float">
            <text:p>825.0</text:p>
          </table:table-cell>
          <table:table-cell table:formula="of:=IF([.C370]&lt;tempgate;heatpersecond;[.B37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71]-[.A371])/Divider)" office:value-type="float" office:value="1" calcext:value-type="float">
            <text:p>1</text:p>
          </table:table-cell>
          <table:table-cell table:formula="of:=MIN([.C370]+[.D370];[.A371])" office:value-type="float" office:value="825" calcext:value-type="float">
            <text:p>825.0</text:p>
          </table:table-cell>
          <table:table-cell table:formula="of:=IF([.C371]&lt;tempgate;heatpersecond;[.B37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72]-[.A372])/Divider)" office:value-type="float" office:value="1" calcext:value-type="float">
            <text:p>1</text:p>
          </table:table-cell>
          <table:table-cell table:formula="of:=MIN([.C371]+[.D371];[.A372])" office:value-type="float" office:value="825" calcext:value-type="float">
            <text:p>825.0</text:p>
          </table:table-cell>
          <table:table-cell table:formula="of:=IF([.C372]&lt;tempgate;heatpersecond;[.B37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73]-[.A373])/Divider)" office:value-type="float" office:value="1" calcext:value-type="float">
            <text:p>1</text:p>
          </table:table-cell>
          <table:table-cell table:formula="of:=MIN([.C372]+[.D372];[.A373])" office:value-type="float" office:value="825" calcext:value-type="float">
            <text:p>825.0</text:p>
          </table:table-cell>
          <table:table-cell table:formula="of:=IF([.C373]&lt;tempgate;heatpersecond;[.B37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74]-[.A374])/Divider)" office:value-type="float" office:value="1" calcext:value-type="float">
            <text:p>1</text:p>
          </table:table-cell>
          <table:table-cell table:formula="of:=MIN([.C373]+[.D373];[.A374])" office:value-type="float" office:value="825" calcext:value-type="float">
            <text:p>825.0</text:p>
          </table:table-cell>
          <table:table-cell table:formula="of:=IF([.C374]&lt;tempgate;heatpersecond;[.B37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75]-[.A375])/Divider)" office:value-type="float" office:value="1" calcext:value-type="float">
            <text:p>1</text:p>
          </table:table-cell>
          <table:table-cell table:formula="of:=MIN([.C374]+[.D374];[.A375])" office:value-type="float" office:value="825" calcext:value-type="float">
            <text:p>825.0</text:p>
          </table:table-cell>
          <table:table-cell table:formula="of:=IF([.C375]&lt;tempgate;heatpersecond;[.B37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76]-[.A376])/Divider)" office:value-type="float" office:value="1" calcext:value-type="float">
            <text:p>1</text:p>
          </table:table-cell>
          <table:table-cell table:formula="of:=MIN([.C375]+[.D375];[.A376])" office:value-type="float" office:value="825" calcext:value-type="float">
            <text:p>825.0</text:p>
          </table:table-cell>
          <table:table-cell table:formula="of:=IF([.C376]&lt;tempgate;heatpersecond;[.B37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77]-[.A377])/Divider)" office:value-type="float" office:value="1" calcext:value-type="float">
            <text:p>1</text:p>
          </table:table-cell>
          <table:table-cell table:formula="of:=MIN([.C376]+[.D376];[.A377])" office:value-type="float" office:value="825" calcext:value-type="float">
            <text:p>825.0</text:p>
          </table:table-cell>
          <table:table-cell table:formula="of:=IF([.C377]&lt;tempgate;heatpersecond;[.B37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78]-[.A378])/Divider)" office:value-type="float" office:value="1" calcext:value-type="float">
            <text:p>1</text:p>
          </table:table-cell>
          <table:table-cell table:formula="of:=MIN([.C377]+[.D377];[.A378])" office:value-type="float" office:value="825" calcext:value-type="float">
            <text:p>825.0</text:p>
          </table:table-cell>
          <table:table-cell table:formula="of:=IF([.C378]&lt;tempgate;heatpersecond;[.B37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79]-[.A379])/Divider)" office:value-type="float" office:value="1" calcext:value-type="float">
            <text:p>1</text:p>
          </table:table-cell>
          <table:table-cell table:formula="of:=MIN([.C378]+[.D378];[.A379])" office:value-type="float" office:value="825" calcext:value-type="float">
            <text:p>825.0</text:p>
          </table:table-cell>
          <table:table-cell table:formula="of:=IF([.C379]&lt;tempgate;heatpersecond;[.B37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80]-[.A380])/Divider)" office:value-type="float" office:value="1" calcext:value-type="float">
            <text:p>1</text:p>
          </table:table-cell>
          <table:table-cell table:formula="of:=MIN([.C379]+[.D379];[.A380])" office:value-type="float" office:value="825" calcext:value-type="float">
            <text:p>825.0</text:p>
          </table:table-cell>
          <table:table-cell table:formula="of:=IF([.C380]&lt;tempgate;heatpersecond;[.B38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81]-[.A381])/Divider)" office:value-type="float" office:value="1" calcext:value-type="float">
            <text:p>1</text:p>
          </table:table-cell>
          <table:table-cell table:formula="of:=MIN([.C380]+[.D380];[.A381])" office:value-type="float" office:value="825" calcext:value-type="float">
            <text:p>825.0</text:p>
          </table:table-cell>
          <table:table-cell table:formula="of:=IF([.C381]&lt;tempgate;heatpersecond;[.B38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82]-[.A382])/Divider)" office:value-type="float" office:value="1" calcext:value-type="float">
            <text:p>1</text:p>
          </table:table-cell>
          <table:table-cell table:formula="of:=MIN([.C381]+[.D381];[.A382])" office:value-type="float" office:value="825" calcext:value-type="float">
            <text:p>825.0</text:p>
          </table:table-cell>
          <table:table-cell table:formula="of:=IF([.C382]&lt;tempgate;heatpersecond;[.B38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83]-[.A383])/Divider)" office:value-type="float" office:value="1" calcext:value-type="float">
            <text:p>1</text:p>
          </table:table-cell>
          <table:table-cell table:formula="of:=MIN([.C382]+[.D382];[.A383])" office:value-type="float" office:value="825" calcext:value-type="float">
            <text:p>825.0</text:p>
          </table:table-cell>
          <table:table-cell table:formula="of:=IF([.C383]&lt;tempgate;heatpersecond;[.B38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84]-[.A384])/Divider)" office:value-type="float" office:value="1" calcext:value-type="float">
            <text:p>1</text:p>
          </table:table-cell>
          <table:table-cell table:formula="of:=MIN([.C383]+[.D383];[.A384])" office:value-type="float" office:value="825" calcext:value-type="float">
            <text:p>825.0</text:p>
          </table:table-cell>
          <table:table-cell table:formula="of:=IF([.C384]&lt;tempgate;heatpersecond;[.B38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85]-[.A385])/Divider)" office:value-type="float" office:value="1" calcext:value-type="float">
            <text:p>1</text:p>
          </table:table-cell>
          <table:table-cell table:formula="of:=MIN([.C384]+[.D384];[.A385])" office:value-type="float" office:value="825" calcext:value-type="float">
            <text:p>825.0</text:p>
          </table:table-cell>
          <table:table-cell table:formula="of:=IF([.C385]&lt;tempgate;heatpersecond;[.B38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86]-[.A386])/Divider)" office:value-type="float" office:value="1" calcext:value-type="float">
            <text:p>1</text:p>
          </table:table-cell>
          <table:table-cell table:formula="of:=MIN([.C385]+[.D385];[.A386])" office:value-type="float" office:value="825" calcext:value-type="float">
            <text:p>825.0</text:p>
          </table:table-cell>
          <table:table-cell table:formula="of:=IF([.C386]&lt;tempgate;heatpersecond;[.B38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87]-[.A387])/Divider)" office:value-type="float" office:value="1" calcext:value-type="float">
            <text:p>1</text:p>
          </table:table-cell>
          <table:table-cell table:formula="of:=MIN([.C386]+[.D386];[.A387])" office:value-type="float" office:value="825" calcext:value-type="float">
            <text:p>825.0</text:p>
          </table:table-cell>
          <table:table-cell table:formula="of:=IF([.C387]&lt;tempgate;heatpersecond;[.B38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88]-[.A388])/Divider)" office:value-type="float" office:value="1" calcext:value-type="float">
            <text:p>1</text:p>
          </table:table-cell>
          <table:table-cell table:formula="of:=MIN([.C387]+[.D387];[.A388])" office:value-type="float" office:value="825" calcext:value-type="float">
            <text:p>825.0</text:p>
          </table:table-cell>
          <table:table-cell table:formula="of:=IF([.C388]&lt;tempgate;heatpersecond;[.B38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89]-[.A389])/Divider)" office:value-type="float" office:value="1" calcext:value-type="float">
            <text:p>1</text:p>
          </table:table-cell>
          <table:table-cell table:formula="of:=MIN([.C388]+[.D388];[.A389])" office:value-type="float" office:value="825" calcext:value-type="float">
            <text:p>825.0</text:p>
          </table:table-cell>
          <table:table-cell table:formula="of:=IF([.C389]&lt;tempgate;heatpersecond;[.B38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90]-[.A390])/Divider)" office:value-type="float" office:value="1" calcext:value-type="float">
            <text:p>1</text:p>
          </table:table-cell>
          <table:table-cell table:formula="of:=MIN([.C389]+[.D389];[.A390])" office:value-type="float" office:value="825" calcext:value-type="float">
            <text:p>825.0</text:p>
          </table:table-cell>
          <table:table-cell table:formula="of:=IF([.C390]&lt;tempgate;heatpersecond;[.B39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91]-[.A391])/Divider)" office:value-type="float" office:value="1" calcext:value-type="float">
            <text:p>1</text:p>
          </table:table-cell>
          <table:table-cell table:formula="of:=MIN([.C390]+[.D390];[.A391])" office:value-type="float" office:value="825" calcext:value-type="float">
            <text:p>825.0</text:p>
          </table:table-cell>
          <table:table-cell table:formula="of:=IF([.C391]&lt;tempgate;heatpersecond;[.B39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92]-[.A392])/Divider)" office:value-type="float" office:value="1" calcext:value-type="float">
            <text:p>1</text:p>
          </table:table-cell>
          <table:table-cell table:formula="of:=MIN([.C391]+[.D391];[.A392])" office:value-type="float" office:value="825" calcext:value-type="float">
            <text:p>825.0</text:p>
          </table:table-cell>
          <table:table-cell table:formula="of:=IF([.C392]&lt;tempgate;heatpersecond;[.B39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93]-[.A393])/Divider)" office:value-type="float" office:value="1" calcext:value-type="float">
            <text:p>1</text:p>
          </table:table-cell>
          <table:table-cell table:formula="of:=MIN([.C392]+[.D392];[.A393])" office:value-type="float" office:value="825" calcext:value-type="float">
            <text:p>825.0</text:p>
          </table:table-cell>
          <table:table-cell table:formula="of:=IF([.C393]&lt;tempgate;heatpersecond;[.B39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94]-[.A394])/Divider)" office:value-type="float" office:value="1" calcext:value-type="float">
            <text:p>1</text:p>
          </table:table-cell>
          <table:table-cell table:formula="of:=MIN([.C393]+[.D393];[.A394])" office:value-type="float" office:value="825" calcext:value-type="float">
            <text:p>825.0</text:p>
          </table:table-cell>
          <table:table-cell table:formula="of:=IF([.C394]&lt;tempgate;heatpersecond;[.B39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95]-[.A395])/Divider)" office:value-type="float" office:value="1" calcext:value-type="float">
            <text:p>1</text:p>
          </table:table-cell>
          <table:table-cell table:formula="of:=MIN([.C394]+[.D394];[.A395])" office:value-type="float" office:value="825" calcext:value-type="float">
            <text:p>825.0</text:p>
          </table:table-cell>
          <table:table-cell table:formula="of:=IF([.C395]&lt;tempgate;heatpersecond;[.B39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96]-[.A396])/Divider)" office:value-type="float" office:value="1" calcext:value-type="float">
            <text:p>1</text:p>
          </table:table-cell>
          <table:table-cell table:formula="of:=MIN([.C395]+[.D395];[.A396])" office:value-type="float" office:value="825" calcext:value-type="float">
            <text:p>825.0</text:p>
          </table:table-cell>
          <table:table-cell table:formula="of:=IF([.C396]&lt;tempgate;heatpersecond;[.B39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97]-[.A397])/Divider)" office:value-type="float" office:value="1" calcext:value-type="float">
            <text:p>1</text:p>
          </table:table-cell>
          <table:table-cell table:formula="of:=MIN([.C396]+[.D396];[.A397])" office:value-type="float" office:value="825" calcext:value-type="float">
            <text:p>825.0</text:p>
          </table:table-cell>
          <table:table-cell table:formula="of:=IF([.C397]&lt;tempgate;heatpersecond;[.B39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98]-[.A398])/Divider)" office:value-type="float" office:value="1" calcext:value-type="float">
            <text:p>1</text:p>
          </table:table-cell>
          <table:table-cell table:formula="of:=MIN([.C397]+[.D397];[.A398])" office:value-type="float" office:value="825" calcext:value-type="float">
            <text:p>825.0</text:p>
          </table:table-cell>
          <table:table-cell table:formula="of:=IF([.C398]&lt;tempgate;heatpersecond;[.B39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399]-[.A399])/Divider)" office:value-type="float" office:value="1" calcext:value-type="float">
            <text:p>1</text:p>
          </table:table-cell>
          <table:table-cell table:formula="of:=MIN([.C398]+[.D398];[.A399])" office:value-type="float" office:value="825" calcext:value-type="float">
            <text:p>825.0</text:p>
          </table:table-cell>
          <table:table-cell table:formula="of:=IF([.C399]&lt;tempgate;heatpersecond;[.B39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00]-[.A400])/Divider)" office:value-type="float" office:value="1" calcext:value-type="float">
            <text:p>1</text:p>
          </table:table-cell>
          <table:table-cell table:formula="of:=MIN([.C399]+[.D399];[.A400])" office:value-type="float" office:value="825" calcext:value-type="float">
            <text:p>825.0</text:p>
          </table:table-cell>
          <table:table-cell table:formula="of:=IF([.C400]&lt;tempgate;heatpersecond;[.B40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01]-[.A401])/Divider)" office:value-type="float" office:value="1" calcext:value-type="float">
            <text:p>1</text:p>
          </table:table-cell>
          <table:table-cell table:formula="of:=MIN([.C400]+[.D400];[.A401])" office:value-type="float" office:value="825" calcext:value-type="float">
            <text:p>825.0</text:p>
          </table:table-cell>
          <table:table-cell table:formula="of:=IF([.C401]&lt;tempgate;heatpersecond;[.B40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02]-[.A402])/Divider)" office:value-type="float" office:value="1" calcext:value-type="float">
            <text:p>1</text:p>
          </table:table-cell>
          <table:table-cell table:formula="of:=MIN([.C401]+[.D401];[.A402])" office:value-type="float" office:value="825" calcext:value-type="float">
            <text:p>825.0</text:p>
          </table:table-cell>
          <table:table-cell table:formula="of:=IF([.C402]&lt;tempgate;heatpersecond;[.B40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03]-[.A403])/Divider)" office:value-type="float" office:value="1" calcext:value-type="float">
            <text:p>1</text:p>
          </table:table-cell>
          <table:table-cell table:formula="of:=MIN([.C402]+[.D402];[.A403])" office:value-type="float" office:value="825" calcext:value-type="float">
            <text:p>825.0</text:p>
          </table:table-cell>
          <table:table-cell table:formula="of:=IF([.C403]&lt;tempgate;heatpersecond;[.B40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04]-[.A404])/Divider)" office:value-type="float" office:value="1" calcext:value-type="float">
            <text:p>1</text:p>
          </table:table-cell>
          <table:table-cell table:formula="of:=MIN([.C403]+[.D403];[.A404])" office:value-type="float" office:value="825" calcext:value-type="float">
            <text:p>825.0</text:p>
          </table:table-cell>
          <table:table-cell table:formula="of:=IF([.C404]&lt;tempgate;heatpersecond;[.B40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05]-[.A405])/Divider)" office:value-type="float" office:value="1" calcext:value-type="float">
            <text:p>1</text:p>
          </table:table-cell>
          <table:table-cell table:formula="of:=MIN([.C404]+[.D404];[.A405])" office:value-type="float" office:value="825" calcext:value-type="float">
            <text:p>825.0</text:p>
          </table:table-cell>
          <table:table-cell table:formula="of:=IF([.C405]&lt;tempgate;heatpersecond;[.B40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06]-[.A406])/Divider)" office:value-type="float" office:value="1" calcext:value-type="float">
            <text:p>1</text:p>
          </table:table-cell>
          <table:table-cell table:formula="of:=MIN([.C405]+[.D405];[.A406])" office:value-type="float" office:value="825" calcext:value-type="float">
            <text:p>825.0</text:p>
          </table:table-cell>
          <table:table-cell table:formula="of:=IF([.C406]&lt;tempgate;heatpersecond;[.B40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07]-[.A407])/Divider)" office:value-type="float" office:value="1" calcext:value-type="float">
            <text:p>1</text:p>
          </table:table-cell>
          <table:table-cell table:formula="of:=MIN([.C406]+[.D406];[.A407])" office:value-type="float" office:value="825" calcext:value-type="float">
            <text:p>825.0</text:p>
          </table:table-cell>
          <table:table-cell table:formula="of:=IF([.C407]&lt;tempgate;heatpersecond;[.B40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08]-[.A408])/Divider)" office:value-type="float" office:value="1" calcext:value-type="float">
            <text:p>1</text:p>
          </table:table-cell>
          <table:table-cell table:formula="of:=MIN([.C407]+[.D407];[.A408])" office:value-type="float" office:value="825" calcext:value-type="float">
            <text:p>825.0</text:p>
          </table:table-cell>
          <table:table-cell table:formula="of:=IF([.C408]&lt;tempgate;heatpersecond;[.B40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09]-[.A409])/Divider)" office:value-type="float" office:value="1" calcext:value-type="float">
            <text:p>1</text:p>
          </table:table-cell>
          <table:table-cell table:formula="of:=MIN([.C408]+[.D408];[.A409])" office:value-type="float" office:value="825" calcext:value-type="float">
            <text:p>825.0</text:p>
          </table:table-cell>
          <table:table-cell table:formula="of:=IF([.C409]&lt;tempgate;heatpersecond;[.B40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10]-[.A410])/Divider)" office:value-type="float" office:value="1" calcext:value-type="float">
            <text:p>1</text:p>
          </table:table-cell>
          <table:table-cell table:formula="of:=MIN([.C409]+[.D409];[.A410])" office:value-type="float" office:value="825" calcext:value-type="float">
            <text:p>825.0</text:p>
          </table:table-cell>
          <table:table-cell table:formula="of:=IF([.C410]&lt;tempgate;heatpersecond;[.B41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11]-[.A411])/Divider)" office:value-type="float" office:value="1" calcext:value-type="float">
            <text:p>1</text:p>
          </table:table-cell>
          <table:table-cell table:formula="of:=MIN([.C410]+[.D410];[.A411])" office:value-type="float" office:value="825" calcext:value-type="float">
            <text:p>825.0</text:p>
          </table:table-cell>
          <table:table-cell table:formula="of:=IF([.C411]&lt;tempgate;heatpersecond;[.B41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12]-[.A412])/Divider)" office:value-type="float" office:value="1" calcext:value-type="float">
            <text:p>1</text:p>
          </table:table-cell>
          <table:table-cell table:formula="of:=MIN([.C411]+[.D411];[.A412])" office:value-type="float" office:value="825" calcext:value-type="float">
            <text:p>825.0</text:p>
          </table:table-cell>
          <table:table-cell table:formula="of:=IF([.C412]&lt;tempgate;heatpersecond;[.B41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13]-[.A413])/Divider)" office:value-type="float" office:value="1" calcext:value-type="float">
            <text:p>1</text:p>
          </table:table-cell>
          <table:table-cell table:formula="of:=MIN([.C412]+[.D412];[.A413])" office:value-type="float" office:value="825" calcext:value-type="float">
            <text:p>825.0</text:p>
          </table:table-cell>
          <table:table-cell table:formula="of:=IF([.C413]&lt;tempgate;heatpersecond;[.B41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14]-[.A414])/Divider)" office:value-type="float" office:value="1" calcext:value-type="float">
            <text:p>1</text:p>
          </table:table-cell>
          <table:table-cell table:formula="of:=MIN([.C413]+[.D413];[.A414])" office:value-type="float" office:value="825" calcext:value-type="float">
            <text:p>825.0</text:p>
          </table:table-cell>
          <table:table-cell table:formula="of:=IF([.C414]&lt;tempgate;heatpersecond;[.B41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15]-[.A415])/Divider)" office:value-type="float" office:value="1" calcext:value-type="float">
            <text:p>1</text:p>
          </table:table-cell>
          <table:table-cell table:formula="of:=MIN([.C414]+[.D414];[.A415])" office:value-type="float" office:value="825" calcext:value-type="float">
            <text:p>825.0</text:p>
          </table:table-cell>
          <table:table-cell table:formula="of:=IF([.C415]&lt;tempgate;heatpersecond;[.B41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16]-[.A416])/Divider)" office:value-type="float" office:value="1" calcext:value-type="float">
            <text:p>1</text:p>
          </table:table-cell>
          <table:table-cell table:formula="of:=MIN([.C415]+[.D415];[.A416])" office:value-type="float" office:value="825" calcext:value-type="float">
            <text:p>825.0</text:p>
          </table:table-cell>
          <table:table-cell table:formula="of:=IF([.C416]&lt;tempgate;heatpersecond;[.B41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17]-[.A417])/Divider)" office:value-type="float" office:value="1" calcext:value-type="float">
            <text:p>1</text:p>
          </table:table-cell>
          <table:table-cell table:formula="of:=MIN([.C416]+[.D416];[.A417])" office:value-type="float" office:value="825" calcext:value-type="float">
            <text:p>825.0</text:p>
          </table:table-cell>
          <table:table-cell table:formula="of:=IF([.C417]&lt;tempgate;heatpersecond;[.B41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18]-[.A418])/Divider)" office:value-type="float" office:value="1" calcext:value-type="float">
            <text:p>1</text:p>
          </table:table-cell>
          <table:table-cell table:formula="of:=MIN([.C417]+[.D417];[.A418])" office:value-type="float" office:value="825" calcext:value-type="float">
            <text:p>825.0</text:p>
          </table:table-cell>
          <table:table-cell table:formula="of:=IF([.C418]&lt;tempgate;heatpersecond;[.B41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19]-[.A419])/Divider)" office:value-type="float" office:value="1" calcext:value-type="float">
            <text:p>1</text:p>
          </table:table-cell>
          <table:table-cell table:formula="of:=MIN([.C418]+[.D418];[.A419])" office:value-type="float" office:value="825" calcext:value-type="float">
            <text:p>825.0</text:p>
          </table:table-cell>
          <table:table-cell table:formula="of:=IF([.C419]&lt;tempgate;heatpersecond;[.B41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20]-[.A420])/Divider)" office:value-type="float" office:value="1" calcext:value-type="float">
            <text:p>1</text:p>
          </table:table-cell>
          <table:table-cell table:formula="of:=MIN([.C419]+[.D419];[.A420])" office:value-type="float" office:value="825" calcext:value-type="float">
            <text:p>825.0</text:p>
          </table:table-cell>
          <table:table-cell table:formula="of:=IF([.C420]&lt;tempgate;heatpersecond;[.B42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21]-[.A421])/Divider)" office:value-type="float" office:value="1" calcext:value-type="float">
            <text:p>1</text:p>
          </table:table-cell>
          <table:table-cell table:formula="of:=MIN([.C420]+[.D420];[.A421])" office:value-type="float" office:value="825" calcext:value-type="float">
            <text:p>825.0</text:p>
          </table:table-cell>
          <table:table-cell table:formula="of:=IF([.C421]&lt;tempgate;heatpersecond;[.B42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22]-[.A422])/Divider)" office:value-type="float" office:value="1" calcext:value-type="float">
            <text:p>1</text:p>
          </table:table-cell>
          <table:table-cell table:formula="of:=MIN([.C421]+[.D421];[.A422])" office:value-type="float" office:value="825" calcext:value-type="float">
            <text:p>825.0</text:p>
          </table:table-cell>
          <table:table-cell table:formula="of:=IF([.C422]&lt;tempgate;heatpersecond;[.B42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23]-[.A423])/Divider)" office:value-type="float" office:value="1" calcext:value-type="float">
            <text:p>1</text:p>
          </table:table-cell>
          <table:table-cell table:formula="of:=MIN([.C422]+[.D422];[.A423])" office:value-type="float" office:value="825" calcext:value-type="float">
            <text:p>825.0</text:p>
          </table:table-cell>
          <table:table-cell table:formula="of:=IF([.C423]&lt;tempgate;heatpersecond;[.B42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24]-[.A424])/Divider)" office:value-type="float" office:value="1" calcext:value-type="float">
            <text:p>1</text:p>
          </table:table-cell>
          <table:table-cell table:formula="of:=MIN([.C423]+[.D423];[.A424])" office:value-type="float" office:value="825" calcext:value-type="float">
            <text:p>825.0</text:p>
          </table:table-cell>
          <table:table-cell table:formula="of:=IF([.C424]&lt;tempgate;heatpersecond;[.B42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25]-[.A425])/Divider)" office:value-type="float" office:value="1" calcext:value-type="float">
            <text:p>1</text:p>
          </table:table-cell>
          <table:table-cell table:formula="of:=MIN([.C424]+[.D424];[.A425])" office:value-type="float" office:value="825" calcext:value-type="float">
            <text:p>825.0</text:p>
          </table:table-cell>
          <table:table-cell table:formula="of:=IF([.C425]&lt;tempgate;heatpersecond;[.B42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26]-[.A426])/Divider)" office:value-type="float" office:value="1" calcext:value-type="float">
            <text:p>1</text:p>
          </table:table-cell>
          <table:table-cell table:formula="of:=MIN([.C425]+[.D425];[.A426])" office:value-type="float" office:value="825" calcext:value-type="float">
            <text:p>825.0</text:p>
          </table:table-cell>
          <table:table-cell table:formula="of:=IF([.C426]&lt;tempgate;heatpersecond;[.B42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27]-[.A427])/Divider)" office:value-type="float" office:value="1" calcext:value-type="float">
            <text:p>1</text:p>
          </table:table-cell>
          <table:table-cell table:formula="of:=MIN([.C426]+[.D426];[.A427])" office:value-type="float" office:value="825" calcext:value-type="float">
            <text:p>825.0</text:p>
          </table:table-cell>
          <table:table-cell table:formula="of:=IF([.C427]&lt;tempgate;heatpersecond;[.B42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28]-[.A428])/Divider)" office:value-type="float" office:value="1" calcext:value-type="float">
            <text:p>1</text:p>
          </table:table-cell>
          <table:table-cell table:formula="of:=MIN([.C427]+[.D427];[.A428])" office:value-type="float" office:value="825" calcext:value-type="float">
            <text:p>825.0</text:p>
          </table:table-cell>
          <table:table-cell table:formula="of:=IF([.C428]&lt;tempgate;heatpersecond;[.B42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29]-[.A429])/Divider)" office:value-type="float" office:value="1" calcext:value-type="float">
            <text:p>1</text:p>
          </table:table-cell>
          <table:table-cell table:formula="of:=MIN([.C428]+[.D428];[.A429])" office:value-type="float" office:value="825" calcext:value-type="float">
            <text:p>825.0</text:p>
          </table:table-cell>
          <table:table-cell table:formula="of:=IF([.C429]&lt;tempgate;heatpersecond;[.B42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30]-[.A430])/Divider)" office:value-type="float" office:value="1" calcext:value-type="float">
            <text:p>1</text:p>
          </table:table-cell>
          <table:table-cell table:formula="of:=MIN([.C429]+[.D429];[.A430])" office:value-type="float" office:value="825" calcext:value-type="float">
            <text:p>825.0</text:p>
          </table:table-cell>
          <table:table-cell table:formula="of:=IF([.C430]&lt;tempgate;heatpersecond;[.B43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31]-[.A431])/Divider)" office:value-type="float" office:value="1" calcext:value-type="float">
            <text:p>1</text:p>
          </table:table-cell>
          <table:table-cell table:formula="of:=MIN([.C430]+[.D430];[.A431])" office:value-type="float" office:value="825" calcext:value-type="float">
            <text:p>825.0</text:p>
          </table:table-cell>
          <table:table-cell table:formula="of:=IF([.C431]&lt;tempgate;heatpersecond;[.B43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32]-[.A432])/Divider)" office:value-type="float" office:value="1" calcext:value-type="float">
            <text:p>1</text:p>
          </table:table-cell>
          <table:table-cell table:formula="of:=MIN([.C431]+[.D431];[.A432])" office:value-type="float" office:value="825" calcext:value-type="float">
            <text:p>825.0</text:p>
          </table:table-cell>
          <table:table-cell table:formula="of:=IF([.C432]&lt;tempgate;heatpersecond;[.B43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33]-[.A433])/Divider)" office:value-type="float" office:value="1" calcext:value-type="float">
            <text:p>1</text:p>
          </table:table-cell>
          <table:table-cell table:formula="of:=MIN([.C432]+[.D432];[.A433])" office:value-type="float" office:value="825" calcext:value-type="float">
            <text:p>825.0</text:p>
          </table:table-cell>
          <table:table-cell table:formula="of:=IF([.C433]&lt;tempgate;heatpersecond;[.B43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34]-[.A434])/Divider)" office:value-type="float" office:value="1" calcext:value-type="float">
            <text:p>1</text:p>
          </table:table-cell>
          <table:table-cell table:formula="of:=MIN([.C433]+[.D433];[.A434])" office:value-type="float" office:value="825" calcext:value-type="float">
            <text:p>825.0</text:p>
          </table:table-cell>
          <table:table-cell table:formula="of:=IF([.C434]&lt;tempgate;heatpersecond;[.B43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35]-[.A435])/Divider)" office:value-type="float" office:value="1" calcext:value-type="float">
            <text:p>1</text:p>
          </table:table-cell>
          <table:table-cell table:formula="of:=MIN([.C434]+[.D434];[.A435])" office:value-type="float" office:value="825" calcext:value-type="float">
            <text:p>825.0</text:p>
          </table:table-cell>
          <table:table-cell table:formula="of:=IF([.C435]&lt;tempgate;heatpersecond;[.B43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36]-[.A436])/Divider)" office:value-type="float" office:value="1" calcext:value-type="float">
            <text:p>1</text:p>
          </table:table-cell>
          <table:table-cell table:formula="of:=MIN([.C435]+[.D435];[.A436])" office:value-type="float" office:value="825" calcext:value-type="float">
            <text:p>825.0</text:p>
          </table:table-cell>
          <table:table-cell table:formula="of:=IF([.C436]&lt;tempgate;heatpersecond;[.B43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37]-[.A437])/Divider)" office:value-type="float" office:value="1" calcext:value-type="float">
            <text:p>1</text:p>
          </table:table-cell>
          <table:table-cell table:formula="of:=MIN([.C436]+[.D436];[.A437])" office:value-type="float" office:value="825" calcext:value-type="float">
            <text:p>825.0</text:p>
          </table:table-cell>
          <table:table-cell table:formula="of:=IF([.C437]&lt;tempgate;heatpersecond;[.B43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38]-[.A438])/Divider)" office:value-type="float" office:value="1" calcext:value-type="float">
            <text:p>1</text:p>
          </table:table-cell>
          <table:table-cell table:formula="of:=MIN([.C437]+[.D437];[.A438])" office:value-type="float" office:value="825" calcext:value-type="float">
            <text:p>825.0</text:p>
          </table:table-cell>
          <table:table-cell table:formula="of:=IF([.C438]&lt;tempgate;heatpersecond;[.B43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39]-[.A439])/Divider)" office:value-type="float" office:value="1" calcext:value-type="float">
            <text:p>1</text:p>
          </table:table-cell>
          <table:table-cell table:formula="of:=MIN([.C438]+[.D438];[.A439])" office:value-type="float" office:value="825" calcext:value-type="float">
            <text:p>825.0</text:p>
          </table:table-cell>
          <table:table-cell table:formula="of:=IF([.C439]&lt;tempgate;heatpersecond;[.B43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40]-[.A440])/Divider)" office:value-type="float" office:value="1" calcext:value-type="float">
            <text:p>1</text:p>
          </table:table-cell>
          <table:table-cell table:formula="of:=MIN([.C439]+[.D439];[.A440])" office:value-type="float" office:value="825" calcext:value-type="float">
            <text:p>825.0</text:p>
          </table:table-cell>
          <table:table-cell table:formula="of:=IF([.C440]&lt;tempgate;heatpersecond;[.B44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41]-[.A441])/Divider)" office:value-type="float" office:value="1" calcext:value-type="float">
            <text:p>1</text:p>
          </table:table-cell>
          <table:table-cell table:formula="of:=MIN([.C440]+[.D440];[.A441])" office:value-type="float" office:value="825" calcext:value-type="float">
            <text:p>825.0</text:p>
          </table:table-cell>
          <table:table-cell table:formula="of:=IF([.C441]&lt;tempgate;heatpersecond;[.B44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42]-[.A442])/Divider)" office:value-type="float" office:value="1" calcext:value-type="float">
            <text:p>1</text:p>
          </table:table-cell>
          <table:table-cell table:formula="of:=MIN([.C441]+[.D441];[.A442])" office:value-type="float" office:value="825" calcext:value-type="float">
            <text:p>825.0</text:p>
          </table:table-cell>
          <table:table-cell table:formula="of:=IF([.C442]&lt;tempgate;heatpersecond;[.B44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43]-[.A443])/Divider)" office:value-type="float" office:value="1" calcext:value-type="float">
            <text:p>1</text:p>
          </table:table-cell>
          <table:table-cell table:formula="of:=MIN([.C442]+[.D442];[.A443])" office:value-type="float" office:value="825" calcext:value-type="float">
            <text:p>825.0</text:p>
          </table:table-cell>
          <table:table-cell table:formula="of:=IF([.C443]&lt;tempgate;heatpersecond;[.B44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44]-[.A444])/Divider)" office:value-type="float" office:value="1" calcext:value-type="float">
            <text:p>1</text:p>
          </table:table-cell>
          <table:table-cell table:formula="of:=MIN([.C443]+[.D443];[.A444])" office:value-type="float" office:value="825" calcext:value-type="float">
            <text:p>825.0</text:p>
          </table:table-cell>
          <table:table-cell table:formula="of:=IF([.C444]&lt;tempgate;heatpersecond;[.B44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45]-[.A445])/Divider)" office:value-type="float" office:value="1" calcext:value-type="float">
            <text:p>1</text:p>
          </table:table-cell>
          <table:table-cell table:formula="of:=MIN([.C444]+[.D444];[.A445])" office:value-type="float" office:value="825" calcext:value-type="float">
            <text:p>825.0</text:p>
          </table:table-cell>
          <table:table-cell table:formula="of:=IF([.C445]&lt;tempgate;heatpersecond;[.B44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46]-[.A446])/Divider)" office:value-type="float" office:value="1" calcext:value-type="float">
            <text:p>1</text:p>
          </table:table-cell>
          <table:table-cell table:formula="of:=MIN([.C445]+[.D445];[.A446])" office:value-type="float" office:value="825" calcext:value-type="float">
            <text:p>825.0</text:p>
          </table:table-cell>
          <table:table-cell table:formula="of:=IF([.C446]&lt;tempgate;heatpersecond;[.B44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47]-[.A447])/Divider)" office:value-type="float" office:value="1" calcext:value-type="float">
            <text:p>1</text:p>
          </table:table-cell>
          <table:table-cell table:formula="of:=MIN([.C446]+[.D446];[.A447])" office:value-type="float" office:value="825" calcext:value-type="float">
            <text:p>825.0</text:p>
          </table:table-cell>
          <table:table-cell table:formula="of:=IF([.C447]&lt;tempgate;heatpersecond;[.B44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48]-[.A448])/Divider)" office:value-type="float" office:value="1" calcext:value-type="float">
            <text:p>1</text:p>
          </table:table-cell>
          <table:table-cell table:formula="of:=MIN([.C447]+[.D447];[.A448])" office:value-type="float" office:value="825" calcext:value-type="float">
            <text:p>825.0</text:p>
          </table:table-cell>
          <table:table-cell table:formula="of:=IF([.C448]&lt;tempgate;heatpersecond;[.B44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49]-[.A449])/Divider)" office:value-type="float" office:value="1" calcext:value-type="float">
            <text:p>1</text:p>
          </table:table-cell>
          <table:table-cell table:formula="of:=MIN([.C448]+[.D448];[.A449])" office:value-type="float" office:value="825" calcext:value-type="float">
            <text:p>825.0</text:p>
          </table:table-cell>
          <table:table-cell table:formula="of:=IF([.C449]&lt;tempgate;heatpersecond;[.B44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50]-[.A450])/Divider)" office:value-type="float" office:value="1" calcext:value-type="float">
            <text:p>1</text:p>
          </table:table-cell>
          <table:table-cell table:formula="of:=MIN([.C449]+[.D449];[.A450])" office:value-type="float" office:value="825" calcext:value-type="float">
            <text:p>825.0</text:p>
          </table:table-cell>
          <table:table-cell table:formula="of:=IF([.C450]&lt;tempgate;heatpersecond;[.B45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51]-[.A451])/Divider)" office:value-type="float" office:value="1" calcext:value-type="float">
            <text:p>1</text:p>
          </table:table-cell>
          <table:table-cell table:formula="of:=MIN([.C450]+[.D450];[.A451])" office:value-type="float" office:value="825" calcext:value-type="float">
            <text:p>825.0</text:p>
          </table:table-cell>
          <table:table-cell table:formula="of:=IF([.C451]&lt;tempgate;heatpersecond;[.B45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52]-[.A452])/Divider)" office:value-type="float" office:value="1" calcext:value-type="float">
            <text:p>1</text:p>
          </table:table-cell>
          <table:table-cell table:formula="of:=MIN([.C451]+[.D451];[.A452])" office:value-type="float" office:value="825" calcext:value-type="float">
            <text:p>825.0</text:p>
          </table:table-cell>
          <table:table-cell table:formula="of:=IF([.C452]&lt;tempgate;heatpersecond;[.B45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53]-[.A453])/Divider)" office:value-type="float" office:value="1" calcext:value-type="float">
            <text:p>1</text:p>
          </table:table-cell>
          <table:table-cell table:formula="of:=MIN([.C452]+[.D452];[.A453])" office:value-type="float" office:value="825" calcext:value-type="float">
            <text:p>825.0</text:p>
          </table:table-cell>
          <table:table-cell table:formula="of:=IF([.C453]&lt;tempgate;heatpersecond;[.B45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54]-[.A454])/Divider)" office:value-type="float" office:value="1" calcext:value-type="float">
            <text:p>1</text:p>
          </table:table-cell>
          <table:table-cell table:formula="of:=MIN([.C453]+[.D453];[.A454])" office:value-type="float" office:value="825" calcext:value-type="float">
            <text:p>825.0</text:p>
          </table:table-cell>
          <table:table-cell table:formula="of:=IF([.C454]&lt;tempgate;heatpersecond;[.B45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55]-[.A455])/Divider)" office:value-type="float" office:value="1" calcext:value-type="float">
            <text:p>1</text:p>
          </table:table-cell>
          <table:table-cell table:formula="of:=MIN([.C454]+[.D454];[.A455])" office:value-type="float" office:value="825" calcext:value-type="float">
            <text:p>825.0</text:p>
          </table:table-cell>
          <table:table-cell table:formula="of:=IF([.C455]&lt;tempgate;heatpersecond;[.B45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56]-[.A456])/Divider)" office:value-type="float" office:value="1" calcext:value-type="float">
            <text:p>1</text:p>
          </table:table-cell>
          <table:table-cell table:formula="of:=MIN([.C455]+[.D455];[.A456])" office:value-type="float" office:value="825" calcext:value-type="float">
            <text:p>825.0</text:p>
          </table:table-cell>
          <table:table-cell table:formula="of:=IF([.C456]&lt;tempgate;heatpersecond;[.B45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57]-[.A457])/Divider)" office:value-type="float" office:value="1" calcext:value-type="float">
            <text:p>1</text:p>
          </table:table-cell>
          <table:table-cell table:formula="of:=MIN([.C456]+[.D456];[.A457])" office:value-type="float" office:value="825" calcext:value-type="float">
            <text:p>825.0</text:p>
          </table:table-cell>
          <table:table-cell table:formula="of:=IF([.C457]&lt;tempgate;heatpersecond;[.B45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58]-[.A458])/Divider)" office:value-type="float" office:value="1" calcext:value-type="float">
            <text:p>1</text:p>
          </table:table-cell>
          <table:table-cell table:formula="of:=MIN([.C457]+[.D457];[.A458])" office:value-type="float" office:value="825" calcext:value-type="float">
            <text:p>825.0</text:p>
          </table:table-cell>
          <table:table-cell table:formula="of:=IF([.C458]&lt;tempgate;heatpersecond;[.B45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59]-[.A459])/Divider)" office:value-type="float" office:value="1" calcext:value-type="float">
            <text:p>1</text:p>
          </table:table-cell>
          <table:table-cell table:formula="of:=MIN([.C458]+[.D458];[.A459])" office:value-type="float" office:value="825" calcext:value-type="float">
            <text:p>825.0</text:p>
          </table:table-cell>
          <table:table-cell table:formula="of:=IF([.C459]&lt;tempgate;heatpersecond;[.B45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60]-[.A460])/Divider)" office:value-type="float" office:value="1" calcext:value-type="float">
            <text:p>1</text:p>
          </table:table-cell>
          <table:table-cell table:formula="of:=MIN([.C459]+[.D459];[.A460])" office:value-type="float" office:value="825" calcext:value-type="float">
            <text:p>825.0</text:p>
          </table:table-cell>
          <table:table-cell table:formula="of:=IF([.C460]&lt;tempgate;heatpersecond;[.B46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61]-[.A461])/Divider)" office:value-type="float" office:value="1" calcext:value-type="float">
            <text:p>1</text:p>
          </table:table-cell>
          <table:table-cell table:formula="of:=MIN([.C460]+[.D460];[.A461])" office:value-type="float" office:value="825" calcext:value-type="float">
            <text:p>825.0</text:p>
          </table:table-cell>
          <table:table-cell table:formula="of:=IF([.C461]&lt;tempgate;heatpersecond;[.B46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62]-[.A462])/Divider)" office:value-type="float" office:value="1" calcext:value-type="float">
            <text:p>1</text:p>
          </table:table-cell>
          <table:table-cell table:formula="of:=MIN([.C461]+[.D461];[.A462])" office:value-type="float" office:value="825" calcext:value-type="float">
            <text:p>825.0</text:p>
          </table:table-cell>
          <table:table-cell table:formula="of:=IF([.C462]&lt;tempgate;heatpersecond;[.B46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63]-[.A463])/Divider)" office:value-type="float" office:value="1" calcext:value-type="float">
            <text:p>1</text:p>
          </table:table-cell>
          <table:table-cell table:formula="of:=MIN([.C462]+[.D462];[.A463])" office:value-type="float" office:value="825" calcext:value-type="float">
            <text:p>825.0</text:p>
          </table:table-cell>
          <table:table-cell table:formula="of:=IF([.C463]&lt;tempgate;heatpersecond;[.B46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64]-[.A464])/Divider)" office:value-type="float" office:value="1" calcext:value-type="float">
            <text:p>1</text:p>
          </table:table-cell>
          <table:table-cell table:formula="of:=MIN([.C463]+[.D463];[.A464])" office:value-type="float" office:value="825" calcext:value-type="float">
            <text:p>825.0</text:p>
          </table:table-cell>
          <table:table-cell table:formula="of:=IF([.C464]&lt;tempgate;heatpersecond;[.B46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65]-[.A465])/Divider)" office:value-type="float" office:value="1" calcext:value-type="float">
            <text:p>1</text:p>
          </table:table-cell>
          <table:table-cell table:formula="of:=MIN([.C464]+[.D464];[.A465])" office:value-type="float" office:value="825" calcext:value-type="float">
            <text:p>825.0</text:p>
          </table:table-cell>
          <table:table-cell table:formula="of:=IF([.C465]&lt;tempgate;heatpersecond;[.B46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66]-[.A466])/Divider)" office:value-type="float" office:value="1" calcext:value-type="float">
            <text:p>1</text:p>
          </table:table-cell>
          <table:table-cell table:formula="of:=MIN([.C465]+[.D465];[.A466])" office:value-type="float" office:value="825" calcext:value-type="float">
            <text:p>825.0</text:p>
          </table:table-cell>
          <table:table-cell table:formula="of:=IF([.C466]&lt;tempgate;heatpersecond;[.B46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67]-[.A467])/Divider)" office:value-type="float" office:value="1" calcext:value-type="float">
            <text:p>1</text:p>
          </table:table-cell>
          <table:table-cell table:formula="of:=MIN([.C466]+[.D466];[.A467])" office:value-type="float" office:value="825" calcext:value-type="float">
            <text:p>825.0</text:p>
          </table:table-cell>
          <table:table-cell table:formula="of:=IF([.C467]&lt;tempgate;heatpersecond;[.B46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68]-[.A468])/Divider)" office:value-type="float" office:value="1" calcext:value-type="float">
            <text:p>1</text:p>
          </table:table-cell>
          <table:table-cell table:formula="of:=MIN([.C467]+[.D467];[.A468])" office:value-type="float" office:value="825" calcext:value-type="float">
            <text:p>825.0</text:p>
          </table:table-cell>
          <table:table-cell table:formula="of:=IF([.C468]&lt;tempgate;heatpersecond;[.B46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69]-[.A469])/Divider)" office:value-type="float" office:value="1" calcext:value-type="float">
            <text:p>1</text:p>
          </table:table-cell>
          <table:table-cell table:formula="of:=MIN([.C468]+[.D468];[.A469])" office:value-type="float" office:value="825" calcext:value-type="float">
            <text:p>825.0</text:p>
          </table:table-cell>
          <table:table-cell table:formula="of:=IF([.C469]&lt;tempgate;heatpersecond;[.B46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70]-[.A470])/Divider)" office:value-type="float" office:value="1" calcext:value-type="float">
            <text:p>1</text:p>
          </table:table-cell>
          <table:table-cell table:formula="of:=MIN([.C469]+[.D469];[.A470])" office:value-type="float" office:value="825" calcext:value-type="float">
            <text:p>825.0</text:p>
          </table:table-cell>
          <table:table-cell table:formula="of:=IF([.C470]&lt;tempgate;heatpersecond;[.B47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71]-[.A471])/Divider)" office:value-type="float" office:value="1" calcext:value-type="float">
            <text:p>1</text:p>
          </table:table-cell>
          <table:table-cell table:formula="of:=MIN([.C470]+[.D470];[.A471])" office:value-type="float" office:value="825" calcext:value-type="float">
            <text:p>825.0</text:p>
          </table:table-cell>
          <table:table-cell table:formula="of:=IF([.C471]&lt;tempgate;heatpersecond;[.B47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72]-[.A472])/Divider)" office:value-type="float" office:value="1" calcext:value-type="float">
            <text:p>1</text:p>
          </table:table-cell>
          <table:table-cell table:formula="of:=MIN([.C471]+[.D471];[.A472])" office:value-type="float" office:value="825" calcext:value-type="float">
            <text:p>825.0</text:p>
          </table:table-cell>
          <table:table-cell table:formula="of:=IF([.C472]&lt;tempgate;heatpersecond;[.B47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73]-[.A473])/Divider)" office:value-type="float" office:value="1" calcext:value-type="float">
            <text:p>1</text:p>
          </table:table-cell>
          <table:table-cell table:formula="of:=MIN([.C472]+[.D472];[.A473])" office:value-type="float" office:value="825" calcext:value-type="float">
            <text:p>825.0</text:p>
          </table:table-cell>
          <table:table-cell table:formula="of:=IF([.C473]&lt;tempgate;heatpersecond;[.B47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74]-[.A474])/Divider)" office:value-type="float" office:value="1" calcext:value-type="float">
            <text:p>1</text:p>
          </table:table-cell>
          <table:table-cell table:formula="of:=MIN([.C473]+[.D473];[.A474])" office:value-type="float" office:value="825" calcext:value-type="float">
            <text:p>825.0</text:p>
          </table:table-cell>
          <table:table-cell table:formula="of:=IF([.C474]&lt;tempgate;heatpersecond;[.B47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75]-[.A475])/Divider)" office:value-type="float" office:value="1" calcext:value-type="float">
            <text:p>1</text:p>
          </table:table-cell>
          <table:table-cell table:formula="of:=MIN([.C474]+[.D474];[.A475])" office:value-type="float" office:value="825" calcext:value-type="float">
            <text:p>825.0</text:p>
          </table:table-cell>
          <table:table-cell table:formula="of:=IF([.C475]&lt;tempgate;heatpersecond;[.B47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76]-[.A476])/Divider)" office:value-type="float" office:value="1" calcext:value-type="float">
            <text:p>1</text:p>
          </table:table-cell>
          <table:table-cell table:formula="of:=MIN([.C475]+[.D475];[.A476])" office:value-type="float" office:value="825" calcext:value-type="float">
            <text:p>825.0</text:p>
          </table:table-cell>
          <table:table-cell table:formula="of:=IF([.C476]&lt;tempgate;heatpersecond;[.B47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77]-[.A477])/Divider)" office:value-type="float" office:value="1" calcext:value-type="float">
            <text:p>1</text:p>
          </table:table-cell>
          <table:table-cell table:formula="of:=MIN([.C476]+[.D476];[.A477])" office:value-type="float" office:value="825" calcext:value-type="float">
            <text:p>825.0</text:p>
          </table:table-cell>
          <table:table-cell table:formula="of:=IF([.C477]&lt;tempgate;heatpersecond;[.B47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78]-[.A478])/Divider)" office:value-type="float" office:value="1" calcext:value-type="float">
            <text:p>1</text:p>
          </table:table-cell>
          <table:table-cell table:formula="of:=MIN([.C477]+[.D477];[.A478])" office:value-type="float" office:value="825" calcext:value-type="float">
            <text:p>825.0</text:p>
          </table:table-cell>
          <table:table-cell table:formula="of:=IF([.C478]&lt;tempgate;heatpersecond;[.B47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79]-[.A479])/Divider)" office:value-type="float" office:value="1" calcext:value-type="float">
            <text:p>1</text:p>
          </table:table-cell>
          <table:table-cell table:formula="of:=MIN([.C478]+[.D478];[.A479])" office:value-type="float" office:value="825" calcext:value-type="float">
            <text:p>825.0</text:p>
          </table:table-cell>
          <table:table-cell table:formula="of:=IF([.C479]&lt;tempgate;heatpersecond;[.B47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80]-[.A480])/Divider)" office:value-type="float" office:value="1" calcext:value-type="float">
            <text:p>1</text:p>
          </table:table-cell>
          <table:table-cell table:formula="of:=MIN([.C479]+[.D479];[.A480])" office:value-type="float" office:value="825" calcext:value-type="float">
            <text:p>825.0</text:p>
          </table:table-cell>
          <table:table-cell table:formula="of:=IF([.C480]&lt;tempgate;heatpersecond;[.B48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81]-[.A481])/Divider)" office:value-type="float" office:value="1" calcext:value-type="float">
            <text:p>1</text:p>
          </table:table-cell>
          <table:table-cell table:formula="of:=MIN([.C480]+[.D480];[.A481])" office:value-type="float" office:value="825" calcext:value-type="float">
            <text:p>825.0</text:p>
          </table:table-cell>
          <table:table-cell table:formula="of:=IF([.C481]&lt;tempgate;heatpersecond;[.B48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82]-[.A482])/Divider)" office:value-type="float" office:value="1" calcext:value-type="float">
            <text:p>1</text:p>
          </table:table-cell>
          <table:table-cell table:formula="of:=MIN([.C481]+[.D481];[.A482])" office:value-type="float" office:value="825" calcext:value-type="float">
            <text:p>825.0</text:p>
          </table:table-cell>
          <table:table-cell table:formula="of:=IF([.C482]&lt;tempgate;heatpersecond;[.B48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83]-[.A483])/Divider)" office:value-type="float" office:value="1" calcext:value-type="float">
            <text:p>1</text:p>
          </table:table-cell>
          <table:table-cell table:formula="of:=MIN([.C482]+[.D482];[.A483])" office:value-type="float" office:value="825" calcext:value-type="float">
            <text:p>825.0</text:p>
          </table:table-cell>
          <table:table-cell table:formula="of:=IF([.C483]&lt;tempgate;heatpersecond;[.B48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84]-[.A484])/Divider)" office:value-type="float" office:value="1" calcext:value-type="float">
            <text:p>1</text:p>
          </table:table-cell>
          <table:table-cell table:formula="of:=MIN([.C483]+[.D483];[.A484])" office:value-type="float" office:value="825" calcext:value-type="float">
            <text:p>825.0</text:p>
          </table:table-cell>
          <table:table-cell table:formula="of:=IF([.C484]&lt;tempgate;heatpersecond;[.B48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85]-[.A485])/Divider)" office:value-type="float" office:value="1" calcext:value-type="float">
            <text:p>1</text:p>
          </table:table-cell>
          <table:table-cell table:formula="of:=MIN([.C484]+[.D484];[.A485])" office:value-type="float" office:value="825" calcext:value-type="float">
            <text:p>825.0</text:p>
          </table:table-cell>
          <table:table-cell table:formula="of:=IF([.C485]&lt;tempgate;heatpersecond;[.B48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86]-[.A486])/Divider)" office:value-type="float" office:value="1" calcext:value-type="float">
            <text:p>1</text:p>
          </table:table-cell>
          <table:table-cell table:formula="of:=MIN([.C485]+[.D485];[.A486])" office:value-type="float" office:value="825" calcext:value-type="float">
            <text:p>825.0</text:p>
          </table:table-cell>
          <table:table-cell table:formula="of:=IF([.C486]&lt;tempgate;heatpersecond;[.B48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87]-[.A487])/Divider)" office:value-type="float" office:value="1" calcext:value-type="float">
            <text:p>1</text:p>
          </table:table-cell>
          <table:table-cell table:formula="of:=MIN([.C486]+[.D486];[.A487])" office:value-type="float" office:value="825" calcext:value-type="float">
            <text:p>825.0</text:p>
          </table:table-cell>
          <table:table-cell table:formula="of:=IF([.C487]&lt;tempgate;heatpersecond;[.B48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88]-[.A488])/Divider)" office:value-type="float" office:value="1" calcext:value-type="float">
            <text:p>1</text:p>
          </table:table-cell>
          <table:table-cell table:formula="of:=MIN([.C487]+[.D487];[.A488])" office:value-type="float" office:value="825" calcext:value-type="float">
            <text:p>825.0</text:p>
          </table:table-cell>
          <table:table-cell table:formula="of:=IF([.C488]&lt;tempgate;heatpersecond;[.B48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89]-[.A489])/Divider)" office:value-type="float" office:value="1" calcext:value-type="float">
            <text:p>1</text:p>
          </table:table-cell>
          <table:table-cell table:formula="of:=MIN([.C488]+[.D488];[.A489])" office:value-type="float" office:value="825" calcext:value-type="float">
            <text:p>825.0</text:p>
          </table:table-cell>
          <table:table-cell table:formula="of:=IF([.C489]&lt;tempgate;heatpersecond;[.B48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90]-[.A490])/Divider)" office:value-type="float" office:value="1" calcext:value-type="float">
            <text:p>1</text:p>
          </table:table-cell>
          <table:table-cell table:formula="of:=MIN([.C489]+[.D489];[.A490])" office:value-type="float" office:value="825" calcext:value-type="float">
            <text:p>825.0</text:p>
          </table:table-cell>
          <table:table-cell table:formula="of:=IF([.C490]&lt;tempgate;heatpersecond;[.B49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91]-[.A491])/Divider)" office:value-type="float" office:value="1" calcext:value-type="float">
            <text:p>1</text:p>
          </table:table-cell>
          <table:table-cell table:formula="of:=MIN([.C490]+[.D490];[.A491])" office:value-type="float" office:value="825" calcext:value-type="float">
            <text:p>825.0</text:p>
          </table:table-cell>
          <table:table-cell table:formula="of:=IF([.C491]&lt;tempgate;heatpersecond;[.B49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92]-[.A492])/Divider)" office:value-type="float" office:value="1" calcext:value-type="float">
            <text:p>1</text:p>
          </table:table-cell>
          <table:table-cell table:formula="of:=MIN([.C491]+[.D491];[.A492])" office:value-type="float" office:value="825" calcext:value-type="float">
            <text:p>825.0</text:p>
          </table:table-cell>
          <table:table-cell table:formula="of:=IF([.C492]&lt;tempgate;heatpersecond;[.B49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93]-[.A493])/Divider)" office:value-type="float" office:value="1" calcext:value-type="float">
            <text:p>1</text:p>
          </table:table-cell>
          <table:table-cell table:formula="of:=MIN([.C492]+[.D492];[.A493])" office:value-type="float" office:value="825" calcext:value-type="float">
            <text:p>825.0</text:p>
          </table:table-cell>
          <table:table-cell table:formula="of:=IF([.C493]&lt;tempgate;heatpersecond;[.B49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94]-[.A494])/Divider)" office:value-type="float" office:value="1" calcext:value-type="float">
            <text:p>1</text:p>
          </table:table-cell>
          <table:table-cell table:formula="of:=MIN([.C493]+[.D493];[.A494])" office:value-type="float" office:value="825" calcext:value-type="float">
            <text:p>825.0</text:p>
          </table:table-cell>
          <table:table-cell table:formula="of:=IF([.C494]&lt;tempgate;heatpersecond;[.B49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95]-[.A495])/Divider)" office:value-type="float" office:value="1" calcext:value-type="float">
            <text:p>1</text:p>
          </table:table-cell>
          <table:table-cell table:formula="of:=MIN([.C494]+[.D494];[.A495])" office:value-type="float" office:value="825" calcext:value-type="float">
            <text:p>825.0</text:p>
          </table:table-cell>
          <table:table-cell table:formula="of:=IF([.C495]&lt;tempgate;heatpersecond;[.B49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96]-[.A496])/Divider)" office:value-type="float" office:value="1" calcext:value-type="float">
            <text:p>1</text:p>
          </table:table-cell>
          <table:table-cell table:formula="of:=MIN([.C495]+[.D495];[.A496])" office:value-type="float" office:value="825" calcext:value-type="float">
            <text:p>825.0</text:p>
          </table:table-cell>
          <table:table-cell table:formula="of:=IF([.C496]&lt;tempgate;heatpersecond;[.B49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97]-[.A497])/Divider)" office:value-type="float" office:value="1" calcext:value-type="float">
            <text:p>1</text:p>
          </table:table-cell>
          <table:table-cell table:formula="of:=MIN([.C496]+[.D496];[.A497])" office:value-type="float" office:value="825" calcext:value-type="float">
            <text:p>825.0</text:p>
          </table:table-cell>
          <table:table-cell table:formula="of:=IF([.C497]&lt;tempgate;heatpersecond;[.B49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98]-[.A498])/Divider)" office:value-type="float" office:value="1" calcext:value-type="float">
            <text:p>1</text:p>
          </table:table-cell>
          <table:table-cell table:formula="of:=MIN([.C497]+[.D497];[.A498])" office:value-type="float" office:value="825" calcext:value-type="float">
            <text:p>825.0</text:p>
          </table:table-cell>
          <table:table-cell table:formula="of:=IF([.C498]&lt;tempgate;heatpersecond;[.B49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499]-[.A499])/Divider)" office:value-type="float" office:value="1" calcext:value-type="float">
            <text:p>1</text:p>
          </table:table-cell>
          <table:table-cell table:formula="of:=MIN([.C498]+[.D498];[.A499])" office:value-type="float" office:value="825" calcext:value-type="float">
            <text:p>825.0</text:p>
          </table:table-cell>
          <table:table-cell table:formula="of:=IF([.C499]&lt;tempgate;heatpersecond;[.B49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00]-[.A500])/Divider)" office:value-type="float" office:value="1" calcext:value-type="float">
            <text:p>1</text:p>
          </table:table-cell>
          <table:table-cell table:formula="of:=MIN([.C499]+[.D499];[.A500])" office:value-type="float" office:value="825" calcext:value-type="float">
            <text:p>825.0</text:p>
          </table:table-cell>
          <table:table-cell table:formula="of:=IF([.C500]&lt;tempgate;heatpersecond;[.B50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01]-[.A501])/Divider)" office:value-type="float" office:value="1" calcext:value-type="float">
            <text:p>1</text:p>
          </table:table-cell>
          <table:table-cell table:formula="of:=MIN([.C500]+[.D500];[.A501])" office:value-type="float" office:value="825" calcext:value-type="float">
            <text:p>825.0</text:p>
          </table:table-cell>
          <table:table-cell table:formula="of:=IF([.C501]&lt;tempgate;heatpersecond;[.B50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02]-[.A502])/Divider)" office:value-type="float" office:value="1" calcext:value-type="float">
            <text:p>1</text:p>
          </table:table-cell>
          <table:table-cell table:formula="of:=MIN([.C501]+[.D501];[.A502])" office:value-type="float" office:value="825" calcext:value-type="float">
            <text:p>825.0</text:p>
          </table:table-cell>
          <table:table-cell table:formula="of:=IF([.C502]&lt;tempgate;heatpersecond;[.B50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03]-[.A503])/Divider)" office:value-type="float" office:value="1" calcext:value-type="float">
            <text:p>1</text:p>
          </table:table-cell>
          <table:table-cell table:formula="of:=MIN([.C502]+[.D502];[.A503])" office:value-type="float" office:value="825" calcext:value-type="float">
            <text:p>825.0</text:p>
          </table:table-cell>
          <table:table-cell table:formula="of:=IF([.C503]&lt;tempgate;heatpersecond;[.B50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04]-[.A504])/Divider)" office:value-type="float" office:value="1" calcext:value-type="float">
            <text:p>1</text:p>
          </table:table-cell>
          <table:table-cell table:formula="of:=MIN([.C503]+[.D503];[.A504])" office:value-type="float" office:value="825" calcext:value-type="float">
            <text:p>825.0</text:p>
          </table:table-cell>
          <table:table-cell table:formula="of:=IF([.C504]&lt;tempgate;heatpersecond;[.B50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05]-[.A505])/Divider)" office:value-type="float" office:value="1" calcext:value-type="float">
            <text:p>1</text:p>
          </table:table-cell>
          <table:table-cell table:formula="of:=MIN([.C504]+[.D504];[.A505])" office:value-type="float" office:value="825" calcext:value-type="float">
            <text:p>825.0</text:p>
          </table:table-cell>
          <table:table-cell table:formula="of:=IF([.C505]&lt;tempgate;heatpersecond;[.B50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06]-[.A506])/Divider)" office:value-type="float" office:value="1" calcext:value-type="float">
            <text:p>1</text:p>
          </table:table-cell>
          <table:table-cell table:formula="of:=MIN([.C505]+[.D505];[.A506])" office:value-type="float" office:value="825" calcext:value-type="float">
            <text:p>825.0</text:p>
          </table:table-cell>
          <table:table-cell table:formula="of:=IF([.C506]&lt;tempgate;heatpersecond;[.B50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07]-[.A507])/Divider)" office:value-type="float" office:value="1" calcext:value-type="float">
            <text:p>1</text:p>
          </table:table-cell>
          <table:table-cell table:formula="of:=MIN([.C506]+[.D506];[.A507])" office:value-type="float" office:value="825" calcext:value-type="float">
            <text:p>825.0</text:p>
          </table:table-cell>
          <table:table-cell table:formula="of:=IF([.C507]&lt;tempgate;heatpersecond;[.B50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08]-[.A508])/Divider)" office:value-type="float" office:value="1" calcext:value-type="float">
            <text:p>1</text:p>
          </table:table-cell>
          <table:table-cell table:formula="of:=MIN([.C507]+[.D507];[.A508])" office:value-type="float" office:value="825" calcext:value-type="float">
            <text:p>825.0</text:p>
          </table:table-cell>
          <table:table-cell table:formula="of:=IF([.C508]&lt;tempgate;heatpersecond;[.B50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09]-[.A509])/Divider)" office:value-type="float" office:value="1" calcext:value-type="float">
            <text:p>1</text:p>
          </table:table-cell>
          <table:table-cell table:formula="of:=MIN([.C508]+[.D508];[.A509])" office:value-type="float" office:value="825" calcext:value-type="float">
            <text:p>825.0</text:p>
          </table:table-cell>
          <table:table-cell table:formula="of:=IF([.C509]&lt;tempgate;heatpersecond;[.B50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10]-[.A510])/Divider)" office:value-type="float" office:value="1" calcext:value-type="float">
            <text:p>1</text:p>
          </table:table-cell>
          <table:table-cell table:formula="of:=MIN([.C509]+[.D509];[.A510])" office:value-type="float" office:value="825" calcext:value-type="float">
            <text:p>825.0</text:p>
          </table:table-cell>
          <table:table-cell table:formula="of:=IF([.C510]&lt;tempgate;heatpersecond;[.B51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11]-[.A511])/Divider)" office:value-type="float" office:value="1" calcext:value-type="float">
            <text:p>1</text:p>
          </table:table-cell>
          <table:table-cell table:formula="of:=MIN([.C510]+[.D510];[.A511])" office:value-type="float" office:value="825" calcext:value-type="float">
            <text:p>825.0</text:p>
          </table:table-cell>
          <table:table-cell table:formula="of:=IF([.C511]&lt;tempgate;heatpersecond;[.B51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12]-[.A512])/Divider)" office:value-type="float" office:value="1" calcext:value-type="float">
            <text:p>1</text:p>
          </table:table-cell>
          <table:table-cell table:formula="of:=MIN([.C511]+[.D511];[.A512])" office:value-type="float" office:value="825" calcext:value-type="float">
            <text:p>825.0</text:p>
          </table:table-cell>
          <table:table-cell table:formula="of:=IF([.C512]&lt;tempgate;heatpersecond;[.B51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13]-[.A513])/Divider)" office:value-type="float" office:value="1" calcext:value-type="float">
            <text:p>1</text:p>
          </table:table-cell>
          <table:table-cell table:formula="of:=MIN([.C512]+[.D512];[.A513])" office:value-type="float" office:value="825" calcext:value-type="float">
            <text:p>825.0</text:p>
          </table:table-cell>
          <table:table-cell table:formula="of:=IF([.C513]&lt;tempgate;heatpersecond;[.B51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14]-[.A514])/Divider)" office:value-type="float" office:value="1" calcext:value-type="float">
            <text:p>1</text:p>
          </table:table-cell>
          <table:table-cell table:formula="of:=MIN([.C513]+[.D513];[.A514])" office:value-type="float" office:value="825" calcext:value-type="float">
            <text:p>825.0</text:p>
          </table:table-cell>
          <table:table-cell table:formula="of:=IF([.C514]&lt;tempgate;heatpersecond;[.B51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15]-[.A515])/Divider)" office:value-type="float" office:value="1" calcext:value-type="float">
            <text:p>1</text:p>
          </table:table-cell>
          <table:table-cell table:formula="of:=MIN([.C514]+[.D514];[.A515])" office:value-type="float" office:value="825" calcext:value-type="float">
            <text:p>825.0</text:p>
          </table:table-cell>
          <table:table-cell table:formula="of:=IF([.C515]&lt;tempgate;heatpersecond;[.B51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16]-[.A516])/Divider)" office:value-type="float" office:value="1" calcext:value-type="float">
            <text:p>1</text:p>
          </table:table-cell>
          <table:table-cell table:formula="of:=MIN([.C515]+[.D515];[.A516])" office:value-type="float" office:value="825" calcext:value-type="float">
            <text:p>825.0</text:p>
          </table:table-cell>
          <table:table-cell table:formula="of:=IF([.C516]&lt;tempgate;heatpersecond;[.B51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17]-[.A517])/Divider)" office:value-type="float" office:value="1" calcext:value-type="float">
            <text:p>1</text:p>
          </table:table-cell>
          <table:table-cell table:formula="of:=MIN([.C516]+[.D516];[.A517])" office:value-type="float" office:value="825" calcext:value-type="float">
            <text:p>825.0</text:p>
          </table:table-cell>
          <table:table-cell table:formula="of:=IF([.C517]&lt;tempgate;heatpersecond;[.B51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18]-[.A518])/Divider)" office:value-type="float" office:value="1" calcext:value-type="float">
            <text:p>1</text:p>
          </table:table-cell>
          <table:table-cell table:formula="of:=MIN([.C517]+[.D517];[.A518])" office:value-type="float" office:value="825" calcext:value-type="float">
            <text:p>825.0</text:p>
          </table:table-cell>
          <table:table-cell table:formula="of:=IF([.C518]&lt;tempgate;heatpersecond;[.B51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19]-[.A519])/Divider)" office:value-type="float" office:value="1" calcext:value-type="float">
            <text:p>1</text:p>
          </table:table-cell>
          <table:table-cell table:formula="of:=MIN([.C518]+[.D518];[.A519])" office:value-type="float" office:value="825" calcext:value-type="float">
            <text:p>825.0</text:p>
          </table:table-cell>
          <table:table-cell table:formula="of:=IF([.C519]&lt;tempgate;heatpersecond;[.B51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20]-[.A520])/Divider)" office:value-type="float" office:value="1" calcext:value-type="float">
            <text:p>1</text:p>
          </table:table-cell>
          <table:table-cell table:formula="of:=MIN([.C519]+[.D519];[.A520])" office:value-type="float" office:value="825" calcext:value-type="float">
            <text:p>825.0</text:p>
          </table:table-cell>
          <table:table-cell table:formula="of:=IF([.C520]&lt;tempgate;heatpersecond;[.B52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21]-[.A521])/Divider)" office:value-type="float" office:value="1" calcext:value-type="float">
            <text:p>1</text:p>
          </table:table-cell>
          <table:table-cell table:formula="of:=MIN([.C520]+[.D520];[.A521])" office:value-type="float" office:value="825" calcext:value-type="float">
            <text:p>825.0</text:p>
          </table:table-cell>
          <table:table-cell table:formula="of:=IF([.C521]&lt;tempgate;heatpersecond;[.B52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22]-[.A522])/Divider)" office:value-type="float" office:value="1" calcext:value-type="float">
            <text:p>1</text:p>
          </table:table-cell>
          <table:table-cell table:formula="of:=MIN([.C521]+[.D521];[.A522])" office:value-type="float" office:value="825" calcext:value-type="float">
            <text:p>825.0</text:p>
          </table:table-cell>
          <table:table-cell table:formula="of:=IF([.C522]&lt;tempgate;heatpersecond;[.B52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23]-[.A523])/Divider)" office:value-type="float" office:value="1" calcext:value-type="float">
            <text:p>1</text:p>
          </table:table-cell>
          <table:table-cell table:formula="of:=MIN([.C522]+[.D522];[.A523])" office:value-type="float" office:value="825" calcext:value-type="float">
            <text:p>825.0</text:p>
          </table:table-cell>
          <table:table-cell table:formula="of:=IF([.C523]&lt;tempgate;heatpersecond;[.B52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24]-[.A524])/Divider)" office:value-type="float" office:value="1" calcext:value-type="float">
            <text:p>1</text:p>
          </table:table-cell>
          <table:table-cell table:formula="of:=MIN([.C523]+[.D523];[.A524])" office:value-type="float" office:value="825" calcext:value-type="float">
            <text:p>825.0</text:p>
          </table:table-cell>
          <table:table-cell table:formula="of:=IF([.C524]&lt;tempgate;heatpersecond;[.B52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25]-[.A525])/Divider)" office:value-type="float" office:value="1" calcext:value-type="float">
            <text:p>1</text:p>
          </table:table-cell>
          <table:table-cell table:formula="of:=MIN([.C524]+[.D524];[.A525])" office:value-type="float" office:value="825" calcext:value-type="float">
            <text:p>825.0</text:p>
          </table:table-cell>
          <table:table-cell table:formula="of:=IF([.C525]&lt;tempgate;heatpersecond;[.B52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26]-[.A526])/Divider)" office:value-type="float" office:value="1" calcext:value-type="float">
            <text:p>1</text:p>
          </table:table-cell>
          <table:table-cell table:formula="of:=MIN([.C525]+[.D525];[.A526])" office:value-type="float" office:value="825" calcext:value-type="float">
            <text:p>825.0</text:p>
          </table:table-cell>
          <table:table-cell table:formula="of:=IF([.C526]&lt;tempgate;heatpersecond;[.B52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27]-[.A527])/Divider)" office:value-type="float" office:value="1" calcext:value-type="float">
            <text:p>1</text:p>
          </table:table-cell>
          <table:table-cell table:formula="of:=MIN([.C526]+[.D526];[.A527])" office:value-type="float" office:value="825" calcext:value-type="float">
            <text:p>825.0</text:p>
          </table:table-cell>
          <table:table-cell table:formula="of:=IF([.C527]&lt;tempgate;heatpersecond;[.B52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28]-[.A528])/Divider)" office:value-type="float" office:value="1" calcext:value-type="float">
            <text:p>1</text:p>
          </table:table-cell>
          <table:table-cell table:formula="of:=MIN([.C527]+[.D527];[.A528])" office:value-type="float" office:value="825" calcext:value-type="float">
            <text:p>825.0</text:p>
          </table:table-cell>
          <table:table-cell table:formula="of:=IF([.C528]&lt;tempgate;heatpersecond;[.B52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29]-[.A529])/Divider)" office:value-type="float" office:value="1" calcext:value-type="float">
            <text:p>1</text:p>
          </table:table-cell>
          <table:table-cell table:formula="of:=MIN([.C528]+[.D528];[.A529])" office:value-type="float" office:value="825" calcext:value-type="float">
            <text:p>825.0</text:p>
          </table:table-cell>
          <table:table-cell table:formula="of:=IF([.C529]&lt;tempgate;heatpersecond;[.B52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30]-[.A530])/Divider)" office:value-type="float" office:value="1" calcext:value-type="float">
            <text:p>1</text:p>
          </table:table-cell>
          <table:table-cell table:formula="of:=MIN([.C529]+[.D529];[.A530])" office:value-type="float" office:value="825" calcext:value-type="float">
            <text:p>825.0</text:p>
          </table:table-cell>
          <table:table-cell table:formula="of:=IF([.C530]&lt;tempgate;heatpersecond;[.B53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31]-[.A531])/Divider)" office:value-type="float" office:value="1" calcext:value-type="float">
            <text:p>1</text:p>
          </table:table-cell>
          <table:table-cell table:formula="of:=MIN([.C530]+[.D530];[.A531])" office:value-type="float" office:value="825" calcext:value-type="float">
            <text:p>825.0</text:p>
          </table:table-cell>
          <table:table-cell table:formula="of:=IF([.C531]&lt;tempgate;heatpersecond;[.B53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32]-[.A532])/Divider)" office:value-type="float" office:value="1" calcext:value-type="float">
            <text:p>1</text:p>
          </table:table-cell>
          <table:table-cell table:formula="of:=MIN([.C531]+[.D531];[.A532])" office:value-type="float" office:value="825" calcext:value-type="float">
            <text:p>825.0</text:p>
          </table:table-cell>
          <table:table-cell table:formula="of:=IF([.C532]&lt;tempgate;heatpersecond;[.B53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33]-[.A533])/Divider)" office:value-type="float" office:value="1" calcext:value-type="float">
            <text:p>1</text:p>
          </table:table-cell>
          <table:table-cell table:formula="of:=MIN([.C532]+[.D532];[.A533])" office:value-type="float" office:value="825" calcext:value-type="float">
            <text:p>825.0</text:p>
          </table:table-cell>
          <table:table-cell table:formula="of:=IF([.C533]&lt;tempgate;heatpersecond;[.B53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34]-[.A534])/Divider)" office:value-type="float" office:value="1" calcext:value-type="float">
            <text:p>1</text:p>
          </table:table-cell>
          <table:table-cell table:formula="of:=MIN([.C533]+[.D533];[.A534])" office:value-type="float" office:value="825" calcext:value-type="float">
            <text:p>825.0</text:p>
          </table:table-cell>
          <table:table-cell table:formula="of:=IF([.C534]&lt;tempgate;heatpersecond;[.B53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35]-[.A535])/Divider)" office:value-type="float" office:value="1" calcext:value-type="float">
            <text:p>1</text:p>
          </table:table-cell>
          <table:table-cell table:formula="of:=MIN([.C534]+[.D534];[.A535])" office:value-type="float" office:value="825" calcext:value-type="float">
            <text:p>825.0</text:p>
          </table:table-cell>
          <table:table-cell table:formula="of:=IF([.C535]&lt;tempgate;heatpersecond;[.B53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36]-[.A536])/Divider)" office:value-type="float" office:value="1" calcext:value-type="float">
            <text:p>1</text:p>
          </table:table-cell>
          <table:table-cell table:formula="of:=MIN([.C535]+[.D535];[.A536])" office:value-type="float" office:value="825" calcext:value-type="float">
            <text:p>825.0</text:p>
          </table:table-cell>
          <table:table-cell table:formula="of:=IF([.C536]&lt;tempgate;heatpersecond;[.B53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37]-[.A537])/Divider)" office:value-type="float" office:value="1" calcext:value-type="float">
            <text:p>1</text:p>
          </table:table-cell>
          <table:table-cell table:formula="of:=MIN([.C536]+[.D536];[.A537])" office:value-type="float" office:value="825" calcext:value-type="float">
            <text:p>825.0</text:p>
          </table:table-cell>
          <table:table-cell table:formula="of:=IF([.C537]&lt;tempgate;heatpersecond;[.B53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38]-[.A538])/Divider)" office:value-type="float" office:value="1" calcext:value-type="float">
            <text:p>1</text:p>
          </table:table-cell>
          <table:table-cell table:formula="of:=MIN([.C537]+[.D537];[.A538])" office:value-type="float" office:value="825" calcext:value-type="float">
            <text:p>825.0</text:p>
          </table:table-cell>
          <table:table-cell table:formula="of:=IF([.C538]&lt;tempgate;heatpersecond;[.B53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39]-[.A539])/Divider)" office:value-type="float" office:value="1" calcext:value-type="float">
            <text:p>1</text:p>
          </table:table-cell>
          <table:table-cell table:formula="of:=MIN([.C538]+[.D538];[.A539])" office:value-type="float" office:value="825" calcext:value-type="float">
            <text:p>825.0</text:p>
          </table:table-cell>
          <table:table-cell table:formula="of:=IF([.C539]&lt;tempgate;heatpersecond;[.B53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40]-[.A540])/Divider)" office:value-type="float" office:value="1" calcext:value-type="float">
            <text:p>1</text:p>
          </table:table-cell>
          <table:table-cell table:formula="of:=MIN([.C539]+[.D539];[.A540])" office:value-type="float" office:value="825" calcext:value-type="float">
            <text:p>825.0</text:p>
          </table:table-cell>
          <table:table-cell table:formula="of:=IF([.C540]&lt;tempgate;heatpersecond;[.B54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41]-[.A541])/Divider)" office:value-type="float" office:value="1" calcext:value-type="float">
            <text:p>1</text:p>
          </table:table-cell>
          <table:table-cell table:formula="of:=MIN([.C540]+[.D540];[.A541])" office:value-type="float" office:value="825" calcext:value-type="float">
            <text:p>825.0</text:p>
          </table:table-cell>
          <table:table-cell table:formula="of:=IF([.C541]&lt;tempgate;heatpersecond;[.B54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42]-[.A542])/Divider)" office:value-type="float" office:value="1" calcext:value-type="float">
            <text:p>1</text:p>
          </table:table-cell>
          <table:table-cell table:formula="of:=MIN([.C541]+[.D541];[.A542])" office:value-type="float" office:value="825" calcext:value-type="float">
            <text:p>825.0</text:p>
          </table:table-cell>
          <table:table-cell table:formula="of:=IF([.C542]&lt;tempgate;heatpersecond;[.B54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43]-[.A543])/Divider)" office:value-type="float" office:value="1" calcext:value-type="float">
            <text:p>1</text:p>
          </table:table-cell>
          <table:table-cell table:formula="of:=MIN([.C542]+[.D542];[.A543])" office:value-type="float" office:value="825" calcext:value-type="float">
            <text:p>825.0</text:p>
          </table:table-cell>
          <table:table-cell table:formula="of:=IF([.C543]&lt;tempgate;heatpersecond;[.B54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44]-[.A544])/Divider)" office:value-type="float" office:value="1" calcext:value-type="float">
            <text:p>1</text:p>
          </table:table-cell>
          <table:table-cell table:formula="of:=MIN([.C543]+[.D543];[.A544])" office:value-type="float" office:value="825" calcext:value-type="float">
            <text:p>825.0</text:p>
          </table:table-cell>
          <table:table-cell table:formula="of:=IF([.C544]&lt;tempgate;heatpersecond;[.B54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45]-[.A545])/Divider)" office:value-type="float" office:value="1" calcext:value-type="float">
            <text:p>1</text:p>
          </table:table-cell>
          <table:table-cell table:formula="of:=MIN([.C544]+[.D544];[.A545])" office:value-type="float" office:value="825" calcext:value-type="float">
            <text:p>825.0</text:p>
          </table:table-cell>
          <table:table-cell table:formula="of:=IF([.C545]&lt;tempgate;heatpersecond;[.B54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46]-[.A546])/Divider)" office:value-type="float" office:value="1" calcext:value-type="float">
            <text:p>1</text:p>
          </table:table-cell>
          <table:table-cell table:formula="of:=MIN([.C545]+[.D545];[.A546])" office:value-type="float" office:value="825" calcext:value-type="float">
            <text:p>825.0</text:p>
          </table:table-cell>
          <table:table-cell table:formula="of:=IF([.C546]&lt;tempgate;heatpersecond;[.B54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47]-[.A547])/Divider)" office:value-type="float" office:value="1" calcext:value-type="float">
            <text:p>1</text:p>
          </table:table-cell>
          <table:table-cell table:formula="of:=MIN([.C546]+[.D546];[.A547])" office:value-type="float" office:value="825" calcext:value-type="float">
            <text:p>825.0</text:p>
          </table:table-cell>
          <table:table-cell table:formula="of:=IF([.C547]&lt;tempgate;heatpersecond;[.B54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48]-[.A548])/Divider)" office:value-type="float" office:value="1" calcext:value-type="float">
            <text:p>1</text:p>
          </table:table-cell>
          <table:table-cell table:formula="of:=MIN([.C547]+[.D547];[.A548])" office:value-type="float" office:value="825" calcext:value-type="float">
            <text:p>825.0</text:p>
          </table:table-cell>
          <table:table-cell table:formula="of:=IF([.C548]&lt;tempgate;heatpersecond;[.B54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49]-[.A549])/Divider)" office:value-type="float" office:value="1" calcext:value-type="float">
            <text:p>1</text:p>
          </table:table-cell>
          <table:table-cell table:formula="of:=MIN([.C548]+[.D548];[.A549])" office:value-type="float" office:value="825" calcext:value-type="float">
            <text:p>825.0</text:p>
          </table:table-cell>
          <table:table-cell table:formula="of:=IF([.C549]&lt;tempgate;heatpersecond;[.B54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50]-[.A550])/Divider)" office:value-type="float" office:value="1" calcext:value-type="float">
            <text:p>1</text:p>
          </table:table-cell>
          <table:table-cell table:formula="of:=MIN([.C549]+[.D549];[.A550])" office:value-type="float" office:value="825" calcext:value-type="float">
            <text:p>825.0</text:p>
          </table:table-cell>
          <table:table-cell table:formula="of:=IF([.C550]&lt;tempgate;heatpersecond;[.B55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51]-[.A551])/Divider)" office:value-type="float" office:value="1" calcext:value-type="float">
            <text:p>1</text:p>
          </table:table-cell>
          <table:table-cell table:formula="of:=MIN([.C550]+[.D550];[.A551])" office:value-type="float" office:value="825" calcext:value-type="float">
            <text:p>825.0</text:p>
          </table:table-cell>
          <table:table-cell table:formula="of:=IF([.C551]&lt;tempgate;heatpersecond;[.B55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52]-[.A552])/Divider)" office:value-type="float" office:value="1" calcext:value-type="float">
            <text:p>1</text:p>
          </table:table-cell>
          <table:table-cell table:formula="of:=MIN([.C551]+[.D551];[.A552])" office:value-type="float" office:value="825" calcext:value-type="float">
            <text:p>825.0</text:p>
          </table:table-cell>
          <table:table-cell table:formula="of:=IF([.C552]&lt;tempgate;heatpersecond;[.B55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53]-[.A553])/Divider)" office:value-type="float" office:value="1" calcext:value-type="float">
            <text:p>1</text:p>
          </table:table-cell>
          <table:table-cell table:formula="of:=MIN([.C552]+[.D552];[.A553])" office:value-type="float" office:value="825" calcext:value-type="float">
            <text:p>825.0</text:p>
          </table:table-cell>
          <table:table-cell table:formula="of:=IF([.C553]&lt;tempgate;heatpersecond;[.B55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54]-[.A554])/Divider)" office:value-type="float" office:value="1" calcext:value-type="float">
            <text:p>1</text:p>
          </table:table-cell>
          <table:table-cell table:formula="of:=MIN([.C553]+[.D553];[.A554])" office:value-type="float" office:value="825" calcext:value-type="float">
            <text:p>825.0</text:p>
          </table:table-cell>
          <table:table-cell table:formula="of:=IF([.C554]&lt;tempgate;heatpersecond;[.B55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55]-[.A555])/Divider)" office:value-type="float" office:value="1" calcext:value-type="float">
            <text:p>1</text:p>
          </table:table-cell>
          <table:table-cell table:formula="of:=MIN([.C554]+[.D554];[.A555])" office:value-type="float" office:value="825" calcext:value-type="float">
            <text:p>825.0</text:p>
          </table:table-cell>
          <table:table-cell table:formula="of:=IF([.C555]&lt;tempgate;heatpersecond;[.B55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56]-[.A556])/Divider)" office:value-type="float" office:value="1" calcext:value-type="float">
            <text:p>1</text:p>
          </table:table-cell>
          <table:table-cell table:formula="of:=MIN([.C555]+[.D555];[.A556])" office:value-type="float" office:value="825" calcext:value-type="float">
            <text:p>825.0</text:p>
          </table:table-cell>
          <table:table-cell table:formula="of:=IF([.C556]&lt;tempgate;heatpersecond;[.B55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57]-[.A557])/Divider)" office:value-type="float" office:value="1" calcext:value-type="float">
            <text:p>1</text:p>
          </table:table-cell>
          <table:table-cell table:formula="of:=MIN([.C556]+[.D556];[.A557])" office:value-type="float" office:value="825" calcext:value-type="float">
            <text:p>825.0</text:p>
          </table:table-cell>
          <table:table-cell table:formula="of:=IF([.C557]&lt;tempgate;heatpersecond;[.B55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58]-[.A558])/Divider)" office:value-type="float" office:value="1" calcext:value-type="float">
            <text:p>1</text:p>
          </table:table-cell>
          <table:table-cell table:formula="of:=MIN([.C557]+[.D557];[.A558])" office:value-type="float" office:value="825" calcext:value-type="float">
            <text:p>825.0</text:p>
          </table:table-cell>
          <table:table-cell table:formula="of:=IF([.C558]&lt;tempgate;heatpersecond;[.B55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59]-[.A559])/Divider)" office:value-type="float" office:value="1" calcext:value-type="float">
            <text:p>1</text:p>
          </table:table-cell>
          <table:table-cell table:formula="of:=MIN([.C558]+[.D558];[.A559])" office:value-type="float" office:value="825" calcext:value-type="float">
            <text:p>825.0</text:p>
          </table:table-cell>
          <table:table-cell table:formula="of:=IF([.C559]&lt;tempgate;heatpersecond;[.B55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60]-[.A560])/Divider)" office:value-type="float" office:value="1" calcext:value-type="float">
            <text:p>1</text:p>
          </table:table-cell>
          <table:table-cell table:formula="of:=MIN([.C559]+[.D559];[.A560])" office:value-type="float" office:value="825" calcext:value-type="float">
            <text:p>825.0</text:p>
          </table:table-cell>
          <table:table-cell table:formula="of:=IF([.C560]&lt;tempgate;heatpersecond;[.B56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61]-[.A561])/Divider)" office:value-type="float" office:value="1" calcext:value-type="float">
            <text:p>1</text:p>
          </table:table-cell>
          <table:table-cell table:formula="of:=MIN([.C560]+[.D560];[.A561])" office:value-type="float" office:value="825" calcext:value-type="float">
            <text:p>825.0</text:p>
          </table:table-cell>
          <table:table-cell table:formula="of:=IF([.C561]&lt;tempgate;heatpersecond;[.B56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62]-[.A562])/Divider)" office:value-type="float" office:value="1" calcext:value-type="float">
            <text:p>1</text:p>
          </table:table-cell>
          <table:table-cell table:formula="of:=MIN([.C561]+[.D561];[.A562])" office:value-type="float" office:value="825" calcext:value-type="float">
            <text:p>825.0</text:p>
          </table:table-cell>
          <table:table-cell table:formula="of:=IF([.C562]&lt;tempgate;heatpersecond;[.B56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63]-[.A563])/Divider)" office:value-type="float" office:value="1" calcext:value-type="float">
            <text:p>1</text:p>
          </table:table-cell>
          <table:table-cell table:formula="of:=MIN([.C562]+[.D562];[.A563])" office:value-type="float" office:value="825" calcext:value-type="float">
            <text:p>825.0</text:p>
          </table:table-cell>
          <table:table-cell table:formula="of:=IF([.C563]&lt;tempgate;heatpersecond;[.B56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64]-[.A564])/Divider)" office:value-type="float" office:value="1" calcext:value-type="float">
            <text:p>1</text:p>
          </table:table-cell>
          <table:table-cell table:formula="of:=MIN([.C563]+[.D563];[.A564])" office:value-type="float" office:value="825" calcext:value-type="float">
            <text:p>825.0</text:p>
          </table:table-cell>
          <table:table-cell table:formula="of:=IF([.C564]&lt;tempgate;heatpersecond;[.B56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65]-[.A565])/Divider)" office:value-type="float" office:value="1" calcext:value-type="float">
            <text:p>1</text:p>
          </table:table-cell>
          <table:table-cell table:formula="of:=MIN([.C564]+[.D564];[.A565])" office:value-type="float" office:value="825" calcext:value-type="float">
            <text:p>825.0</text:p>
          </table:table-cell>
          <table:table-cell table:formula="of:=IF([.C565]&lt;tempgate;heatpersecond;[.B56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66]-[.A566])/Divider)" office:value-type="float" office:value="1" calcext:value-type="float">
            <text:p>1</text:p>
          </table:table-cell>
          <table:table-cell table:formula="of:=MIN([.C565]+[.D565];[.A566])" office:value-type="float" office:value="825" calcext:value-type="float">
            <text:p>825.0</text:p>
          </table:table-cell>
          <table:table-cell table:formula="of:=IF([.C566]&lt;tempgate;heatpersecond;[.B56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67]-[.A567])/Divider)" office:value-type="float" office:value="1" calcext:value-type="float">
            <text:p>1</text:p>
          </table:table-cell>
          <table:table-cell table:formula="of:=MIN([.C566]+[.D566];[.A567])" office:value-type="float" office:value="825" calcext:value-type="float">
            <text:p>825.0</text:p>
          </table:table-cell>
          <table:table-cell table:formula="of:=IF([.C567]&lt;tempgate;heatpersecond;[.B56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68]-[.A568])/Divider)" office:value-type="float" office:value="1" calcext:value-type="float">
            <text:p>1</text:p>
          </table:table-cell>
          <table:table-cell table:formula="of:=MIN([.C567]+[.D567];[.A568])" office:value-type="float" office:value="825" calcext:value-type="float">
            <text:p>825.0</text:p>
          </table:table-cell>
          <table:table-cell table:formula="of:=IF([.C568]&lt;tempgate;heatpersecond;[.B56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69]-[.A569])/Divider)" office:value-type="float" office:value="1" calcext:value-type="float">
            <text:p>1</text:p>
          </table:table-cell>
          <table:table-cell table:formula="of:=MIN([.C568]+[.D568];[.A569])" office:value-type="float" office:value="825" calcext:value-type="float">
            <text:p>825.0</text:p>
          </table:table-cell>
          <table:table-cell table:formula="of:=IF([.C569]&lt;tempgate;heatpersecond;[.B56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70]-[.A570])/Divider)" office:value-type="float" office:value="1" calcext:value-type="float">
            <text:p>1</text:p>
          </table:table-cell>
          <table:table-cell table:formula="of:=MIN([.C569]+[.D569];[.A570])" office:value-type="float" office:value="825" calcext:value-type="float">
            <text:p>825.0</text:p>
          </table:table-cell>
          <table:table-cell table:formula="of:=IF([.C570]&lt;tempgate;heatpersecond;[.B57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71]-[.A571])/Divider)" office:value-type="float" office:value="1" calcext:value-type="float">
            <text:p>1</text:p>
          </table:table-cell>
          <table:table-cell table:formula="of:=MIN([.C570]+[.D570];[.A571])" office:value-type="float" office:value="825" calcext:value-type="float">
            <text:p>825.0</text:p>
          </table:table-cell>
          <table:table-cell table:formula="of:=IF([.C571]&lt;tempgate;heatpersecond;[.B57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72]-[.A572])/Divider)" office:value-type="float" office:value="1" calcext:value-type="float">
            <text:p>1</text:p>
          </table:table-cell>
          <table:table-cell table:formula="of:=MIN([.C571]+[.D571];[.A572])" office:value-type="float" office:value="825" calcext:value-type="float">
            <text:p>825.0</text:p>
          </table:table-cell>
          <table:table-cell table:formula="of:=IF([.C572]&lt;tempgate;heatpersecond;[.B57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73]-[.A573])/Divider)" office:value-type="float" office:value="1" calcext:value-type="float">
            <text:p>1</text:p>
          </table:table-cell>
          <table:table-cell table:formula="of:=MIN([.C572]+[.D572];[.A573])" office:value-type="float" office:value="825" calcext:value-type="float">
            <text:p>825.0</text:p>
          </table:table-cell>
          <table:table-cell table:formula="of:=IF([.C573]&lt;tempgate;heatpersecond;[.B57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74]-[.A574])/Divider)" office:value-type="float" office:value="1" calcext:value-type="float">
            <text:p>1</text:p>
          </table:table-cell>
          <table:table-cell table:formula="of:=MIN([.C573]+[.D573];[.A574])" office:value-type="float" office:value="825" calcext:value-type="float">
            <text:p>825.0</text:p>
          </table:table-cell>
          <table:table-cell table:formula="of:=IF([.C574]&lt;tempgate;heatpersecond;[.B57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75]-[.A575])/Divider)" office:value-type="float" office:value="1" calcext:value-type="float">
            <text:p>1</text:p>
          </table:table-cell>
          <table:table-cell table:formula="of:=MIN([.C574]+[.D574];[.A575])" office:value-type="float" office:value="825" calcext:value-type="float">
            <text:p>825.0</text:p>
          </table:table-cell>
          <table:table-cell table:formula="of:=IF([.C575]&lt;tempgate;heatpersecond;[.B57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76]-[.A576])/Divider)" office:value-type="float" office:value="1" calcext:value-type="float">
            <text:p>1</text:p>
          </table:table-cell>
          <table:table-cell table:formula="of:=MIN([.C575]+[.D575];[.A576])" office:value-type="float" office:value="825" calcext:value-type="float">
            <text:p>825.0</text:p>
          </table:table-cell>
          <table:table-cell table:formula="of:=IF([.C576]&lt;tempgate;heatpersecond;[.B57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77]-[.A577])/Divider)" office:value-type="float" office:value="1" calcext:value-type="float">
            <text:p>1</text:p>
          </table:table-cell>
          <table:table-cell table:formula="of:=MIN([.C576]+[.D576];[.A577])" office:value-type="float" office:value="825" calcext:value-type="float">
            <text:p>825.0</text:p>
          </table:table-cell>
          <table:table-cell table:formula="of:=IF([.C577]&lt;tempgate;heatpersecond;[.B57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78]-[.A578])/Divider)" office:value-type="float" office:value="1" calcext:value-type="float">
            <text:p>1</text:p>
          </table:table-cell>
          <table:table-cell table:formula="of:=MIN([.C577]+[.D577];[.A578])" office:value-type="float" office:value="825" calcext:value-type="float">
            <text:p>825.0</text:p>
          </table:table-cell>
          <table:table-cell table:formula="of:=IF([.C578]&lt;tempgate;heatpersecond;[.B57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79]-[.A579])/Divider)" office:value-type="float" office:value="1" calcext:value-type="float">
            <text:p>1</text:p>
          </table:table-cell>
          <table:table-cell table:formula="of:=MIN([.C578]+[.D578];[.A579])" office:value-type="float" office:value="825" calcext:value-type="float">
            <text:p>825.0</text:p>
          </table:table-cell>
          <table:table-cell table:formula="of:=IF([.C579]&lt;tempgate;heatpersecond;[.B57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80]-[.A580])/Divider)" office:value-type="float" office:value="1" calcext:value-type="float">
            <text:p>1</text:p>
          </table:table-cell>
          <table:table-cell table:formula="of:=MIN([.C579]+[.D579];[.A580])" office:value-type="float" office:value="825" calcext:value-type="float">
            <text:p>825.0</text:p>
          </table:table-cell>
          <table:table-cell table:formula="of:=IF([.C580]&lt;tempgate;heatpersecond;[.B58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81]-[.A581])/Divider)" office:value-type="float" office:value="1" calcext:value-type="float">
            <text:p>1</text:p>
          </table:table-cell>
          <table:table-cell table:formula="of:=MIN([.C580]+[.D580];[.A581])" office:value-type="float" office:value="825" calcext:value-type="float">
            <text:p>825.0</text:p>
          </table:table-cell>
          <table:table-cell table:formula="of:=IF([.C581]&lt;tempgate;heatpersecond;[.B58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82]-[.A582])/Divider)" office:value-type="float" office:value="1" calcext:value-type="float">
            <text:p>1</text:p>
          </table:table-cell>
          <table:table-cell table:formula="of:=MIN([.C581]+[.D581];[.A582])" office:value-type="float" office:value="825" calcext:value-type="float">
            <text:p>825.0</text:p>
          </table:table-cell>
          <table:table-cell table:formula="of:=IF([.C582]&lt;tempgate;heatpersecond;[.B58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83]-[.A583])/Divider)" office:value-type="float" office:value="1" calcext:value-type="float">
            <text:p>1</text:p>
          </table:table-cell>
          <table:table-cell table:formula="of:=MIN([.C582]+[.D582];[.A583])" office:value-type="float" office:value="825" calcext:value-type="float">
            <text:p>825.0</text:p>
          </table:table-cell>
          <table:table-cell table:formula="of:=IF([.C583]&lt;tempgate;heatpersecond;[.B58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84]-[.A584])/Divider)" office:value-type="float" office:value="1" calcext:value-type="float">
            <text:p>1</text:p>
          </table:table-cell>
          <table:table-cell table:formula="of:=MIN([.C583]+[.D583];[.A584])" office:value-type="float" office:value="825" calcext:value-type="float">
            <text:p>825.0</text:p>
          </table:table-cell>
          <table:table-cell table:formula="of:=IF([.C584]&lt;tempgate;heatpersecond;[.B58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85]-[.A585])/Divider)" office:value-type="float" office:value="1" calcext:value-type="float">
            <text:p>1</text:p>
          </table:table-cell>
          <table:table-cell table:formula="of:=MIN([.C584]+[.D584];[.A585])" office:value-type="float" office:value="825" calcext:value-type="float">
            <text:p>825.0</text:p>
          </table:table-cell>
          <table:table-cell table:formula="of:=IF([.C585]&lt;tempgate;heatpersecond;[.B58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86]-[.A586])/Divider)" office:value-type="float" office:value="1" calcext:value-type="float">
            <text:p>1</text:p>
          </table:table-cell>
          <table:table-cell table:formula="of:=MIN([.C585]+[.D585];[.A586])" office:value-type="float" office:value="825" calcext:value-type="float">
            <text:p>825.0</text:p>
          </table:table-cell>
          <table:table-cell table:formula="of:=IF([.C586]&lt;tempgate;heatpersecond;[.B58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87]-[.A587])/Divider)" office:value-type="float" office:value="1" calcext:value-type="float">
            <text:p>1</text:p>
          </table:table-cell>
          <table:table-cell table:formula="of:=MIN([.C586]+[.D586];[.A587])" office:value-type="float" office:value="825" calcext:value-type="float">
            <text:p>825.0</text:p>
          </table:table-cell>
          <table:table-cell table:formula="of:=IF([.C587]&lt;tempgate;heatpersecond;[.B58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88]-[.A588])/Divider)" office:value-type="float" office:value="1" calcext:value-type="float">
            <text:p>1</text:p>
          </table:table-cell>
          <table:table-cell table:formula="of:=MIN([.C587]+[.D587];[.A588])" office:value-type="float" office:value="825" calcext:value-type="float">
            <text:p>825.0</text:p>
          </table:table-cell>
          <table:table-cell table:formula="of:=IF([.C588]&lt;tempgate;heatpersecond;[.B58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89]-[.A589])/Divider)" office:value-type="float" office:value="1" calcext:value-type="float">
            <text:p>1</text:p>
          </table:table-cell>
          <table:table-cell table:formula="of:=MIN([.C588]+[.D588];[.A589])" office:value-type="float" office:value="825" calcext:value-type="float">
            <text:p>825.0</text:p>
          </table:table-cell>
          <table:table-cell table:formula="of:=IF([.C589]&lt;tempgate;heatpersecond;[.B58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90]-[.A590])/Divider)" office:value-type="float" office:value="1" calcext:value-type="float">
            <text:p>1</text:p>
          </table:table-cell>
          <table:table-cell table:formula="of:=MIN([.C589]+[.D589];[.A590])" office:value-type="float" office:value="825" calcext:value-type="float">
            <text:p>825.0</text:p>
          </table:table-cell>
          <table:table-cell table:formula="of:=IF([.C590]&lt;tempgate;heatpersecond;[.B59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91]-[.A591])/Divider)" office:value-type="float" office:value="1" calcext:value-type="float">
            <text:p>1</text:p>
          </table:table-cell>
          <table:table-cell table:formula="of:=MIN([.C590]+[.D590];[.A591])" office:value-type="float" office:value="825" calcext:value-type="float">
            <text:p>825.0</text:p>
          </table:table-cell>
          <table:table-cell table:formula="of:=IF([.C591]&lt;tempgate;heatpersecond;[.B59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92]-[.A592])/Divider)" office:value-type="float" office:value="1" calcext:value-type="float">
            <text:p>1</text:p>
          </table:table-cell>
          <table:table-cell table:formula="of:=MIN([.C591]+[.D591];[.A592])" office:value-type="float" office:value="825" calcext:value-type="float">
            <text:p>825.0</text:p>
          </table:table-cell>
          <table:table-cell table:formula="of:=IF([.C592]&lt;tempgate;heatpersecond;[.B59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93]-[.A593])/Divider)" office:value-type="float" office:value="1" calcext:value-type="float">
            <text:p>1</text:p>
          </table:table-cell>
          <table:table-cell table:formula="of:=MIN([.C592]+[.D592];[.A593])" office:value-type="float" office:value="825" calcext:value-type="float">
            <text:p>825.0</text:p>
          </table:table-cell>
          <table:table-cell table:formula="of:=IF([.C593]&lt;tempgate;heatpersecond;[.B59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94]-[.A594])/Divider)" office:value-type="float" office:value="1" calcext:value-type="float">
            <text:p>1</text:p>
          </table:table-cell>
          <table:table-cell table:formula="of:=MIN([.C593]+[.D593];[.A594])" office:value-type="float" office:value="825" calcext:value-type="float">
            <text:p>825.0</text:p>
          </table:table-cell>
          <table:table-cell table:formula="of:=IF([.C594]&lt;tempgate;heatpersecond;[.B59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95]-[.A595])/Divider)" office:value-type="float" office:value="1" calcext:value-type="float">
            <text:p>1</text:p>
          </table:table-cell>
          <table:table-cell table:formula="of:=MIN([.C594]+[.D594];[.A595])" office:value-type="float" office:value="825" calcext:value-type="float">
            <text:p>825.0</text:p>
          </table:table-cell>
          <table:table-cell table:formula="of:=IF([.C595]&lt;tempgate;heatpersecond;[.B59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96]-[.A596])/Divider)" office:value-type="float" office:value="1" calcext:value-type="float">
            <text:p>1</text:p>
          </table:table-cell>
          <table:table-cell table:formula="of:=MIN([.C595]+[.D595];[.A596])" office:value-type="float" office:value="825" calcext:value-type="float">
            <text:p>825.0</text:p>
          </table:table-cell>
          <table:table-cell table:formula="of:=IF([.C596]&lt;tempgate;heatpersecond;[.B59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97]-[.A597])/Divider)" office:value-type="float" office:value="1" calcext:value-type="float">
            <text:p>1</text:p>
          </table:table-cell>
          <table:table-cell table:formula="of:=MIN([.C596]+[.D596];[.A597])" office:value-type="float" office:value="825" calcext:value-type="float">
            <text:p>825.0</text:p>
          </table:table-cell>
          <table:table-cell table:formula="of:=IF([.C597]&lt;tempgate;heatpersecond;[.B59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98]-[.A598])/Divider)" office:value-type="float" office:value="1" calcext:value-type="float">
            <text:p>1</text:p>
          </table:table-cell>
          <table:table-cell table:formula="of:=MIN([.C597]+[.D597];[.A598])" office:value-type="float" office:value="825" calcext:value-type="float">
            <text:p>825.0</text:p>
          </table:table-cell>
          <table:table-cell table:formula="of:=IF([.C598]&lt;tempgate;heatpersecond;[.B59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599]-[.A599])/Divider)" office:value-type="float" office:value="1" calcext:value-type="float">
            <text:p>1</text:p>
          </table:table-cell>
          <table:table-cell table:formula="of:=MIN([.C598]+[.D598];[.A599])" office:value-type="float" office:value="825" calcext:value-type="float">
            <text:p>825.0</text:p>
          </table:table-cell>
          <table:table-cell table:formula="of:=IF([.C599]&lt;tempgate;heatpersecond;[.B59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00]-[.A600])/Divider)" office:value-type="float" office:value="1" calcext:value-type="float">
            <text:p>1</text:p>
          </table:table-cell>
          <table:table-cell table:formula="of:=MIN([.C599]+[.D599];[.A600])" office:value-type="float" office:value="825" calcext:value-type="float">
            <text:p>825.0</text:p>
          </table:table-cell>
          <table:table-cell table:formula="of:=IF([.C600]&lt;tempgate;heatpersecond;[.B60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01]-[.A601])/Divider)" office:value-type="float" office:value="1" calcext:value-type="float">
            <text:p>1</text:p>
          </table:table-cell>
          <table:table-cell table:formula="of:=MIN([.C600]+[.D600];[.A601])" office:value-type="float" office:value="825" calcext:value-type="float">
            <text:p>825.0</text:p>
          </table:table-cell>
          <table:table-cell table:formula="of:=IF([.C601]&lt;tempgate;heatpersecond;[.B60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02]-[.A602])/Divider)" office:value-type="float" office:value="1" calcext:value-type="float">
            <text:p>1</text:p>
          </table:table-cell>
          <table:table-cell table:formula="of:=MIN([.C601]+[.D601];[.A602])" office:value-type="float" office:value="825" calcext:value-type="float">
            <text:p>825.0</text:p>
          </table:table-cell>
          <table:table-cell table:formula="of:=IF([.C602]&lt;tempgate;heatpersecond;[.B60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03]-[.A603])/Divider)" office:value-type="float" office:value="1" calcext:value-type="float">
            <text:p>1</text:p>
          </table:table-cell>
          <table:table-cell table:formula="of:=MIN([.C602]+[.D602];[.A603])" office:value-type="float" office:value="825" calcext:value-type="float">
            <text:p>825.0</text:p>
          </table:table-cell>
          <table:table-cell table:formula="of:=IF([.C603]&lt;tempgate;heatpersecond;[.B60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04]-[.A604])/Divider)" office:value-type="float" office:value="1" calcext:value-type="float">
            <text:p>1</text:p>
          </table:table-cell>
          <table:table-cell table:formula="of:=MIN([.C603]+[.D603];[.A604])" office:value-type="float" office:value="825" calcext:value-type="float">
            <text:p>825.0</text:p>
          </table:table-cell>
          <table:table-cell table:formula="of:=IF([.C604]&lt;tempgate;heatpersecond;[.B60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05]-[.A605])/Divider)" office:value-type="float" office:value="1" calcext:value-type="float">
            <text:p>1</text:p>
          </table:table-cell>
          <table:table-cell table:formula="of:=MIN([.C604]+[.D604];[.A605])" office:value-type="float" office:value="825" calcext:value-type="float">
            <text:p>825.0</text:p>
          </table:table-cell>
          <table:table-cell table:formula="of:=IF([.C605]&lt;tempgate;heatpersecond;[.B60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06]-[.A606])/Divider)" office:value-type="float" office:value="1" calcext:value-type="float">
            <text:p>1</text:p>
          </table:table-cell>
          <table:table-cell table:formula="of:=MIN([.C605]+[.D605];[.A606])" office:value-type="float" office:value="825" calcext:value-type="float">
            <text:p>825.0</text:p>
          </table:table-cell>
          <table:table-cell table:formula="of:=IF([.C606]&lt;tempgate;heatpersecond;[.B60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07]-[.A607])/Divider)" office:value-type="float" office:value="1" calcext:value-type="float">
            <text:p>1</text:p>
          </table:table-cell>
          <table:table-cell table:formula="of:=MIN([.C606]+[.D606];[.A607])" office:value-type="float" office:value="825" calcext:value-type="float">
            <text:p>825.0</text:p>
          </table:table-cell>
          <table:table-cell table:formula="of:=IF([.C607]&lt;tempgate;heatpersecond;[.B60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08]-[.A608])/Divider)" office:value-type="float" office:value="1" calcext:value-type="float">
            <text:p>1</text:p>
          </table:table-cell>
          <table:table-cell table:formula="of:=MIN([.C607]+[.D607];[.A608])" office:value-type="float" office:value="825" calcext:value-type="float">
            <text:p>825.0</text:p>
          </table:table-cell>
          <table:table-cell table:formula="of:=IF([.C608]&lt;tempgate;heatpersecond;[.B60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09]-[.A609])/Divider)" office:value-type="float" office:value="1" calcext:value-type="float">
            <text:p>1</text:p>
          </table:table-cell>
          <table:table-cell table:formula="of:=MIN([.C608]+[.D608];[.A609])" office:value-type="float" office:value="825" calcext:value-type="float">
            <text:p>825.0</text:p>
          </table:table-cell>
          <table:table-cell table:formula="of:=IF([.C609]&lt;tempgate;heatpersecond;[.B60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10]-[.A610])/Divider)" office:value-type="float" office:value="1" calcext:value-type="float">
            <text:p>1</text:p>
          </table:table-cell>
          <table:table-cell table:formula="of:=MIN([.C609]+[.D609];[.A610])" office:value-type="float" office:value="825" calcext:value-type="float">
            <text:p>825.0</text:p>
          </table:table-cell>
          <table:table-cell table:formula="of:=IF([.C610]&lt;tempgate;heatpersecond;[.B61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11]-[.A611])/Divider)" office:value-type="float" office:value="1" calcext:value-type="float">
            <text:p>1</text:p>
          </table:table-cell>
          <table:table-cell table:formula="of:=MIN([.C610]+[.D610];[.A611])" office:value-type="float" office:value="825" calcext:value-type="float">
            <text:p>825.0</text:p>
          </table:table-cell>
          <table:table-cell table:formula="of:=IF([.C611]&lt;tempgate;heatpersecond;[.B61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12]-[.A612])/Divider)" office:value-type="float" office:value="1" calcext:value-type="float">
            <text:p>1</text:p>
          </table:table-cell>
          <table:table-cell table:formula="of:=MIN([.C611]+[.D611];[.A612])" office:value-type="float" office:value="825" calcext:value-type="float">
            <text:p>825.0</text:p>
          </table:table-cell>
          <table:table-cell table:formula="of:=IF([.C612]&lt;tempgate;heatpersecond;[.B61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13]-[.A613])/Divider)" office:value-type="float" office:value="1" calcext:value-type="float">
            <text:p>1</text:p>
          </table:table-cell>
          <table:table-cell table:formula="of:=MIN([.C612]+[.D612];[.A613])" office:value-type="float" office:value="825" calcext:value-type="float">
            <text:p>825.0</text:p>
          </table:table-cell>
          <table:table-cell table:formula="of:=IF([.C613]&lt;tempgate;heatpersecond;[.B61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14]-[.A614])/Divider)" office:value-type="float" office:value="1" calcext:value-type="float">
            <text:p>1</text:p>
          </table:table-cell>
          <table:table-cell table:formula="of:=MIN([.C613]+[.D613];[.A614])" office:value-type="float" office:value="825" calcext:value-type="float">
            <text:p>825.0</text:p>
          </table:table-cell>
          <table:table-cell table:formula="of:=IF([.C614]&lt;tempgate;heatpersecond;[.B61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15]-[.A615])/Divider)" office:value-type="float" office:value="1" calcext:value-type="float">
            <text:p>1</text:p>
          </table:table-cell>
          <table:table-cell table:formula="of:=MIN([.C614]+[.D614];[.A615])" office:value-type="float" office:value="825" calcext:value-type="float">
            <text:p>825.0</text:p>
          </table:table-cell>
          <table:table-cell table:formula="of:=IF([.C615]&lt;tempgate;heatpersecond;[.B61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16]-[.A616])/Divider)" office:value-type="float" office:value="1" calcext:value-type="float">
            <text:p>1</text:p>
          </table:table-cell>
          <table:table-cell table:formula="of:=MIN([.C615]+[.D615];[.A616])" office:value-type="float" office:value="825" calcext:value-type="float">
            <text:p>825.0</text:p>
          </table:table-cell>
          <table:table-cell table:formula="of:=IF([.C616]&lt;tempgate;heatpersecond;[.B61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17]-[.A617])/Divider)" office:value-type="float" office:value="1" calcext:value-type="float">
            <text:p>1</text:p>
          </table:table-cell>
          <table:table-cell table:formula="of:=MIN([.C616]+[.D616];[.A617])" office:value-type="float" office:value="825" calcext:value-type="float">
            <text:p>825.0</text:p>
          </table:table-cell>
          <table:table-cell table:formula="of:=IF([.C617]&lt;tempgate;heatpersecond;[.B61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18]-[.A618])/Divider)" office:value-type="float" office:value="1" calcext:value-type="float">
            <text:p>1</text:p>
          </table:table-cell>
          <table:table-cell table:formula="of:=MIN([.C617]+[.D617];[.A618])" office:value-type="float" office:value="825" calcext:value-type="float">
            <text:p>825.0</text:p>
          </table:table-cell>
          <table:table-cell table:formula="of:=IF([.C618]&lt;tempgate;heatpersecond;[.B61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19]-[.A619])/Divider)" office:value-type="float" office:value="1" calcext:value-type="float">
            <text:p>1</text:p>
          </table:table-cell>
          <table:table-cell table:formula="of:=MIN([.C618]+[.D618];[.A619])" office:value-type="float" office:value="825" calcext:value-type="float">
            <text:p>825.0</text:p>
          </table:table-cell>
          <table:table-cell table:formula="of:=IF([.C619]&lt;tempgate;heatpersecond;[.B61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20]-[.A620])/Divider)" office:value-type="float" office:value="1" calcext:value-type="float">
            <text:p>1</text:p>
          </table:table-cell>
          <table:table-cell table:formula="of:=MIN([.C619]+[.D619];[.A620])" office:value-type="float" office:value="825" calcext:value-type="float">
            <text:p>825.0</text:p>
          </table:table-cell>
          <table:table-cell table:formula="of:=IF([.C620]&lt;tempgate;heatpersecond;[.B62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21]-[.A621])/Divider)" office:value-type="float" office:value="1" calcext:value-type="float">
            <text:p>1</text:p>
          </table:table-cell>
          <table:table-cell table:formula="of:=MIN([.C620]+[.D620];[.A621])" office:value-type="float" office:value="825" calcext:value-type="float">
            <text:p>825.0</text:p>
          </table:table-cell>
          <table:table-cell table:formula="of:=IF([.C621]&lt;tempgate;heatpersecond;[.B62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22]-[.A622])/Divider)" office:value-type="float" office:value="1" calcext:value-type="float">
            <text:p>1</text:p>
          </table:table-cell>
          <table:table-cell table:formula="of:=MIN([.C621]+[.D621];[.A622])" office:value-type="float" office:value="825" calcext:value-type="float">
            <text:p>825.0</text:p>
          </table:table-cell>
          <table:table-cell table:formula="of:=IF([.C622]&lt;tempgate;heatpersecond;[.B62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23]-[.A623])/Divider)" office:value-type="float" office:value="1" calcext:value-type="float">
            <text:p>1</text:p>
          </table:table-cell>
          <table:table-cell table:formula="of:=MIN([.C622]+[.D622];[.A623])" office:value-type="float" office:value="825" calcext:value-type="float">
            <text:p>825.0</text:p>
          </table:table-cell>
          <table:table-cell table:formula="of:=IF([.C623]&lt;tempgate;heatpersecond;[.B62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24]-[.A624])/Divider)" office:value-type="float" office:value="1" calcext:value-type="float">
            <text:p>1</text:p>
          </table:table-cell>
          <table:table-cell table:formula="of:=MIN([.C623]+[.D623];[.A624])" office:value-type="float" office:value="825" calcext:value-type="float">
            <text:p>825.0</text:p>
          </table:table-cell>
          <table:table-cell table:formula="of:=IF([.C624]&lt;tempgate;heatpersecond;[.B62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25]-[.A625])/Divider)" office:value-type="float" office:value="1" calcext:value-type="float">
            <text:p>1</text:p>
          </table:table-cell>
          <table:table-cell table:formula="of:=MIN([.C624]+[.D624];[.A625])" office:value-type="float" office:value="825" calcext:value-type="float">
            <text:p>825.0</text:p>
          </table:table-cell>
          <table:table-cell table:formula="of:=IF([.C625]&lt;tempgate;heatpersecond;[.B62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26]-[.A626])/Divider)" office:value-type="float" office:value="1" calcext:value-type="float">
            <text:p>1</text:p>
          </table:table-cell>
          <table:table-cell table:formula="of:=MIN([.C625]+[.D625];[.A626])" office:value-type="float" office:value="825" calcext:value-type="float">
            <text:p>825.0</text:p>
          </table:table-cell>
          <table:table-cell table:formula="of:=IF([.C626]&lt;tempgate;heatpersecond;[.B62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27]-[.A627])/Divider)" office:value-type="float" office:value="1" calcext:value-type="float">
            <text:p>1</text:p>
          </table:table-cell>
          <table:table-cell table:formula="of:=MIN([.C626]+[.D626];[.A627])" office:value-type="float" office:value="825" calcext:value-type="float">
            <text:p>825.0</text:p>
          </table:table-cell>
          <table:table-cell table:formula="of:=IF([.C627]&lt;tempgate;heatpersecond;[.B62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28]-[.A628])/Divider)" office:value-type="float" office:value="1" calcext:value-type="float">
            <text:p>1</text:p>
          </table:table-cell>
          <table:table-cell table:formula="of:=MIN([.C627]+[.D627];[.A628])" office:value-type="float" office:value="825" calcext:value-type="float">
            <text:p>825.0</text:p>
          </table:table-cell>
          <table:table-cell table:formula="of:=IF([.C628]&lt;tempgate;heatpersecond;[.B62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29]-[.A629])/Divider)" office:value-type="float" office:value="1" calcext:value-type="float">
            <text:p>1</text:p>
          </table:table-cell>
          <table:table-cell table:formula="of:=MIN([.C628]+[.D628];[.A629])" office:value-type="float" office:value="825" calcext:value-type="float">
            <text:p>825.0</text:p>
          </table:table-cell>
          <table:table-cell table:formula="of:=IF([.C629]&lt;tempgate;heatpersecond;[.B62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30]-[.A630])/Divider)" office:value-type="float" office:value="1" calcext:value-type="float">
            <text:p>1</text:p>
          </table:table-cell>
          <table:table-cell table:formula="of:=MIN([.C629]+[.D629];[.A630])" office:value-type="float" office:value="825" calcext:value-type="float">
            <text:p>825.0</text:p>
          </table:table-cell>
          <table:table-cell table:formula="of:=IF([.C630]&lt;tempgate;heatpersecond;[.B63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31]-[.A631])/Divider)" office:value-type="float" office:value="1" calcext:value-type="float">
            <text:p>1</text:p>
          </table:table-cell>
          <table:table-cell table:formula="of:=MIN([.C630]+[.D630];[.A631])" office:value-type="float" office:value="825" calcext:value-type="float">
            <text:p>825.0</text:p>
          </table:table-cell>
          <table:table-cell table:formula="of:=IF([.C631]&lt;tempgate;heatpersecond;[.B63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32]-[.A632])/Divider)" office:value-type="float" office:value="1" calcext:value-type="float">
            <text:p>1</text:p>
          </table:table-cell>
          <table:table-cell table:formula="of:=MIN([.C631]+[.D631];[.A632])" office:value-type="float" office:value="825" calcext:value-type="float">
            <text:p>825.0</text:p>
          </table:table-cell>
          <table:table-cell table:formula="of:=IF([.C632]&lt;tempgate;heatpersecond;[.B63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33]-[.A633])/Divider)" office:value-type="float" office:value="1" calcext:value-type="float">
            <text:p>1</text:p>
          </table:table-cell>
          <table:table-cell table:formula="of:=MIN([.C632]+[.D632];[.A633])" office:value-type="float" office:value="825" calcext:value-type="float">
            <text:p>825.0</text:p>
          </table:table-cell>
          <table:table-cell table:formula="of:=IF([.C633]&lt;tempgate;heatpersecond;[.B63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34]-[.A634])/Divider)" office:value-type="float" office:value="1" calcext:value-type="float">
            <text:p>1</text:p>
          </table:table-cell>
          <table:table-cell table:formula="of:=MIN([.C633]+[.D633];[.A634])" office:value-type="float" office:value="825" calcext:value-type="float">
            <text:p>825.0</text:p>
          </table:table-cell>
          <table:table-cell table:formula="of:=IF([.C634]&lt;tempgate;heatpersecond;[.B63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35]-[.A635])/Divider)" office:value-type="float" office:value="1" calcext:value-type="float">
            <text:p>1</text:p>
          </table:table-cell>
          <table:table-cell table:formula="of:=MIN([.C634]+[.D634];[.A635])" office:value-type="float" office:value="825" calcext:value-type="float">
            <text:p>825.0</text:p>
          </table:table-cell>
          <table:table-cell table:formula="of:=IF([.C635]&lt;tempgate;heatpersecond;[.B63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36]-[.A636])/Divider)" office:value-type="float" office:value="1" calcext:value-type="float">
            <text:p>1</text:p>
          </table:table-cell>
          <table:table-cell table:formula="of:=MIN([.C635]+[.D635];[.A636])" office:value-type="float" office:value="825" calcext:value-type="float">
            <text:p>825.0</text:p>
          </table:table-cell>
          <table:table-cell table:formula="of:=IF([.C636]&lt;tempgate;heatpersecond;[.B63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37]-[.A637])/Divider)" office:value-type="float" office:value="1" calcext:value-type="float">
            <text:p>1</text:p>
          </table:table-cell>
          <table:table-cell table:formula="of:=MIN([.C636]+[.D636];[.A637])" office:value-type="float" office:value="825" calcext:value-type="float">
            <text:p>825.0</text:p>
          </table:table-cell>
          <table:table-cell table:formula="of:=IF([.C637]&lt;tempgate;heatpersecond;[.B63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38]-[.A638])/Divider)" office:value-type="float" office:value="1" calcext:value-type="float">
            <text:p>1</text:p>
          </table:table-cell>
          <table:table-cell table:formula="of:=MIN([.C637]+[.D637];[.A638])" office:value-type="float" office:value="825" calcext:value-type="float">
            <text:p>825.0</text:p>
          </table:table-cell>
          <table:table-cell table:formula="of:=IF([.C638]&lt;tempgate;heatpersecond;[.B63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39]-[.A639])/Divider)" office:value-type="float" office:value="1" calcext:value-type="float">
            <text:p>1</text:p>
          </table:table-cell>
          <table:table-cell table:formula="of:=MIN([.C638]+[.D638];[.A639])" office:value-type="float" office:value="825" calcext:value-type="float">
            <text:p>825.0</text:p>
          </table:table-cell>
          <table:table-cell table:formula="of:=IF([.C639]&lt;tempgate;heatpersecond;[.B63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40]-[.A640])/Divider)" office:value-type="float" office:value="1" calcext:value-type="float">
            <text:p>1</text:p>
          </table:table-cell>
          <table:table-cell table:formula="of:=MIN([.C639]+[.D639];[.A640])" office:value-type="float" office:value="825" calcext:value-type="float">
            <text:p>825.0</text:p>
          </table:table-cell>
          <table:table-cell table:formula="of:=IF([.C640]&lt;tempgate;heatpersecond;[.B64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41]-[.A641])/Divider)" office:value-type="float" office:value="1" calcext:value-type="float">
            <text:p>1</text:p>
          </table:table-cell>
          <table:table-cell table:formula="of:=MIN([.C640]+[.D640];[.A641])" office:value-type="float" office:value="825" calcext:value-type="float">
            <text:p>825.0</text:p>
          </table:table-cell>
          <table:table-cell table:formula="of:=IF([.C641]&lt;tempgate;heatpersecond;[.B64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42]-[.A642])/Divider)" office:value-type="float" office:value="1" calcext:value-type="float">
            <text:p>1</text:p>
          </table:table-cell>
          <table:table-cell table:formula="of:=MIN([.C641]+[.D641];[.A642])" office:value-type="float" office:value="825" calcext:value-type="float">
            <text:p>825.0</text:p>
          </table:table-cell>
          <table:table-cell table:formula="of:=IF([.C642]&lt;tempgate;heatpersecond;[.B64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43]-[.A643])/Divider)" office:value-type="float" office:value="1" calcext:value-type="float">
            <text:p>1</text:p>
          </table:table-cell>
          <table:table-cell table:formula="of:=MIN([.C642]+[.D642];[.A643])" office:value-type="float" office:value="825" calcext:value-type="float">
            <text:p>825.0</text:p>
          </table:table-cell>
          <table:table-cell table:formula="of:=IF([.C643]&lt;tempgate;heatpersecond;[.B64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44]-[.A644])/Divider)" office:value-type="float" office:value="1" calcext:value-type="float">
            <text:p>1</text:p>
          </table:table-cell>
          <table:table-cell table:formula="of:=MIN([.C643]+[.D643];[.A644])" office:value-type="float" office:value="825" calcext:value-type="float">
            <text:p>825.0</text:p>
          </table:table-cell>
          <table:table-cell table:formula="of:=IF([.C644]&lt;tempgate;heatpersecond;[.B64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45]-[.A645])/Divider)" office:value-type="float" office:value="1" calcext:value-type="float">
            <text:p>1</text:p>
          </table:table-cell>
          <table:table-cell table:formula="of:=MIN([.C644]+[.D644];[.A645])" office:value-type="float" office:value="825" calcext:value-type="float">
            <text:p>825.0</text:p>
          </table:table-cell>
          <table:table-cell table:formula="of:=IF([.C645]&lt;tempgate;heatpersecond;[.B64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46]-[.A646])/Divider)" office:value-type="float" office:value="1" calcext:value-type="float">
            <text:p>1</text:p>
          </table:table-cell>
          <table:table-cell table:formula="of:=MIN([.C645]+[.D645];[.A646])" office:value-type="float" office:value="825" calcext:value-type="float">
            <text:p>825.0</text:p>
          </table:table-cell>
          <table:table-cell table:formula="of:=IF([.C646]&lt;tempgate;heatpersecond;[.B64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47]-[.A647])/Divider)" office:value-type="float" office:value="1" calcext:value-type="float">
            <text:p>1</text:p>
          </table:table-cell>
          <table:table-cell table:formula="of:=MIN([.C646]+[.D646];[.A647])" office:value-type="float" office:value="825" calcext:value-type="float">
            <text:p>825.0</text:p>
          </table:table-cell>
          <table:table-cell table:formula="of:=IF([.C647]&lt;tempgate;heatpersecond;[.B64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48]-[.A648])/Divider)" office:value-type="float" office:value="1" calcext:value-type="float">
            <text:p>1</text:p>
          </table:table-cell>
          <table:table-cell table:formula="of:=MIN([.C647]+[.D647];[.A648])" office:value-type="float" office:value="825" calcext:value-type="float">
            <text:p>825.0</text:p>
          </table:table-cell>
          <table:table-cell table:formula="of:=IF([.C648]&lt;tempgate;heatpersecond;[.B64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49]-[.A649])/Divider)" office:value-type="float" office:value="1" calcext:value-type="float">
            <text:p>1</text:p>
          </table:table-cell>
          <table:table-cell table:formula="of:=MIN([.C648]+[.D648];[.A649])" office:value-type="float" office:value="825" calcext:value-type="float">
            <text:p>825.0</text:p>
          </table:table-cell>
          <table:table-cell table:formula="of:=IF([.C649]&lt;tempgate;heatpersecond;[.B64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50]-[.A650])/Divider)" office:value-type="float" office:value="1" calcext:value-type="float">
            <text:p>1</text:p>
          </table:table-cell>
          <table:table-cell table:formula="of:=MIN([.C649]+[.D649];[.A650])" office:value-type="float" office:value="825" calcext:value-type="float">
            <text:p>825.0</text:p>
          </table:table-cell>
          <table:table-cell table:formula="of:=IF([.C650]&lt;tempgate;heatpersecond;[.B65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51]-[.A651])/Divider)" office:value-type="float" office:value="1" calcext:value-type="float">
            <text:p>1</text:p>
          </table:table-cell>
          <table:table-cell table:formula="of:=MIN([.C650]+[.D650];[.A651])" office:value-type="float" office:value="825" calcext:value-type="float">
            <text:p>825.0</text:p>
          </table:table-cell>
          <table:table-cell table:formula="of:=IF([.C651]&lt;tempgate;heatpersecond;[.B65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52]-[.A652])/Divider)" office:value-type="float" office:value="1" calcext:value-type="float">
            <text:p>1</text:p>
          </table:table-cell>
          <table:table-cell table:formula="of:=MIN([.C651]+[.D651];[.A652])" office:value-type="float" office:value="825" calcext:value-type="float">
            <text:p>825.0</text:p>
          </table:table-cell>
          <table:table-cell table:formula="of:=IF([.C652]&lt;tempgate;heatpersecond;[.B65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53]-[.A653])/Divider)" office:value-type="float" office:value="1" calcext:value-type="float">
            <text:p>1</text:p>
          </table:table-cell>
          <table:table-cell table:formula="of:=MIN([.C652]+[.D652];[.A653])" office:value-type="float" office:value="825" calcext:value-type="float">
            <text:p>825.0</text:p>
          </table:table-cell>
          <table:table-cell table:formula="of:=IF([.C653]&lt;tempgate;heatpersecond;[.B65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54]-[.A654])/Divider)" office:value-type="float" office:value="1" calcext:value-type="float">
            <text:p>1</text:p>
          </table:table-cell>
          <table:table-cell table:formula="of:=MIN([.C653]+[.D653];[.A654])" office:value-type="float" office:value="825" calcext:value-type="float">
            <text:p>825.0</text:p>
          </table:table-cell>
          <table:table-cell table:formula="of:=IF([.C654]&lt;tempgate;heatpersecond;[.B65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55]-[.A655])/Divider)" office:value-type="float" office:value="1" calcext:value-type="float">
            <text:p>1</text:p>
          </table:table-cell>
          <table:table-cell table:formula="of:=MIN([.C654]+[.D654];[.A655])" office:value-type="float" office:value="825" calcext:value-type="float">
            <text:p>825.0</text:p>
          </table:table-cell>
          <table:table-cell table:formula="of:=IF([.C655]&lt;tempgate;heatpersecond;[.B65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56]-[.A656])/Divider)" office:value-type="float" office:value="1" calcext:value-type="float">
            <text:p>1</text:p>
          </table:table-cell>
          <table:table-cell table:formula="of:=MIN([.C655]+[.D655];[.A656])" office:value-type="float" office:value="825" calcext:value-type="float">
            <text:p>825.0</text:p>
          </table:table-cell>
          <table:table-cell table:formula="of:=IF([.C656]&lt;tempgate;heatpersecond;[.B65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57]-[.A657])/Divider)" office:value-type="float" office:value="1" calcext:value-type="float">
            <text:p>1</text:p>
          </table:table-cell>
          <table:table-cell table:formula="of:=MIN([.C656]+[.D656];[.A657])" office:value-type="float" office:value="825" calcext:value-type="float">
            <text:p>825.0</text:p>
          </table:table-cell>
          <table:table-cell table:formula="of:=IF([.C657]&lt;tempgate;heatpersecond;[.B65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58]-[.A658])/Divider)" office:value-type="float" office:value="1" calcext:value-type="float">
            <text:p>1</text:p>
          </table:table-cell>
          <table:table-cell table:formula="of:=MIN([.C657]+[.D657];[.A658])" office:value-type="float" office:value="825" calcext:value-type="float">
            <text:p>825.0</text:p>
          </table:table-cell>
          <table:table-cell table:formula="of:=IF([.C658]&lt;tempgate;heatpersecond;[.B65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59]-[.A659])/Divider)" office:value-type="float" office:value="1" calcext:value-type="float">
            <text:p>1</text:p>
          </table:table-cell>
          <table:table-cell table:formula="of:=MIN([.C658]+[.D658];[.A659])" office:value-type="float" office:value="825" calcext:value-type="float">
            <text:p>825.0</text:p>
          </table:table-cell>
          <table:table-cell table:formula="of:=IF([.C659]&lt;tempgate;heatpersecond;[.B65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60]-[.A660])/Divider)" office:value-type="float" office:value="1" calcext:value-type="float">
            <text:p>1</text:p>
          </table:table-cell>
          <table:table-cell table:formula="of:=MIN([.C659]+[.D659];[.A660])" office:value-type="float" office:value="825" calcext:value-type="float">
            <text:p>825.0</text:p>
          </table:table-cell>
          <table:table-cell table:formula="of:=IF([.C660]&lt;tempgate;heatpersecond;[.B66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61]-[.A661])/Divider)" office:value-type="float" office:value="1" calcext:value-type="float">
            <text:p>1</text:p>
          </table:table-cell>
          <table:table-cell table:formula="of:=MIN([.C660]+[.D660];[.A661])" office:value-type="float" office:value="825" calcext:value-type="float">
            <text:p>825.0</text:p>
          </table:table-cell>
          <table:table-cell table:formula="of:=IF([.C661]&lt;tempgate;heatpersecond;[.B66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62]-[.A662])/Divider)" office:value-type="float" office:value="1" calcext:value-type="float">
            <text:p>1</text:p>
          </table:table-cell>
          <table:table-cell table:formula="of:=MIN([.C661]+[.D661];[.A662])" office:value-type="float" office:value="825" calcext:value-type="float">
            <text:p>825.0</text:p>
          </table:table-cell>
          <table:table-cell table:formula="of:=IF([.C662]&lt;tempgate;heatpersecond;[.B66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63]-[.A663])/Divider)" office:value-type="float" office:value="1" calcext:value-type="float">
            <text:p>1</text:p>
          </table:table-cell>
          <table:table-cell table:formula="of:=MIN([.C662]+[.D662];[.A663])" office:value-type="float" office:value="825" calcext:value-type="float">
            <text:p>825.0</text:p>
          </table:table-cell>
          <table:table-cell table:formula="of:=IF([.C663]&lt;tempgate;heatpersecond;[.B66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64]-[.A664])/Divider)" office:value-type="float" office:value="1" calcext:value-type="float">
            <text:p>1</text:p>
          </table:table-cell>
          <table:table-cell table:formula="of:=MIN([.C663]+[.D663];[.A664])" office:value-type="float" office:value="825" calcext:value-type="float">
            <text:p>825.0</text:p>
          </table:table-cell>
          <table:table-cell table:formula="of:=IF([.C664]&lt;tempgate;heatpersecond;[.B66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65]-[.A665])/Divider)" office:value-type="float" office:value="1" calcext:value-type="float">
            <text:p>1</text:p>
          </table:table-cell>
          <table:table-cell table:formula="of:=MIN([.C664]+[.D664];[.A665])" office:value-type="float" office:value="825" calcext:value-type="float">
            <text:p>825.0</text:p>
          </table:table-cell>
          <table:table-cell table:formula="of:=IF([.C665]&lt;tempgate;heatpersecond;[.B66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66]-[.A666])/Divider)" office:value-type="float" office:value="1" calcext:value-type="float">
            <text:p>1</text:p>
          </table:table-cell>
          <table:table-cell table:formula="of:=MIN([.C665]+[.D665];[.A666])" office:value-type="float" office:value="825" calcext:value-type="float">
            <text:p>825.0</text:p>
          </table:table-cell>
          <table:table-cell table:formula="of:=IF([.C666]&lt;tempgate;heatpersecond;[.B66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67]-[.A667])/Divider)" office:value-type="float" office:value="1" calcext:value-type="float">
            <text:p>1</text:p>
          </table:table-cell>
          <table:table-cell table:formula="of:=MIN([.C666]+[.D666];[.A667])" office:value-type="float" office:value="825" calcext:value-type="float">
            <text:p>825.0</text:p>
          </table:table-cell>
          <table:table-cell table:formula="of:=IF([.C667]&lt;tempgate;heatpersecond;[.B66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68]-[.A668])/Divider)" office:value-type="float" office:value="1" calcext:value-type="float">
            <text:p>1</text:p>
          </table:table-cell>
          <table:table-cell table:formula="of:=MIN([.C667]+[.D667];[.A668])" office:value-type="float" office:value="825" calcext:value-type="float">
            <text:p>825.0</text:p>
          </table:table-cell>
          <table:table-cell table:formula="of:=IF([.C668]&lt;tempgate;heatpersecond;[.B66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69]-[.A669])/Divider)" office:value-type="float" office:value="1" calcext:value-type="float">
            <text:p>1</text:p>
          </table:table-cell>
          <table:table-cell table:formula="of:=MIN([.C668]+[.D668];[.A669])" office:value-type="float" office:value="825" calcext:value-type="float">
            <text:p>825.0</text:p>
          </table:table-cell>
          <table:table-cell table:formula="of:=IF([.C669]&lt;tempgate;heatpersecond;[.B66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70]-[.A670])/Divider)" office:value-type="float" office:value="1" calcext:value-type="float">
            <text:p>1</text:p>
          </table:table-cell>
          <table:table-cell table:formula="of:=MIN([.C669]+[.D669];[.A670])" office:value-type="float" office:value="825" calcext:value-type="float">
            <text:p>825.0</text:p>
          </table:table-cell>
          <table:table-cell table:formula="of:=IF([.C670]&lt;tempgate;heatpersecond;[.B67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71]-[.A671])/Divider)" office:value-type="float" office:value="1" calcext:value-type="float">
            <text:p>1</text:p>
          </table:table-cell>
          <table:table-cell table:formula="of:=MIN([.C670]+[.D670];[.A671])" office:value-type="float" office:value="825" calcext:value-type="float">
            <text:p>825.0</text:p>
          </table:table-cell>
          <table:table-cell table:formula="of:=IF([.C671]&lt;tempgate;heatpersecond;[.B67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72]-[.A672])/Divider)" office:value-type="float" office:value="1" calcext:value-type="float">
            <text:p>1</text:p>
          </table:table-cell>
          <table:table-cell table:formula="of:=MIN([.C671]+[.D671];[.A672])" office:value-type="float" office:value="825" calcext:value-type="float">
            <text:p>825.0</text:p>
          </table:table-cell>
          <table:table-cell table:formula="of:=IF([.C672]&lt;tempgate;heatpersecond;[.B67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73]-[.A673])/Divider)" office:value-type="float" office:value="1" calcext:value-type="float">
            <text:p>1</text:p>
          </table:table-cell>
          <table:table-cell table:formula="of:=MIN([.C672]+[.D672];[.A673])" office:value-type="float" office:value="825" calcext:value-type="float">
            <text:p>825.0</text:p>
          </table:table-cell>
          <table:table-cell table:formula="of:=IF([.C673]&lt;tempgate;heatpersecond;[.B67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74]-[.A674])/Divider)" office:value-type="float" office:value="1" calcext:value-type="float">
            <text:p>1</text:p>
          </table:table-cell>
          <table:table-cell table:formula="of:=MIN([.C673]+[.D673];[.A674])" office:value-type="float" office:value="825" calcext:value-type="float">
            <text:p>825.0</text:p>
          </table:table-cell>
          <table:table-cell table:formula="of:=IF([.C674]&lt;tempgate;heatpersecond;[.B67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75]-[.A675])/Divider)" office:value-type="float" office:value="1" calcext:value-type="float">
            <text:p>1</text:p>
          </table:table-cell>
          <table:table-cell table:formula="of:=MIN([.C674]+[.D674];[.A675])" office:value-type="float" office:value="825" calcext:value-type="float">
            <text:p>825.0</text:p>
          </table:table-cell>
          <table:table-cell table:formula="of:=IF([.C675]&lt;tempgate;heatpersecond;[.B67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76]-[.A676])/Divider)" office:value-type="float" office:value="1" calcext:value-type="float">
            <text:p>1</text:p>
          </table:table-cell>
          <table:table-cell table:formula="of:=MIN([.C675]+[.D675];[.A676])" office:value-type="float" office:value="825" calcext:value-type="float">
            <text:p>825.0</text:p>
          </table:table-cell>
          <table:table-cell table:formula="of:=IF([.C676]&lt;tempgate;heatpersecond;[.B67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77]-[.A677])/Divider)" office:value-type="float" office:value="1" calcext:value-type="float">
            <text:p>1</text:p>
          </table:table-cell>
          <table:table-cell table:formula="of:=MIN([.C676]+[.D676];[.A677])" office:value-type="float" office:value="825" calcext:value-type="float">
            <text:p>825.0</text:p>
          </table:table-cell>
          <table:table-cell table:formula="of:=IF([.C677]&lt;tempgate;heatpersecond;[.B67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78]-[.A678])/Divider)" office:value-type="float" office:value="1" calcext:value-type="float">
            <text:p>1</text:p>
          </table:table-cell>
          <table:table-cell table:formula="of:=MIN([.C677]+[.D677];[.A678])" office:value-type="float" office:value="825" calcext:value-type="float">
            <text:p>825.0</text:p>
          </table:table-cell>
          <table:table-cell table:formula="of:=IF([.C678]&lt;tempgate;heatpersecond;[.B67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79]-[.A679])/Divider)" office:value-type="float" office:value="1" calcext:value-type="float">
            <text:p>1</text:p>
          </table:table-cell>
          <table:table-cell table:formula="of:=MIN([.C678]+[.D678];[.A679])" office:value-type="float" office:value="825" calcext:value-type="float">
            <text:p>825.0</text:p>
          </table:table-cell>
          <table:table-cell table:formula="of:=IF([.C679]&lt;tempgate;heatpersecond;[.B67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80]-[.A680])/Divider)" office:value-type="float" office:value="1" calcext:value-type="float">
            <text:p>1</text:p>
          </table:table-cell>
          <table:table-cell table:formula="of:=MIN([.C679]+[.D679];[.A680])" office:value-type="float" office:value="825" calcext:value-type="float">
            <text:p>825.0</text:p>
          </table:table-cell>
          <table:table-cell table:formula="of:=IF([.C680]&lt;tempgate;heatpersecond;[.B68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81]-[.A681])/Divider)" office:value-type="float" office:value="1" calcext:value-type="float">
            <text:p>1</text:p>
          </table:table-cell>
          <table:table-cell table:formula="of:=MIN([.C680]+[.D680];[.A681])" office:value-type="float" office:value="825" calcext:value-type="float">
            <text:p>825.0</text:p>
          </table:table-cell>
          <table:table-cell table:formula="of:=IF([.C681]&lt;tempgate;heatpersecond;[.B68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82]-[.A682])/Divider)" office:value-type="float" office:value="1" calcext:value-type="float">
            <text:p>1</text:p>
          </table:table-cell>
          <table:table-cell table:formula="of:=MIN([.C681]+[.D681];[.A682])" office:value-type="float" office:value="825" calcext:value-type="float">
            <text:p>825.0</text:p>
          </table:table-cell>
          <table:table-cell table:formula="of:=IF([.C682]&lt;tempgate;heatpersecond;[.B68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83]-[.A683])/Divider)" office:value-type="float" office:value="1" calcext:value-type="float">
            <text:p>1</text:p>
          </table:table-cell>
          <table:table-cell table:formula="of:=MIN([.C682]+[.D682];[.A683])" office:value-type="float" office:value="825" calcext:value-type="float">
            <text:p>825.0</text:p>
          </table:table-cell>
          <table:table-cell table:formula="of:=IF([.C683]&lt;tempgate;heatpersecond;[.B68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84]-[.A684])/Divider)" office:value-type="float" office:value="1" calcext:value-type="float">
            <text:p>1</text:p>
          </table:table-cell>
          <table:table-cell table:formula="of:=MIN([.C683]+[.D683];[.A684])" office:value-type="float" office:value="825" calcext:value-type="float">
            <text:p>825.0</text:p>
          </table:table-cell>
          <table:table-cell table:formula="of:=IF([.C684]&lt;tempgate;heatpersecond;[.B68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85]-[.A685])/Divider)" office:value-type="float" office:value="1" calcext:value-type="float">
            <text:p>1</text:p>
          </table:table-cell>
          <table:table-cell table:formula="of:=MIN([.C684]+[.D684];[.A685])" office:value-type="float" office:value="825" calcext:value-type="float">
            <text:p>825.0</text:p>
          </table:table-cell>
          <table:table-cell table:formula="of:=IF([.C685]&lt;tempgate;heatpersecond;[.B68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86]-[.A686])/Divider)" office:value-type="float" office:value="1" calcext:value-type="float">
            <text:p>1</text:p>
          </table:table-cell>
          <table:table-cell table:formula="of:=MIN([.C685]+[.D685];[.A686])" office:value-type="float" office:value="825" calcext:value-type="float">
            <text:p>825.0</text:p>
          </table:table-cell>
          <table:table-cell table:formula="of:=IF([.C686]&lt;tempgate;heatpersecond;[.B68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87]-[.A687])/Divider)" office:value-type="float" office:value="1" calcext:value-type="float">
            <text:p>1</text:p>
          </table:table-cell>
          <table:table-cell table:formula="of:=MIN([.C686]+[.D686];[.A687])" office:value-type="float" office:value="825" calcext:value-type="float">
            <text:p>825.0</text:p>
          </table:table-cell>
          <table:table-cell table:formula="of:=IF([.C687]&lt;tempgate;heatpersecond;[.B68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88]-[.A688])/Divider)" office:value-type="float" office:value="1" calcext:value-type="float">
            <text:p>1</text:p>
          </table:table-cell>
          <table:table-cell table:formula="of:=MIN([.C687]+[.D687];[.A688])" office:value-type="float" office:value="825" calcext:value-type="float">
            <text:p>825.0</text:p>
          </table:table-cell>
          <table:table-cell table:formula="of:=IF([.C688]&lt;tempgate;heatpersecond;[.B68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89]-[.A689])/Divider)" office:value-type="float" office:value="1" calcext:value-type="float">
            <text:p>1</text:p>
          </table:table-cell>
          <table:table-cell table:formula="of:=MIN([.C688]+[.D688];[.A689])" office:value-type="float" office:value="825" calcext:value-type="float">
            <text:p>825.0</text:p>
          </table:table-cell>
          <table:table-cell table:formula="of:=IF([.C689]&lt;tempgate;heatpersecond;[.B68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90]-[.A690])/Divider)" office:value-type="float" office:value="1" calcext:value-type="float">
            <text:p>1</text:p>
          </table:table-cell>
          <table:table-cell table:formula="of:=MIN([.C689]+[.D689];[.A690])" office:value-type="float" office:value="825" calcext:value-type="float">
            <text:p>825.0</text:p>
          </table:table-cell>
          <table:table-cell table:formula="of:=IF([.C690]&lt;tempgate;heatpersecond;[.B69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91]-[.A691])/Divider)" office:value-type="float" office:value="1" calcext:value-type="float">
            <text:p>1</text:p>
          </table:table-cell>
          <table:table-cell table:formula="of:=MIN([.C690]+[.D690];[.A691])" office:value-type="float" office:value="825" calcext:value-type="float">
            <text:p>825.0</text:p>
          </table:table-cell>
          <table:table-cell table:formula="of:=IF([.C691]&lt;tempgate;heatpersecond;[.B69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92]-[.A692])/Divider)" office:value-type="float" office:value="1" calcext:value-type="float">
            <text:p>1</text:p>
          </table:table-cell>
          <table:table-cell table:formula="of:=MIN([.C691]+[.D691];[.A692])" office:value-type="float" office:value="825" calcext:value-type="float">
            <text:p>825.0</text:p>
          </table:table-cell>
          <table:table-cell table:formula="of:=IF([.C692]&lt;tempgate;heatpersecond;[.B69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93]-[.A693])/Divider)" office:value-type="float" office:value="1" calcext:value-type="float">
            <text:p>1</text:p>
          </table:table-cell>
          <table:table-cell table:formula="of:=MIN([.C692]+[.D692];[.A693])" office:value-type="float" office:value="825" calcext:value-type="float">
            <text:p>825.0</text:p>
          </table:table-cell>
          <table:table-cell table:formula="of:=IF([.C693]&lt;tempgate;heatpersecond;[.B69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94]-[.A694])/Divider)" office:value-type="float" office:value="1" calcext:value-type="float">
            <text:p>1</text:p>
          </table:table-cell>
          <table:table-cell table:formula="of:=MIN([.C693]+[.D693];[.A694])" office:value-type="float" office:value="825" calcext:value-type="float">
            <text:p>825.0</text:p>
          </table:table-cell>
          <table:table-cell table:formula="of:=IF([.C694]&lt;tempgate;heatpersecond;[.B69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95]-[.A695])/Divider)" office:value-type="float" office:value="1" calcext:value-type="float">
            <text:p>1</text:p>
          </table:table-cell>
          <table:table-cell table:formula="of:=MIN([.C694]+[.D694];[.A695])" office:value-type="float" office:value="825" calcext:value-type="float">
            <text:p>825.0</text:p>
          </table:table-cell>
          <table:table-cell table:formula="of:=IF([.C695]&lt;tempgate;heatpersecond;[.B69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96]-[.A696])/Divider)" office:value-type="float" office:value="1" calcext:value-type="float">
            <text:p>1</text:p>
          </table:table-cell>
          <table:table-cell table:formula="of:=MIN([.C695]+[.D695];[.A696])" office:value-type="float" office:value="825" calcext:value-type="float">
            <text:p>825.0</text:p>
          </table:table-cell>
          <table:table-cell table:formula="of:=IF([.C696]&lt;tempgate;heatpersecond;[.B69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97]-[.A697])/Divider)" office:value-type="float" office:value="1" calcext:value-type="float">
            <text:p>1</text:p>
          </table:table-cell>
          <table:table-cell table:formula="of:=MIN([.C696]+[.D696];[.A697])" office:value-type="float" office:value="825" calcext:value-type="float">
            <text:p>825.0</text:p>
          </table:table-cell>
          <table:table-cell table:formula="of:=IF([.C697]&lt;tempgate;heatpersecond;[.B69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98]-[.A698])/Divider)" office:value-type="float" office:value="1" calcext:value-type="float">
            <text:p>1</text:p>
          </table:table-cell>
          <table:table-cell table:formula="of:=MIN([.C697]+[.D697];[.A698])" office:value-type="float" office:value="825" calcext:value-type="float">
            <text:p>825.0</text:p>
          </table:table-cell>
          <table:table-cell table:formula="of:=IF([.C698]&lt;tempgate;heatpersecond;[.B69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699]-[.A699])/Divider)" office:value-type="float" office:value="1" calcext:value-type="float">
            <text:p>1</text:p>
          </table:table-cell>
          <table:table-cell table:formula="of:=MIN([.C698]+[.D698];[.A699])" office:value-type="float" office:value="825" calcext:value-type="float">
            <text:p>825.0</text:p>
          </table:table-cell>
          <table:table-cell table:formula="of:=IF([.C699]&lt;tempgate;heatpersecond;[.B69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00]-[.A700])/Divider)" office:value-type="float" office:value="1" calcext:value-type="float">
            <text:p>1</text:p>
          </table:table-cell>
          <table:table-cell table:formula="of:=MIN([.C699]+[.D699];[.A700])" office:value-type="float" office:value="825" calcext:value-type="float">
            <text:p>825.0</text:p>
          </table:table-cell>
          <table:table-cell table:formula="of:=IF([.C700]&lt;tempgate;heatpersecond;[.B70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01]-[.A701])/Divider)" office:value-type="float" office:value="1" calcext:value-type="float">
            <text:p>1</text:p>
          </table:table-cell>
          <table:table-cell table:formula="of:=MIN([.C700]+[.D700];[.A701])" office:value-type="float" office:value="825" calcext:value-type="float">
            <text:p>825.0</text:p>
          </table:table-cell>
          <table:table-cell table:formula="of:=IF([.C701]&lt;tempgate;heatpersecond;[.B70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02]-[.A702])/Divider)" office:value-type="float" office:value="1" calcext:value-type="float">
            <text:p>1</text:p>
          </table:table-cell>
          <table:table-cell table:formula="of:=MIN([.C701]+[.D701];[.A702])" office:value-type="float" office:value="825" calcext:value-type="float">
            <text:p>825.0</text:p>
          </table:table-cell>
          <table:table-cell table:formula="of:=IF([.C702]&lt;tempgate;heatpersecond;[.B70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03]-[.A703])/Divider)" office:value-type="float" office:value="1" calcext:value-type="float">
            <text:p>1</text:p>
          </table:table-cell>
          <table:table-cell table:formula="of:=MIN([.C702]+[.D702];[.A703])" office:value-type="float" office:value="825" calcext:value-type="float">
            <text:p>825.0</text:p>
          </table:table-cell>
          <table:table-cell table:formula="of:=IF([.C703]&lt;tempgate;heatpersecond;[.B70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04]-[.A704])/Divider)" office:value-type="float" office:value="1" calcext:value-type="float">
            <text:p>1</text:p>
          </table:table-cell>
          <table:table-cell table:formula="of:=MIN([.C703]+[.D703];[.A704])" office:value-type="float" office:value="825" calcext:value-type="float">
            <text:p>825.0</text:p>
          </table:table-cell>
          <table:table-cell table:formula="of:=IF([.C704]&lt;tempgate;heatpersecond;[.B70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05]-[.A705])/Divider)" office:value-type="float" office:value="1" calcext:value-type="float">
            <text:p>1</text:p>
          </table:table-cell>
          <table:table-cell table:formula="of:=MIN([.C704]+[.D704];[.A705])" office:value-type="float" office:value="825" calcext:value-type="float">
            <text:p>825.0</text:p>
          </table:table-cell>
          <table:table-cell table:formula="of:=IF([.C705]&lt;tempgate;heatpersecond;[.B70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06]-[.A706])/Divider)" office:value-type="float" office:value="1" calcext:value-type="float">
            <text:p>1</text:p>
          </table:table-cell>
          <table:table-cell table:formula="of:=MIN([.C705]+[.D705];[.A706])" office:value-type="float" office:value="825" calcext:value-type="float">
            <text:p>825.0</text:p>
          </table:table-cell>
          <table:table-cell table:formula="of:=IF([.C706]&lt;tempgate;heatpersecond;[.B70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07]-[.A707])/Divider)" office:value-type="float" office:value="1" calcext:value-type="float">
            <text:p>1</text:p>
          </table:table-cell>
          <table:table-cell table:formula="of:=MIN([.C706]+[.D706];[.A707])" office:value-type="float" office:value="825" calcext:value-type="float">
            <text:p>825.0</text:p>
          </table:table-cell>
          <table:table-cell table:formula="of:=IF([.C707]&lt;tempgate;heatpersecond;[.B70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08]-[.A708])/Divider)" office:value-type="float" office:value="1" calcext:value-type="float">
            <text:p>1</text:p>
          </table:table-cell>
          <table:table-cell table:formula="of:=MIN([.C707]+[.D707];[.A708])" office:value-type="float" office:value="825" calcext:value-type="float">
            <text:p>825.0</text:p>
          </table:table-cell>
          <table:table-cell table:formula="of:=IF([.C708]&lt;tempgate;heatpersecond;[.B70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09]-[.A709])/Divider)" office:value-type="float" office:value="1" calcext:value-type="float">
            <text:p>1</text:p>
          </table:table-cell>
          <table:table-cell table:formula="of:=MIN([.C708]+[.D708];[.A709])" office:value-type="float" office:value="825" calcext:value-type="float">
            <text:p>825.0</text:p>
          </table:table-cell>
          <table:table-cell table:formula="of:=IF([.C709]&lt;tempgate;heatpersecond;[.B70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10]-[.A710])/Divider)" office:value-type="float" office:value="1" calcext:value-type="float">
            <text:p>1</text:p>
          </table:table-cell>
          <table:table-cell table:formula="of:=MIN([.C709]+[.D709];[.A710])" office:value-type="float" office:value="825" calcext:value-type="float">
            <text:p>825.0</text:p>
          </table:table-cell>
          <table:table-cell table:formula="of:=IF([.C710]&lt;tempgate;heatpersecond;[.B71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11]-[.A711])/Divider)" office:value-type="float" office:value="1" calcext:value-type="float">
            <text:p>1</text:p>
          </table:table-cell>
          <table:table-cell table:formula="of:=MIN([.C710]+[.D710];[.A711])" office:value-type="float" office:value="825" calcext:value-type="float">
            <text:p>825.0</text:p>
          </table:table-cell>
          <table:table-cell table:formula="of:=IF([.C711]&lt;tempgate;heatpersecond;[.B71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12]-[.A712])/Divider)" office:value-type="float" office:value="1" calcext:value-type="float">
            <text:p>1</text:p>
          </table:table-cell>
          <table:table-cell table:formula="of:=MIN([.C711]+[.D711];[.A712])" office:value-type="float" office:value="825" calcext:value-type="float">
            <text:p>825.0</text:p>
          </table:table-cell>
          <table:table-cell table:formula="of:=IF([.C712]&lt;tempgate;heatpersecond;[.B71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13]-[.A713])/Divider)" office:value-type="float" office:value="1" calcext:value-type="float">
            <text:p>1</text:p>
          </table:table-cell>
          <table:table-cell table:formula="of:=MIN([.C712]+[.D712];[.A713])" office:value-type="float" office:value="825" calcext:value-type="float">
            <text:p>825.0</text:p>
          </table:table-cell>
          <table:table-cell table:formula="of:=IF([.C713]&lt;tempgate;heatpersecond;[.B71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14]-[.A714])/Divider)" office:value-type="float" office:value="1" calcext:value-type="float">
            <text:p>1</text:p>
          </table:table-cell>
          <table:table-cell table:formula="of:=MIN([.C713]+[.D713];[.A714])" office:value-type="float" office:value="825" calcext:value-type="float">
            <text:p>825.0</text:p>
          </table:table-cell>
          <table:table-cell table:formula="of:=IF([.C714]&lt;tempgate;heatpersecond;[.B71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15]-[.A715])/Divider)" office:value-type="float" office:value="1" calcext:value-type="float">
            <text:p>1</text:p>
          </table:table-cell>
          <table:table-cell table:formula="of:=MIN([.C714]+[.D714];[.A715])" office:value-type="float" office:value="825" calcext:value-type="float">
            <text:p>825.0</text:p>
          </table:table-cell>
          <table:table-cell table:formula="of:=IF([.C715]&lt;tempgate;heatpersecond;[.B71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16]-[.A716])/Divider)" office:value-type="float" office:value="1" calcext:value-type="float">
            <text:p>1</text:p>
          </table:table-cell>
          <table:table-cell table:formula="of:=MIN([.C715]+[.D715];[.A716])" office:value-type="float" office:value="825" calcext:value-type="float">
            <text:p>825.0</text:p>
          </table:table-cell>
          <table:table-cell table:formula="of:=IF([.C716]&lt;tempgate;heatpersecond;[.B71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17]-[.A717])/Divider)" office:value-type="float" office:value="1" calcext:value-type="float">
            <text:p>1</text:p>
          </table:table-cell>
          <table:table-cell table:formula="of:=MIN([.C716]+[.D716];[.A717])" office:value-type="float" office:value="825" calcext:value-type="float">
            <text:p>825.0</text:p>
          </table:table-cell>
          <table:table-cell table:formula="of:=IF([.C717]&lt;tempgate;heatpersecond;[.B71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18]-[.A718])/Divider)" office:value-type="float" office:value="1" calcext:value-type="float">
            <text:p>1</text:p>
          </table:table-cell>
          <table:table-cell table:formula="of:=MIN([.C717]+[.D717];[.A718])" office:value-type="float" office:value="825" calcext:value-type="float">
            <text:p>825.0</text:p>
          </table:table-cell>
          <table:table-cell table:formula="of:=IF([.C718]&lt;tempgate;heatpersecond;[.B71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19]-[.A719])/Divider)" office:value-type="float" office:value="1" calcext:value-type="float">
            <text:p>1</text:p>
          </table:table-cell>
          <table:table-cell table:formula="of:=MIN([.C718]+[.D718];[.A719])" office:value-type="float" office:value="825" calcext:value-type="float">
            <text:p>825.0</text:p>
          </table:table-cell>
          <table:table-cell table:formula="of:=IF([.C719]&lt;tempgate;heatpersecond;[.B71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20]-[.A720])/Divider)" office:value-type="float" office:value="1" calcext:value-type="float">
            <text:p>1</text:p>
          </table:table-cell>
          <table:table-cell table:formula="of:=MIN([.C719]+[.D719];[.A720])" office:value-type="float" office:value="825" calcext:value-type="float">
            <text:p>825.0</text:p>
          </table:table-cell>
          <table:table-cell table:formula="of:=IF([.C720]&lt;tempgate;heatpersecond;[.B72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21]-[.A721])/Divider)" office:value-type="float" office:value="1" calcext:value-type="float">
            <text:p>1</text:p>
          </table:table-cell>
          <table:table-cell table:formula="of:=MIN([.C720]+[.D720];[.A721])" office:value-type="float" office:value="825" calcext:value-type="float">
            <text:p>825.0</text:p>
          </table:table-cell>
          <table:table-cell table:formula="of:=IF([.C721]&lt;tempgate;heatpersecond;[.B72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22]-[.A722])/Divider)" office:value-type="float" office:value="1" calcext:value-type="float">
            <text:p>1</text:p>
          </table:table-cell>
          <table:table-cell table:formula="of:=MIN([.C721]+[.D721];[.A722])" office:value-type="float" office:value="825" calcext:value-type="float">
            <text:p>825.0</text:p>
          </table:table-cell>
          <table:table-cell table:formula="of:=IF([.C722]&lt;tempgate;heatpersecond;[.B72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23]-[.A723])/Divider)" office:value-type="float" office:value="1" calcext:value-type="float">
            <text:p>1</text:p>
          </table:table-cell>
          <table:table-cell table:formula="of:=MIN([.C722]+[.D722];[.A723])" office:value-type="float" office:value="825" calcext:value-type="float">
            <text:p>825.0</text:p>
          </table:table-cell>
          <table:table-cell table:formula="of:=IF([.C723]&lt;tempgate;heatpersecond;[.B72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24]-[.A724])/Divider)" office:value-type="float" office:value="1" calcext:value-type="float">
            <text:p>1</text:p>
          </table:table-cell>
          <table:table-cell table:formula="of:=MIN([.C723]+[.D723];[.A724])" office:value-type="float" office:value="825" calcext:value-type="float">
            <text:p>825.0</text:p>
          </table:table-cell>
          <table:table-cell table:formula="of:=IF([.C724]&lt;tempgate;heatpersecond;[.B72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25]-[.A725])/Divider)" office:value-type="float" office:value="1" calcext:value-type="float">
            <text:p>1</text:p>
          </table:table-cell>
          <table:table-cell table:formula="of:=MIN([.C724]+[.D724];[.A725])" office:value-type="float" office:value="825" calcext:value-type="float">
            <text:p>825.0</text:p>
          </table:table-cell>
          <table:table-cell table:formula="of:=IF([.C725]&lt;tempgate;heatpersecond;[.B72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26]-[.A726])/Divider)" office:value-type="float" office:value="1" calcext:value-type="float">
            <text:p>1</text:p>
          </table:table-cell>
          <table:table-cell table:formula="of:=MIN([.C725]+[.D725];[.A726])" office:value-type="float" office:value="825" calcext:value-type="float">
            <text:p>825.0</text:p>
          </table:table-cell>
          <table:table-cell table:formula="of:=IF([.C726]&lt;tempgate;heatpersecond;[.B72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27]-[.A727])/Divider)" office:value-type="float" office:value="1" calcext:value-type="float">
            <text:p>1</text:p>
          </table:table-cell>
          <table:table-cell table:formula="of:=MIN([.C726]+[.D726];[.A727])" office:value-type="float" office:value="825" calcext:value-type="float">
            <text:p>825.0</text:p>
          </table:table-cell>
          <table:table-cell table:formula="of:=IF([.C727]&lt;tempgate;heatpersecond;[.B72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28]-[.A728])/Divider)" office:value-type="float" office:value="1" calcext:value-type="float">
            <text:p>1</text:p>
          </table:table-cell>
          <table:table-cell table:formula="of:=MIN([.C727]+[.D727];[.A728])" office:value-type="float" office:value="825" calcext:value-type="float">
            <text:p>825.0</text:p>
          </table:table-cell>
          <table:table-cell table:formula="of:=IF([.C728]&lt;tempgate;heatpersecond;[.B72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29]-[.A729])/Divider)" office:value-type="float" office:value="1" calcext:value-type="float">
            <text:p>1</text:p>
          </table:table-cell>
          <table:table-cell table:formula="of:=MIN([.C728]+[.D728];[.A729])" office:value-type="float" office:value="825" calcext:value-type="float">
            <text:p>825.0</text:p>
          </table:table-cell>
          <table:table-cell table:formula="of:=IF([.C729]&lt;tempgate;heatpersecond;[.B72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30]-[.A730])/Divider)" office:value-type="float" office:value="1" calcext:value-type="float">
            <text:p>1</text:p>
          </table:table-cell>
          <table:table-cell table:formula="of:=MIN([.C729]+[.D729];[.A730])" office:value-type="float" office:value="825" calcext:value-type="float">
            <text:p>825.0</text:p>
          </table:table-cell>
          <table:table-cell table:formula="of:=IF([.C730]&lt;tempgate;heatpersecond;[.B73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31]-[.A731])/Divider)" office:value-type="float" office:value="1" calcext:value-type="float">
            <text:p>1</text:p>
          </table:table-cell>
          <table:table-cell table:formula="of:=MIN([.C730]+[.D730];[.A731])" office:value-type="float" office:value="825" calcext:value-type="float">
            <text:p>825.0</text:p>
          </table:table-cell>
          <table:table-cell table:formula="of:=IF([.C731]&lt;tempgate;heatpersecond;[.B73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32]-[.A732])/Divider)" office:value-type="float" office:value="1" calcext:value-type="float">
            <text:p>1</text:p>
          </table:table-cell>
          <table:table-cell table:formula="of:=MIN([.C731]+[.D731];[.A732])" office:value-type="float" office:value="825" calcext:value-type="float">
            <text:p>825.0</text:p>
          </table:table-cell>
          <table:table-cell table:formula="of:=IF([.C732]&lt;tempgate;heatpersecond;[.B73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33]-[.A733])/Divider)" office:value-type="float" office:value="1" calcext:value-type="float">
            <text:p>1</text:p>
          </table:table-cell>
          <table:table-cell table:formula="of:=MIN([.C732]+[.D732];[.A733])" office:value-type="float" office:value="825" calcext:value-type="float">
            <text:p>825.0</text:p>
          </table:table-cell>
          <table:table-cell table:formula="of:=IF([.C733]&lt;tempgate;heatpersecond;[.B73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34]-[.A734])/Divider)" office:value-type="float" office:value="1" calcext:value-type="float">
            <text:p>1</text:p>
          </table:table-cell>
          <table:table-cell table:formula="of:=MIN([.C733]+[.D733];[.A734])" office:value-type="float" office:value="825" calcext:value-type="float">
            <text:p>825.0</text:p>
          </table:table-cell>
          <table:table-cell table:formula="of:=IF([.C734]&lt;tempgate;heatpersecond;[.B73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35]-[.A735])/Divider)" office:value-type="float" office:value="1" calcext:value-type="float">
            <text:p>1</text:p>
          </table:table-cell>
          <table:table-cell table:formula="of:=MIN([.C734]+[.D734];[.A735])" office:value-type="float" office:value="825" calcext:value-type="float">
            <text:p>825.0</text:p>
          </table:table-cell>
          <table:table-cell table:formula="of:=IF([.C735]&lt;tempgate;heatpersecond;[.B73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36]-[.A736])/Divider)" office:value-type="float" office:value="1" calcext:value-type="float">
            <text:p>1</text:p>
          </table:table-cell>
          <table:table-cell table:formula="of:=MIN([.C735]+[.D735];[.A736])" office:value-type="float" office:value="825" calcext:value-type="float">
            <text:p>825.0</text:p>
          </table:table-cell>
          <table:table-cell table:formula="of:=IF([.C736]&lt;tempgate;heatpersecond;[.B73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37]-[.A737])/Divider)" office:value-type="float" office:value="1" calcext:value-type="float">
            <text:p>1</text:p>
          </table:table-cell>
          <table:table-cell table:formula="of:=MIN([.C736]+[.D736];[.A737])" office:value-type="float" office:value="825" calcext:value-type="float">
            <text:p>825.0</text:p>
          </table:table-cell>
          <table:table-cell table:formula="of:=IF([.C737]&lt;tempgate;heatpersecond;[.B73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38]-[.A738])/Divider)" office:value-type="float" office:value="1" calcext:value-type="float">
            <text:p>1</text:p>
          </table:table-cell>
          <table:table-cell table:formula="of:=MIN([.C737]+[.D737];[.A738])" office:value-type="float" office:value="825" calcext:value-type="float">
            <text:p>825.0</text:p>
          </table:table-cell>
          <table:table-cell table:formula="of:=IF([.C738]&lt;tempgate;heatpersecond;[.B73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39]-[.A739])/Divider)" office:value-type="float" office:value="1" calcext:value-type="float">
            <text:p>1</text:p>
          </table:table-cell>
          <table:table-cell table:formula="of:=MIN([.C738]+[.D738];[.A739])" office:value-type="float" office:value="825" calcext:value-type="float">
            <text:p>825.0</text:p>
          </table:table-cell>
          <table:table-cell table:formula="of:=IF([.C739]&lt;tempgate;heatpersecond;[.B73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40]-[.A740])/Divider)" office:value-type="float" office:value="1" calcext:value-type="float">
            <text:p>1</text:p>
          </table:table-cell>
          <table:table-cell table:formula="of:=MIN([.C739]+[.D739];[.A740])" office:value-type="float" office:value="825" calcext:value-type="float">
            <text:p>825.0</text:p>
          </table:table-cell>
          <table:table-cell table:formula="of:=IF([.C740]&lt;tempgate;heatpersecond;[.B74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41]-[.A741])/Divider)" office:value-type="float" office:value="1" calcext:value-type="float">
            <text:p>1</text:p>
          </table:table-cell>
          <table:table-cell table:formula="of:=MIN([.C740]+[.D740];[.A741])" office:value-type="float" office:value="825" calcext:value-type="float">
            <text:p>825.0</text:p>
          </table:table-cell>
          <table:table-cell table:formula="of:=IF([.C741]&lt;tempgate;heatpersecond;[.B74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42]-[.A742])/Divider)" office:value-type="float" office:value="1" calcext:value-type="float">
            <text:p>1</text:p>
          </table:table-cell>
          <table:table-cell table:formula="of:=MIN([.C741]+[.D741];[.A742])" office:value-type="float" office:value="825" calcext:value-type="float">
            <text:p>825.0</text:p>
          </table:table-cell>
          <table:table-cell table:formula="of:=IF([.C742]&lt;tempgate;heatpersecond;[.B74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43]-[.A743])/Divider)" office:value-type="float" office:value="1" calcext:value-type="float">
            <text:p>1</text:p>
          </table:table-cell>
          <table:table-cell table:formula="of:=MIN([.C742]+[.D742];[.A743])" office:value-type="float" office:value="825" calcext:value-type="float">
            <text:p>825.0</text:p>
          </table:table-cell>
          <table:table-cell table:formula="of:=IF([.C743]&lt;tempgate;heatpersecond;[.B74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44]-[.A744])/Divider)" office:value-type="float" office:value="1" calcext:value-type="float">
            <text:p>1</text:p>
          </table:table-cell>
          <table:table-cell table:formula="of:=MIN([.C743]+[.D743];[.A744])" office:value-type="float" office:value="825" calcext:value-type="float">
            <text:p>825.0</text:p>
          </table:table-cell>
          <table:table-cell table:formula="of:=IF([.C744]&lt;tempgate;heatpersecond;[.B74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45]-[.A745])/Divider)" office:value-type="float" office:value="1" calcext:value-type="float">
            <text:p>1</text:p>
          </table:table-cell>
          <table:table-cell table:formula="of:=MIN([.C744]+[.D744];[.A745])" office:value-type="float" office:value="825" calcext:value-type="float">
            <text:p>825.0</text:p>
          </table:table-cell>
          <table:table-cell table:formula="of:=IF([.C745]&lt;tempgate;heatpersecond;[.B74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46]-[.A746])/Divider)" office:value-type="float" office:value="1" calcext:value-type="float">
            <text:p>1</text:p>
          </table:table-cell>
          <table:table-cell table:formula="of:=MIN([.C745]+[.D745];[.A746])" office:value-type="float" office:value="825" calcext:value-type="float">
            <text:p>825.0</text:p>
          </table:table-cell>
          <table:table-cell table:formula="of:=IF([.C746]&lt;tempgate;heatpersecond;[.B74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47]-[.A747])/Divider)" office:value-type="float" office:value="1" calcext:value-type="float">
            <text:p>1</text:p>
          </table:table-cell>
          <table:table-cell table:formula="of:=MIN([.C746]+[.D746];[.A747])" office:value-type="float" office:value="825" calcext:value-type="float">
            <text:p>825.0</text:p>
          </table:table-cell>
          <table:table-cell table:formula="of:=IF([.C747]&lt;tempgate;heatpersecond;[.B74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48]-[.A748])/Divider)" office:value-type="float" office:value="1" calcext:value-type="float">
            <text:p>1</text:p>
          </table:table-cell>
          <table:table-cell table:formula="of:=MIN([.C747]+[.D747];[.A748])" office:value-type="float" office:value="825" calcext:value-type="float">
            <text:p>825.0</text:p>
          </table:table-cell>
          <table:table-cell table:formula="of:=IF([.C748]&lt;tempgate;heatpersecond;[.B74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49]-[.A749])/Divider)" office:value-type="float" office:value="1" calcext:value-type="float">
            <text:p>1</text:p>
          </table:table-cell>
          <table:table-cell table:formula="of:=MIN([.C748]+[.D748];[.A749])" office:value-type="float" office:value="825" calcext:value-type="float">
            <text:p>825.0</text:p>
          </table:table-cell>
          <table:table-cell table:formula="of:=IF([.C749]&lt;tempgate;heatpersecond;[.B74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50]-[.A750])/Divider)" office:value-type="float" office:value="1" calcext:value-type="float">
            <text:p>1</text:p>
          </table:table-cell>
          <table:table-cell table:formula="of:=MIN([.C749]+[.D749];[.A750])" office:value-type="float" office:value="825" calcext:value-type="float">
            <text:p>825.0</text:p>
          </table:table-cell>
          <table:table-cell table:formula="of:=IF([.C750]&lt;tempgate;heatpersecond;[.B75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51]-[.A751])/Divider)" office:value-type="float" office:value="1" calcext:value-type="float">
            <text:p>1</text:p>
          </table:table-cell>
          <table:table-cell table:formula="of:=MIN([.C750]+[.D750];[.A751])" office:value-type="float" office:value="825" calcext:value-type="float">
            <text:p>825.0</text:p>
          </table:table-cell>
          <table:table-cell table:formula="of:=IF([.C751]&lt;tempgate;heatpersecond;[.B75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52]-[.A752])/Divider)" office:value-type="float" office:value="1" calcext:value-type="float">
            <text:p>1</text:p>
          </table:table-cell>
          <table:table-cell table:formula="of:=MIN([.C751]+[.D751];[.A752])" office:value-type="float" office:value="825" calcext:value-type="float">
            <text:p>825.0</text:p>
          </table:table-cell>
          <table:table-cell table:formula="of:=IF([.C752]&lt;tempgate;heatpersecond;[.B75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53]-[.A753])/Divider)" office:value-type="float" office:value="1" calcext:value-type="float">
            <text:p>1</text:p>
          </table:table-cell>
          <table:table-cell table:formula="of:=MIN([.C752]+[.D752];[.A753])" office:value-type="float" office:value="825" calcext:value-type="float">
            <text:p>825.0</text:p>
          </table:table-cell>
          <table:table-cell table:formula="of:=IF([.C753]&lt;tempgate;heatpersecond;[.B75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54]-[.A754])/Divider)" office:value-type="float" office:value="1" calcext:value-type="float">
            <text:p>1</text:p>
          </table:table-cell>
          <table:table-cell table:formula="of:=MIN([.C753]+[.D753];[.A754])" office:value-type="float" office:value="825" calcext:value-type="float">
            <text:p>825.0</text:p>
          </table:table-cell>
          <table:table-cell table:formula="of:=IF([.C754]&lt;tempgate;heatpersecond;[.B75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55]-[.A755])/Divider)" office:value-type="float" office:value="1" calcext:value-type="float">
            <text:p>1</text:p>
          </table:table-cell>
          <table:table-cell table:formula="of:=MIN([.C754]+[.D754];[.A755])" office:value-type="float" office:value="825" calcext:value-type="float">
            <text:p>825.0</text:p>
          </table:table-cell>
          <table:table-cell table:formula="of:=IF([.C755]&lt;tempgate;heatpersecond;[.B75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56]-[.A756])/Divider)" office:value-type="float" office:value="1" calcext:value-type="float">
            <text:p>1</text:p>
          </table:table-cell>
          <table:table-cell table:formula="of:=MIN([.C755]+[.D755];[.A756])" office:value-type="float" office:value="825" calcext:value-type="float">
            <text:p>825.0</text:p>
          </table:table-cell>
          <table:table-cell table:formula="of:=IF([.C756]&lt;tempgate;heatpersecond;[.B75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57]-[.A757])/Divider)" office:value-type="float" office:value="1" calcext:value-type="float">
            <text:p>1</text:p>
          </table:table-cell>
          <table:table-cell table:formula="of:=MIN([.C756]+[.D756];[.A757])" office:value-type="float" office:value="825" calcext:value-type="float">
            <text:p>825.0</text:p>
          </table:table-cell>
          <table:table-cell table:formula="of:=IF([.C757]&lt;tempgate;heatpersecond;[.B75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58]-[.A758])/Divider)" office:value-type="float" office:value="1" calcext:value-type="float">
            <text:p>1</text:p>
          </table:table-cell>
          <table:table-cell table:formula="of:=MIN([.C757]+[.D757];[.A758])" office:value-type="float" office:value="825" calcext:value-type="float">
            <text:p>825.0</text:p>
          </table:table-cell>
          <table:table-cell table:formula="of:=IF([.C758]&lt;tempgate;heatpersecond;[.B75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59]-[.A759])/Divider)" office:value-type="float" office:value="1" calcext:value-type="float">
            <text:p>1</text:p>
          </table:table-cell>
          <table:table-cell table:formula="of:=MIN([.C758]+[.D758];[.A759])" office:value-type="float" office:value="825" calcext:value-type="float">
            <text:p>825.0</text:p>
          </table:table-cell>
          <table:table-cell table:formula="of:=IF([.C759]&lt;tempgate;heatpersecond;[.B75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60]-[.A760])/Divider)" office:value-type="float" office:value="1" calcext:value-type="float">
            <text:p>1</text:p>
          </table:table-cell>
          <table:table-cell table:formula="of:=MIN([.C759]+[.D759];[.A760])" office:value-type="float" office:value="825" calcext:value-type="float">
            <text:p>825.0</text:p>
          </table:table-cell>
          <table:table-cell table:formula="of:=IF([.C760]&lt;tempgate;heatpersecond;[.B76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61]-[.A761])/Divider)" office:value-type="float" office:value="1" calcext:value-type="float">
            <text:p>1</text:p>
          </table:table-cell>
          <table:table-cell table:formula="of:=MIN([.C760]+[.D760];[.A761])" office:value-type="float" office:value="825" calcext:value-type="float">
            <text:p>825.0</text:p>
          </table:table-cell>
          <table:table-cell table:formula="of:=IF([.C761]&lt;tempgate;heatpersecond;[.B76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62]-[.A762])/Divider)" office:value-type="float" office:value="1" calcext:value-type="float">
            <text:p>1</text:p>
          </table:table-cell>
          <table:table-cell table:formula="of:=MIN([.C761]+[.D761];[.A762])" office:value-type="float" office:value="825" calcext:value-type="float">
            <text:p>825.0</text:p>
          </table:table-cell>
          <table:table-cell table:formula="of:=IF([.C762]&lt;tempgate;heatpersecond;[.B76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63]-[.A763])/Divider)" office:value-type="float" office:value="1" calcext:value-type="float">
            <text:p>1</text:p>
          </table:table-cell>
          <table:table-cell table:formula="of:=MIN([.C762]+[.D762];[.A763])" office:value-type="float" office:value="825" calcext:value-type="float">
            <text:p>825.0</text:p>
          </table:table-cell>
          <table:table-cell table:formula="of:=IF([.C763]&lt;tempgate;heatpersecond;[.B76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64]-[.A764])/Divider)" office:value-type="float" office:value="1" calcext:value-type="float">
            <text:p>1</text:p>
          </table:table-cell>
          <table:table-cell table:formula="of:=MIN([.C763]+[.D763];[.A764])" office:value-type="float" office:value="825" calcext:value-type="float">
            <text:p>825.0</text:p>
          </table:table-cell>
          <table:table-cell table:formula="of:=IF([.C764]&lt;tempgate;heatpersecond;[.B76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65]-[.A765])/Divider)" office:value-type="float" office:value="1" calcext:value-type="float">
            <text:p>1</text:p>
          </table:table-cell>
          <table:table-cell table:formula="of:=MIN([.C764]+[.D764];[.A765])" office:value-type="float" office:value="825" calcext:value-type="float">
            <text:p>825.0</text:p>
          </table:table-cell>
          <table:table-cell table:formula="of:=IF([.C765]&lt;tempgate;heatpersecond;[.B76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66]-[.A766])/Divider)" office:value-type="float" office:value="1" calcext:value-type="float">
            <text:p>1</text:p>
          </table:table-cell>
          <table:table-cell table:formula="of:=MIN([.C765]+[.D765];[.A766])" office:value-type="float" office:value="825" calcext:value-type="float">
            <text:p>825.0</text:p>
          </table:table-cell>
          <table:table-cell table:formula="of:=IF([.C766]&lt;tempgate;heatpersecond;[.B76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67]-[.A767])/Divider)" office:value-type="float" office:value="1" calcext:value-type="float">
            <text:p>1</text:p>
          </table:table-cell>
          <table:table-cell table:formula="of:=MIN([.C766]+[.D766];[.A767])" office:value-type="float" office:value="825" calcext:value-type="float">
            <text:p>825.0</text:p>
          </table:table-cell>
          <table:table-cell table:formula="of:=IF([.C767]&lt;tempgate;heatpersecond;[.B76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68]-[.A768])/Divider)" office:value-type="float" office:value="1" calcext:value-type="float">
            <text:p>1</text:p>
          </table:table-cell>
          <table:table-cell table:formula="of:=MIN([.C767]+[.D767];[.A768])" office:value-type="float" office:value="825" calcext:value-type="float">
            <text:p>825.0</text:p>
          </table:table-cell>
          <table:table-cell table:formula="of:=IF([.C768]&lt;tempgate;heatpersecond;[.B76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69]-[.A769])/Divider)" office:value-type="float" office:value="1" calcext:value-type="float">
            <text:p>1</text:p>
          </table:table-cell>
          <table:table-cell table:formula="of:=MIN([.C768]+[.D768];[.A769])" office:value-type="float" office:value="825" calcext:value-type="float">
            <text:p>825.0</text:p>
          </table:table-cell>
          <table:table-cell table:formula="of:=IF([.C769]&lt;tempgate;heatpersecond;[.B76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70]-[.A770])/Divider)" office:value-type="float" office:value="1" calcext:value-type="float">
            <text:p>1</text:p>
          </table:table-cell>
          <table:table-cell table:formula="of:=MIN([.C769]+[.D769];[.A770])" office:value-type="float" office:value="825" calcext:value-type="float">
            <text:p>825.0</text:p>
          </table:table-cell>
          <table:table-cell table:formula="of:=IF([.C770]&lt;tempgate;heatpersecond;[.B77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71]-[.A771])/Divider)" office:value-type="float" office:value="1" calcext:value-type="float">
            <text:p>1</text:p>
          </table:table-cell>
          <table:table-cell table:formula="of:=MIN([.C770]+[.D770];[.A771])" office:value-type="float" office:value="825" calcext:value-type="float">
            <text:p>825.0</text:p>
          </table:table-cell>
          <table:table-cell table:formula="of:=IF([.C771]&lt;tempgate;heatpersecond;[.B77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72]-[.A772])/Divider)" office:value-type="float" office:value="1" calcext:value-type="float">
            <text:p>1</text:p>
          </table:table-cell>
          <table:table-cell table:formula="of:=MIN([.C771]+[.D771];[.A772])" office:value-type="float" office:value="825" calcext:value-type="float">
            <text:p>825.0</text:p>
          </table:table-cell>
          <table:table-cell table:formula="of:=IF([.C772]&lt;tempgate;heatpersecond;[.B77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73]-[.A773])/Divider)" office:value-type="float" office:value="1" calcext:value-type="float">
            <text:p>1</text:p>
          </table:table-cell>
          <table:table-cell table:formula="of:=MIN([.C772]+[.D772];[.A773])" office:value-type="float" office:value="825" calcext:value-type="float">
            <text:p>825.0</text:p>
          </table:table-cell>
          <table:table-cell table:formula="of:=IF([.C773]&lt;tempgate;heatpersecond;[.B77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74]-[.A774])/Divider)" office:value-type="float" office:value="1" calcext:value-type="float">
            <text:p>1</text:p>
          </table:table-cell>
          <table:table-cell table:formula="of:=MIN([.C773]+[.D773];[.A774])" office:value-type="float" office:value="825" calcext:value-type="float">
            <text:p>825.0</text:p>
          </table:table-cell>
          <table:table-cell table:formula="of:=IF([.C774]&lt;tempgate;heatpersecond;[.B77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75]-[.A775])/Divider)" office:value-type="float" office:value="1" calcext:value-type="float">
            <text:p>1</text:p>
          </table:table-cell>
          <table:table-cell table:formula="of:=MIN([.C774]+[.D774];[.A775])" office:value-type="float" office:value="825" calcext:value-type="float">
            <text:p>825.0</text:p>
          </table:table-cell>
          <table:table-cell table:formula="of:=IF([.C775]&lt;tempgate;heatpersecond;[.B77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76]-[.A776])/Divider)" office:value-type="float" office:value="1" calcext:value-type="float">
            <text:p>1</text:p>
          </table:table-cell>
          <table:table-cell table:formula="of:=MIN([.C775]+[.D775];[.A776])" office:value-type="float" office:value="825" calcext:value-type="float">
            <text:p>825.0</text:p>
          </table:table-cell>
          <table:table-cell table:formula="of:=IF([.C776]&lt;tempgate;heatpersecond;[.B77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77]-[.A777])/Divider)" office:value-type="float" office:value="1" calcext:value-type="float">
            <text:p>1</text:p>
          </table:table-cell>
          <table:table-cell table:formula="of:=MIN([.C776]+[.D776];[.A777])" office:value-type="float" office:value="825" calcext:value-type="float">
            <text:p>825.0</text:p>
          </table:table-cell>
          <table:table-cell table:formula="of:=IF([.C777]&lt;tempgate;heatpersecond;[.B77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78]-[.A778])/Divider)" office:value-type="float" office:value="1" calcext:value-type="float">
            <text:p>1</text:p>
          </table:table-cell>
          <table:table-cell table:formula="of:=MIN([.C777]+[.D777];[.A778])" office:value-type="float" office:value="825" calcext:value-type="float">
            <text:p>825.0</text:p>
          </table:table-cell>
          <table:table-cell table:formula="of:=IF([.C778]&lt;tempgate;heatpersecond;[.B77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79]-[.A779])/Divider)" office:value-type="float" office:value="1" calcext:value-type="float">
            <text:p>1</text:p>
          </table:table-cell>
          <table:table-cell table:formula="of:=MIN([.C778]+[.D778];[.A779])" office:value-type="float" office:value="825" calcext:value-type="float">
            <text:p>825.0</text:p>
          </table:table-cell>
          <table:table-cell table:formula="of:=IF([.C779]&lt;tempgate;heatpersecond;[.B77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80]-[.A780])/Divider)" office:value-type="float" office:value="1" calcext:value-type="float">
            <text:p>1</text:p>
          </table:table-cell>
          <table:table-cell table:formula="of:=MIN([.C779]+[.D779];[.A780])" office:value-type="float" office:value="825" calcext:value-type="float">
            <text:p>825.0</text:p>
          </table:table-cell>
          <table:table-cell table:formula="of:=IF([.C780]&lt;tempgate;heatpersecond;[.B78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81]-[.A781])/Divider)" office:value-type="float" office:value="1" calcext:value-type="float">
            <text:p>1</text:p>
          </table:table-cell>
          <table:table-cell table:formula="of:=MIN([.C780]+[.D780];[.A781])" office:value-type="float" office:value="825" calcext:value-type="float">
            <text:p>825.0</text:p>
          </table:table-cell>
          <table:table-cell table:formula="of:=IF([.C781]&lt;tempgate;heatpersecond;[.B78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82]-[.A782])/Divider)" office:value-type="float" office:value="1" calcext:value-type="float">
            <text:p>1</text:p>
          </table:table-cell>
          <table:table-cell table:formula="of:=MIN([.C781]+[.D781];[.A782])" office:value-type="float" office:value="825" calcext:value-type="float">
            <text:p>825.0</text:p>
          </table:table-cell>
          <table:table-cell table:formula="of:=IF([.C782]&lt;tempgate;heatpersecond;[.B78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83]-[.A783])/Divider)" office:value-type="float" office:value="1" calcext:value-type="float">
            <text:p>1</text:p>
          </table:table-cell>
          <table:table-cell table:formula="of:=MIN([.C782]+[.D782];[.A783])" office:value-type="float" office:value="825" calcext:value-type="float">
            <text:p>825.0</text:p>
          </table:table-cell>
          <table:table-cell table:formula="of:=IF([.C783]&lt;tempgate;heatpersecond;[.B78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84]-[.A784])/Divider)" office:value-type="float" office:value="1" calcext:value-type="float">
            <text:p>1</text:p>
          </table:table-cell>
          <table:table-cell table:formula="of:=MIN([.C783]+[.D783];[.A784])" office:value-type="float" office:value="825" calcext:value-type="float">
            <text:p>825.0</text:p>
          </table:table-cell>
          <table:table-cell table:formula="of:=IF([.C784]&lt;tempgate;heatpersecond;[.B78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85]-[.A785])/Divider)" office:value-type="float" office:value="1" calcext:value-type="float">
            <text:p>1</text:p>
          </table:table-cell>
          <table:table-cell table:formula="of:=MIN([.C784]+[.D784];[.A785])" office:value-type="float" office:value="825" calcext:value-type="float">
            <text:p>825.0</text:p>
          </table:table-cell>
          <table:table-cell table:formula="of:=IF([.C785]&lt;tempgate;heatpersecond;[.B78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86]-[.A786])/Divider)" office:value-type="float" office:value="1" calcext:value-type="float">
            <text:p>1</text:p>
          </table:table-cell>
          <table:table-cell table:formula="of:=MIN([.C785]+[.D785];[.A786])" office:value-type="float" office:value="825" calcext:value-type="float">
            <text:p>825.0</text:p>
          </table:table-cell>
          <table:table-cell table:formula="of:=IF([.C786]&lt;tempgate;heatpersecond;[.B78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87]-[.A787])/Divider)" office:value-type="float" office:value="1" calcext:value-type="float">
            <text:p>1</text:p>
          </table:table-cell>
          <table:table-cell table:formula="of:=MIN([.C786]+[.D786];[.A787])" office:value-type="float" office:value="825" calcext:value-type="float">
            <text:p>825.0</text:p>
          </table:table-cell>
          <table:table-cell table:formula="of:=IF([.C787]&lt;tempgate;heatpersecond;[.B78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88]-[.A788])/Divider)" office:value-type="float" office:value="1" calcext:value-type="float">
            <text:p>1</text:p>
          </table:table-cell>
          <table:table-cell table:formula="of:=MIN([.C787]+[.D787];[.A788])" office:value-type="float" office:value="825" calcext:value-type="float">
            <text:p>825.0</text:p>
          </table:table-cell>
          <table:table-cell table:formula="of:=IF([.C788]&lt;tempgate;heatpersecond;[.B78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89]-[.A789])/Divider)" office:value-type="float" office:value="1" calcext:value-type="float">
            <text:p>1</text:p>
          </table:table-cell>
          <table:table-cell table:formula="of:=MIN([.C788]+[.D788];[.A789])" office:value-type="float" office:value="825" calcext:value-type="float">
            <text:p>825.0</text:p>
          </table:table-cell>
          <table:table-cell table:formula="of:=IF([.C789]&lt;tempgate;heatpersecond;[.B78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90]-[.A790])/Divider)" office:value-type="float" office:value="1" calcext:value-type="float">
            <text:p>1</text:p>
          </table:table-cell>
          <table:table-cell table:formula="of:=MIN([.C789]+[.D789];[.A790])" office:value-type="float" office:value="825" calcext:value-type="float">
            <text:p>825.0</text:p>
          </table:table-cell>
          <table:table-cell table:formula="of:=IF([.C790]&lt;tempgate;heatpersecond;[.B79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91]-[.A791])/Divider)" office:value-type="float" office:value="1" calcext:value-type="float">
            <text:p>1</text:p>
          </table:table-cell>
          <table:table-cell table:formula="of:=MIN([.C790]+[.D790];[.A791])" office:value-type="float" office:value="825" calcext:value-type="float">
            <text:p>825.0</text:p>
          </table:table-cell>
          <table:table-cell table:formula="of:=IF([.C791]&lt;tempgate;heatpersecond;[.B79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92]-[.A792])/Divider)" office:value-type="float" office:value="1" calcext:value-type="float">
            <text:p>1</text:p>
          </table:table-cell>
          <table:table-cell table:formula="of:=MIN([.C791]+[.D791];[.A792])" office:value-type="float" office:value="825" calcext:value-type="float">
            <text:p>825.0</text:p>
          </table:table-cell>
          <table:table-cell table:formula="of:=IF([.C792]&lt;tempgate;heatpersecond;[.B79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93]-[.A793])/Divider)" office:value-type="float" office:value="1" calcext:value-type="float">
            <text:p>1</text:p>
          </table:table-cell>
          <table:table-cell table:formula="of:=MIN([.C792]+[.D792];[.A793])" office:value-type="float" office:value="825" calcext:value-type="float">
            <text:p>825.0</text:p>
          </table:table-cell>
          <table:table-cell table:formula="of:=IF([.C793]&lt;tempgate;heatpersecond;[.B79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94]-[.A794])/Divider)" office:value-type="float" office:value="1" calcext:value-type="float">
            <text:p>1</text:p>
          </table:table-cell>
          <table:table-cell table:formula="of:=MIN([.C793]+[.D793];[.A794])" office:value-type="float" office:value="825" calcext:value-type="float">
            <text:p>825.0</text:p>
          </table:table-cell>
          <table:table-cell table:formula="of:=IF([.C794]&lt;tempgate;heatpersecond;[.B79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95]-[.A795])/Divider)" office:value-type="float" office:value="1" calcext:value-type="float">
            <text:p>1</text:p>
          </table:table-cell>
          <table:table-cell table:formula="of:=MIN([.C794]+[.D794];[.A795])" office:value-type="float" office:value="825" calcext:value-type="float">
            <text:p>825.0</text:p>
          </table:table-cell>
          <table:table-cell table:formula="of:=IF([.C795]&lt;tempgate;heatpersecond;[.B79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96]-[.A796])/Divider)" office:value-type="float" office:value="1" calcext:value-type="float">
            <text:p>1</text:p>
          </table:table-cell>
          <table:table-cell table:formula="of:=MIN([.C795]+[.D795];[.A796])" office:value-type="float" office:value="825" calcext:value-type="float">
            <text:p>825.0</text:p>
          </table:table-cell>
          <table:table-cell table:formula="of:=IF([.C796]&lt;tempgate;heatpersecond;[.B79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97]-[.A797])/Divider)" office:value-type="float" office:value="1" calcext:value-type="float">
            <text:p>1</text:p>
          </table:table-cell>
          <table:table-cell table:formula="of:=MIN([.C796]+[.D796];[.A797])" office:value-type="float" office:value="825" calcext:value-type="float">
            <text:p>825.0</text:p>
          </table:table-cell>
          <table:table-cell table:formula="of:=IF([.C797]&lt;tempgate;heatpersecond;[.B79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98]-[.A798])/Divider)" office:value-type="float" office:value="1" calcext:value-type="float">
            <text:p>1</text:p>
          </table:table-cell>
          <table:table-cell table:formula="of:=MIN([.C797]+[.D797];[.A798])" office:value-type="float" office:value="825" calcext:value-type="float">
            <text:p>825.0</text:p>
          </table:table-cell>
          <table:table-cell table:formula="of:=IF([.C798]&lt;tempgate;heatpersecond;[.B79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799]-[.A799])/Divider)" office:value-type="float" office:value="1" calcext:value-type="float">
            <text:p>1</text:p>
          </table:table-cell>
          <table:table-cell table:formula="of:=MIN([.C798]+[.D798];[.A799])" office:value-type="float" office:value="825" calcext:value-type="float">
            <text:p>825.0</text:p>
          </table:table-cell>
          <table:table-cell table:formula="of:=IF([.C799]&lt;tempgate;heatpersecond;[.B79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00]-[.A800])/Divider)" office:value-type="float" office:value="1" calcext:value-type="float">
            <text:p>1</text:p>
          </table:table-cell>
          <table:table-cell table:formula="of:=MIN([.C799]+[.D799];[.A800])" office:value-type="float" office:value="825" calcext:value-type="float">
            <text:p>825.0</text:p>
          </table:table-cell>
          <table:table-cell table:formula="of:=IF([.C800]&lt;tempgate;heatpersecond;[.B80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01]-[.A801])/Divider)" office:value-type="float" office:value="1" calcext:value-type="float">
            <text:p>1</text:p>
          </table:table-cell>
          <table:table-cell table:formula="of:=MIN([.C800]+[.D800];[.A801])" office:value-type="float" office:value="825" calcext:value-type="float">
            <text:p>825.0</text:p>
          </table:table-cell>
          <table:table-cell table:formula="of:=IF([.C801]&lt;tempgate;heatpersecond;[.B80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02]-[.A802])/Divider)" office:value-type="float" office:value="1" calcext:value-type="float">
            <text:p>1</text:p>
          </table:table-cell>
          <table:table-cell table:formula="of:=MIN([.C801]+[.D801];[.A802])" office:value-type="float" office:value="825" calcext:value-type="float">
            <text:p>825.0</text:p>
          </table:table-cell>
          <table:table-cell table:formula="of:=IF([.C802]&lt;tempgate;heatpersecond;[.B80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03]-[.A803])/Divider)" office:value-type="float" office:value="1" calcext:value-type="float">
            <text:p>1</text:p>
          </table:table-cell>
          <table:table-cell table:formula="of:=MIN([.C802]+[.D802];[.A803])" office:value-type="float" office:value="825" calcext:value-type="float">
            <text:p>825.0</text:p>
          </table:table-cell>
          <table:table-cell table:formula="of:=IF([.C803]&lt;tempgate;heatpersecond;[.B80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04]-[.A804])/Divider)" office:value-type="float" office:value="1" calcext:value-type="float">
            <text:p>1</text:p>
          </table:table-cell>
          <table:table-cell table:formula="of:=MIN([.C803]+[.D803];[.A804])" office:value-type="float" office:value="825" calcext:value-type="float">
            <text:p>825.0</text:p>
          </table:table-cell>
          <table:table-cell table:formula="of:=IF([.C804]&lt;tempgate;heatpersecond;[.B80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05]-[.A805])/Divider)" office:value-type="float" office:value="1" calcext:value-type="float">
            <text:p>1</text:p>
          </table:table-cell>
          <table:table-cell table:formula="of:=MIN([.C804]+[.D804];[.A805])" office:value-type="float" office:value="825" calcext:value-type="float">
            <text:p>825.0</text:p>
          </table:table-cell>
          <table:table-cell table:formula="of:=IF([.C805]&lt;tempgate;heatpersecond;[.B80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06]-[.A806])/Divider)" office:value-type="float" office:value="1" calcext:value-type="float">
            <text:p>1</text:p>
          </table:table-cell>
          <table:table-cell table:formula="of:=MIN([.C805]+[.D805];[.A806])" office:value-type="float" office:value="825" calcext:value-type="float">
            <text:p>825.0</text:p>
          </table:table-cell>
          <table:table-cell table:formula="of:=IF([.C806]&lt;tempgate;heatpersecond;[.B80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07]-[.A807])/Divider)" office:value-type="float" office:value="1" calcext:value-type="float">
            <text:p>1</text:p>
          </table:table-cell>
          <table:table-cell table:formula="of:=MIN([.C806]+[.D806];[.A807])" office:value-type="float" office:value="825" calcext:value-type="float">
            <text:p>825.0</text:p>
          </table:table-cell>
          <table:table-cell table:formula="of:=IF([.C807]&lt;tempgate;heatpersecond;[.B80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08]-[.A808])/Divider)" office:value-type="float" office:value="1" calcext:value-type="float">
            <text:p>1</text:p>
          </table:table-cell>
          <table:table-cell table:formula="of:=MIN([.C807]+[.D807];[.A808])" office:value-type="float" office:value="825" calcext:value-type="float">
            <text:p>825.0</text:p>
          </table:table-cell>
          <table:table-cell table:formula="of:=IF([.C808]&lt;tempgate;heatpersecond;[.B80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09]-[.A809])/Divider)" office:value-type="float" office:value="1" calcext:value-type="float">
            <text:p>1</text:p>
          </table:table-cell>
          <table:table-cell table:formula="of:=MIN([.C808]+[.D808];[.A809])" office:value-type="float" office:value="825" calcext:value-type="float">
            <text:p>825.0</text:p>
          </table:table-cell>
          <table:table-cell table:formula="of:=IF([.C809]&lt;tempgate;heatpersecond;[.B80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10]-[.A810])/Divider)" office:value-type="float" office:value="1" calcext:value-type="float">
            <text:p>1</text:p>
          </table:table-cell>
          <table:table-cell table:formula="of:=MIN([.C809]+[.D809];[.A810])" office:value-type="float" office:value="825" calcext:value-type="float">
            <text:p>825.0</text:p>
          </table:table-cell>
          <table:table-cell table:formula="of:=IF([.C810]&lt;tempgate;heatpersecond;[.B81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11]-[.A811])/Divider)" office:value-type="float" office:value="1" calcext:value-type="float">
            <text:p>1</text:p>
          </table:table-cell>
          <table:table-cell table:formula="of:=MIN([.C810]+[.D810];[.A811])" office:value-type="float" office:value="825" calcext:value-type="float">
            <text:p>825.0</text:p>
          </table:table-cell>
          <table:table-cell table:formula="of:=IF([.C811]&lt;tempgate;heatpersecond;[.B81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12]-[.A812])/Divider)" office:value-type="float" office:value="1" calcext:value-type="float">
            <text:p>1</text:p>
          </table:table-cell>
          <table:table-cell table:formula="of:=MIN([.C811]+[.D811];[.A812])" office:value-type="float" office:value="825" calcext:value-type="float">
            <text:p>825.0</text:p>
          </table:table-cell>
          <table:table-cell table:formula="of:=IF([.C812]&lt;tempgate;heatpersecond;[.B81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13]-[.A813])/Divider)" office:value-type="float" office:value="1" calcext:value-type="float">
            <text:p>1</text:p>
          </table:table-cell>
          <table:table-cell table:formula="of:=MIN([.C812]+[.D812];[.A813])" office:value-type="float" office:value="825" calcext:value-type="float">
            <text:p>825.0</text:p>
          </table:table-cell>
          <table:table-cell table:formula="of:=IF([.C813]&lt;tempgate;heatpersecond;[.B81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14]-[.A814])/Divider)" office:value-type="float" office:value="1" calcext:value-type="float">
            <text:p>1</text:p>
          </table:table-cell>
          <table:table-cell table:formula="of:=MIN([.C813]+[.D813];[.A814])" office:value-type="float" office:value="825" calcext:value-type="float">
            <text:p>825.0</text:p>
          </table:table-cell>
          <table:table-cell table:formula="of:=IF([.C814]&lt;tempgate;heatpersecond;[.B81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15]-[.A815])/Divider)" office:value-type="float" office:value="1" calcext:value-type="float">
            <text:p>1</text:p>
          </table:table-cell>
          <table:table-cell table:formula="of:=MIN([.C814]+[.D814];[.A815])" office:value-type="float" office:value="825" calcext:value-type="float">
            <text:p>825.0</text:p>
          </table:table-cell>
          <table:table-cell table:formula="of:=IF([.C815]&lt;tempgate;heatpersecond;[.B81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16]-[.A816])/Divider)" office:value-type="float" office:value="1" calcext:value-type="float">
            <text:p>1</text:p>
          </table:table-cell>
          <table:table-cell table:formula="of:=MIN([.C815]+[.D815];[.A816])" office:value-type="float" office:value="825" calcext:value-type="float">
            <text:p>825.0</text:p>
          </table:table-cell>
          <table:table-cell table:formula="of:=IF([.C816]&lt;tempgate;heatpersecond;[.B81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17]-[.A817])/Divider)" office:value-type="float" office:value="1" calcext:value-type="float">
            <text:p>1</text:p>
          </table:table-cell>
          <table:table-cell table:formula="of:=MIN([.C816]+[.D816];[.A817])" office:value-type="float" office:value="825" calcext:value-type="float">
            <text:p>825.0</text:p>
          </table:table-cell>
          <table:table-cell table:formula="of:=IF([.C817]&lt;tempgate;heatpersecond;[.B81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18]-[.A818])/Divider)" office:value-type="float" office:value="1" calcext:value-type="float">
            <text:p>1</text:p>
          </table:table-cell>
          <table:table-cell table:formula="of:=MIN([.C817]+[.D817];[.A818])" office:value-type="float" office:value="825" calcext:value-type="float">
            <text:p>825.0</text:p>
          </table:table-cell>
          <table:table-cell table:formula="of:=IF([.C818]&lt;tempgate;heatpersecond;[.B81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19]-[.A819])/Divider)" office:value-type="float" office:value="1" calcext:value-type="float">
            <text:p>1</text:p>
          </table:table-cell>
          <table:table-cell table:formula="of:=MIN([.C818]+[.D818];[.A819])" office:value-type="float" office:value="825" calcext:value-type="float">
            <text:p>825.0</text:p>
          </table:table-cell>
          <table:table-cell table:formula="of:=IF([.C819]&lt;tempgate;heatpersecond;[.B81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20]-[.A820])/Divider)" office:value-type="float" office:value="1" calcext:value-type="float">
            <text:p>1</text:p>
          </table:table-cell>
          <table:table-cell table:formula="of:=MIN([.C819]+[.D819];[.A820])" office:value-type="float" office:value="825" calcext:value-type="float">
            <text:p>825.0</text:p>
          </table:table-cell>
          <table:table-cell table:formula="of:=IF([.C820]&lt;tempgate;heatpersecond;[.B82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21]-[.A821])/Divider)" office:value-type="float" office:value="1" calcext:value-type="float">
            <text:p>1</text:p>
          </table:table-cell>
          <table:table-cell table:formula="of:=MIN([.C820]+[.D820];[.A821])" office:value-type="float" office:value="825" calcext:value-type="float">
            <text:p>825.0</text:p>
          </table:table-cell>
          <table:table-cell table:formula="of:=IF([.C821]&lt;tempgate;heatpersecond;[.B82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22]-[.A822])/Divider)" office:value-type="float" office:value="1" calcext:value-type="float">
            <text:p>1</text:p>
          </table:table-cell>
          <table:table-cell table:formula="of:=MIN([.C821]+[.D821];[.A822])" office:value-type="float" office:value="825" calcext:value-type="float">
            <text:p>825.0</text:p>
          </table:table-cell>
          <table:table-cell table:formula="of:=IF([.C822]&lt;tempgate;heatpersecond;[.B82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23]-[.A823])/Divider)" office:value-type="float" office:value="1" calcext:value-type="float">
            <text:p>1</text:p>
          </table:table-cell>
          <table:table-cell table:formula="of:=MIN([.C822]+[.D822];[.A823])" office:value-type="float" office:value="825" calcext:value-type="float">
            <text:p>825.0</text:p>
          </table:table-cell>
          <table:table-cell table:formula="of:=IF([.C823]&lt;tempgate;heatpersecond;[.B82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24]-[.A824])/Divider)" office:value-type="float" office:value="1" calcext:value-type="float">
            <text:p>1</text:p>
          </table:table-cell>
          <table:table-cell table:formula="of:=MIN([.C823]+[.D823];[.A824])" office:value-type="float" office:value="825" calcext:value-type="float">
            <text:p>825.0</text:p>
          </table:table-cell>
          <table:table-cell table:formula="of:=IF([.C824]&lt;tempgate;heatpersecond;[.B82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25]-[.A825])/Divider)" office:value-type="float" office:value="1" calcext:value-type="float">
            <text:p>1</text:p>
          </table:table-cell>
          <table:table-cell table:formula="of:=MIN([.C824]+[.D824];[.A825])" office:value-type="float" office:value="825" calcext:value-type="float">
            <text:p>825.0</text:p>
          </table:table-cell>
          <table:table-cell table:formula="of:=IF([.C825]&lt;tempgate;heatpersecond;[.B82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26]-[.A826])/Divider)" office:value-type="float" office:value="1" calcext:value-type="float">
            <text:p>1</text:p>
          </table:table-cell>
          <table:table-cell table:formula="of:=MIN([.C825]+[.D825];[.A826])" office:value-type="float" office:value="825" calcext:value-type="float">
            <text:p>825.0</text:p>
          </table:table-cell>
          <table:table-cell table:formula="of:=IF([.C826]&lt;tempgate;heatpersecond;[.B82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27]-[.A827])/Divider)" office:value-type="float" office:value="1" calcext:value-type="float">
            <text:p>1</text:p>
          </table:table-cell>
          <table:table-cell table:formula="of:=MIN([.C826]+[.D826];[.A827])" office:value-type="float" office:value="825" calcext:value-type="float">
            <text:p>825.0</text:p>
          </table:table-cell>
          <table:table-cell table:formula="of:=IF([.C827]&lt;tempgate;heatpersecond;[.B82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28]-[.A828])/Divider)" office:value-type="float" office:value="1" calcext:value-type="float">
            <text:p>1</text:p>
          </table:table-cell>
          <table:table-cell table:formula="of:=MIN([.C827]+[.D827];[.A828])" office:value-type="float" office:value="825" calcext:value-type="float">
            <text:p>825.0</text:p>
          </table:table-cell>
          <table:table-cell table:formula="of:=IF([.C828]&lt;tempgate;heatpersecond;[.B82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29]-[.A829])/Divider)" office:value-type="float" office:value="1" calcext:value-type="float">
            <text:p>1</text:p>
          </table:table-cell>
          <table:table-cell table:formula="of:=MIN([.C828]+[.D828];[.A829])" office:value-type="float" office:value="825" calcext:value-type="float">
            <text:p>825.0</text:p>
          </table:table-cell>
          <table:table-cell table:formula="of:=IF([.C829]&lt;tempgate;heatpersecond;[.B82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30]-[.A830])/Divider)" office:value-type="float" office:value="1" calcext:value-type="float">
            <text:p>1</text:p>
          </table:table-cell>
          <table:table-cell table:formula="of:=MIN([.C829]+[.D829];[.A830])" office:value-type="float" office:value="825" calcext:value-type="float">
            <text:p>825.0</text:p>
          </table:table-cell>
          <table:table-cell table:formula="of:=IF([.C830]&lt;tempgate;heatpersecond;[.B83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31]-[.A831])/Divider)" office:value-type="float" office:value="1" calcext:value-type="float">
            <text:p>1</text:p>
          </table:table-cell>
          <table:table-cell table:formula="of:=MIN([.C830]+[.D830];[.A831])" office:value-type="float" office:value="825" calcext:value-type="float">
            <text:p>825.0</text:p>
          </table:table-cell>
          <table:table-cell table:formula="of:=IF([.C831]&lt;tempgate;heatpersecond;[.B83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32]-[.A832])/Divider)" office:value-type="float" office:value="1" calcext:value-type="float">
            <text:p>1</text:p>
          </table:table-cell>
          <table:table-cell table:formula="of:=MIN([.C831]+[.D831];[.A832])" office:value-type="float" office:value="825" calcext:value-type="float">
            <text:p>825.0</text:p>
          </table:table-cell>
          <table:table-cell table:formula="of:=IF([.C832]&lt;tempgate;heatpersecond;[.B83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33]-[.A833])/Divider)" office:value-type="float" office:value="1" calcext:value-type="float">
            <text:p>1</text:p>
          </table:table-cell>
          <table:table-cell table:formula="of:=MIN([.C832]+[.D832];[.A833])" office:value-type="float" office:value="825" calcext:value-type="float">
            <text:p>825.0</text:p>
          </table:table-cell>
          <table:table-cell table:formula="of:=IF([.C833]&lt;tempgate;heatpersecond;[.B83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34]-[.A834])/Divider)" office:value-type="float" office:value="1" calcext:value-type="float">
            <text:p>1</text:p>
          </table:table-cell>
          <table:table-cell table:formula="of:=MIN([.C833]+[.D833];[.A834])" office:value-type="float" office:value="825" calcext:value-type="float">
            <text:p>825.0</text:p>
          </table:table-cell>
          <table:table-cell table:formula="of:=IF([.C834]&lt;tempgate;heatpersecond;[.B83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35]-[.A835])/Divider)" office:value-type="float" office:value="1" calcext:value-type="float">
            <text:p>1</text:p>
          </table:table-cell>
          <table:table-cell table:formula="of:=MIN([.C834]+[.D834];[.A835])" office:value-type="float" office:value="825" calcext:value-type="float">
            <text:p>825.0</text:p>
          </table:table-cell>
          <table:table-cell table:formula="of:=IF([.C835]&lt;tempgate;heatpersecond;[.B83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36]-[.A836])/Divider)" office:value-type="float" office:value="1" calcext:value-type="float">
            <text:p>1</text:p>
          </table:table-cell>
          <table:table-cell table:formula="of:=MIN([.C835]+[.D835];[.A836])" office:value-type="float" office:value="825" calcext:value-type="float">
            <text:p>825.0</text:p>
          </table:table-cell>
          <table:table-cell table:formula="of:=IF([.C836]&lt;tempgate;heatpersecond;[.B83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37]-[.A837])/Divider)" office:value-type="float" office:value="1" calcext:value-type="float">
            <text:p>1</text:p>
          </table:table-cell>
          <table:table-cell table:formula="of:=MIN([.C836]+[.D836];[.A837])" office:value-type="float" office:value="825" calcext:value-type="float">
            <text:p>825.0</text:p>
          </table:table-cell>
          <table:table-cell table:formula="of:=IF([.C837]&lt;tempgate;heatpersecond;[.B83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38]-[.A838])/Divider)" office:value-type="float" office:value="1" calcext:value-type="float">
            <text:p>1</text:p>
          </table:table-cell>
          <table:table-cell table:formula="of:=MIN([.C837]+[.D837];[.A838])" office:value-type="float" office:value="825" calcext:value-type="float">
            <text:p>825.0</text:p>
          </table:table-cell>
          <table:table-cell table:formula="of:=IF([.C838]&lt;tempgate;heatpersecond;[.B83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39]-[.A839])/Divider)" office:value-type="float" office:value="1" calcext:value-type="float">
            <text:p>1</text:p>
          </table:table-cell>
          <table:table-cell table:formula="of:=MIN([.C838]+[.D838];[.A839])" office:value-type="float" office:value="825" calcext:value-type="float">
            <text:p>825.0</text:p>
          </table:table-cell>
          <table:table-cell table:formula="of:=IF([.C839]&lt;tempgate;heatpersecond;[.B83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40]-[.A840])/Divider)" office:value-type="float" office:value="1" calcext:value-type="float">
            <text:p>1</text:p>
          </table:table-cell>
          <table:table-cell table:formula="of:=MIN([.C839]+[.D839];[.A840])" office:value-type="float" office:value="825" calcext:value-type="float">
            <text:p>825.0</text:p>
          </table:table-cell>
          <table:table-cell table:formula="of:=IF([.C840]&lt;tempgate;heatpersecond;[.B84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41]-[.A841])/Divider)" office:value-type="float" office:value="1" calcext:value-type="float">
            <text:p>1</text:p>
          </table:table-cell>
          <table:table-cell table:formula="of:=MIN([.C840]+[.D840];[.A841])" office:value-type="float" office:value="825" calcext:value-type="float">
            <text:p>825.0</text:p>
          </table:table-cell>
          <table:table-cell table:formula="of:=IF([.C841]&lt;tempgate;heatpersecond;[.B84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42]-[.A842])/Divider)" office:value-type="float" office:value="1" calcext:value-type="float">
            <text:p>1</text:p>
          </table:table-cell>
          <table:table-cell table:formula="of:=MIN([.C841]+[.D841];[.A842])" office:value-type="float" office:value="825" calcext:value-type="float">
            <text:p>825.0</text:p>
          </table:table-cell>
          <table:table-cell table:formula="of:=IF([.C842]&lt;tempgate;heatpersecond;[.B84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43]-[.A843])/Divider)" office:value-type="float" office:value="1" calcext:value-type="float">
            <text:p>1</text:p>
          </table:table-cell>
          <table:table-cell table:formula="of:=MIN([.C842]+[.D842];[.A843])" office:value-type="float" office:value="825" calcext:value-type="float">
            <text:p>825.0</text:p>
          </table:table-cell>
          <table:table-cell table:formula="of:=IF([.C843]&lt;tempgate;heatpersecond;[.B84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44]-[.A844])/Divider)" office:value-type="float" office:value="1" calcext:value-type="float">
            <text:p>1</text:p>
          </table:table-cell>
          <table:table-cell table:formula="of:=MIN([.C843]+[.D843];[.A844])" office:value-type="float" office:value="825" calcext:value-type="float">
            <text:p>825.0</text:p>
          </table:table-cell>
          <table:table-cell table:formula="of:=IF([.C844]&lt;tempgate;heatpersecond;[.B84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45]-[.A845])/Divider)" office:value-type="float" office:value="1" calcext:value-type="float">
            <text:p>1</text:p>
          </table:table-cell>
          <table:table-cell table:formula="of:=MIN([.C844]+[.D844];[.A845])" office:value-type="float" office:value="825" calcext:value-type="float">
            <text:p>825.0</text:p>
          </table:table-cell>
          <table:table-cell table:formula="of:=IF([.C845]&lt;tempgate;heatpersecond;[.B84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46]-[.A846])/Divider)" office:value-type="float" office:value="1" calcext:value-type="float">
            <text:p>1</text:p>
          </table:table-cell>
          <table:table-cell table:formula="of:=MIN([.C845]+[.D845];[.A846])" office:value-type="float" office:value="825" calcext:value-type="float">
            <text:p>825.0</text:p>
          </table:table-cell>
          <table:table-cell table:formula="of:=IF([.C846]&lt;tempgate;heatpersecond;[.B84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47]-[.A847])/Divider)" office:value-type="float" office:value="1" calcext:value-type="float">
            <text:p>1</text:p>
          </table:table-cell>
          <table:table-cell table:formula="of:=MIN([.C846]+[.D846];[.A847])" office:value-type="float" office:value="825" calcext:value-type="float">
            <text:p>825.0</text:p>
          </table:table-cell>
          <table:table-cell table:formula="of:=IF([.C847]&lt;tempgate;heatpersecond;[.B84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48]-[.A848])/Divider)" office:value-type="float" office:value="1" calcext:value-type="float">
            <text:p>1</text:p>
          </table:table-cell>
          <table:table-cell table:formula="of:=MIN([.C847]+[.D847];[.A848])" office:value-type="float" office:value="825" calcext:value-type="float">
            <text:p>825.0</text:p>
          </table:table-cell>
          <table:table-cell table:formula="of:=IF([.C848]&lt;tempgate;heatpersecond;[.B84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49]-[.A849])/Divider)" office:value-type="float" office:value="1" calcext:value-type="float">
            <text:p>1</text:p>
          </table:table-cell>
          <table:table-cell table:formula="of:=MIN([.C848]+[.D848];[.A849])" office:value-type="float" office:value="825" calcext:value-type="float">
            <text:p>825.0</text:p>
          </table:table-cell>
          <table:table-cell table:formula="of:=IF([.C849]&lt;tempgate;heatpersecond;[.B84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50]-[.A850])/Divider)" office:value-type="float" office:value="1" calcext:value-type="float">
            <text:p>1</text:p>
          </table:table-cell>
          <table:table-cell table:formula="of:=MIN([.C849]+[.D849];[.A850])" office:value-type="float" office:value="825" calcext:value-type="float">
            <text:p>825.0</text:p>
          </table:table-cell>
          <table:table-cell table:formula="of:=IF([.C850]&lt;tempgate;heatpersecond;[.B85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51]-[.A851])/Divider)" office:value-type="float" office:value="1" calcext:value-type="float">
            <text:p>1</text:p>
          </table:table-cell>
          <table:table-cell table:formula="of:=MIN([.C850]+[.D850];[.A851])" office:value-type="float" office:value="825" calcext:value-type="float">
            <text:p>825.0</text:p>
          </table:table-cell>
          <table:table-cell table:formula="of:=IF([.C851]&lt;tempgate;heatpersecond;[.B85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52]-[.A852])/Divider)" office:value-type="float" office:value="1" calcext:value-type="float">
            <text:p>1</text:p>
          </table:table-cell>
          <table:table-cell table:formula="of:=MIN([.C851]+[.D851];[.A852])" office:value-type="float" office:value="825" calcext:value-type="float">
            <text:p>825.0</text:p>
          </table:table-cell>
          <table:table-cell table:formula="of:=IF([.C852]&lt;tempgate;heatpersecond;[.B85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53]-[.A853])/Divider)" office:value-type="float" office:value="1" calcext:value-type="float">
            <text:p>1</text:p>
          </table:table-cell>
          <table:table-cell table:formula="of:=MIN([.C852]+[.D852];[.A853])" office:value-type="float" office:value="825" calcext:value-type="float">
            <text:p>825.0</text:p>
          </table:table-cell>
          <table:table-cell table:formula="of:=IF([.C853]&lt;tempgate;heatpersecond;[.B85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54]-[.A854])/Divider)" office:value-type="float" office:value="1" calcext:value-type="float">
            <text:p>1</text:p>
          </table:table-cell>
          <table:table-cell table:formula="of:=MIN([.C853]+[.D853];[.A854])" office:value-type="float" office:value="825" calcext:value-type="float">
            <text:p>825.0</text:p>
          </table:table-cell>
          <table:table-cell table:formula="of:=IF([.C854]&lt;tempgate;heatpersecond;[.B85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55]-[.A855])/Divider)" office:value-type="float" office:value="1" calcext:value-type="float">
            <text:p>1</text:p>
          </table:table-cell>
          <table:table-cell table:formula="of:=MIN([.C854]+[.D854];[.A855])" office:value-type="float" office:value="825" calcext:value-type="float">
            <text:p>825.0</text:p>
          </table:table-cell>
          <table:table-cell table:formula="of:=IF([.C855]&lt;tempgate;heatpersecond;[.B85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56]-[.A856])/Divider)" office:value-type="float" office:value="1" calcext:value-type="float">
            <text:p>1</text:p>
          </table:table-cell>
          <table:table-cell table:formula="of:=MIN([.C855]+[.D855];[.A856])" office:value-type="float" office:value="825" calcext:value-type="float">
            <text:p>825.0</text:p>
          </table:table-cell>
          <table:table-cell table:formula="of:=IF([.C856]&lt;tempgate;heatpersecond;[.B85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57]-[.A857])/Divider)" office:value-type="float" office:value="1" calcext:value-type="float">
            <text:p>1</text:p>
          </table:table-cell>
          <table:table-cell table:formula="of:=MIN([.C856]+[.D856];[.A857])" office:value-type="float" office:value="825" calcext:value-type="float">
            <text:p>825.0</text:p>
          </table:table-cell>
          <table:table-cell table:formula="of:=IF([.C857]&lt;tempgate;heatpersecond;[.B85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58]-[.A858])/Divider)" office:value-type="float" office:value="1" calcext:value-type="float">
            <text:p>1</text:p>
          </table:table-cell>
          <table:table-cell table:formula="of:=MIN([.C857]+[.D857];[.A858])" office:value-type="float" office:value="825" calcext:value-type="float">
            <text:p>825.0</text:p>
          </table:table-cell>
          <table:table-cell table:formula="of:=IF([.C858]&lt;tempgate;heatpersecond;[.B85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59]-[.A859])/Divider)" office:value-type="float" office:value="1" calcext:value-type="float">
            <text:p>1</text:p>
          </table:table-cell>
          <table:table-cell table:formula="of:=MIN([.C858]+[.D858];[.A859])" office:value-type="float" office:value="825" calcext:value-type="float">
            <text:p>825.0</text:p>
          </table:table-cell>
          <table:table-cell table:formula="of:=IF([.C859]&lt;tempgate;heatpersecond;[.B85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60]-[.A860])/Divider)" office:value-type="float" office:value="1" calcext:value-type="float">
            <text:p>1</text:p>
          </table:table-cell>
          <table:table-cell table:formula="of:=MIN([.C859]+[.D859];[.A860])" office:value-type="float" office:value="825" calcext:value-type="float">
            <text:p>825.0</text:p>
          </table:table-cell>
          <table:table-cell table:formula="of:=IF([.C860]&lt;tempgate;heatpersecond;[.B86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61]-[.A861])/Divider)" office:value-type="float" office:value="1" calcext:value-type="float">
            <text:p>1</text:p>
          </table:table-cell>
          <table:table-cell table:formula="of:=MIN([.C860]+[.D860];[.A861])" office:value-type="float" office:value="825" calcext:value-type="float">
            <text:p>825.0</text:p>
          </table:table-cell>
          <table:table-cell table:formula="of:=IF([.C861]&lt;tempgate;heatpersecond;[.B86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62]-[.A862])/Divider)" office:value-type="float" office:value="1" calcext:value-type="float">
            <text:p>1</text:p>
          </table:table-cell>
          <table:table-cell table:formula="of:=MIN([.C861]+[.D861];[.A862])" office:value-type="float" office:value="825" calcext:value-type="float">
            <text:p>825.0</text:p>
          </table:table-cell>
          <table:table-cell table:formula="of:=IF([.C862]&lt;tempgate;heatpersecond;[.B86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63]-[.A863])/Divider)" office:value-type="float" office:value="1" calcext:value-type="float">
            <text:p>1</text:p>
          </table:table-cell>
          <table:table-cell table:formula="of:=MIN([.C862]+[.D862];[.A863])" office:value-type="float" office:value="825" calcext:value-type="float">
            <text:p>825.0</text:p>
          </table:table-cell>
          <table:table-cell table:formula="of:=IF([.C863]&lt;tempgate;heatpersecond;[.B86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64]-[.A864])/Divider)" office:value-type="float" office:value="1" calcext:value-type="float">
            <text:p>1</text:p>
          </table:table-cell>
          <table:table-cell table:formula="of:=MIN([.C863]+[.D863];[.A864])" office:value-type="float" office:value="825" calcext:value-type="float">
            <text:p>825.0</text:p>
          </table:table-cell>
          <table:table-cell table:formula="of:=IF([.C864]&lt;tempgate;heatpersecond;[.B86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65]-[.A865])/Divider)" office:value-type="float" office:value="1" calcext:value-type="float">
            <text:p>1</text:p>
          </table:table-cell>
          <table:table-cell table:formula="of:=MIN([.C864]+[.D864];[.A865])" office:value-type="float" office:value="825" calcext:value-type="float">
            <text:p>825.0</text:p>
          </table:table-cell>
          <table:table-cell table:formula="of:=IF([.C865]&lt;tempgate;heatpersecond;[.B86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66]-[.A866])/Divider)" office:value-type="float" office:value="1" calcext:value-type="float">
            <text:p>1</text:p>
          </table:table-cell>
          <table:table-cell table:formula="of:=MIN([.C865]+[.D865];[.A866])" office:value-type="float" office:value="825" calcext:value-type="float">
            <text:p>825.0</text:p>
          </table:table-cell>
          <table:table-cell table:formula="of:=IF([.C866]&lt;tempgate;heatpersecond;[.B86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67]-[.A867])/Divider)" office:value-type="float" office:value="1" calcext:value-type="float">
            <text:p>1</text:p>
          </table:table-cell>
          <table:table-cell table:formula="of:=MIN([.C866]+[.D866];[.A867])" office:value-type="float" office:value="825" calcext:value-type="float">
            <text:p>825.0</text:p>
          </table:table-cell>
          <table:table-cell table:formula="of:=IF([.C867]&lt;tempgate;heatpersecond;[.B86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68]-[.A868])/Divider)" office:value-type="float" office:value="1" calcext:value-type="float">
            <text:p>1</text:p>
          </table:table-cell>
          <table:table-cell table:formula="of:=MIN([.C867]+[.D867];[.A868])" office:value-type="float" office:value="825" calcext:value-type="float">
            <text:p>825.0</text:p>
          </table:table-cell>
          <table:table-cell table:formula="of:=IF([.C868]&lt;tempgate;heatpersecond;[.B86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69]-[.A869])/Divider)" office:value-type="float" office:value="1" calcext:value-type="float">
            <text:p>1</text:p>
          </table:table-cell>
          <table:table-cell table:formula="of:=MIN([.C868]+[.D868];[.A869])" office:value-type="float" office:value="825" calcext:value-type="float">
            <text:p>825.0</text:p>
          </table:table-cell>
          <table:table-cell table:formula="of:=IF([.C869]&lt;tempgate;heatpersecond;[.B86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70]-[.A870])/Divider)" office:value-type="float" office:value="1" calcext:value-type="float">
            <text:p>1</text:p>
          </table:table-cell>
          <table:table-cell table:formula="of:=MIN([.C869]+[.D869];[.A870])" office:value-type="float" office:value="825" calcext:value-type="float">
            <text:p>825.0</text:p>
          </table:table-cell>
          <table:table-cell table:formula="of:=IF([.C870]&lt;tempgate;heatpersecond;[.B87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71]-[.A871])/Divider)" office:value-type="float" office:value="1" calcext:value-type="float">
            <text:p>1</text:p>
          </table:table-cell>
          <table:table-cell table:formula="of:=MIN([.C870]+[.D870];[.A871])" office:value-type="float" office:value="825" calcext:value-type="float">
            <text:p>825.0</text:p>
          </table:table-cell>
          <table:table-cell table:formula="of:=IF([.C871]&lt;tempgate;heatpersecond;[.B87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72]-[.A872])/Divider)" office:value-type="float" office:value="1" calcext:value-type="float">
            <text:p>1</text:p>
          </table:table-cell>
          <table:table-cell table:formula="of:=MIN([.C871]+[.D871];[.A872])" office:value-type="float" office:value="825" calcext:value-type="float">
            <text:p>825.0</text:p>
          </table:table-cell>
          <table:table-cell table:formula="of:=IF([.C872]&lt;tempgate;heatpersecond;[.B87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73]-[.A873])/Divider)" office:value-type="float" office:value="1" calcext:value-type="float">
            <text:p>1</text:p>
          </table:table-cell>
          <table:table-cell table:formula="of:=MIN([.C872]+[.D872];[.A873])" office:value-type="float" office:value="825" calcext:value-type="float">
            <text:p>825.0</text:p>
          </table:table-cell>
          <table:table-cell table:formula="of:=IF([.C873]&lt;tempgate;heatpersecond;[.B87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74]-[.A874])/Divider)" office:value-type="float" office:value="1" calcext:value-type="float">
            <text:p>1</text:p>
          </table:table-cell>
          <table:table-cell table:formula="of:=MIN([.C873]+[.D873];[.A874])" office:value-type="float" office:value="825" calcext:value-type="float">
            <text:p>825.0</text:p>
          </table:table-cell>
          <table:table-cell table:formula="of:=IF([.C874]&lt;tempgate;heatpersecond;[.B87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75]-[.A875])/Divider)" office:value-type="float" office:value="1" calcext:value-type="float">
            <text:p>1</text:p>
          </table:table-cell>
          <table:table-cell table:formula="of:=MIN([.C874]+[.D874];[.A875])" office:value-type="float" office:value="825" calcext:value-type="float">
            <text:p>825.0</text:p>
          </table:table-cell>
          <table:table-cell table:formula="of:=IF([.C875]&lt;tempgate;heatpersecond;[.B87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76]-[.A876])/Divider)" office:value-type="float" office:value="1" calcext:value-type="float">
            <text:p>1</text:p>
          </table:table-cell>
          <table:table-cell table:formula="of:=MIN([.C875]+[.D875];[.A876])" office:value-type="float" office:value="825" calcext:value-type="float">
            <text:p>825.0</text:p>
          </table:table-cell>
          <table:table-cell table:formula="of:=IF([.C876]&lt;tempgate;heatpersecond;[.B87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77]-[.A877])/Divider)" office:value-type="float" office:value="1" calcext:value-type="float">
            <text:p>1</text:p>
          </table:table-cell>
          <table:table-cell table:formula="of:=MIN([.C876]+[.D876];[.A877])" office:value-type="float" office:value="825" calcext:value-type="float">
            <text:p>825.0</text:p>
          </table:table-cell>
          <table:table-cell table:formula="of:=IF([.C877]&lt;tempgate;heatpersecond;[.B87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78]-[.A878])/Divider)" office:value-type="float" office:value="1" calcext:value-type="float">
            <text:p>1</text:p>
          </table:table-cell>
          <table:table-cell table:formula="of:=MIN([.C877]+[.D877];[.A878])" office:value-type="float" office:value="825" calcext:value-type="float">
            <text:p>825.0</text:p>
          </table:table-cell>
          <table:table-cell table:formula="of:=IF([.C878]&lt;tempgate;heatpersecond;[.B87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79]-[.A879])/Divider)" office:value-type="float" office:value="1" calcext:value-type="float">
            <text:p>1</text:p>
          </table:table-cell>
          <table:table-cell table:formula="of:=MIN([.C878]+[.D878];[.A879])" office:value-type="float" office:value="825" calcext:value-type="float">
            <text:p>825.0</text:p>
          </table:table-cell>
          <table:table-cell table:formula="of:=IF([.C879]&lt;tempgate;heatpersecond;[.B87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80]-[.A880])/Divider)" office:value-type="float" office:value="1" calcext:value-type="float">
            <text:p>1</text:p>
          </table:table-cell>
          <table:table-cell table:formula="of:=MIN([.C879]+[.D879];[.A880])" office:value-type="float" office:value="825" calcext:value-type="float">
            <text:p>825.0</text:p>
          </table:table-cell>
          <table:table-cell table:formula="of:=IF([.C880]&lt;tempgate;heatpersecond;[.B88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81]-[.A881])/Divider)" office:value-type="float" office:value="1" calcext:value-type="float">
            <text:p>1</text:p>
          </table:table-cell>
          <table:table-cell table:formula="of:=MIN([.C880]+[.D880];[.A881])" office:value-type="float" office:value="825" calcext:value-type="float">
            <text:p>825.0</text:p>
          </table:table-cell>
          <table:table-cell table:formula="of:=IF([.C881]&lt;tempgate;heatpersecond;[.B88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82]-[.A882])/Divider)" office:value-type="float" office:value="1" calcext:value-type="float">
            <text:p>1</text:p>
          </table:table-cell>
          <table:table-cell table:formula="of:=MIN([.C881]+[.D881];[.A882])" office:value-type="float" office:value="825" calcext:value-type="float">
            <text:p>825.0</text:p>
          </table:table-cell>
          <table:table-cell table:formula="of:=IF([.C882]&lt;tempgate;heatpersecond;[.B88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83]-[.A883])/Divider)" office:value-type="float" office:value="1" calcext:value-type="float">
            <text:p>1</text:p>
          </table:table-cell>
          <table:table-cell table:formula="of:=MIN([.C882]+[.D882];[.A883])" office:value-type="float" office:value="825" calcext:value-type="float">
            <text:p>825.0</text:p>
          </table:table-cell>
          <table:table-cell table:formula="of:=IF([.C883]&lt;tempgate;heatpersecond;[.B88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84]-[.A884])/Divider)" office:value-type="float" office:value="1" calcext:value-type="float">
            <text:p>1</text:p>
          </table:table-cell>
          <table:table-cell table:formula="of:=MIN([.C883]+[.D883];[.A884])" office:value-type="float" office:value="825" calcext:value-type="float">
            <text:p>825.0</text:p>
          </table:table-cell>
          <table:table-cell table:formula="of:=IF([.C884]&lt;tempgate;heatpersecond;[.B88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85]-[.A885])/Divider)" office:value-type="float" office:value="1" calcext:value-type="float">
            <text:p>1</text:p>
          </table:table-cell>
          <table:table-cell table:formula="of:=MIN([.C884]+[.D884];[.A885])" office:value-type="float" office:value="825" calcext:value-type="float">
            <text:p>825.0</text:p>
          </table:table-cell>
          <table:table-cell table:formula="of:=IF([.C885]&lt;tempgate;heatpersecond;[.B88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86]-[.A886])/Divider)" office:value-type="float" office:value="1" calcext:value-type="float">
            <text:p>1</text:p>
          </table:table-cell>
          <table:table-cell table:formula="of:=MIN([.C885]+[.D885];[.A886])" office:value-type="float" office:value="825" calcext:value-type="float">
            <text:p>825.0</text:p>
          </table:table-cell>
          <table:table-cell table:formula="of:=IF([.C886]&lt;tempgate;heatpersecond;[.B88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87]-[.A887])/Divider)" office:value-type="float" office:value="1" calcext:value-type="float">
            <text:p>1</text:p>
          </table:table-cell>
          <table:table-cell table:formula="of:=MIN([.C886]+[.D886];[.A887])" office:value-type="float" office:value="825" calcext:value-type="float">
            <text:p>825.0</text:p>
          </table:table-cell>
          <table:table-cell table:formula="of:=IF([.C887]&lt;tempgate;heatpersecond;[.B88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88]-[.A888])/Divider)" office:value-type="float" office:value="1" calcext:value-type="float">
            <text:p>1</text:p>
          </table:table-cell>
          <table:table-cell table:formula="of:=MIN([.C887]+[.D887];[.A888])" office:value-type="float" office:value="825" calcext:value-type="float">
            <text:p>825.0</text:p>
          </table:table-cell>
          <table:table-cell table:formula="of:=IF([.C888]&lt;tempgate;heatpersecond;[.B88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89]-[.A889])/Divider)" office:value-type="float" office:value="1" calcext:value-type="float">
            <text:p>1</text:p>
          </table:table-cell>
          <table:table-cell table:formula="of:=MIN([.C888]+[.D888];[.A889])" office:value-type="float" office:value="825" calcext:value-type="float">
            <text:p>825.0</text:p>
          </table:table-cell>
          <table:table-cell table:formula="of:=IF([.C889]&lt;tempgate;heatpersecond;[.B88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90]-[.A890])/Divider)" office:value-type="float" office:value="1" calcext:value-type="float">
            <text:p>1</text:p>
          </table:table-cell>
          <table:table-cell table:formula="of:=MIN([.C889]+[.D889];[.A890])" office:value-type="float" office:value="825" calcext:value-type="float">
            <text:p>825.0</text:p>
          </table:table-cell>
          <table:table-cell table:formula="of:=IF([.C890]&lt;tempgate;heatpersecond;[.B89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91]-[.A891])/Divider)" office:value-type="float" office:value="1" calcext:value-type="float">
            <text:p>1</text:p>
          </table:table-cell>
          <table:table-cell table:formula="of:=MIN([.C890]+[.D890];[.A891])" office:value-type="float" office:value="825" calcext:value-type="float">
            <text:p>825.0</text:p>
          </table:table-cell>
          <table:table-cell table:formula="of:=IF([.C891]&lt;tempgate;heatpersecond;[.B89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92]-[.A892])/Divider)" office:value-type="float" office:value="1" calcext:value-type="float">
            <text:p>1</text:p>
          </table:table-cell>
          <table:table-cell table:formula="of:=MIN([.C891]+[.D891];[.A892])" office:value-type="float" office:value="825" calcext:value-type="float">
            <text:p>825.0</text:p>
          </table:table-cell>
          <table:table-cell table:formula="of:=IF([.C892]&lt;tempgate;heatpersecond;[.B89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93]-[.A893])/Divider)" office:value-type="float" office:value="1" calcext:value-type="float">
            <text:p>1</text:p>
          </table:table-cell>
          <table:table-cell table:formula="of:=MIN([.C892]+[.D892];[.A893])" office:value-type="float" office:value="825" calcext:value-type="float">
            <text:p>825.0</text:p>
          </table:table-cell>
          <table:table-cell table:formula="of:=IF([.C893]&lt;tempgate;heatpersecond;[.B89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94]-[.A894])/Divider)" office:value-type="float" office:value="1" calcext:value-type="float">
            <text:p>1</text:p>
          </table:table-cell>
          <table:table-cell table:formula="of:=MIN([.C893]+[.D893];[.A894])" office:value-type="float" office:value="825" calcext:value-type="float">
            <text:p>825.0</text:p>
          </table:table-cell>
          <table:table-cell table:formula="of:=IF([.C894]&lt;tempgate;heatpersecond;[.B89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95]-[.A895])/Divider)" office:value-type="float" office:value="1" calcext:value-type="float">
            <text:p>1</text:p>
          </table:table-cell>
          <table:table-cell table:formula="of:=MIN([.C894]+[.D894];[.A895])" office:value-type="float" office:value="825" calcext:value-type="float">
            <text:p>825.0</text:p>
          </table:table-cell>
          <table:table-cell table:formula="of:=IF([.C895]&lt;tempgate;heatpersecond;[.B89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96]-[.A896])/Divider)" office:value-type="float" office:value="1" calcext:value-type="float">
            <text:p>1</text:p>
          </table:table-cell>
          <table:table-cell table:formula="of:=MIN([.C895]+[.D895];[.A896])" office:value-type="float" office:value="825" calcext:value-type="float">
            <text:p>825.0</text:p>
          </table:table-cell>
          <table:table-cell table:formula="of:=IF([.C896]&lt;tempgate;heatpersecond;[.B89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97]-[.A897])/Divider)" office:value-type="float" office:value="1" calcext:value-type="float">
            <text:p>1</text:p>
          </table:table-cell>
          <table:table-cell table:formula="of:=MIN([.C896]+[.D896];[.A897])" office:value-type="float" office:value="825" calcext:value-type="float">
            <text:p>825.0</text:p>
          </table:table-cell>
          <table:table-cell table:formula="of:=IF([.C897]&lt;tempgate;heatpersecond;[.B89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98]-[.A898])/Divider)" office:value-type="float" office:value="1" calcext:value-type="float">
            <text:p>1</text:p>
          </table:table-cell>
          <table:table-cell table:formula="of:=MIN([.C897]+[.D897];[.A898])" office:value-type="float" office:value="825" calcext:value-type="float">
            <text:p>825.0</text:p>
          </table:table-cell>
          <table:table-cell table:formula="of:=IF([.C898]&lt;tempgate;heatpersecond;[.B89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899]-[.A899])/Divider)" office:value-type="float" office:value="1" calcext:value-type="float">
            <text:p>1</text:p>
          </table:table-cell>
          <table:table-cell table:formula="of:=MIN([.C898]+[.D898];[.A899])" office:value-type="float" office:value="825" calcext:value-type="float">
            <text:p>825.0</text:p>
          </table:table-cell>
          <table:table-cell table:formula="of:=IF([.C899]&lt;tempgate;heatpersecond;[.B89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00]-[.A900])/Divider)" office:value-type="float" office:value="1" calcext:value-type="float">
            <text:p>1</text:p>
          </table:table-cell>
          <table:table-cell table:formula="of:=MIN([.C899]+[.D899];[.A900])" office:value-type="float" office:value="825" calcext:value-type="float">
            <text:p>825.0</text:p>
          </table:table-cell>
          <table:table-cell table:formula="of:=IF([.C900]&lt;tempgate;heatpersecond;[.B90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01]-[.A901])/Divider)" office:value-type="float" office:value="1" calcext:value-type="float">
            <text:p>1</text:p>
          </table:table-cell>
          <table:table-cell table:formula="of:=MIN([.C900]+[.D900];[.A901])" office:value-type="float" office:value="825" calcext:value-type="float">
            <text:p>825.0</text:p>
          </table:table-cell>
          <table:table-cell table:formula="of:=IF([.C901]&lt;tempgate;heatpersecond;[.B90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02]-[.A902])/Divider)" office:value-type="float" office:value="1" calcext:value-type="float">
            <text:p>1</text:p>
          </table:table-cell>
          <table:table-cell table:formula="of:=MIN([.C901]+[.D901];[.A902])" office:value-type="float" office:value="825" calcext:value-type="float">
            <text:p>825.0</text:p>
          </table:table-cell>
          <table:table-cell table:formula="of:=IF([.C902]&lt;tempgate;heatpersecond;[.B90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03]-[.A903])/Divider)" office:value-type="float" office:value="1" calcext:value-type="float">
            <text:p>1</text:p>
          </table:table-cell>
          <table:table-cell table:formula="of:=MIN([.C902]+[.D902];[.A903])" office:value-type="float" office:value="825" calcext:value-type="float">
            <text:p>825.0</text:p>
          </table:table-cell>
          <table:table-cell table:formula="of:=IF([.C903]&lt;tempgate;heatpersecond;[.B90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04]-[.A904])/Divider)" office:value-type="float" office:value="1" calcext:value-type="float">
            <text:p>1</text:p>
          </table:table-cell>
          <table:table-cell table:formula="of:=MIN([.C903]+[.D903];[.A904])" office:value-type="float" office:value="825" calcext:value-type="float">
            <text:p>825.0</text:p>
          </table:table-cell>
          <table:table-cell table:formula="of:=IF([.C904]&lt;tempgate;heatpersecond;[.B90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05]-[.A905])/Divider)" office:value-type="float" office:value="1" calcext:value-type="float">
            <text:p>1</text:p>
          </table:table-cell>
          <table:table-cell table:formula="of:=MIN([.C904]+[.D904];[.A905])" office:value-type="float" office:value="825" calcext:value-type="float">
            <text:p>825.0</text:p>
          </table:table-cell>
          <table:table-cell table:formula="of:=IF([.C905]&lt;tempgate;heatpersecond;[.B90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06]-[.A906])/Divider)" office:value-type="float" office:value="1" calcext:value-type="float">
            <text:p>1</text:p>
          </table:table-cell>
          <table:table-cell table:formula="of:=MIN([.C905]+[.D905];[.A906])" office:value-type="float" office:value="825" calcext:value-type="float">
            <text:p>825.0</text:p>
          </table:table-cell>
          <table:table-cell table:formula="of:=IF([.C906]&lt;tempgate;heatpersecond;[.B90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07]-[.A907])/Divider)" office:value-type="float" office:value="1" calcext:value-type="float">
            <text:p>1</text:p>
          </table:table-cell>
          <table:table-cell table:formula="of:=MIN([.C906]+[.D906];[.A907])" office:value-type="float" office:value="825" calcext:value-type="float">
            <text:p>825.0</text:p>
          </table:table-cell>
          <table:table-cell table:formula="of:=IF([.C907]&lt;tempgate;heatpersecond;[.B90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08]-[.A908])/Divider)" office:value-type="float" office:value="1" calcext:value-type="float">
            <text:p>1</text:p>
          </table:table-cell>
          <table:table-cell table:formula="of:=MIN([.C907]+[.D907];[.A908])" office:value-type="float" office:value="825" calcext:value-type="float">
            <text:p>825.0</text:p>
          </table:table-cell>
          <table:table-cell table:formula="of:=IF([.C908]&lt;tempgate;heatpersecond;[.B90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09]-[.A909])/Divider)" office:value-type="float" office:value="1" calcext:value-type="float">
            <text:p>1</text:p>
          </table:table-cell>
          <table:table-cell table:formula="of:=MIN([.C908]+[.D908];[.A909])" office:value-type="float" office:value="825" calcext:value-type="float">
            <text:p>825.0</text:p>
          </table:table-cell>
          <table:table-cell table:formula="of:=IF([.C909]&lt;tempgate;heatpersecond;[.B90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10]-[.A910])/Divider)" office:value-type="float" office:value="1" calcext:value-type="float">
            <text:p>1</text:p>
          </table:table-cell>
          <table:table-cell table:formula="of:=MIN([.C909]+[.D909];[.A910])" office:value-type="float" office:value="825" calcext:value-type="float">
            <text:p>825.0</text:p>
          </table:table-cell>
          <table:table-cell table:formula="of:=IF([.C910]&lt;tempgate;heatpersecond;[.B91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11]-[.A911])/Divider)" office:value-type="float" office:value="1" calcext:value-type="float">
            <text:p>1</text:p>
          </table:table-cell>
          <table:table-cell table:formula="of:=MIN([.C910]+[.D910];[.A911])" office:value-type="float" office:value="825" calcext:value-type="float">
            <text:p>825.0</text:p>
          </table:table-cell>
          <table:table-cell table:formula="of:=IF([.C911]&lt;tempgate;heatpersecond;[.B91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12]-[.A912])/Divider)" office:value-type="float" office:value="1" calcext:value-type="float">
            <text:p>1</text:p>
          </table:table-cell>
          <table:table-cell table:formula="of:=MIN([.C911]+[.D911];[.A912])" office:value-type="float" office:value="825" calcext:value-type="float">
            <text:p>825.0</text:p>
          </table:table-cell>
          <table:table-cell table:formula="of:=IF([.C912]&lt;tempgate;heatpersecond;[.B91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13]-[.A913])/Divider)" office:value-type="float" office:value="1" calcext:value-type="float">
            <text:p>1</text:p>
          </table:table-cell>
          <table:table-cell table:formula="of:=MIN([.C912]+[.D912];[.A913])" office:value-type="float" office:value="825" calcext:value-type="float">
            <text:p>825.0</text:p>
          </table:table-cell>
          <table:table-cell table:formula="of:=IF([.C913]&lt;tempgate;heatpersecond;[.B91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14]-[.A914])/Divider)" office:value-type="float" office:value="1" calcext:value-type="float">
            <text:p>1</text:p>
          </table:table-cell>
          <table:table-cell table:formula="of:=MIN([.C913]+[.D913];[.A914])" office:value-type="float" office:value="825" calcext:value-type="float">
            <text:p>825.0</text:p>
          </table:table-cell>
          <table:table-cell table:formula="of:=IF([.C914]&lt;tempgate;heatpersecond;[.B91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15]-[.A915])/Divider)" office:value-type="float" office:value="1" calcext:value-type="float">
            <text:p>1</text:p>
          </table:table-cell>
          <table:table-cell table:formula="of:=MIN([.C914]+[.D914];[.A915])" office:value-type="float" office:value="825" calcext:value-type="float">
            <text:p>825.0</text:p>
          </table:table-cell>
          <table:table-cell table:formula="of:=IF([.C915]&lt;tempgate;heatpersecond;[.B91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16]-[.A916])/Divider)" office:value-type="float" office:value="1" calcext:value-type="float">
            <text:p>1</text:p>
          </table:table-cell>
          <table:table-cell table:formula="of:=MIN([.C915]+[.D915];[.A916])" office:value-type="float" office:value="825" calcext:value-type="float">
            <text:p>825.0</text:p>
          </table:table-cell>
          <table:table-cell table:formula="of:=IF([.C916]&lt;tempgate;heatpersecond;[.B91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17]-[.A917])/Divider)" office:value-type="float" office:value="1" calcext:value-type="float">
            <text:p>1</text:p>
          </table:table-cell>
          <table:table-cell table:formula="of:=MIN([.C916]+[.D916];[.A917])" office:value-type="float" office:value="825" calcext:value-type="float">
            <text:p>825.0</text:p>
          </table:table-cell>
          <table:table-cell table:formula="of:=IF([.C917]&lt;tempgate;heatpersecond;[.B91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18]-[.A918])/Divider)" office:value-type="float" office:value="1" calcext:value-type="float">
            <text:p>1</text:p>
          </table:table-cell>
          <table:table-cell table:formula="of:=MIN([.C917]+[.D917];[.A918])" office:value-type="float" office:value="825" calcext:value-type="float">
            <text:p>825.0</text:p>
          </table:table-cell>
          <table:table-cell table:formula="of:=IF([.C918]&lt;tempgate;heatpersecond;[.B91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19]-[.A919])/Divider)" office:value-type="float" office:value="1" calcext:value-type="float">
            <text:p>1</text:p>
          </table:table-cell>
          <table:table-cell table:formula="of:=MIN([.C918]+[.D918];[.A919])" office:value-type="float" office:value="825" calcext:value-type="float">
            <text:p>825.0</text:p>
          </table:table-cell>
          <table:table-cell table:formula="of:=IF([.C919]&lt;tempgate;heatpersecond;[.B91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20]-[.A920])/Divider)" office:value-type="float" office:value="1" calcext:value-type="float">
            <text:p>1</text:p>
          </table:table-cell>
          <table:table-cell table:formula="of:=MIN([.C919]+[.D919];[.A920])" office:value-type="float" office:value="825" calcext:value-type="float">
            <text:p>825.0</text:p>
          </table:table-cell>
          <table:table-cell table:formula="of:=IF([.C920]&lt;tempgate;heatpersecond;[.B92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21]-[.A921])/Divider)" office:value-type="float" office:value="1" calcext:value-type="float">
            <text:p>1</text:p>
          </table:table-cell>
          <table:table-cell table:formula="of:=MIN([.C920]+[.D920];[.A921])" office:value-type="float" office:value="825" calcext:value-type="float">
            <text:p>825.0</text:p>
          </table:table-cell>
          <table:table-cell table:formula="of:=IF([.C921]&lt;tempgate;heatpersecond;[.B92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22]-[.A922])/Divider)" office:value-type="float" office:value="1" calcext:value-type="float">
            <text:p>1</text:p>
          </table:table-cell>
          <table:table-cell table:formula="of:=MIN([.C921]+[.D921];[.A922])" office:value-type="float" office:value="825" calcext:value-type="float">
            <text:p>825.0</text:p>
          </table:table-cell>
          <table:table-cell table:formula="of:=IF([.C922]&lt;tempgate;heatpersecond;[.B92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23]-[.A923])/Divider)" office:value-type="float" office:value="1" calcext:value-type="float">
            <text:p>1</text:p>
          </table:table-cell>
          <table:table-cell table:formula="of:=MIN([.C922]+[.D922];[.A923])" office:value-type="float" office:value="825" calcext:value-type="float">
            <text:p>825.0</text:p>
          </table:table-cell>
          <table:table-cell table:formula="of:=IF([.C923]&lt;tempgate;heatpersecond;[.B92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24]-[.A924])/Divider)" office:value-type="float" office:value="1" calcext:value-type="float">
            <text:p>1</text:p>
          </table:table-cell>
          <table:table-cell table:formula="of:=MIN([.C923]+[.D923];[.A924])" office:value-type="float" office:value="825" calcext:value-type="float">
            <text:p>825.0</text:p>
          </table:table-cell>
          <table:table-cell table:formula="of:=IF([.C924]&lt;tempgate;heatpersecond;[.B92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25]-[.A925])/Divider)" office:value-type="float" office:value="1" calcext:value-type="float">
            <text:p>1</text:p>
          </table:table-cell>
          <table:table-cell table:formula="of:=MIN([.C924]+[.D924];[.A925])" office:value-type="float" office:value="825" calcext:value-type="float">
            <text:p>825.0</text:p>
          </table:table-cell>
          <table:table-cell table:formula="of:=IF([.C925]&lt;tempgate;heatpersecond;[.B92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26]-[.A926])/Divider)" office:value-type="float" office:value="1" calcext:value-type="float">
            <text:p>1</text:p>
          </table:table-cell>
          <table:table-cell table:formula="of:=MIN([.C925]+[.D925];[.A926])" office:value-type="float" office:value="825" calcext:value-type="float">
            <text:p>825.0</text:p>
          </table:table-cell>
          <table:table-cell table:formula="of:=IF([.C926]&lt;tempgate;heatpersecond;[.B92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27]-[.A927])/Divider)" office:value-type="float" office:value="1" calcext:value-type="float">
            <text:p>1</text:p>
          </table:table-cell>
          <table:table-cell table:formula="of:=MIN([.C926]+[.D926];[.A927])" office:value-type="float" office:value="825" calcext:value-type="float">
            <text:p>825.0</text:p>
          </table:table-cell>
          <table:table-cell table:formula="of:=IF([.C927]&lt;tempgate;heatpersecond;[.B92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28]-[.A928])/Divider)" office:value-type="float" office:value="1" calcext:value-type="float">
            <text:p>1</text:p>
          </table:table-cell>
          <table:table-cell table:formula="of:=MIN([.C927]+[.D927];[.A928])" office:value-type="float" office:value="825" calcext:value-type="float">
            <text:p>825.0</text:p>
          </table:table-cell>
          <table:table-cell table:formula="of:=IF([.C928]&lt;tempgate;heatpersecond;[.B92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29]-[.A929])/Divider)" office:value-type="float" office:value="1" calcext:value-type="float">
            <text:p>1</text:p>
          </table:table-cell>
          <table:table-cell table:formula="of:=MIN([.C928]+[.D928];[.A929])" office:value-type="float" office:value="825" calcext:value-type="float">
            <text:p>825.0</text:p>
          </table:table-cell>
          <table:table-cell table:formula="of:=IF([.C929]&lt;tempgate;heatpersecond;[.B92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30]-[.A930])/Divider)" office:value-type="float" office:value="1" calcext:value-type="float">
            <text:p>1</text:p>
          </table:table-cell>
          <table:table-cell table:formula="of:=MIN([.C929]+[.D929];[.A930])" office:value-type="float" office:value="825" calcext:value-type="float">
            <text:p>825.0</text:p>
          </table:table-cell>
          <table:table-cell table:formula="of:=IF([.C930]&lt;tempgate;heatpersecond;[.B93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31]-[.A931])/Divider)" office:value-type="float" office:value="1" calcext:value-type="float">
            <text:p>1</text:p>
          </table:table-cell>
          <table:table-cell table:formula="of:=MIN([.C930]+[.D930];[.A931])" office:value-type="float" office:value="825" calcext:value-type="float">
            <text:p>825.0</text:p>
          </table:table-cell>
          <table:table-cell table:formula="of:=IF([.C931]&lt;tempgate;heatpersecond;[.B93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32]-[.A932])/Divider)" office:value-type="float" office:value="1" calcext:value-type="float">
            <text:p>1</text:p>
          </table:table-cell>
          <table:table-cell table:formula="of:=MIN([.C931]+[.D931];[.A932])" office:value-type="float" office:value="825" calcext:value-type="float">
            <text:p>825.0</text:p>
          </table:table-cell>
          <table:table-cell table:formula="of:=IF([.C932]&lt;tempgate;heatpersecond;[.B93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33]-[.A933])/Divider)" office:value-type="float" office:value="1" calcext:value-type="float">
            <text:p>1</text:p>
          </table:table-cell>
          <table:table-cell table:formula="of:=MIN([.C932]+[.D932];[.A933])" office:value-type="float" office:value="825" calcext:value-type="float">
            <text:p>825.0</text:p>
          </table:table-cell>
          <table:table-cell table:formula="of:=IF([.C933]&lt;tempgate;heatpersecond;[.B93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34]-[.A934])/Divider)" office:value-type="float" office:value="1" calcext:value-type="float">
            <text:p>1</text:p>
          </table:table-cell>
          <table:table-cell table:formula="of:=MIN([.C933]+[.D933];[.A934])" office:value-type="float" office:value="825" calcext:value-type="float">
            <text:p>825.0</text:p>
          </table:table-cell>
          <table:table-cell table:formula="of:=IF([.C934]&lt;tempgate;heatpersecond;[.B93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35]-[.A935])/Divider)" office:value-type="float" office:value="1" calcext:value-type="float">
            <text:p>1</text:p>
          </table:table-cell>
          <table:table-cell table:formula="of:=MIN([.C934]+[.D934];[.A935])" office:value-type="float" office:value="825" calcext:value-type="float">
            <text:p>825.0</text:p>
          </table:table-cell>
          <table:table-cell table:formula="of:=IF([.C935]&lt;tempgate;heatpersecond;[.B93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36]-[.A936])/Divider)" office:value-type="float" office:value="1" calcext:value-type="float">
            <text:p>1</text:p>
          </table:table-cell>
          <table:table-cell table:formula="of:=MIN([.C935]+[.D935];[.A936])" office:value-type="float" office:value="825" calcext:value-type="float">
            <text:p>825.0</text:p>
          </table:table-cell>
          <table:table-cell table:formula="of:=IF([.C936]&lt;tempgate;heatpersecond;[.B93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37]-[.A937])/Divider)" office:value-type="float" office:value="1" calcext:value-type="float">
            <text:p>1</text:p>
          </table:table-cell>
          <table:table-cell table:formula="of:=MIN([.C936]+[.D936];[.A937])" office:value-type="float" office:value="825" calcext:value-type="float">
            <text:p>825.0</text:p>
          </table:table-cell>
          <table:table-cell table:formula="of:=IF([.C937]&lt;tempgate;heatpersecond;[.B93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38]-[.A938])/Divider)" office:value-type="float" office:value="1" calcext:value-type="float">
            <text:p>1</text:p>
          </table:table-cell>
          <table:table-cell table:formula="of:=MIN([.C937]+[.D937];[.A938])" office:value-type="float" office:value="825" calcext:value-type="float">
            <text:p>825.0</text:p>
          </table:table-cell>
          <table:table-cell table:formula="of:=IF([.C938]&lt;tempgate;heatpersecond;[.B93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39]-[.A939])/Divider)" office:value-type="float" office:value="1" calcext:value-type="float">
            <text:p>1</text:p>
          </table:table-cell>
          <table:table-cell table:formula="of:=MIN([.C938]+[.D938];[.A939])" office:value-type="float" office:value="825" calcext:value-type="float">
            <text:p>825.0</text:p>
          </table:table-cell>
          <table:table-cell table:formula="of:=IF([.C939]&lt;tempgate;heatpersecond;[.B93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40]-[.A940])/Divider)" office:value-type="float" office:value="1" calcext:value-type="float">
            <text:p>1</text:p>
          </table:table-cell>
          <table:table-cell table:formula="of:=MIN([.C939]+[.D939];[.A940])" office:value-type="float" office:value="825" calcext:value-type="float">
            <text:p>825.0</text:p>
          </table:table-cell>
          <table:table-cell table:formula="of:=IF([.C940]&lt;tempgate;heatpersecond;[.B94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41]-[.A941])/Divider)" office:value-type="float" office:value="1" calcext:value-type="float">
            <text:p>1</text:p>
          </table:table-cell>
          <table:table-cell table:formula="of:=MIN([.C940]+[.D940];[.A941])" office:value-type="float" office:value="825" calcext:value-type="float">
            <text:p>825.0</text:p>
          </table:table-cell>
          <table:table-cell table:formula="of:=IF([.C941]&lt;tempgate;heatpersecond;[.B94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42]-[.A942])/Divider)" office:value-type="float" office:value="1" calcext:value-type="float">
            <text:p>1</text:p>
          </table:table-cell>
          <table:table-cell table:formula="of:=MIN([.C941]+[.D941];[.A942])" office:value-type="float" office:value="825" calcext:value-type="float">
            <text:p>825.0</text:p>
          </table:table-cell>
          <table:table-cell table:formula="of:=IF([.C942]&lt;tempgate;heatpersecond;[.B94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43]-[.A943])/Divider)" office:value-type="float" office:value="1" calcext:value-type="float">
            <text:p>1</text:p>
          </table:table-cell>
          <table:table-cell table:formula="of:=MIN([.C942]+[.D942];[.A943])" office:value-type="float" office:value="825" calcext:value-type="float">
            <text:p>825.0</text:p>
          </table:table-cell>
          <table:table-cell table:formula="of:=IF([.C943]&lt;tempgate;heatpersecond;[.B94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44]-[.A944])/Divider)" office:value-type="float" office:value="1" calcext:value-type="float">
            <text:p>1</text:p>
          </table:table-cell>
          <table:table-cell table:formula="of:=MIN([.C943]+[.D943];[.A944])" office:value-type="float" office:value="825" calcext:value-type="float">
            <text:p>825.0</text:p>
          </table:table-cell>
          <table:table-cell table:formula="of:=IF([.C944]&lt;tempgate;heatpersecond;[.B94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45]-[.A945])/Divider)" office:value-type="float" office:value="1" calcext:value-type="float">
            <text:p>1</text:p>
          </table:table-cell>
          <table:table-cell table:formula="of:=MIN([.C944]+[.D944];[.A945])" office:value-type="float" office:value="825" calcext:value-type="float">
            <text:p>825.0</text:p>
          </table:table-cell>
          <table:table-cell table:formula="of:=IF([.C945]&lt;tempgate;heatpersecond;[.B94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46]-[.A946])/Divider)" office:value-type="float" office:value="1" calcext:value-type="float">
            <text:p>1</text:p>
          </table:table-cell>
          <table:table-cell table:formula="of:=MIN([.C945]+[.D945];[.A946])" office:value-type="float" office:value="825" calcext:value-type="float">
            <text:p>825.0</text:p>
          </table:table-cell>
          <table:table-cell table:formula="of:=IF([.C946]&lt;tempgate;heatpersecond;[.B94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47]-[.A947])/Divider)" office:value-type="float" office:value="1" calcext:value-type="float">
            <text:p>1</text:p>
          </table:table-cell>
          <table:table-cell table:formula="of:=MIN([.C946]+[.D946];[.A947])" office:value-type="float" office:value="825" calcext:value-type="float">
            <text:p>825.0</text:p>
          </table:table-cell>
          <table:table-cell table:formula="of:=IF([.C947]&lt;tempgate;heatpersecond;[.B94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48]-[.A948])/Divider)" office:value-type="float" office:value="1" calcext:value-type="float">
            <text:p>1</text:p>
          </table:table-cell>
          <table:table-cell table:formula="of:=MIN([.C947]+[.D947];[.A948])" office:value-type="float" office:value="825" calcext:value-type="float">
            <text:p>825.0</text:p>
          </table:table-cell>
          <table:table-cell table:formula="of:=IF([.C948]&lt;tempgate;heatpersecond;[.B94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49]-[.A949])/Divider)" office:value-type="float" office:value="1" calcext:value-type="float">
            <text:p>1</text:p>
          </table:table-cell>
          <table:table-cell table:formula="of:=MIN([.C948]+[.D948];[.A949])" office:value-type="float" office:value="825" calcext:value-type="float">
            <text:p>825.0</text:p>
          </table:table-cell>
          <table:table-cell table:formula="of:=IF([.C949]&lt;tempgate;heatpersecond;[.B94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50]-[.A950])/Divider)" office:value-type="float" office:value="1" calcext:value-type="float">
            <text:p>1</text:p>
          </table:table-cell>
          <table:table-cell table:formula="of:=MIN([.C949]+[.D949];[.A950])" office:value-type="float" office:value="825" calcext:value-type="float">
            <text:p>825.0</text:p>
          </table:table-cell>
          <table:table-cell table:formula="of:=IF([.C950]&lt;tempgate;heatpersecond;[.B95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51]-[.A951])/Divider)" office:value-type="float" office:value="1" calcext:value-type="float">
            <text:p>1</text:p>
          </table:table-cell>
          <table:table-cell table:formula="of:=MIN([.C950]+[.D950];[.A951])" office:value-type="float" office:value="825" calcext:value-type="float">
            <text:p>825.0</text:p>
          </table:table-cell>
          <table:table-cell table:formula="of:=IF([.C951]&lt;tempgate;heatpersecond;[.B95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52]-[.A952])/Divider)" office:value-type="float" office:value="1" calcext:value-type="float">
            <text:p>1</text:p>
          </table:table-cell>
          <table:table-cell table:formula="of:=MIN([.C951]+[.D951];[.A952])" office:value-type="float" office:value="825" calcext:value-type="float">
            <text:p>825.0</text:p>
          </table:table-cell>
          <table:table-cell table:formula="of:=IF([.C952]&lt;tempgate;heatpersecond;[.B95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53]-[.A953])/Divider)" office:value-type="float" office:value="1" calcext:value-type="float">
            <text:p>1</text:p>
          </table:table-cell>
          <table:table-cell table:formula="of:=MIN([.C952]+[.D952];[.A953])" office:value-type="float" office:value="825" calcext:value-type="float">
            <text:p>825.0</text:p>
          </table:table-cell>
          <table:table-cell table:formula="of:=IF([.C953]&lt;tempgate;heatpersecond;[.B95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54]-[.A954])/Divider)" office:value-type="float" office:value="1" calcext:value-type="float">
            <text:p>1</text:p>
          </table:table-cell>
          <table:table-cell table:formula="of:=MIN([.C953]+[.D953];[.A954])" office:value-type="float" office:value="825" calcext:value-type="float">
            <text:p>825.0</text:p>
          </table:table-cell>
          <table:table-cell table:formula="of:=IF([.C954]&lt;tempgate;heatpersecond;[.B95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55]-[.A955])/Divider)" office:value-type="float" office:value="1" calcext:value-type="float">
            <text:p>1</text:p>
          </table:table-cell>
          <table:table-cell table:formula="of:=MIN([.C954]+[.D954];[.A955])" office:value-type="float" office:value="825" calcext:value-type="float">
            <text:p>825.0</text:p>
          </table:table-cell>
          <table:table-cell table:formula="of:=IF([.C955]&lt;tempgate;heatpersecond;[.B95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56]-[.A956])/Divider)" office:value-type="float" office:value="1" calcext:value-type="float">
            <text:p>1</text:p>
          </table:table-cell>
          <table:table-cell table:formula="of:=MIN([.C955]+[.D955];[.A956])" office:value-type="float" office:value="825" calcext:value-type="float">
            <text:p>825.0</text:p>
          </table:table-cell>
          <table:table-cell table:formula="of:=IF([.C956]&lt;tempgate;heatpersecond;[.B95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57]-[.A957])/Divider)" office:value-type="float" office:value="1" calcext:value-type="float">
            <text:p>1</text:p>
          </table:table-cell>
          <table:table-cell table:formula="of:=MIN([.C956]+[.D956];[.A957])" office:value-type="float" office:value="825" calcext:value-type="float">
            <text:p>825.0</text:p>
          </table:table-cell>
          <table:table-cell table:formula="of:=IF([.C957]&lt;tempgate;heatpersecond;[.B95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58]-[.A958])/Divider)" office:value-type="float" office:value="1" calcext:value-type="float">
            <text:p>1</text:p>
          </table:table-cell>
          <table:table-cell table:formula="of:=MIN([.C957]+[.D957];[.A958])" office:value-type="float" office:value="825" calcext:value-type="float">
            <text:p>825.0</text:p>
          </table:table-cell>
          <table:table-cell table:formula="of:=IF([.C958]&lt;tempgate;heatpersecond;[.B95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59]-[.A959])/Divider)" office:value-type="float" office:value="1" calcext:value-type="float">
            <text:p>1</text:p>
          </table:table-cell>
          <table:table-cell table:formula="of:=MIN([.C958]+[.D958];[.A959])" office:value-type="float" office:value="825" calcext:value-type="float">
            <text:p>825.0</text:p>
          </table:table-cell>
          <table:table-cell table:formula="of:=IF([.C959]&lt;tempgate;heatpersecond;[.B95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60]-[.A960])/Divider)" office:value-type="float" office:value="1" calcext:value-type="float">
            <text:p>1</text:p>
          </table:table-cell>
          <table:table-cell table:formula="of:=MIN([.C959]+[.D959];[.A960])" office:value-type="float" office:value="825" calcext:value-type="float">
            <text:p>825.0</text:p>
          </table:table-cell>
          <table:table-cell table:formula="of:=IF([.C960]&lt;tempgate;heatpersecond;[.B96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61]-[.A961])/Divider)" office:value-type="float" office:value="1" calcext:value-type="float">
            <text:p>1</text:p>
          </table:table-cell>
          <table:table-cell table:formula="of:=MIN([.C960]+[.D960];[.A961])" office:value-type="float" office:value="825" calcext:value-type="float">
            <text:p>825.0</text:p>
          </table:table-cell>
          <table:table-cell table:formula="of:=IF([.C961]&lt;tempgate;heatpersecond;[.B96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62]-[.A962])/Divider)" office:value-type="float" office:value="1" calcext:value-type="float">
            <text:p>1</text:p>
          </table:table-cell>
          <table:table-cell table:formula="of:=MIN([.C961]+[.D961];[.A962])" office:value-type="float" office:value="825" calcext:value-type="float">
            <text:p>825.0</text:p>
          </table:table-cell>
          <table:table-cell table:formula="of:=IF([.C962]&lt;tempgate;heatpersecond;[.B96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63]-[.A963])/Divider)" office:value-type="float" office:value="1" calcext:value-type="float">
            <text:p>1</text:p>
          </table:table-cell>
          <table:table-cell table:formula="of:=MIN([.C962]+[.D962];[.A963])" office:value-type="float" office:value="825" calcext:value-type="float">
            <text:p>825.0</text:p>
          </table:table-cell>
          <table:table-cell table:formula="of:=IF([.C963]&lt;tempgate;heatpersecond;[.B96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64]-[.A964])/Divider)" office:value-type="float" office:value="1" calcext:value-type="float">
            <text:p>1</text:p>
          </table:table-cell>
          <table:table-cell table:formula="of:=MIN([.C963]+[.D963];[.A964])" office:value-type="float" office:value="825" calcext:value-type="float">
            <text:p>825.0</text:p>
          </table:table-cell>
          <table:table-cell table:formula="of:=IF([.C964]&lt;tempgate;heatpersecond;[.B96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65]-[.A965])/Divider)" office:value-type="float" office:value="1" calcext:value-type="float">
            <text:p>1</text:p>
          </table:table-cell>
          <table:table-cell table:formula="of:=MIN([.C964]+[.D964];[.A965])" office:value-type="float" office:value="825" calcext:value-type="float">
            <text:p>825.0</text:p>
          </table:table-cell>
          <table:table-cell table:formula="of:=IF([.C965]&lt;tempgate;heatpersecond;[.B96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66]-[.A966])/Divider)" office:value-type="float" office:value="1" calcext:value-type="float">
            <text:p>1</text:p>
          </table:table-cell>
          <table:table-cell table:formula="of:=MIN([.C965]+[.D965];[.A966])" office:value-type="float" office:value="825" calcext:value-type="float">
            <text:p>825.0</text:p>
          </table:table-cell>
          <table:table-cell table:formula="of:=IF([.C966]&lt;tempgate;heatpersecond;[.B96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67]-[.A967])/Divider)" office:value-type="float" office:value="1" calcext:value-type="float">
            <text:p>1</text:p>
          </table:table-cell>
          <table:table-cell table:formula="of:=MIN([.C966]+[.D966];[.A967])" office:value-type="float" office:value="825" calcext:value-type="float">
            <text:p>825.0</text:p>
          </table:table-cell>
          <table:table-cell table:formula="of:=IF([.C967]&lt;tempgate;heatpersecond;[.B96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68]-[.A968])/Divider)" office:value-type="float" office:value="1" calcext:value-type="float">
            <text:p>1</text:p>
          </table:table-cell>
          <table:table-cell table:formula="of:=MIN([.C967]+[.D967];[.A968])" office:value-type="float" office:value="825" calcext:value-type="float">
            <text:p>825.0</text:p>
          </table:table-cell>
          <table:table-cell table:formula="of:=IF([.C968]&lt;tempgate;heatpersecond;[.B96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69]-[.A969])/Divider)" office:value-type="float" office:value="1" calcext:value-type="float">
            <text:p>1</text:p>
          </table:table-cell>
          <table:table-cell table:formula="of:=MIN([.C968]+[.D968];[.A969])" office:value-type="float" office:value="825" calcext:value-type="float">
            <text:p>825.0</text:p>
          </table:table-cell>
          <table:table-cell table:formula="of:=IF([.C969]&lt;tempgate;heatpersecond;[.B96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70]-[.A970])/Divider)" office:value-type="float" office:value="1" calcext:value-type="float">
            <text:p>1</text:p>
          </table:table-cell>
          <table:table-cell table:formula="of:=MIN([.C969]+[.D969];[.A970])" office:value-type="float" office:value="825" calcext:value-type="float">
            <text:p>825.0</text:p>
          </table:table-cell>
          <table:table-cell table:formula="of:=IF([.C970]&lt;tempgate;heatpersecond;[.B97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71]-[.A971])/Divider)" office:value-type="float" office:value="1" calcext:value-type="float">
            <text:p>1</text:p>
          </table:table-cell>
          <table:table-cell table:formula="of:=MIN([.C970]+[.D970];[.A971])" office:value-type="float" office:value="825" calcext:value-type="float">
            <text:p>825.0</text:p>
          </table:table-cell>
          <table:table-cell table:formula="of:=IF([.C971]&lt;tempgate;heatpersecond;[.B97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72]-[.A972])/Divider)" office:value-type="float" office:value="1" calcext:value-type="float">
            <text:p>1</text:p>
          </table:table-cell>
          <table:table-cell table:formula="of:=MIN([.C971]+[.D971];[.A972])" office:value-type="float" office:value="825" calcext:value-type="float">
            <text:p>825.0</text:p>
          </table:table-cell>
          <table:table-cell table:formula="of:=IF([.C972]&lt;tempgate;heatpersecond;[.B97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73]-[.A973])/Divider)" office:value-type="float" office:value="1" calcext:value-type="float">
            <text:p>1</text:p>
          </table:table-cell>
          <table:table-cell table:formula="of:=MIN([.C972]+[.D972];[.A973])" office:value-type="float" office:value="825" calcext:value-type="float">
            <text:p>825.0</text:p>
          </table:table-cell>
          <table:table-cell table:formula="of:=IF([.C973]&lt;tempgate;heatpersecond;[.B97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74]-[.A974])/Divider)" office:value-type="float" office:value="1" calcext:value-type="float">
            <text:p>1</text:p>
          </table:table-cell>
          <table:table-cell table:formula="of:=MIN([.C973]+[.D973];[.A974])" office:value-type="float" office:value="825" calcext:value-type="float">
            <text:p>825.0</text:p>
          </table:table-cell>
          <table:table-cell table:formula="of:=IF([.C974]&lt;tempgate;heatpersecond;[.B97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75]-[.A975])/Divider)" office:value-type="float" office:value="1" calcext:value-type="float">
            <text:p>1</text:p>
          </table:table-cell>
          <table:table-cell table:formula="of:=MIN([.C974]+[.D974];[.A975])" office:value-type="float" office:value="825" calcext:value-type="float">
            <text:p>825.0</text:p>
          </table:table-cell>
          <table:table-cell table:formula="of:=IF([.C975]&lt;tempgate;heatpersecond;[.B97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76]-[.A976])/Divider)" office:value-type="float" office:value="1" calcext:value-type="float">
            <text:p>1</text:p>
          </table:table-cell>
          <table:table-cell table:formula="of:=MIN([.C975]+[.D975];[.A976])" office:value-type="float" office:value="825" calcext:value-type="float">
            <text:p>825.0</text:p>
          </table:table-cell>
          <table:table-cell table:formula="of:=IF([.C976]&lt;tempgate;heatpersecond;[.B97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77]-[.A977])/Divider)" office:value-type="float" office:value="1" calcext:value-type="float">
            <text:p>1</text:p>
          </table:table-cell>
          <table:table-cell table:formula="of:=MIN([.C976]+[.D976];[.A977])" office:value-type="float" office:value="825" calcext:value-type="float">
            <text:p>825.0</text:p>
          </table:table-cell>
          <table:table-cell table:formula="of:=IF([.C977]&lt;tempgate;heatpersecond;[.B97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78]-[.A978])/Divider)" office:value-type="float" office:value="1" calcext:value-type="float">
            <text:p>1</text:p>
          </table:table-cell>
          <table:table-cell table:formula="of:=MIN([.C977]+[.D977];[.A978])" office:value-type="float" office:value="825" calcext:value-type="float">
            <text:p>825.0</text:p>
          </table:table-cell>
          <table:table-cell table:formula="of:=IF([.C978]&lt;tempgate;heatpersecond;[.B97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79]-[.A979])/Divider)" office:value-type="float" office:value="1" calcext:value-type="float">
            <text:p>1</text:p>
          </table:table-cell>
          <table:table-cell table:formula="of:=MIN([.C978]+[.D978];[.A979])" office:value-type="float" office:value="825" calcext:value-type="float">
            <text:p>825.0</text:p>
          </table:table-cell>
          <table:table-cell table:formula="of:=IF([.C979]&lt;tempgate;heatpersecond;[.B97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80]-[.A980])/Divider)" office:value-type="float" office:value="1" calcext:value-type="float">
            <text:p>1</text:p>
          </table:table-cell>
          <table:table-cell table:formula="of:=MIN([.C979]+[.D979];[.A980])" office:value-type="float" office:value="825" calcext:value-type="float">
            <text:p>825.0</text:p>
          </table:table-cell>
          <table:table-cell table:formula="of:=IF([.C980]&lt;tempgate;heatpersecond;[.B98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81]-[.A981])/Divider)" office:value-type="float" office:value="1" calcext:value-type="float">
            <text:p>1</text:p>
          </table:table-cell>
          <table:table-cell table:formula="of:=MIN([.C980]+[.D980];[.A981])" office:value-type="float" office:value="825" calcext:value-type="float">
            <text:p>825.0</text:p>
          </table:table-cell>
          <table:table-cell table:formula="of:=IF([.C981]&lt;tempgate;heatpersecond;[.B98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82]-[.A982])/Divider)" office:value-type="float" office:value="1" calcext:value-type="float">
            <text:p>1</text:p>
          </table:table-cell>
          <table:table-cell table:formula="of:=MIN([.C981]+[.D981];[.A982])" office:value-type="float" office:value="825" calcext:value-type="float">
            <text:p>825.0</text:p>
          </table:table-cell>
          <table:table-cell table:formula="of:=IF([.C982]&lt;tempgate;heatpersecond;[.B98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83]-[.A983])/Divider)" office:value-type="float" office:value="1" calcext:value-type="float">
            <text:p>1</text:p>
          </table:table-cell>
          <table:table-cell table:formula="of:=MIN([.C982]+[.D982];[.A983])" office:value-type="float" office:value="825" calcext:value-type="float">
            <text:p>825.0</text:p>
          </table:table-cell>
          <table:table-cell table:formula="of:=IF([.C983]&lt;tempgate;heatpersecond;[.B98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84]-[.A984])/Divider)" office:value-type="float" office:value="1" calcext:value-type="float">
            <text:p>1</text:p>
          </table:table-cell>
          <table:table-cell table:formula="of:=MIN([.C983]+[.D983];[.A984])" office:value-type="float" office:value="825" calcext:value-type="float">
            <text:p>825.0</text:p>
          </table:table-cell>
          <table:table-cell table:formula="of:=IF([.C984]&lt;tempgate;heatpersecond;[.B98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85]-[.A985])/Divider)" office:value-type="float" office:value="1" calcext:value-type="float">
            <text:p>1</text:p>
          </table:table-cell>
          <table:table-cell table:formula="of:=MIN([.C984]+[.D984];[.A985])" office:value-type="float" office:value="825" calcext:value-type="float">
            <text:p>825.0</text:p>
          </table:table-cell>
          <table:table-cell table:formula="of:=IF([.C985]&lt;tempgate;heatpersecond;[.B98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86]-[.A986])/Divider)" office:value-type="float" office:value="1" calcext:value-type="float">
            <text:p>1</text:p>
          </table:table-cell>
          <table:table-cell table:formula="of:=MIN([.C985]+[.D985];[.A986])" office:value-type="float" office:value="825" calcext:value-type="float">
            <text:p>825.0</text:p>
          </table:table-cell>
          <table:table-cell table:formula="of:=IF([.C986]&lt;tempgate;heatpersecond;[.B98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87]-[.A987])/Divider)" office:value-type="float" office:value="1" calcext:value-type="float">
            <text:p>1</text:p>
          </table:table-cell>
          <table:table-cell table:formula="of:=MIN([.C986]+[.D986];[.A987])" office:value-type="float" office:value="825" calcext:value-type="float">
            <text:p>825.0</text:p>
          </table:table-cell>
          <table:table-cell table:formula="of:=IF([.C987]&lt;tempgate;heatpersecond;[.B98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88]-[.A988])/Divider)" office:value-type="float" office:value="1" calcext:value-type="float">
            <text:p>1</text:p>
          </table:table-cell>
          <table:table-cell table:formula="of:=MIN([.C987]+[.D987];[.A988])" office:value-type="float" office:value="825" calcext:value-type="float">
            <text:p>825.0</text:p>
          </table:table-cell>
          <table:table-cell table:formula="of:=IF([.C988]&lt;tempgate;heatpersecond;[.B98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89]-[.A989])/Divider)" office:value-type="float" office:value="1" calcext:value-type="float">
            <text:p>1</text:p>
          </table:table-cell>
          <table:table-cell table:formula="of:=MIN([.C988]+[.D988];[.A989])" office:value-type="float" office:value="825" calcext:value-type="float">
            <text:p>825.0</text:p>
          </table:table-cell>
          <table:table-cell table:formula="of:=IF([.C989]&lt;tempgate;heatpersecond;[.B98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90]-[.A990])/Divider)" office:value-type="float" office:value="1" calcext:value-type="float">
            <text:p>1</text:p>
          </table:table-cell>
          <table:table-cell table:formula="of:=MIN([.C989]+[.D989];[.A990])" office:value-type="float" office:value="825" calcext:value-type="float">
            <text:p>825.0</text:p>
          </table:table-cell>
          <table:table-cell table:formula="of:=IF([.C990]&lt;tempgate;heatpersecond;[.B99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91]-[.A991])/Divider)" office:value-type="float" office:value="1" calcext:value-type="float">
            <text:p>1</text:p>
          </table:table-cell>
          <table:table-cell table:formula="of:=MIN([.C990]+[.D990];[.A991])" office:value-type="float" office:value="825" calcext:value-type="float">
            <text:p>825.0</text:p>
          </table:table-cell>
          <table:table-cell table:formula="of:=IF([.C991]&lt;tempgate;heatpersecond;[.B99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92]-[.A992])/Divider)" office:value-type="float" office:value="1" calcext:value-type="float">
            <text:p>1</text:p>
          </table:table-cell>
          <table:table-cell table:formula="of:=MIN([.C991]+[.D991];[.A992])" office:value-type="float" office:value="825" calcext:value-type="float">
            <text:p>825.0</text:p>
          </table:table-cell>
          <table:table-cell table:formula="of:=IF([.C992]&lt;tempgate;heatpersecond;[.B992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93]-[.A993])/Divider)" office:value-type="float" office:value="1" calcext:value-type="float">
            <text:p>1</text:p>
          </table:table-cell>
          <table:table-cell table:formula="of:=MIN([.C992]+[.D992];[.A993])" office:value-type="float" office:value="825" calcext:value-type="float">
            <text:p>825.0</text:p>
          </table:table-cell>
          <table:table-cell table:formula="of:=IF([.C993]&lt;tempgate;heatpersecond;[.B993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94]-[.A994])/Divider)" office:value-type="float" office:value="1" calcext:value-type="float">
            <text:p>1</text:p>
          </table:table-cell>
          <table:table-cell table:formula="of:=MIN([.C993]+[.D993];[.A994])" office:value-type="float" office:value="825" calcext:value-type="float">
            <text:p>825.0</text:p>
          </table:table-cell>
          <table:table-cell table:formula="of:=IF([.C994]&lt;tempgate;heatpersecond;[.B994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95]-[.A995])/Divider)" office:value-type="float" office:value="1" calcext:value-type="float">
            <text:p>1</text:p>
          </table:table-cell>
          <table:table-cell table:formula="of:=MIN([.C994]+[.D994];[.A995])" office:value-type="float" office:value="825" calcext:value-type="float">
            <text:p>825.0</text:p>
          </table:table-cell>
          <table:table-cell table:formula="of:=IF([.C995]&lt;tempgate;heatpersecond;[.B995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96]-[.A996])/Divider)" office:value-type="float" office:value="1" calcext:value-type="float">
            <text:p>1</text:p>
          </table:table-cell>
          <table:table-cell table:formula="of:=MIN([.C995]+[.D995];[.A996])" office:value-type="float" office:value="825" calcext:value-type="float">
            <text:p>825.0</text:p>
          </table:table-cell>
          <table:table-cell table:formula="of:=IF([.C996]&lt;tempgate;heatpersecond;[.B99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97]-[.A997])/Divider)" office:value-type="float" office:value="1" calcext:value-type="float">
            <text:p>1</text:p>
          </table:table-cell>
          <table:table-cell table:formula="of:=MIN([.C996]+[.D996];[.A997])" office:value-type="float" office:value="825" calcext:value-type="float">
            <text:p>825.0</text:p>
          </table:table-cell>
          <table:table-cell table:formula="of:=IF([.C997]&lt;tempgate;heatpersecond;[.B997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98]-[.A998])/Divider)" office:value-type="float" office:value="1" calcext:value-type="float">
            <text:p>1</text:p>
          </table:table-cell>
          <table:table-cell table:formula="of:=MIN([.C997]+[.D997];[.A998])" office:value-type="float" office:value="825" calcext:value-type="float">
            <text:p>825.0</text:p>
          </table:table-cell>
          <table:table-cell table:formula="of:=IF([.C998]&lt;tempgate;heatpersecond;[.B998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999]-[.A999])/Divider)" office:value-type="float" office:value="1" calcext:value-type="float">
            <text:p>1</text:p>
          </table:table-cell>
          <table:table-cell table:formula="of:=MIN([.C998]+[.D998];[.A999])" office:value-type="float" office:value="825" calcext:value-type="float">
            <text:p>825.0</text:p>
          </table:table-cell>
          <table:table-cell table:formula="of:=IF([.C999]&lt;tempgate;heatpersecond;[.B999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000]-[.A1000])/Divider)" office:value-type="float" office:value="1" calcext:value-type="float">
            <text:p>1</text:p>
          </table:table-cell>
          <table:table-cell table:formula="of:=MIN([.C999]+[.D999];[.A1000])" office:value-type="float" office:value="825" calcext:value-type="float">
            <text:p>825.0</text:p>
          </table:table-cell>
          <table:table-cell table:formula="of:=IF([.C1000]&lt;tempgate;heatpersecond;[.B1000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001]-[.A1001])/Divider)" office:value-type="float" office:value="1" calcext:value-type="float">
            <text:p>1</text:p>
          </table:table-cell>
          <table:table-cell table:formula="of:=MIN([.C1000]+[.D1000];[.A1001])" office:value-type="float" office:value="825" calcext:value-type="float">
            <text:p>825.0</text:p>
          </table:table-cell>
          <table:table-cell table:formula="of:=IF([.C1001]&lt;tempgate;heatpersecond;[.B1001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formula="of:=totemp" office:value-type="float" office:value="825" calcext:value-type="float">
            <text:p>825</text:p>
          </table:table-cell>
          <table:table-cell table:formula="of:=1+1*(ABS([.C1002]-[.A1002])/Divider)" office:value-type="float" office:value="1" calcext:value-type="float">
            <text:p>1</text:p>
          </table:table-cell>
          <table:table-cell table:formula="of:=MIN([.C1001]+[.D1001];[.A1002])" office:value-type="float" office:value="825" calcext:value-type="float">
            <text:p>825.0</text:p>
          </table:table-cell>
          <table:table-cell table:formula="of:=IF([.C1002]&lt;tempgate;heatpersecond;[.B1002])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7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Divider" table:base-cell-address="$Sheet1.$E$8" table:cell-range-address="$Sheet1.$E$8"/>
        <table:named-range table:name="FormulaCells" table:base-cell-address="$Sheet1.$B$2" table:cell-range-address="$Sheet1.$B$2:.$B$1002"/>
        <table:named-range table:name="heatpersecond" table:base-cell-address="$Sheet1.$H$9" table:cell-range-address="$Sheet1.$H$9"/>
        <table:named-range table:name="tempgate" table:base-cell-address="$Sheet1.$H$9" table:cell-range-address="$Sheet1.$E$9"/>
        <table:named-range table:name="totemp" table:base-cell-address="$Sheet1.$J$9" table:cell-range-address="$Sheet1.$J$9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ptos Narrow" svg:font-family="'Aptos Narrow'" style:font-family-generic="swiss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1" number:min-decimal-places="11" number:min-integer-digits="1"/>
    </number:number-style>
    <number:number-style style:name="N161">
      <number:number number:decimal-places="10" number:min-decimal-places="10" number:min-integer-digits="1"/>
    </number:number-style>
    <number:number-style style:name="N162">
      <number:number number:decimal-places="9" number:min-decimal-places="9" number:min-integer-digits="1"/>
    </number:number-style>
    <number:number-style style:name="N163">
      <number:number number:decimal-places="8" number:min-decimal-places="8" number:min-integer-digits="1"/>
    </number:number-style>
    <number:number-style style:name="N164">
      <number:number number:decimal-places="7" number:min-decimal-places="7" number:min-integer-digits="1"/>
    </number:number-style>
    <number:number-style style:name="N165">
      <number:number number:decimal-places="6" number:min-decimal-places="6" number:min-integer-digits="1"/>
    </number:number-style>
    <number:number-style style:name="N166">
      <number:number number:decimal-places="5" number:min-decimal-places="5" number:min-integer-digits="1"/>
    </number:number-style>
    <number:number-style style:name="N167">
      <number:number number:decimal-places="4" number:min-decimal-places="4" number:min-integer-digits="1"/>
    </number:number-style>
    <number:number-style style:name="N168">
      <number:number number:decimal-places="3" number:min-decimal-places="3" number:min-integer-digits="1"/>
    </number:number-style>
    <number:number-style style:name="N169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hris Hundley</meta:initial-creator>
    <meta:creation-date>2024-03-28T22:28:27</meta:creation-date>
    <dc:date>2024-03-29T16:53:36.368000000</dc:date>
    <meta:generator>LibreOffice/7.3.5.2$Windows_X86_64 LibreOffice_project/184fe81b8c8c30d8b5082578aee2fed2ea847c01</meta:generator>
    <meta:editing-duration>PT1H35M54S</meta:editing-duration>
    <meta:editing-cycles>10</meta:editing-cycles>
    <meta:document-statistic meta:table-count="1" meta:cell-count="4080" meta:object-count="1"/>
    <meta:user-defined meta:name="AppVersion">16.0300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d9d9d9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'Aptos Narrow'" fo:font-size="10pt" fo:language="en" fo:country="US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35cm" svg:stroke-color="#b3b3b3"/>
      <style:text-properties fo:color="#595959" style:text-position="0% 100%" fo:font-family="'Aptos Narrow'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97132" svg:stroke-linecap="round" draw:fill-color="#e97132" fo:wrap-option="wrap"/>
      <style:text-properties fo:color="#000000" style:text-position="0% 100%" fo:font-family="'Aptos Narrow'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2.79cm" svg:height="17.04cm" xlink:href=".." xlink:type="simple" chart:class="chart:line" chart:style-name="ch1">
        <chart:legend chart:legend-position="top" svg:x="15.072cm" svg:y="0.185cm" style:legend-expansion="wide" chart:style-name="ch2"/>
        <chart:plot-area chart:style-name="ch3" table:cell-range-address="Sheet1.A2:Sheet1.A1002 Sheet1.C1:Sheet1.C1002" chart:data-source-has-labels="both" svg:x="0.655cm" svg:y="1.044cm" svg:width="31.48cm" svg:height="14.679cm">
          <chart:coordinate-region svg:x="1.312cm" svg:y="1.204cm" svg:width="30.823cm" svg:height="14.101cm"/>
          <chart:axis chart:dimension="x" chart:name="primary-x" chart:style-name="ch4" chartooo:axis-type="auto">
            <chartooo:date-scale/>
            <chart:title svg:x="15.974cm" svg:y="16.063cm" chart:style-name="ch5">
              <text:p>Time</text:p>
            </chart:title>
            <chart:categories table:cell-range-address="Sheet1.A2:Sheet1.A100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2:Sheet1.C1002" chart:label-cell-address="Sheet1.C1:Sheet1.C1" chart:class="chart:line">
            <chart:data-point chart:repeated="10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omTemp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825">
                <text:p>825</text:p>
                <draw:g>
                  <svg:desc>Sheet1.A2:Sheet1.A1002</svg:desc>
                </draw:g>
              </table:table-cell>
              <table:table-cell office:value-type="float" office:value="20">
                <text:p>20</text:p>
                <draw:g>
                  <svg:desc>Sheet1.C2:Sheet1.C1002</svg:desc>
                </draw:g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386.166666666667">
                <text:p>386.166666666667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401.794444444445">
                <text:p>401.79444444444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416.901296296296">
                <text:p>416.901296296296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431.504586419753">
                <text:p>431.504586419753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445.621100205761">
                <text:p>445.621100205761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459.267063532236">
                <text:p>459.267063532236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472.458161414495">
                <text:p>472.45816141449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485.209556034012">
                <text:p>485.209556034012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497.535904166211">
                <text:p>497.535904166211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509.451374027337">
                <text:p>509.451374027337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520.96966155976">
                <text:p>520.96966155976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532.104006174434">
                <text:p>532.104006174434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542.86720596862">
                <text:p>542.86720596862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553.271632436332">
                <text:p>553.271632436332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563.329244688455">
                <text:p>563.32924468845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573.05160319884">
                <text:p>573.05160319884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582.449883092212">
                <text:p>582.449883092212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591.534886989138">
                <text:p>591.534886989138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600.317057422833">
                <text:p>600.317057422833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608.806488842072">
                <text:p>608.806488842072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617.012939214003">
                <text:p>617.012939214003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624.945841240203">
                <text:p>624.945841240203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632.614313198863">
                <text:p>632.614313198863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640.027169425568">
                <text:p>640.027169425568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647.192930444715">
                <text:p>647.19293044471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654.119832763225">
                <text:p>654.1198327632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660.815838337784">
                <text:p>660.815838337784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667.288643726525">
                <text:p>667.2886437265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673.54568893564">
                <text:p>673.54568893564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679.594165971119">
                <text:p>679.594165971119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685.441027105415">
                <text:p>685.44102710541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691.092992868568">
                <text:p>691.092992868568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696.556559772949">
                <text:p>696.556559772949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701.838007780517">
                <text:p>701.838007780517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706.943407521167">
                <text:p>706.943407521167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711.878627270461">
                <text:p>711.878627270461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716.649339694779">
                <text:p>716.649339694779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721.26102837162">
                <text:p>721.26102837162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725.718994092566">
                <text:p>725.718994092566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730.028360956147">
                <text:p>730.028360956147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734.194082257609">
                <text:p>734.194082257609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738.220946182355">
                <text:p>738.22094618235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742.11358130961">
                <text:p>742.11358130961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745.876461932623">
                <text:p>745.876461932623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749.513913201535">
                <text:p>749.51391320153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753.030116094818">
                <text:p>753.030116094818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756.42911222499">
                <text:p>756.42911222499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759.714808484157">
                <text:p>759.714808484157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762.890981534686">
                <text:p>762.890981534686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765.961282150196">
                <text:p>765.961282150196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768.929239411856">
                <text:p>768.929239411856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771.798264764794">
                <text:p>771.798264764794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774.571655939301">
                <text:p>774.571655939301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777.252600741324">
                <text:p>777.252600741324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779.844180716614">
                <text:p>779.844180716614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782.349374692726">
                <text:p>782.349374692726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784.771062202969">
                <text:p>784.771062202969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787.112026796203">
                <text:p>787.112026796203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789.37495923633">
                <text:p>789.37495923633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791.562460595119">
                <text:p>791.562460595119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793.677045241948">
                <text:p>793.677045241948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795.721143733883">
                <text:p>795.721143733883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797.697105609421">
                <text:p>797.697105609421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799.607202089107">
                <text:p>799.607202089107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01.453628686136">
                <text:p>801.453628686136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03.238507729932">
                <text:p>803.238507729932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04.963890805601">
                <text:p>804.963890805601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06.631761112081">
                <text:p>806.631761112081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08.244035741678">
                <text:p>808.244035741678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09.802567883622">
                <text:p>809.802567883622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11.309148954168">
                <text:p>811.309148954168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12.765510655696">
                <text:p>812.765510655696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14.173326967173">
                <text:p>814.173326967173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15.534216068267">
                <text:p>815.534216068267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16.849742199325">
                <text:p>816.8497421993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18.121417459347">
                <text:p>818.121417459347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19.350703544036">
                <text:p>819.350703544036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0.539013425901">
                <text:p>820.539013425901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1.687712978371">
                <text:p>821.687712978371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2.798122545759">
                <text:p>822.798122545759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3.8715184609">
                <text:p>823.8715184609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4.909134512203">
                <text:p>824.909134512203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825">
                <text:p>8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